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20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2807in"/>
    </style:style>
    <style:style style:name="co8" style:family="table-column">
      <style:table-column-properties fo:break-before="auto" style:column-width="1.8917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.6744in"/>
    </style:style>
    <style:style style:name="co11" style:family="table-column">
      <style:table-column-properties fo:break-before="auto" style:column-width="2.3583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1.778in"/>
    </style:style>
    <style:style style:name="co14" style:family="table-column">
      <style:table-column-properties fo:break-before="auto" style:column-width="1.5189in"/>
    </style:style>
    <style:style style:name="co15" style:family="table-column">
      <style:table-column-properties fo:break-before="auto" style:column-width="1.5602in"/>
    </style:style>
    <style:style style:name="co16" style:family="table-column">
      <style:table-column-properties fo:break-before="auto" style:column-width="2.2445in"/>
    </style:style>
    <style:style style:name="co18" style:family="table-column">
      <style:table-column-properties fo:break-before="auto" style:column-width="1.1874in"/>
    </style:style>
    <style:style style:name="co19" style:family="table-column">
      <style:table-column-properties fo:break-before="auto" style:column-width="1.7984in"/>
    </style:style>
    <style:style style:name="co20" style:family="table-column">
      <style:table-column-properties fo:break-before="auto" style:column-width="1.5398in"/>
    </style:style>
    <style:style style:name="co21" style:family="table-column">
      <style:table-column-properties fo:break-before="auto" style:column-width="1.5811in"/>
    </style:style>
    <style:style style:name="co22" style:family="table-column">
      <style:table-column-properties fo:break-before="auto" style:column-width="2.2654in"/>
    </style:style>
    <style:style style:name="co28" style:family="table-column">
      <style:table-column-properties fo:break-before="auto" style:column-width="0.6791in"/>
    </style:style>
    <style:style style:name="co29" style:family="table-column">
      <style:table-column-properties fo:break-before="auto" style:column-width="1.9646in"/>
    </style:style>
    <style:style style:name="co30" style:family="table-column">
      <style:table-column-properties fo:break-before="auto" style:column-width="2.5764in"/>
    </style:style>
    <style:style style:name="co31" style:family="table-column">
      <style:table-column-properties fo:break-before="auto" style:column-width="2.3165in"/>
    </style:style>
    <style:style style:name="co32" style:family="table-column">
      <style:table-column-properties fo:break-before="auto" style:column-width="3.0425in"/>
    </style:style>
    <style:style style:name="co33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1.0772in"/>
    </style:style>
    <style:style style:name="co35" style:family="table-column">
      <style:table-column-properties fo:break-before="auto" style:column-width="0.6201in"/>
    </style:style>
    <style:style style:name="co36" style:family="table-column">
      <style:table-column-properties fo:break-before="auto" style:column-width="0.7835in"/>
    </style:style>
    <style:style style:name="co37" style:family="table-column">
      <style:table-column-properties fo:break-before="auto" style:column-width="1.0555in"/>
    </style:style>
    <style:style style:name="co38" style:family="table-column">
      <style:table-column-properties fo:break-before="auto" style:column-width="0.7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ole-draw-aspect="1"/>
    </style:style>
  </office:automatic-styles>
  <office:body>
    <office:spreadsheet>
      <table:table table:name="Workload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table:number-columns-repeated="2" office:value-type="float" office:value="1">
            <text:p>1</text:p>
          </table:table-cell>
          <table:table-cell office:value-type="float" office:value="512540">
            <text:p>512540</text:p>
          </table:table-cell>
          <table:table-cell office:value-type="float" office:value="1951.06723377688">
            <text:p>1951.0672337769</text:p>
          </table:table-cell>
          <table:table-cell office:value-type="float" office:value="500497">
            <text:p>500497</text:p>
          </table:table-cell>
          <table:table-cell office:value-type="float" office:value="575.319176738322">
            <text:p>575.3191767383</text:p>
          </table:table-cell>
          <table:table-cell office:value-type="float" office:value="284">
            <text:p>284</text:p>
          </table:table-cell>
          <table:table-cell office:value-type="float" office:value="1082667">
            <text:p>1082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503">
            <text:p>499503</text:p>
          </table:table-cell>
          <table:table-cell office:value-type="float" office:value="429.178137068246">
            <text:p>429.1781370682</text:p>
          </table:table-cell>
          <table:table-cell office:value-type="float" office:value="229">
            <text:p>229</text:p>
          </table:table-cell>
          <table:table-cell office:value-type="float" office:value="21680">
            <text:p>216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7653">
            <text:p>537653</text:p>
          </table:table-cell>
          <table:table-cell office:value-type="float" office:value="1859.93568342407">
            <text:p>1859.9356834241</text:p>
          </table:table-cell>
          <table:table-cell office:value-type="float" office:value="499401">
            <text:p>499401</text:p>
          </table:table-cell>
          <table:table-cell office:value-type="float" office:value="1271.55951229573">
            <text:p>1271.5595122957</text:p>
          </table:table-cell>
          <table:table-cell office:value-type="float" office:value="303">
            <text:p>303</text:p>
          </table:table-cell>
          <table:table-cell office:value-type="float" office:value="685458">
            <text:p>68545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00599">
            <text:p>500599</text:p>
          </table:table-cell>
          <table:table-cell office:value-type="float" office:value="851.138673868705">
            <text:p>851.1386738687</text:p>
          </table:table-cell>
          <table:table-cell office:value-type="float" office:value="239">
            <text:p>239</text:p>
          </table:table-cell>
          <table:table-cell office:value-type="float" office:value="590062">
            <text:p>59006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315132">
            <text:p>315132</text:p>
          </table:table-cell>
          <table:table-cell office:value-type="float" office:value="3173.27342193113">
            <text:p>3173.2734219311</text:p>
          </table:table-cell>
          <table:table-cell office:value-type="float" office:value="499593">
            <text:p>499593</text:p>
          </table:table-cell>
          <table:table-cell office:value-type="float" office:value="706.169175709027">
            <text:p>706.169175709</text:p>
          </table:table-cell>
          <table:table-cell office:value-type="float" office:value="285">
            <text:p>285</text:p>
          </table:table-cell>
          <table:table-cell office:value-type="float" office:value="1634400">
            <text:p>1634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407">
            <text:p>500407</text:p>
          </table:table-cell>
          <table:table-cell office:value-type="float" office:value="533.012443870689">
            <text:p>533.0124438707</text:p>
          </table:table-cell>
          <table:table-cell office:value-type="float" office:value="202">
            <text:p>202</text:p>
          </table:table-cell>
          <table:table-cell office:value-type="float" office:value="1643039">
            <text:p>16430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8217">
            <text:p>338217</text:p>
          </table:table-cell>
          <table:table-cell office:value-type="float" office:value="2956.68165704267">
            <text:p>2956.6816570427</text:p>
          </table:table-cell>
          <table:table-cell office:value-type="float" office:value="500952">
            <text:p>500952</text:p>
          </table:table-cell>
          <table:table-cell office:value-type="float" office:value="2062.56365080886">
            <text:p>2062.5636508089</text:p>
          </table:table-cell>
          <table:table-cell office:value-type="float" office:value="293">
            <text:p>293</text:p>
          </table:table-cell>
          <table:table-cell office:value-type="float" office:value="547308">
            <text:p>5473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9048">
            <text:p>499048</text:p>
          </table:table-cell>
          <table:table-cell office:value-type="float" office:value="1286.79515597698">
            <text:p>1286.795155977</text:p>
          </table:table-cell>
          <table:table-cell office:value-type="float" office:value="207">
            <text:p>207</text:p>
          </table:table-cell>
          <table:table-cell office:value-type="float" office:value="538709">
            <text:p>5387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43033">
            <text:p>343033</text:p>
          </table:table-cell>
          <table:table-cell office:value-type="float" office:value="2915.17142665574">
            <text:p>2915.1714266558</text:p>
          </table:table-cell>
          <table:table-cell office:value-type="float" office:value="500026">
            <text:p>500026</text:p>
          </table:table-cell>
          <table:table-cell office:value-type="float" office:value="3975.73475979249">
            <text:p>3975.7347597925</text:p>
          </table:table-cell>
          <table:table-cell office:value-type="float" office:value="301">
            <text:p>301</text:p>
          </table:table-cell>
          <table:table-cell office:value-type="float" office:value="680881">
            <text:p>68088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99974">
            <text:p>499974</text:p>
          </table:table-cell>
          <table:table-cell office:value-type="float" office:value="2845.46760431542">
            <text:p>2845.4676043154</text:p>
          </table:table-cell>
          <table:table-cell office:value-type="float" office:value="212">
            <text:p>212</text:p>
          </table:table-cell>
          <table:table-cell office:value-type="float" office:value="689367">
            <text:p>68936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8324">
            <text:p>58324</text:p>
          </table:table-cell>
          <table:table-cell office:value-type="float" office:value="17145.428982923">
            <text:p>17145.428982923</text:p>
          </table:table-cell>
          <table:table-cell office:value-type="float" office:value="500226">
            <text:p>500226</text:p>
          </table:table-cell>
          <table:table-cell office:value-type="float" office:value="748.695675554649">
            <text:p>748.6956755547</text:p>
          </table:table-cell>
          <table:table-cell office:value-type="float" office:value="12">
            <text:p>12</text:p>
          </table:table-cell>
          <table:table-cell office:value-type="float" office:value="684021">
            <text:p>6840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99764">
            <text:p>499764</text:p>
          </table:table-cell>
          <table:table-cell office:value-type="float" office:value="635.600141266678">
            <text:p>635.6001412667</text:p>
          </table:table-cell>
          <table:table-cell office:value-type="float" office:value="11">
            <text:p>11</text:p>
          </table:table-cell>
          <table:table-cell office:value-type="float" office:value="653969">
            <text:p>65396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9142">
            <text:p>49142</text:p>
          </table:table-cell>
          <table:table-cell office:value-type="float" office:value="20349.1921370722">
            <text:p>20349.1921370722</text:p>
          </table:table-cell>
          <table:table-cell office:value-type="float" office:value="499145">
            <text:p>499145</text:p>
          </table:table-cell>
          <table:table-cell office:value-type="float" office:value="971.914902483246">
            <text:p>971.9149024832</text:p>
          </table:table-cell>
          <table:table-cell office:value-type="float" office:value="11">
            <text:p>11</text:p>
          </table:table-cell>
          <table:table-cell office:value-type="float" office:value="436651">
            <text:p>43665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855">
            <text:p>500855</text:p>
          </table:table-cell>
          <table:table-cell office:value-type="float" office:value="900.350866019107">
            <text:p>900.3508660191</text:p>
          </table:table-cell>
          <table:table-cell office:value-type="float" office:value="10">
            <text:p>10</text:p>
          </table:table-cell>
          <table:table-cell office:value-type="float" office:value="436195">
            <text:p>43619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813">
            <text:p>50813</text:p>
          </table:table-cell>
          <table:table-cell office:value-type="float" office:value="19680.0031488005">
            <text:p>19680.0031488005</text:p>
          </table:table-cell>
          <table:table-cell office:value-type="float" office:value="499428">
            <text:p>499428</text:p>
          </table:table-cell>
          <table:table-cell office:value-type="float" office:value="1215.71892845415">
            <text:p>1215.7189284542</text:p>
          </table:table-cell>
          <table:table-cell office:value-type="float" office:value="11">
            <text:p>11</text:p>
          </table:table-cell>
          <table:table-cell office:value-type="float" office:value="1438641">
            <text:p>143864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0572">
            <text:p>500572</text:p>
          </table:table-cell>
          <table:table-cell office:value-type="float" office:value="1152.91819758197">
            <text:p>1152.918197582</text:p>
          </table:table-cell>
          <table:table-cell office:value-type="float" office:value="10">
            <text:p>10</text:p>
          </table:table-cell>
          <table:table-cell office:value-type="float" office:value="1401173">
            <text:p>14011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9385">
            <text:p>49385</text:p>
          </table:table-cell>
          <table:table-cell office:value-type="float" office:value="20249.063480814">
            <text:p>20249.063480814</text:p>
          </table:table-cell>
          <table:table-cell office:value-type="float" office:value="500101">
            <text:p>500101</text:p>
          </table:table-cell>
          <table:table-cell office:value-type="float" office:value="2410.32103115171">
            <text:p>2410.3210311517</text:p>
          </table:table-cell>
          <table:table-cell office:value-type="float" office:value="11">
            <text:p>11</text:p>
          </table:table-cell>
          <table:table-cell office:value-type="float" office:value="1893825">
            <text:p>189382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99899">
            <text:p>499899</text:p>
          </table:table-cell>
          <table:table-cell office:value-type="float" office:value="2348.22087261627">
            <text:p>2348.2208726163</text:p>
          </table:table-cell>
          <table:table-cell office:value-type="float" office:value="9">
            <text:p>9</text:p>
          </table:table-cell>
          <table:table-cell office:value-type="float" office:value="1427195">
            <text:p>142719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125210">
            <text:p>125210</text:p>
          </table:table-cell>
          <table:table-cell office:value-type="float" office:value="7986.58254133056">
            <text:p>7986.5825413306</text:p>
          </table:table-cell>
          <table:table-cell office:value-type="float" office:value="500335">
            <text:p>500335</text:p>
          </table:table-cell>
          <table:table-cell office:value-type="float" office:value="1274.86274196288">
            <text:p>1274.8627419629</text:p>
          </table:table-cell>
          <table:table-cell office:value-type="float" office:value="310">
            <text:p>310</text:p>
          </table:table-cell>
          <table:table-cell office:value-type="float" office:value="2234345">
            <text:p>223434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9665">
            <text:p>499665</text:p>
          </table:table-cell>
          <table:table-cell office:value-type="float" office:value="1186.55285241112">
            <text:p>1186.5528524111</text:p>
          </table:table-cell>
          <table:table-cell office:value-type="float" office:value="225">
            <text:p>225</text:p>
          </table:table-cell>
          <table:table-cell office:value-type="float" office:value="3344915">
            <text:p>33449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9456">
            <text:p>129456</text:p>
          </table:table-cell>
          <table:table-cell office:value-type="float" office:value="7724.55506117909">
            <text:p>7724.5550611791</text:p>
          </table:table-cell>
          <table:table-cell office:value-type="float" office:value="499718">
            <text:p>499718</text:p>
          </table:table-cell>
          <table:table-cell office:value-type="float" office:value="2017.07930672899">
            <text:p>2017.079306729</text:p>
          </table:table-cell>
          <table:table-cell office:value-type="float" office:value="307">
            <text:p>307</text:p>
          </table:table-cell>
          <table:table-cell office:value-type="float" office:value="834223">
            <text:p>8342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0272">
            <text:p>500272</text:p>
          </table:table-cell>
          <table:table-cell office:value-type="float" office:value="1831.25071561071">
            <text:p>1831.2507156107</text:p>
          </table:table-cell>
          <table:table-cell office:value-type="float" office:value="255">
            <text:p>255</text:p>
          </table:table-cell>
          <table:table-cell office:value-type="float" office:value="834628">
            <text:p>8346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6858">
            <text:p>116858</text:p>
          </table:table-cell>
          <table:table-cell office:value-type="float" office:value="8557.39444453953">
            <text:p>8557.3944445395</text:p>
          </table:table-cell>
          <table:table-cell office:value-type="float" office:value="499620">
            <text:p>499620</text:p>
          </table:table-cell>
          <table:table-cell office:value-type="float" office:value="2414.28272887394">
            <text:p>2414.282728874</text:p>
          </table:table-cell>
          <table:table-cell office:value-type="float" office:value="291">
            <text:p>291</text:p>
          </table:table-cell>
          <table:table-cell office:value-type="float" office:value="1222782">
            <text:p>122278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380">
            <text:p>500380</text:p>
          </table:table-cell>
          <table:table-cell office:value-type="float" office:value="2215.77368200168">
            <text:p>2215.7736820017</text:p>
          </table:table-cell>
          <table:table-cell office:value-type="float" office:value="210">
            <text:p>210</text:p>
          </table:table-cell>
          <table:table-cell office:value-type="float" office:value="1221424">
            <text:p>12214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4962">
            <text:p>114962</text:p>
          </table:table-cell>
          <table:table-cell office:value-type="float" office:value="8698.43948435135">
            <text:p>8698.4394843514</text:p>
          </table:table-cell>
          <table:table-cell office:value-type="float" office:value="500304">
            <text:p>500304</text:p>
          </table:table-cell>
          <table:table-cell office:value-type="float" office:value="3574.62584748473">
            <text:p>3574.6258474847</text:p>
          </table:table-cell>
          <table:table-cell office:value-type="float" office:value="318">
            <text:p>318</text:p>
          </table:table-cell>
          <table:table-cell office:value-type="float" office:value="2836614">
            <text:p>283661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99686">
            <text:p>499686</text:p>
          </table:table-cell>
          <table:table-cell office:value-type="float" office:value="3252.25475798802">
            <text:p>3252.254757988</text:p>
          </table:table-cell>
          <table:table-cell office:value-type="float" office:value="243">
            <text:p>243</text:p>
          </table:table-cell>
          <table:table-cell office:value-type="float" office:value="3216040">
            <text:p>321604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16341">
            <text:p>116341</text:p>
          </table:table-cell>
          <table:table-cell office:value-type="float" office:value="8595.42207820115">
            <text:p>8595.4220782012</text:p>
          </table:table-cell>
          <table:table-cell office:value-type="float" office:value="500106">
            <text:p>500106</text:p>
          </table:table-cell>
          <table:table-cell office:value-type="float" office:value="4844.84988582421">
            <text:p>4844.8498858242</text:p>
          </table:table-cell>
          <table:table-cell office:value-type="float" office:value="326">
            <text:p>326</text:p>
          </table:table-cell>
          <table:table-cell office:value-type="float" office:value="2388033">
            <text:p>238803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99894">
            <text:p>499894</text:p>
          </table:table-cell>
          <table:table-cell office:value-type="float" office:value="4381.1787518954">
            <text:p>4381.1787518954</text:p>
          </table:table-cell>
          <table:table-cell office:value-type="float" office:value="242">
            <text:p>242</text:p>
          </table:table-cell>
          <table:table-cell office:value-type="float" office:value="2432971">
            <text:p>243297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14341">
            <text:p>114341</text:p>
          </table:table-cell>
          <table:table-cell office:value-type="float" office:value="8745.76923413299">
            <text:p>8745.769234133</text:p>
          </table:table-cell>
          <table:table-cell office:value-type="float" office:value="500389">
            <text:p>500389</text:p>
          </table:table-cell>
          <table:table-cell office:value-type="float" office:value="5997.47351560486">
            <text:p>5997.4735156049</text:p>
          </table:table-cell>
          <table:table-cell office:value-type="float" office:value="300">
            <text:p>300</text:p>
          </table:table-cell>
          <table:table-cell office:value-type="float" office:value="1957144">
            <text:p>1957144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499611">
            <text:p>499611</text:p>
          </table:table-cell>
          <table:table-cell office:value-type="float" office:value="5280.59803527144">
            <text:p>5280.5980352714</text:p>
          </table:table-cell>
          <table:table-cell office:value-type="float" office:value="237">
            <text:p>237</text:p>
          </table:table-cell>
          <table:table-cell office:value-type="float" office:value="1897157">
            <text:p>1897157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8410">
            <text:p>38410</text:p>
          </table:table-cell>
          <table:table-cell office:value-type="float" office:value="26034.2358760739">
            <text:p>26034.2358760739</text:p>
          </table:table-cell>
          <table:table-cell office:value-type="float" office:value="498815">
            <text:p>498815</text:p>
          </table:table-cell>
          <table:table-cell office:value-type="float" office:value="2546.53104858515">
            <text:p>2546.5310485852</text:p>
          </table:table-cell>
          <table:table-cell office:value-type="float" office:value="11">
            <text:p>11</text:p>
          </table:table-cell>
          <table:table-cell office:value-type="float" office:value="3750553">
            <text:p>375055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1160">
            <text:p>501160</text:p>
          </table:table-cell>
          <table:table-cell office:value-type="float" office:value="2334.12766581531">
            <text:p>2334.1276658153</text:p>
          </table:table-cell>
          <table:table-cell office:value-type="float" office:value="10">
            <text:p>10</text:p>
          </table:table-cell>
          <table:table-cell office:value-type="float" office:value="3793243">
            <text:p>379324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4160">
            <text:p>34160</text:p>
          </table:table-cell>
          <table:table-cell office:value-type="float" office:value="29274.0046838408">
            <text:p>29274.0046838408</text:p>
          </table:table-cell>
          <table:table-cell office:value-type="float" office:value="499465">
            <text:p>499465</text:p>
          </table:table-cell>
          <table:table-cell office:value-type="float" office:value="3009.12280339964">
            <text:p>3009.1228033996</text:p>
          </table:table-cell>
          <table:table-cell office:value-type="float" office:value="10">
            <text:p>10</text:p>
          </table:table-cell>
          <table:table-cell office:value-type="float" office:value="6289900">
            <text:p>628990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00535">
            <text:p>500535</text:p>
          </table:table-cell>
          <table:table-cell office:value-type="float" office:value="2805.80334641933">
            <text:p>2805.8033464193</text:p>
          </table:table-cell>
          <table:table-cell office:value-type="float" office:value="10">
            <text:p>10</text:p>
          </table:table-cell>
          <table:table-cell office:value-type="float" office:value="6290230">
            <text:p>629023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7482">
            <text:p>27482</text:p>
          </table:table-cell>
          <table:table-cell office:value-type="float" office:value="36387.4536059967">
            <text:p>36387.4536059967</text:p>
          </table:table-cell>
          <table:table-cell office:value-type="float" office:value="499712">
            <text:p>499712</text:p>
          </table:table-cell>
          <table:table-cell office:value-type="float" office:value="3176.79958856301">
            <text:p>3176.799588563</text:p>
          </table:table-cell>
          <table:table-cell office:value-type="float" office:value="10">
            <text:p>10</text:p>
          </table:table-cell>
          <table:table-cell office:value-type="float" office:value="3450135">
            <text:p>3450135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500288">
            <text:p>500288</text:p>
          </table:table-cell>
          <table:table-cell office:value-type="float" office:value="3004.69668071191">
            <text:p>3004.6966807119</text:p>
          </table:table-cell>
          <table:table-cell office:value-type="float" office:value="10">
            <text:p>10</text:p>
          </table:table-cell>
          <table:table-cell office:value-type="float" office:value="3486874">
            <text:p>348687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50025">
            <text:p>450025</text:p>
          </table:table-cell>
          <table:table-cell office:value-type="float" office:value="2222.09877229043">
            <text:p>2222.0987722904</text:p>
          </table:table-cell>
          <table:table-cell office:value-type="float" office:value="500618">
            <text:p>500618</text:p>
          </table:table-cell>
          <table:table-cell office:value-type="float" office:value="466.239346168136">
            <text:p>466.2393461681</text:p>
          </table:table-cell>
          <table:table-cell office:value-type="float" office:value="212">
            <text:p>212</text:p>
          </table:table-cell>
          <table:table-cell office:value-type="float" office:value="654746">
            <text:p>6547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382">
            <text:p>499382</text:p>
          </table:table-cell>
          <table:table-cell office:value-type="float" office:value="426.283324188697">
            <text:p>426.2833241887</text:p>
          </table:table-cell>
          <table:table-cell office:value-type="float" office:value="228">
            <text:p>228</text:p>
          </table:table-cell>
          <table:table-cell office:value-type="float" office:value="71789">
            <text:p>717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9229">
            <text:p>239229</text:p>
          </table:table-cell>
          <table:table-cell office:value-type="float" office:value="4180.09522256917">
            <text:p>4180.0952225692</text:p>
          </table:table-cell>
          <table:table-cell office:value-type="float" office:value="499000">
            <text:p>499000</text:p>
          </table:table-cell>
          <table:table-cell office:value-type="float" office:value="493.611460921844">
            <text:p>493.6114609218</text:p>
          </table:table-cell>
          <table:table-cell office:value-type="float" office:value="202">
            <text:p>202</text:p>
          </table:table-cell>
          <table:table-cell office:value-type="float" office:value="905034">
            <text:p>9050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000">
            <text:p>501000</text:p>
          </table:table-cell>
          <table:table-cell office:value-type="float" office:value="455.200083832335">
            <text:p>455.2000838323</text:p>
          </table:table-cell>
          <table:table-cell office:value-type="float" office:value="195">
            <text:p>195</text:p>
          </table:table-cell>
          <table:table-cell office:value-type="float" office:value="745944">
            <text:p>7459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34254">
            <text:p>234254</text:p>
          </table:table-cell>
          <table:table-cell office:value-type="float" office:value="4268.87054223194">
            <text:p>4268.8705422319</text:p>
          </table:table-cell>
          <table:table-cell office:value-type="float" office:value="500277">
            <text:p>500277</text:p>
          </table:table-cell>
          <table:table-cell office:value-type="float" office:value="476.780123811409">
            <text:p>476.7801238114</text:p>
          </table:table-cell>
          <table:table-cell office:value-type="float" office:value="194">
            <text:p>194</text:p>
          </table:table-cell>
          <table:table-cell office:value-type="float" office:value="974633">
            <text:p>9746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723">
            <text:p>499723</text:p>
          </table:table-cell>
          <table:table-cell office:value-type="float" office:value="451.878136487614">
            <text:p>451.8781364876</text:p>
          </table:table-cell>
          <table:table-cell office:value-type="float" office:value="187">
            <text:p>187</text:p>
          </table:table-cell>
          <table:table-cell office:value-type="float" office:value="973811">
            <text:p>973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1078">
            <text:p>151078</text:p>
          </table:table-cell>
          <table:table-cell office:value-type="float" office:value="6619.09741987583">
            <text:p>6619.0974198758</text:p>
          </table:table-cell>
          <table:table-cell office:value-type="float" office:value="499550">
            <text:p>499550</text:p>
          </table:table-cell>
          <table:table-cell office:value-type="float" office:value="772.761761585427">
            <text:p>772.7617615854</text:p>
          </table:table-cell>
          <table:table-cell office:value-type="float" office:value="214">
            <text:p>214</text:p>
          </table:table-cell>
          <table:table-cell office:value-type="float" office:value="1272520">
            <text:p>12725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0450">
            <text:p>500450</text:p>
          </table:table-cell>
          <table:table-cell office:value-type="float" office:value="725.713206114497">
            <text:p>725.7132061145</text:p>
          </table:table-cell>
          <table:table-cell office:value-type="float" office:value="219">
            <text:p>219</text:p>
          </table:table-cell>
          <table:table-cell office:value-type="float" office:value="1272251">
            <text:p>12722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9499">
            <text:p>99499</text:p>
          </table:table-cell>
          <table:table-cell office:value-type="float" office:value="10050.3522648469">
            <text:p>10050.3522648469</text:p>
          </table:table-cell>
          <table:table-cell office:value-type="float" office:value="499971">
            <text:p>499971</text:p>
          </table:table-cell>
          <table:table-cell office:value-type="float" office:value="1000.13664592546">
            <text:p>1000.1366459255</text:p>
          </table:table-cell>
          <table:table-cell office:value-type="float" office:value="227">
            <text:p>227</text:p>
          </table:table-cell>
          <table:table-cell office:value-type="float" office:value="833499">
            <text:p>833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0029">
            <text:p>500029</text:p>
          </table:table-cell>
          <table:table-cell office:value-type="float" office:value="979.404958512406">
            <text:p>979.4049585124</text:p>
          </table:table-cell>
          <table:table-cell office:value-type="float" office:value="233">
            <text:p>233</text:p>
          </table:table-cell>
          <table:table-cell office:value-type="float" office:value="834630">
            <text:p>8346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7525">
            <text:p>87525</text:p>
          </table:table-cell>
          <table:table-cell office:value-type="float" office:value="11425.1928020566">
            <text:p>11425.1928020566</text:p>
          </table:table-cell>
          <table:table-cell office:value-type="float" office:value="499930">
            <text:p>499930</text:p>
          </table:table-cell>
          <table:table-cell office:value-type="float" office:value="1326.3866021243">
            <text:p>1326.3866021243</text:p>
          </table:table-cell>
          <table:table-cell office:value-type="float" office:value="223">
            <text:p>223</text:p>
          </table:table-cell>
          <table:table-cell office:value-type="float" office:value="433487">
            <text:p>4334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060">
            <text:p>500060</text:p>
          </table:table-cell>
          <table:table-cell office:value-type="float" office:value="1286.58710954685">
            <text:p>1286.5871095469</text:p>
          </table:table-cell>
          <table:table-cell office:value-type="float" office:value="224">
            <text:p>224</text:p>
          </table:table-cell>
          <table:table-cell office:value-type="float" office:value="435582">
            <text:p>4355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9277">
            <text:p>89277</text:p>
          </table:table-cell>
          <table:table-cell office:value-type="float" office:value="11201.0932266989">
            <text:p>11201.0932266989</text:p>
          </table:table-cell>
          <table:table-cell office:value-type="float" office:value="499420">
            <text:p>499420</text:p>
          </table:table-cell>
          <table:table-cell office:value-type="float" office:value="1794.82947419006">
            <text:p>1794.8294741901</text:p>
          </table:table-cell>
          <table:table-cell office:value-type="float" office:value="300">
            <text:p>300</text:p>
          </table:table-cell>
          <table:table-cell office:value-type="float" office:value="1177335">
            <text:p>11773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580">
            <text:p>500580</text:p>
          </table:table-cell>
          <table:table-cell office:value-type="float" office:value="1754.27417595589">
            <text:p>1754.2741759559</text:p>
          </table:table-cell>
          <table:table-cell office:value-type="float" office:value="239">
            <text:p>239</text:p>
          </table:table-cell>
          <table:table-cell office:value-type="float" office:value="1177204">
            <text:p>11772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4114">
            <text:p>104114</text:p>
          </table:table-cell>
          <table:table-cell office:value-type="float" office:value="9604.85621530246">
            <text:p>9604.8562153025</text:p>
          </table:table-cell>
          <table:table-cell office:value-type="float" office:value="500669">
            <text:p>500669</text:p>
          </table:table-cell>
          <table:table-cell office:value-type="float" office:value="2627.1466797425">
            <text:p>2627.1466797425</text:p>
          </table:table-cell>
          <table:table-cell office:value-type="float" office:value="296">
            <text:p>296</text:p>
          </table:table-cell>
          <table:table-cell office:value-type="float" office:value="2937846">
            <text:p>293784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99331">
            <text:p>499331</text:p>
          </table:table-cell>
          <table:table-cell office:value-type="float" office:value="2550.11828626702">
            <text:p>2550.118286267</text:p>
          </table:table-cell>
          <table:table-cell office:value-type="float" office:value="283">
            <text:p>283</text:p>
          </table:table-cell>
          <table:table-cell office:value-type="float" office:value="2937967">
            <text:p>293796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6870">
            <text:p>86870</text:p>
          </table:table-cell>
          <table:table-cell office:value-type="float" office:value="11511.4538966271">
            <text:p>11511.4538966271</text:p>
          </table:table-cell>
          <table:table-cell office:value-type="float" office:value="499704">
            <text:p>499704</text:p>
          </table:table-cell>
          <table:table-cell office:value-type="float" office:value="4334.61997502522">
            <text:p>4334.6199750252</text:p>
          </table:table-cell>
          <table:table-cell office:value-type="float" office:value="346">
            <text:p>346</text:p>
          </table:table-cell>
          <table:table-cell office:value-type="float" office:value="1183327">
            <text:p>118332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00296">
            <text:p>500296</text:p>
          </table:table-cell>
          <table:table-cell office:value-type="float" office:value="4317.1061731455">
            <text:p>4317.1061731455</text:p>
          </table:table-cell>
          <table:table-cell office:value-type="float" office:value="315">
            <text:p>315</text:p>
          </table:table-cell>
          <table:table-cell office:value-type="float" office:value="1183414">
            <text:p>118341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120882">
            <text:p>120882</text:p>
          </table:table-cell>
          <table:table-cell office:value-type="float" office:value="8272.53023609801">
            <text:p>8272.530236098</text:p>
          </table:table-cell>
          <table:table-cell office:value-type="float" office:value="500389">
            <text:p>500389</text:p>
          </table:table-cell>
          <table:table-cell office:value-type="float" office:value="1234.59898399046">
            <text:p>1234.5989839905</text:p>
          </table:table-cell>
          <table:table-cell office:value-type="float" office:value="242">
            <text:p>242</text:p>
          </table:table-cell>
          <table:table-cell office:value-type="float" office:value="930918">
            <text:p>9309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9611">
            <text:p>499611</text:p>
          </table:table-cell>
          <table:table-cell office:value-type="float" office:value="1169.10883667493">
            <text:p>1169.1088366749</text:p>
          </table:table-cell>
          <table:table-cell office:value-type="float" office:value="242">
            <text:p>242</text:p>
          </table:table-cell>
          <table:table-cell office:value-type="float" office:value="932316">
            <text:p>9323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5270">
            <text:p>115270</text:p>
          </table:table-cell>
          <table:table-cell office:value-type="float" office:value="8675.19736271363">
            <text:p>8675.1973627136</text:p>
          </table:table-cell>
          <table:table-cell office:value-type="float" office:value="500210">
            <text:p>500210</text:p>
          </table:table-cell>
          <table:table-cell office:value-type="float" office:value="1799.51829231723">
            <text:p>1799.5182923172</text:p>
          </table:table-cell>
          <table:table-cell office:value-type="float" office:value="243">
            <text:p>243</text:p>
          </table:table-cell>
          <table:table-cell office:value-type="float" office:value="1290843">
            <text:p>12908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9780">
            <text:p>499780</text:p>
          </table:table-cell>
          <table:table-cell office:value-type="float" office:value="1638.36877225979">
            <text:p>1638.3687722598</text:p>
          </table:table-cell>
          <table:table-cell office:value-type="float" office:value="235">
            <text:p>235</text:p>
          </table:table-cell>
          <table:table-cell office:value-type="float" office:value="1062305">
            <text:p>10623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8670">
            <text:p>88670</text:p>
          </table:table-cell>
          <table:table-cell office:value-type="float" office:value="11277.7715123492">
            <text:p>11277.7715123492</text:p>
          </table:table-cell>
          <table:table-cell office:value-type="float" office:value="500121">
            <text:p>500121</text:p>
          </table:table-cell>
          <table:table-cell office:value-type="float" office:value="1854.28212772509">
            <text:p>1854.2821277251</text:p>
          </table:table-cell>
          <table:table-cell office:value-type="float" office:value="257">
            <text:p>257</text:p>
          </table:table-cell>
          <table:table-cell office:value-type="float" office:value="3130356">
            <text:p>313035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9879">
            <text:p>499879</text:p>
          </table:table-cell>
          <table:table-cell office:value-type="float" office:value="1673.32970978977">
            <text:p>1673.3297097898</text:p>
          </table:table-cell>
          <table:table-cell office:value-type="float" office:value="230">
            <text:p>230</text:p>
          </table:table-cell>
          <table:table-cell office:value-type="float" office:value="3131107">
            <text:p>31311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2530">
            <text:p>82530</text:p>
          </table:table-cell>
          <table:table-cell office:value-type="float" office:value="12116.6848418757">
            <text:p>12116.6848418757</text:p>
          </table:table-cell>
          <table:table-cell office:value-type="float" office:value="500285">
            <text:p>500285</text:p>
          </table:table-cell>
          <table:table-cell office:value-type="float" office:value="2530.16678093487">
            <text:p>2530.1667809349</text:p>
          </table:table-cell>
          <table:table-cell office:value-type="float" office:value="272">
            <text:p>272</text:p>
          </table:table-cell>
          <table:table-cell office:value-type="float" office:value="3714521">
            <text:p>37145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99705">
            <text:p>499705</text:p>
          </table:table-cell>
          <table:table-cell office:value-type="float" office:value="2401.27864640138">
            <text:p>2401.2786464014</text:p>
          </table:table-cell>
          <table:table-cell office:value-type="float" office:value="231">
            <text:p>231</text:p>
          </table:table-cell>
          <table:table-cell office:value-type="float" office:value="3717306">
            <text:p>371730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6407">
            <text:p>76407</text:p>
          </table:table-cell>
          <table:table-cell office:value-type="float" office:value="13087.806091065">
            <text:p>13087.806091065</text:p>
          </table:table-cell>
          <table:table-cell office:value-type="float" office:value="499709">
            <text:p>499709</text:p>
          </table:table-cell>
          <table:table-cell office:value-type="float" office:value="3216.5625353956">
            <text:p>3216.5625353956</text:p>
          </table:table-cell>
          <table:table-cell office:value-type="float" office:value="283">
            <text:p>283</text:p>
          </table:table-cell>
          <table:table-cell office:value-type="float" office:value="1736198">
            <text:p>173619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00291">
            <text:p>500291</text:p>
          </table:table-cell>
          <table:table-cell office:value-type="float" office:value="2866.58619483461">
            <text:p>2866.5861948346</text:p>
          </table:table-cell>
          <table:table-cell office:value-type="float" office:value="242">
            <text:p>242</text:p>
          </table:table-cell>
          <table:table-cell office:value-type="float" office:value="1734664">
            <text:p>173466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7516">
            <text:p>87516</text:p>
          </table:table-cell>
          <table:table-cell office:value-type="float" office:value="11426.4820147173">
            <text:p>11426.4820147173</text:p>
          </table:table-cell>
          <table:table-cell office:value-type="float" office:value="500919">
            <text:p>500919</text:p>
          </table:table-cell>
          <table:table-cell office:value-type="float" office:value="4529.30481974132">
            <text:p>4529.3048197413</text:p>
          </table:table-cell>
          <table:table-cell office:value-type="float" office:value="284">
            <text:p>284</text:p>
          </table:table-cell>
          <table:table-cell office:value-type="float" office:value="9811581">
            <text:p>981158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99081">
            <text:p>499081</text:p>
          </table:table-cell>
          <table:table-cell office:value-type="float" office:value="4182.89074919702">
            <text:p>4182.890749197</text:p>
          </table:table-cell>
          <table:table-cell office:value-type="float" office:value="253">
            <text:p>253</text:p>
          </table:table-cell>
          <table:table-cell office:value-type="float" office:value="9813055">
            <text:p>981305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76642">
            <text:p>76642</text:p>
          </table:table-cell>
          <table:table-cell office:value-type="float" office:value="13047.350016962">
            <text:p>13047.350016962</text:p>
          </table:table-cell>
          <table:table-cell office:value-type="float" office:value="500529">
            <text:p>500529</text:p>
          </table:table-cell>
          <table:table-cell office:value-type="float" office:value="5937.84665024404">
            <text:p>5937.846650244</text:p>
          </table:table-cell>
          <table:table-cell office:value-type="float" office:value="315">
            <text:p>315</text:p>
          </table:table-cell>
          <table:table-cell office:value-type="float" office:value="1930471">
            <text:p>193047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99446">
            <text:p>499446</text:p>
          </table:table-cell>
          <table:table-cell office:value-type="float" office:value="5512.70575397541">
            <text:p>5512.7057539754</text:p>
          </table:table-cell>
          <table:table-cell office:value-type="float" office:value="240">
            <text:p>240</text:p>
          </table:table-cell>
          <table:table-cell office:value-type="float" office:value="2752723">
            <text:p>275272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4317">
            <text:p>84317</text:p>
          </table:table-cell>
          <table:table-cell office:value-type="float" office:value="11860.0045068017">
            <text:p>11860.0045068017</text:p>
          </table:table-cell>
          <table:table-cell office:value-type="float" office:value="499776">
            <text:p>499776</text:p>
          </table:table-cell>
          <table:table-cell office:value-type="float" office:value="8698.21235913689">
            <text:p>8698.2123591369</text:p>
          </table:table-cell>
          <table:table-cell office:value-type="float" office:value="296">
            <text:p>296</text:p>
          </table:table-cell>
          <table:table-cell office:value-type="float" office:value="6358754">
            <text:p>6358754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00224">
            <text:p>500224</text:p>
          </table:table-cell>
          <table:table-cell office:value-type="float" office:value="8101.22289614253">
            <text:p>8101.2228961425</text:p>
          </table:table-cell>
          <table:table-cell office:value-type="float" office:value="295">
            <text:p>295</text:p>
          </table:table-cell>
          <table:table-cell office:value-type="float" office:value="5730455">
            <text:p>5730455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88191">
            <text:p>88191</text:p>
          </table:table-cell>
          <table:table-cell office:value-type="float" office:value="11339.0255241465">
            <text:p>11339.0255241465</text:p>
          </table:table-cell>
          <table:table-cell office:value-type="float" office:value="499499">
            <text:p>499499</text:p>
          </table:table-cell>
          <table:table-cell office:value-type="float" office:value="11236.5355326037">
            <text:p>11236.5355326037</text:p>
          </table:table-cell>
          <table:table-cell office:value-type="float" office:value="355">
            <text:p>355</text:p>
          </table:table-cell>
          <table:table-cell office:value-type="float" office:value="4992158">
            <text:p>4992158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500501">
            <text:p>500501</text:p>
          </table:table-cell>
          <table:table-cell office:value-type="float" office:value="10612.0356003285">
            <text:p>10612.0356003285</text:p>
          </table:table-cell>
          <table:table-cell office:value-type="float" office:value="357">
            <text:p>357</text:p>
          </table:table-cell>
          <table:table-cell office:value-type="float" office:value="4890423">
            <text:p>4890423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</table:table-row>
      </table:table>
      <table:table table:name="Workload A Charts" table:style-name="ta1">
        <table:shapes>
          <draw:frame draw:z-index="0" draw:style-name="gr1" svg:width="9in" svg:height="5in" svg:x="0in" svg:y="3.4031in">
            <draw:object draw:notify-on-update-of-ranges="'Workload A Charts'.A1:'Workload A Charts'.B1 'Workload A Charts'.C2:'Workload A Charts'.D19 'Workload A Charts'.L1:'Workload A Charts'.L1 'Workload A Charts'.AA2:'Workload A Charts'.AA19 'Workload A Charts'.M1:'Workload A Charts'.M1 'Workload A Charts'.AC2:'Workload A Charts'.AC19 'Workload A Charts'.T2:'Workload A Charts'.T2 'Workload A Charts'.Z2:'Workload A Charts'.Z19 'Workload A Charts'.Z2:'Workload A Charts'.Z19 'Workload A Charts'.H1:'Workload A Charts'.H1 'Workload A Charts'.I2:'Workload A Charts'.I19 'Workload A Charts'.I1:'Workload A Charts'.I1 'Workload A Charts'.K2:'Workload A Charts'.K19 'Workload A Charts'.B2:'Workload A Charts'.B2 'Workload A Charts'.H2:'Workload A Charts'.H19 'Workload A Charts'.H2:'Workload A Charts'.H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in" svg:height="5in" svg:x="9.8465in" svg:y="3.361in">
            <draw:object draw:notify-on-update-of-ranges="'Workload A Charts'.C2:'Workload A Charts'.D19 'Workload A Charts'.L1:'Workload A Charts'.L1 'Workload A Charts'.AG2:'Workload A Charts'.AG19 'Workload A Charts'.M1:'Workload A Charts'.M1 'Workload A Charts'.AI2:'Workload A Charts'.AI19 'Workload A Charts'.T2:'Workload A Charts'.T2 'Workload A Charts'.AF2:'Workload A Charts'.AF19 'Workload A Charts'.H1:'Workload A Charts'.H1 'Workload A Charts'.O2:'Workload A Charts'.O19 'Workload A Charts'.I1:'Workload A Charts'.I1 'Workload A Charts'.Q2:'Workload A Charts'.Q19 'Workload A Charts'.B2:'Workload A Charts'.B2 'Workload A Charts'.N2:'Workload A Charts'.N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in" svg:height="5in" svg:x="0.0768in" svg:y="8.8858in">
            <draw:object draw:notify-on-update-of-ranges="'Workload A Charts'.A54:'Workload A Charts'.A54 'Workload A Charts'.C2:'Workload A Charts'.D19 'Workload A Charts'.T2:'Workload A Charts'.T2 'Workload A Charts'.X2:'Workload A Charts'.X19 'Workload A Charts'.B2:'Workload A Charts'.B2 'Workload A Charts'.F2:'Workload A Charts'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3" table:number-columns-repeated="18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-legacy</text:p>
          </table:table-cell>
          <table:table-cell table:number-columns-repeated="2" office:value-type="float" office:value="1">
            <text:p>1</text:p>
          </table:table-cell>
          <table:table-cell office:value-type="float" office:value="512540">
            <text:p>512540</text:p>
          </table:table-cell>
          <table:table-cell office:value-type="float" office:value="1951.06723377688">
            <text:p>1951.0672337769</text:p>
          </table:table-cell>
          <table:table-cell office:value-type="float" office:value="500497">
            <text:p>500497</text:p>
          </table:table-cell>
          <table:table-cell office:value-type="float" office:value="575.319176738322">
            <text:p>575.3191767383</text:p>
          </table:table-cell>
          <table:table-cell office:value-type="float" office:value="284">
            <text:p>284</text:p>
          </table:table-cell>
          <table:table-cell office:value-type="float" office:value="1082667">
            <text:p>1082667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503">
            <text:p>499503</text:p>
          </table:table-cell>
          <table:table-cell office:value-type="float" office:value="429.178137068246">
            <text:p>429.1781370682</text:p>
          </table:table-cell>
          <table:table-cell office:value-type="float" office:value="229">
            <text:p>229</text:p>
          </table:table-cell>
          <table:table-cell office:value-type="float" office:value="21680">
            <text:p>21680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50025">
            <text:p>450025</text:p>
          </table:table-cell>
          <table:table-cell office:value-type="float" office:value="2222.09877229043">
            <text:p>2222.0987722904</text:p>
          </table:table-cell>
          <table:table-cell office:value-type="float" office:value="500618">
            <text:p>500618</text:p>
          </table:table-cell>
          <table:table-cell office:value-type="float" office:value="466.239346168136">
            <text:p>466.2393461681</text:p>
          </table:table-cell>
          <table:table-cell office:value-type="float" office:value="212">
            <text:p>212</text:p>
          </table:table-cell>
          <table:table-cell office:value-type="float" office:value="654746">
            <text:p>654746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382">
            <text:p>499382</text:p>
          </table:table-cell>
          <table:table-cell office:value-type="float" office:value="426.283324188697">
            <text:p>426.2833241887</text:p>
          </table:table-cell>
          <table:table-cell office:value-type="float" office:value="228">
            <text:p>228</text:p>
          </table:table-cell>
          <table:table-cell office:value-type="float" office:value="71789">
            <text:p>71789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7653">
            <text:p>537653</text:p>
          </table:table-cell>
          <table:table-cell office:value-type="float" office:value="1859.93568342407">
            <text:p>1859.9356834241</text:p>
          </table:table-cell>
          <table:table-cell office:value-type="float" office:value="499401">
            <text:p>499401</text:p>
          </table:table-cell>
          <table:table-cell office:value-type="float" office:value="1271.55951229573">
            <text:p>1271.5595122957</text:p>
          </table:table-cell>
          <table:table-cell office:value-type="float" office:value="303">
            <text:p>303</text:p>
          </table:table-cell>
          <table:table-cell office:value-type="float" office:value="685458">
            <text:p>685458</text:p>
          </table:table-cell>
          <table:table-cell table:formula="of:=1000*3"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float" office:value="500599">
            <text:p>500599</text:p>
          </table:table-cell>
          <table:table-cell office:value-type="float" office:value="851.138673868705">
            <text:p>851.1386738687</text:p>
          </table:table-cell>
          <table:table-cell office:value-type="float" office:value="239">
            <text:p>239</text:p>
          </table:table-cell>
          <table:table-cell office:value-type="float" office:value="590062">
            <text:p>590062</text:p>
          </table:table-cell>
          <table:table-cell table:formula="of:=1000*1"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9229">
            <text:p>239229</text:p>
          </table:table-cell>
          <table:table-cell office:value-type="float" office:value="4180.09522256917">
            <text:p>4180.0952225692</text:p>
          </table:table-cell>
          <table:table-cell office:value-type="float" office:value="499000">
            <text:p>499000</text:p>
          </table:table-cell>
          <table:table-cell office:value-type="float" office:value="493.611460921844">
            <text:p>493.6114609218</text:p>
          </table:table-cell>
          <table:table-cell office:value-type="float" office:value="202">
            <text:p>202</text:p>
          </table:table-cell>
          <table:table-cell office:value-type="float" office:value="905034">
            <text:p>905034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1000">
            <text:p>501000</text:p>
          </table:table-cell>
          <table:table-cell office:value-type="float" office:value="455.200083832335">
            <text:p>455.2000838323</text:p>
          </table:table-cell>
          <table:table-cell office:value-type="float" office:value="195">
            <text:p>195</text:p>
          </table:table-cell>
          <table:table-cell office:value-type="float" office:value="745944">
            <text:p>745944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315132">
            <text:p>315132</text:p>
          </table:table-cell>
          <table:table-cell office:value-type="float" office:value="3173.27342193113">
            <text:p>3173.2734219311</text:p>
          </table:table-cell>
          <table:table-cell office:value-type="float" office:value="499593">
            <text:p>499593</text:p>
          </table:table-cell>
          <table:table-cell office:value-type="float" office:value="706.169175709027">
            <text:p>706.169175709</text:p>
          </table:table-cell>
          <table:table-cell office:value-type="float" office:value="285">
            <text:p>285</text:p>
          </table:table-cell>
          <table:table-cell office:value-type="float" office:value="1634400">
            <text:p>1634400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0407">
            <text:p>500407</text:p>
          </table:table-cell>
          <table:table-cell office:value-type="float" office:value="533.012443870689">
            <text:p>533.0124438707</text:p>
          </table:table-cell>
          <table:table-cell office:value-type="float" office:value="202">
            <text:p>202</text:p>
          </table:table-cell>
          <table:table-cell office:value-type="float" office:value="1643039">
            <text:p>1643039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34254">
            <text:p>234254</text:p>
          </table:table-cell>
          <table:table-cell office:value-type="float" office:value="4268.87054223194">
            <text:p>4268.8705422319</text:p>
          </table:table-cell>
          <table:table-cell office:value-type="float" office:value="500277">
            <text:p>500277</text:p>
          </table:table-cell>
          <table:table-cell office:value-type="float" office:value="476.780123811409">
            <text:p>476.7801238114</text:p>
          </table:table-cell>
          <table:table-cell office:value-type="float" office:value="194">
            <text:p>194</text:p>
          </table:table-cell>
          <table:table-cell office:value-type="float" office:value="974633">
            <text:p>974633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723">
            <text:p>499723</text:p>
          </table:table-cell>
          <table:table-cell office:value-type="float" office:value="451.878136487614">
            <text:p>451.8781364876</text:p>
          </table:table-cell>
          <table:table-cell office:value-type="float" office:value="187">
            <text:p>187</text:p>
          </table:table-cell>
          <table:table-cell office:value-type="float" office:value="973811">
            <text:p>973811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8217">
            <text:p>338217</text:p>
          </table:table-cell>
          <table:table-cell office:value-type="float" office:value="2956.68165704267">
            <text:p>2956.6816570427</text:p>
          </table:table-cell>
          <table:table-cell office:value-type="float" office:value="500952">
            <text:p>500952</text:p>
          </table:table-cell>
          <table:table-cell office:value-type="float" office:value="2062.56365080886">
            <text:p>2062.5636508089</text:p>
          </table:table-cell>
          <table:table-cell office:value-type="float" office:value="293">
            <text:p>293</text:p>
          </table:table-cell>
          <table:table-cell office:value-type="float" office:value="547308">
            <text:p>547308</text:p>
          </table:table-cell>
          <table:table-cell table:formula="of:=1000*5"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float" office:value="499048">
            <text:p>499048</text:p>
          </table:table-cell>
          <table:table-cell office:value-type="float" office:value="1286.79515597698">
            <text:p>1286.795155977</text:p>
          </table:table-cell>
          <table:table-cell office:value-type="float" office:value="207">
            <text:p>207</text:p>
          </table:table-cell>
          <table:table-cell office:value-type="float" office:value="538709">
            <text:p>538709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1078">
            <text:p>151078</text:p>
          </table:table-cell>
          <table:table-cell office:value-type="float" office:value="6619.09741987583">
            <text:p>6619.0974198758</text:p>
          </table:table-cell>
          <table:table-cell office:value-type="float" office:value="499550">
            <text:p>499550</text:p>
          </table:table-cell>
          <table:table-cell office:value-type="float" office:value="772.761761585427">
            <text:p>772.7617615854</text:p>
          </table:table-cell>
          <table:table-cell office:value-type="float" office:value="214">
            <text:p>214</text:p>
          </table:table-cell>
          <table:table-cell office:value-type="float" office:value="1272520">
            <text:p>1272520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500450">
            <text:p>500450</text:p>
          </table:table-cell>
          <table:table-cell office:value-type="float" office:value="725.713206114497">
            <text:p>725.7132061145</text:p>
          </table:table-cell>
          <table:table-cell office:value-type="float" office:value="219">
            <text:p>219</text:p>
          </table:table-cell>
          <table:table-cell office:value-type="float" office:value="1272251">
            <text:p>1272251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43033">
            <text:p>343033</text:p>
          </table:table-cell>
          <table:table-cell office:value-type="float" office:value="2915.17142665574">
            <text:p>2915.1714266557</text:p>
          </table:table-cell>
          <table:table-cell office:value-type="float" office:value="500026">
            <text:p>500026</text:p>
          </table:table-cell>
          <table:table-cell office:value-type="float" office:value="3975.73475979249">
            <text:p>3975.7347597925</text:p>
          </table:table-cell>
          <table:table-cell office:value-type="float" office:value="301">
            <text:p>301</text:p>
          </table:table-cell>
          <table:table-cell office:value-type="float" office:value="680881">
            <text:p>680881</text:p>
          </table:table-cell>
          <table:table-cell table:formula="of:=1000*12" office:value-type="float" office:value="12000">
            <text:p>12000</text:p>
          </table:table-cell>
          <table:table-cell office:value-type="float" office:value="19">
            <text:p>19</text:p>
          </table:table-cell>
          <table:table-cell office:value-type="float" office:value="499974">
            <text:p>499974</text:p>
          </table:table-cell>
          <table:table-cell office:value-type="float" office:value="2845.46760431542">
            <text:p>2845.4676043154</text:p>
          </table:table-cell>
          <table:table-cell office:value-type="float" office:value="212">
            <text:p>212</text:p>
          </table:table-cell>
          <table:table-cell office:value-type="float" office:value="689367">
            <text:p>689367</text:p>
          </table:table-cell>
          <table:table-cell table:formula="of:=1000*10" office:value-type="float" office:value="10000">
            <text:p>10000</text:p>
          </table:table-cell>
          <table:table-cell office:value-type="float" office:value="17">
            <text:p>17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9499">
            <text:p>99499</text:p>
          </table:table-cell>
          <table:table-cell office:value-type="float" office:value="10050.3522648469">
            <text:p>10050.3522648469</text:p>
          </table:table-cell>
          <table:table-cell office:value-type="float" office:value="499971">
            <text:p>499971</text:p>
          </table:table-cell>
          <table:table-cell office:value-type="float" office:value="1000.13664592546">
            <text:p>1000.1366459255</text:p>
          </table:table-cell>
          <table:table-cell office:value-type="float" office:value="227">
            <text:p>227</text:p>
          </table:table-cell>
          <table:table-cell office:value-type="float" office:value="833499">
            <text:p>833499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500029">
            <text:p>500029</text:p>
          </table:table-cell>
          <table:table-cell office:value-type="float" office:value="979.404958512406">
            <text:p>979.4049585124</text:p>
          </table:table-cell>
          <table:table-cell office:value-type="float" office:value="233">
            <text:p>233</text:p>
          </table:table-cell>
          <table:table-cell office:value-type="float" office:value="834630">
            <text:p>834630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7525">
            <text:p>87525</text:p>
          </table:table-cell>
          <table:table-cell office:value-type="float" office:value="11425.1928020566">
            <text:p>11425.1928020566</text:p>
          </table:table-cell>
          <table:table-cell office:value-type="float" office:value="499930">
            <text:p>499930</text:p>
          </table:table-cell>
          <table:table-cell office:value-type="float" office:value="1326.3866021243">
            <text:p>1326.3866021243</text:p>
          </table:table-cell>
          <table:table-cell office:value-type="float" office:value="223">
            <text:p>223</text:p>
          </table:table-cell>
          <table:table-cell office:value-type="float" office:value="433487">
            <text:p>433487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500060">
            <text:p>500060</text:p>
          </table:table-cell>
          <table:table-cell office:value-type="float" office:value="1286.58710954685">
            <text:p>1286.5871095469</text:p>
          </table:table-cell>
          <table:table-cell office:value-type="float" office:value="224">
            <text:p>224</text:p>
          </table:table-cell>
          <table:table-cell office:value-type="float" office:value="435582">
            <text:p>435582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9277">
            <text:p>89277</text:p>
          </table:table-cell>
          <table:table-cell office:value-type="float" office:value="11201.0932266989">
            <text:p>11201.0932266989</text:p>
          </table:table-cell>
          <table:table-cell office:value-type="float" office:value="499420">
            <text:p>499420</text:p>
          </table:table-cell>
          <table:table-cell office:value-type="float" office:value="1794.82947419006">
            <text:p>1794.8294741901</text:p>
          </table:table-cell>
          <table:table-cell office:value-type="float" office:value="300">
            <text:p>300</text:p>
          </table:table-cell>
          <table:table-cell office:value-type="float" office:value="1177335">
            <text:p>1177335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500580">
            <text:p>500580</text:p>
          </table:table-cell>
          <table:table-cell office:value-type="float" office:value="1754.27417595589">
            <text:p>1754.2741759559</text:p>
          </table:table-cell>
          <table:table-cell office:value-type="float" office:value="239">
            <text:p>239</text:p>
          </table:table-cell>
          <table:table-cell office:value-type="float" office:value="1177204">
            <text:p>1177204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4114">
            <text:p>104114</text:p>
          </table:table-cell>
          <table:table-cell office:value-type="float" office:value="9604.85621530246">
            <text:p>9604.8562153025</text:p>
          </table:table-cell>
          <table:table-cell office:value-type="float" office:value="500669">
            <text:p>500669</text:p>
          </table:table-cell>
          <table:table-cell office:value-type="float" office:value="2627.1466797425">
            <text:p>2627.1466797425</text:p>
          </table:table-cell>
          <table:table-cell office:value-type="float" office:value="296">
            <text:p>296</text:p>
          </table:table-cell>
          <table:table-cell office:value-type="float" office:value="2937846">
            <text:p>2937846</text:p>
          </table:table-cell>
          <table:table-cell table:formula="of:=1000*7" office:value-type="float" office:value="7000">
            <text:p>7000</text:p>
          </table:table-cell>
          <table:table-cell office:value-type="float" office:value="13">
            <text:p>13</text:p>
          </table:table-cell>
          <table:table-cell office:value-type="float" office:value="499331">
            <text:p>499331</text:p>
          </table:table-cell>
          <table:table-cell office:value-type="float" office:value="2550.11828626702">
            <text:p>2550.118286267</text:p>
          </table:table-cell>
          <table:table-cell office:value-type="float" office:value="283">
            <text:p>283</text:p>
          </table:table-cell>
          <table:table-cell office:value-type="float" office:value="2937967">
            <text:p>2937967</text:p>
          </table:table-cell>
          <table:table-cell table:formula="of:=1000*7" office:value-type="float" office:value="7000">
            <text:p>7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6870">
            <text:p>86870</text:p>
          </table:table-cell>
          <table:table-cell office:value-type="float" office:value="11511.4538966271">
            <text:p>11511.4538966271</text:p>
          </table:table-cell>
          <table:table-cell office:value-type="float" office:value="499704">
            <text:p>499704</text:p>
          </table:table-cell>
          <table:table-cell office:value-type="float" office:value="4334.61997502522">
            <text:p>4334.6199750252</text:p>
          </table:table-cell>
          <table:table-cell office:value-type="float" office:value="346">
            <text:p>346</text:p>
          </table:table-cell>
          <table:table-cell office:value-type="float" office:value="1183327">
            <text:p>1183327</text:p>
          </table:table-cell>
          <table:table-cell table:formula="of:=1000*10" office:value-type="float" office:value="10000">
            <text:p>10000</text:p>
          </table:table-cell>
          <table:table-cell office:value-type="float" office:value="19">
            <text:p>19</text:p>
          </table:table-cell>
          <table:table-cell office:value-type="float" office:value="500296">
            <text:p>500296</text:p>
          </table:table-cell>
          <table:table-cell office:value-type="float" office:value="4317.1061731455">
            <text:p>4317.1061731455</text:p>
          </table:table-cell>
          <table:table-cell office:value-type="float" office:value="315">
            <text:p>315</text:p>
          </table:table-cell>
          <table:table-cell office:value-type="float" office:value="1183414">
            <text:p>1183414</text:p>
          </table:table-cell>
          <table:table-cell table:formula="of:=1000*10" office:value-type="float" office:value="10000">
            <text:p>1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125210">
            <text:p>125210</text:p>
          </table:table-cell>
          <table:table-cell office:value-type="float" office:value="7986.58254133056">
            <text:p>7986.5825413306</text:p>
          </table:table-cell>
          <table:table-cell office:value-type="float" office:value="500335">
            <text:p>500335</text:p>
          </table:table-cell>
          <table:table-cell office:value-type="float" office:value="1274.86274196288">
            <text:p>1274.8627419629</text:p>
          </table:table-cell>
          <table:table-cell office:value-type="float" office:value="310">
            <text:p>310</text:p>
          </table:table-cell>
          <table:table-cell office:value-type="float" office:value="2234345">
            <text:p>2234345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99665">
            <text:p>499665</text:p>
          </table:table-cell>
          <table:table-cell office:value-type="float" office:value="1186.55285241112">
            <text:p>1186.5528524111</text:p>
          </table:table-cell>
          <table:table-cell office:value-type="float" office:value="225">
            <text:p>225</text:p>
          </table:table-cell>
          <table:table-cell office:value-type="float" office:value="3344915">
            <text:p>3344915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120882">
            <text:p>120882</text:p>
          </table:table-cell>
          <table:table-cell office:value-type="float" office:value="8272.53023609801">
            <text:p>8272.530236098</text:p>
          </table:table-cell>
          <table:table-cell office:value-type="float" office:value="500389">
            <text:p>500389</text:p>
          </table:table-cell>
          <table:table-cell office:value-type="float" office:value="1234.59898399046">
            <text:p>1234.5989839905</text:p>
          </table:table-cell>
          <table:table-cell office:value-type="float" office:value="242">
            <text:p>242</text:p>
          </table:table-cell>
          <table:table-cell office:value-type="float" office:value="930918">
            <text:p>930918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99611">
            <text:p>499611</text:p>
          </table:table-cell>
          <table:table-cell office:value-type="float" office:value="1169.10883667493">
            <text:p>1169.1088366749</text:p>
          </table:table-cell>
          <table:table-cell office:value-type="float" office:value="242">
            <text:p>242</text:p>
          </table:table-cell>
          <table:table-cell office:value-type="float" office:value="932316">
            <text:p>932316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9456">
            <text:p>129456</text:p>
          </table:table-cell>
          <table:table-cell office:value-type="float" office:value="7724.55506117909">
            <text:p>7724.5550611791</text:p>
          </table:table-cell>
          <table:table-cell office:value-type="float" office:value="499718">
            <text:p>499718</text:p>
          </table:table-cell>
          <table:table-cell office:value-type="float" office:value="2017.07930672899">
            <text:p>2017.079306729</text:p>
          </table:table-cell>
          <table:table-cell office:value-type="float" office:value="307">
            <text:p>307</text:p>
          </table:table-cell>
          <table:table-cell office:value-type="float" office:value="834223">
            <text:p>834223</text:p>
          </table:table-cell>
          <table:table-cell table:formula="of:=1000*4"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500272">
            <text:p>500272</text:p>
          </table:table-cell>
          <table:table-cell office:value-type="float" office:value="1831.25071561071">
            <text:p>1831.2507156107</text:p>
          </table:table-cell>
          <table:table-cell office:value-type="float" office:value="255">
            <text:p>255</text:p>
          </table:table-cell>
          <table:table-cell office:value-type="float" office:value="834628">
            <text:p>834628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5270">
            <text:p>115270</text:p>
          </table:table-cell>
          <table:table-cell office:value-type="float" office:value="8675.19736271363">
            <text:p>8675.1973627136</text:p>
          </table:table-cell>
          <table:table-cell office:value-type="float" office:value="500210">
            <text:p>500210</text:p>
          </table:table-cell>
          <table:table-cell office:value-type="float" office:value="1799.51829231723">
            <text:p>1799.5182923172</text:p>
          </table:table-cell>
          <table:table-cell office:value-type="float" office:value="243">
            <text:p>243</text:p>
          </table:table-cell>
          <table:table-cell office:value-type="float" office:value="1290843">
            <text:p>1290843</text:p>
          </table:table-cell>
          <table:table-cell table:formula="of:=1000*3"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499780">
            <text:p>499780</text:p>
          </table:table-cell>
          <table:table-cell office:value-type="float" office:value="1638.36877225979">
            <text:p>1638.3687722598</text:p>
          </table:table-cell>
          <table:table-cell office:value-type="float" office:value="235">
            <text:p>235</text:p>
          </table:table-cell>
          <table:table-cell office:value-type="float" office:value="1062305">
            <text:p>1062305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6858">
            <text:p>116858</text:p>
          </table:table-cell>
          <table:table-cell office:value-type="float" office:value="8557.39444453953">
            <text:p>8557.3944445395</text:p>
          </table:table-cell>
          <table:table-cell office:value-type="float" office:value="499620">
            <text:p>499620</text:p>
          </table:table-cell>
          <table:table-cell office:value-type="float" office:value="2414.28272887394">
            <text:p>2414.2827288739</text:p>
          </table:table-cell>
          <table:table-cell office:value-type="float" office:value="291">
            <text:p>291</text:p>
          </table:table-cell>
          <table:table-cell office:value-type="float" office:value="1222782">
            <text:p>1222782</text:p>
          </table:table-cell>
          <table:table-cell table:formula="of:=1000*5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500380">
            <text:p>500380</text:p>
          </table:table-cell>
          <table:table-cell office:value-type="float" office:value="2215.77368200168">
            <text:p>2215.7736820017</text:p>
          </table:table-cell>
          <table:table-cell office:value-type="float" office:value="210">
            <text:p>210</text:p>
          </table:table-cell>
          <table:table-cell office:value-type="float" office:value="1221424">
            <text:p>1221424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8670">
            <text:p>88670</text:p>
          </table:table-cell>
          <table:table-cell office:value-type="float" office:value="11277.7715123492">
            <text:p>11277.7715123492</text:p>
          </table:table-cell>
          <table:table-cell office:value-type="float" office:value="500121">
            <text:p>500121</text:p>
          </table:table-cell>
          <table:table-cell office:value-type="float" office:value="1854.28212772509">
            <text:p>1854.2821277251</text:p>
          </table:table-cell>
          <table:table-cell office:value-type="float" office:value="257">
            <text:p>257</text:p>
          </table:table-cell>
          <table:table-cell office:value-type="float" office:value="3130356">
            <text:p>3130356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499879">
            <text:p>499879</text:p>
          </table:table-cell>
          <table:table-cell office:value-type="float" office:value="1673.32970978977">
            <text:p>1673.3297097898</text:p>
          </table:table-cell>
          <table:table-cell office:value-type="float" office:value="230">
            <text:p>230</text:p>
          </table:table-cell>
          <table:table-cell office:value-type="float" office:value="3131107">
            <text:p>3131107</text:p>
          </table:table-cell>
          <table:table-cell table:formula="of:=1000*2"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14962">
            <text:p>114962</text:p>
          </table:table-cell>
          <table:table-cell office:value-type="float" office:value="8698.43948435135">
            <text:p>8698.4394843514</text:p>
          </table:table-cell>
          <table:table-cell office:value-type="float" office:value="500304">
            <text:p>500304</text:p>
          </table:table-cell>
          <table:table-cell office:value-type="float" office:value="3574.62584748473">
            <text:p>3574.6258474847</text:p>
          </table:table-cell>
          <table:table-cell office:value-type="float" office:value="318">
            <text:p>318</text:p>
          </table:table-cell>
          <table:table-cell office:value-type="float" office:value="2836614">
            <text:p>2836614</text:p>
          </table:table-cell>
          <table:table-cell table:formula="of:=1000*10" office:value-type="float" office:value="10000">
            <text:p>10000</text:p>
          </table:table-cell>
          <table:table-cell office:value-type="float" office:value="22">
            <text:p>22</text:p>
          </table:table-cell>
          <table:table-cell office:value-type="float" office:value="499686">
            <text:p>499686</text:p>
          </table:table-cell>
          <table:table-cell office:value-type="float" office:value="3252.25475798802">
            <text:p>3252.254757988</text:p>
          </table:table-cell>
          <table:table-cell office:value-type="float" office:value="243">
            <text:p>243</text:p>
          </table:table-cell>
          <table:table-cell office:value-type="float" office:value="3216040">
            <text:p>3216040</text:p>
          </table:table-cell>
          <table:table-cell table:formula="of:=1000*10" office:value-type="float" office:value="10000">
            <text:p>10000</text:p>
          </table:table-cell>
          <table:table-cell office:value-type="float" office:value="21">
            <text:p>21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2530">
            <text:p>82530</text:p>
          </table:table-cell>
          <table:table-cell office:value-type="float" office:value="12116.6848418757">
            <text:p>12116.6848418757</text:p>
          </table:table-cell>
          <table:table-cell office:value-type="float" office:value="500285">
            <text:p>500285</text:p>
          </table:table-cell>
          <table:table-cell office:value-type="float" office:value="2530.16678093487">
            <text:p>2530.1667809349</text:p>
          </table:table-cell>
          <table:table-cell office:value-type="float" office:value="272">
            <text:p>272</text:p>
          </table:table-cell>
          <table:table-cell office:value-type="float" office:value="3714521">
            <text:p>3714521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499705">
            <text:p>499705</text:p>
          </table:table-cell>
          <table:table-cell office:value-type="float" office:value="2401.27864640138">
            <text:p>2401.2786464014</text:p>
          </table:table-cell>
          <table:table-cell office:value-type="float" office:value="231">
            <text:p>231</text:p>
          </table:table-cell>
          <table:table-cell office:value-type="float" office:value="3717306">
            <text:p>3717306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16341">
            <text:p>116341</text:p>
          </table:table-cell>
          <table:table-cell office:value-type="float" office:value="8595.42207820115">
            <text:p>8595.4220782012</text:p>
          </table:table-cell>
          <table:table-cell office:value-type="float" office:value="500106">
            <text:p>500106</text:p>
          </table:table-cell>
          <table:table-cell office:value-type="float" office:value="4844.84988582421">
            <text:p>4844.8498858242</text:p>
          </table:table-cell>
          <table:table-cell office:value-type="float" office:value="326">
            <text:p>326</text:p>
          </table:table-cell>
          <table:table-cell office:value-type="float" office:value="2388033">
            <text:p>2388033</text:p>
          </table:table-cell>
          <table:table-cell table:formula="of:=1000*17" office:value-type="float" office:value="17000">
            <text:p>17000</text:p>
          </table:table-cell>
          <table:table-cell office:value-type="float" office:value="39">
            <text:p>39</text:p>
          </table:table-cell>
          <table:table-cell office:value-type="float" office:value="499894">
            <text:p>499894</text:p>
          </table:table-cell>
          <table:table-cell office:value-type="float" office:value="4381.1787518954">
            <text:p>4381.1787518954</text:p>
          </table:table-cell>
          <table:table-cell office:value-type="float" office:value="242">
            <text:p>242</text:p>
          </table:table-cell>
          <table:table-cell office:value-type="float" office:value="2432971">
            <text:p>2432971</text:p>
          </table:table-cell>
          <table:table-cell table:formula="of:=1000*15" office:value-type="float" office:value="15000">
            <text:p>15000</text:p>
          </table:table-cell>
          <table:table-cell office:value-type="float" office:value="37">
            <text:p>37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6407">
            <text:p>76407</text:p>
          </table:table-cell>
          <table:table-cell office:value-type="float" office:value="13087.806091065">
            <text:p>13087.806091065</text:p>
          </table:table-cell>
          <table:table-cell office:value-type="float" office:value="499709">
            <text:p>499709</text:p>
          </table:table-cell>
          <table:table-cell office:value-type="float" office:value="3216.5625353956">
            <text:p>3216.5625353956</text:p>
          </table:table-cell>
          <table:table-cell office:value-type="float" office:value="283">
            <text:p>283</text:p>
          </table:table-cell>
          <table:table-cell office:value-type="float" office:value="1736198">
            <text:p>1736198</text:p>
          </table:table-cell>
          <table:table-cell table:formula="of:=1000*6" office:value-type="float" office:value="6000">
            <text:p>6000</text:p>
          </table:table-cell>
          <table:table-cell office:value-type="float" office:value="14">
            <text:p>14</text:p>
          </table:table-cell>
          <table:table-cell office:value-type="float" office:value="500291">
            <text:p>500291</text:p>
          </table:table-cell>
          <table:table-cell office:value-type="float" office:value="2866.58619483461">
            <text:p>2866.5861948346</text:p>
          </table:table-cell>
          <table:table-cell office:value-type="float" office:value="242">
            <text:p>242</text:p>
          </table:table-cell>
          <table:table-cell office:value-type="float" office:value="1734664">
            <text:p>1734664</text:p>
          </table:table-cell>
          <table:table-cell table:formula="of:=1000*5" office:value-type="float" office:value="5000">
            <text:p>5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14341">
            <text:p>114341</text:p>
          </table:table-cell>
          <table:table-cell office:value-type="float" office:value="8745.76923413299">
            <text:p>8745.769234133</text:p>
          </table:table-cell>
          <table:table-cell office:value-type="float" office:value="500389">
            <text:p>500389</text:p>
          </table:table-cell>
          <table:table-cell office:value-type="float" office:value="5997.47351560486">
            <text:p>5997.4735156049</text:p>
          </table:table-cell>
          <table:table-cell office:value-type="float" office:value="300">
            <text:p>300</text:p>
          </table:table-cell>
          <table:table-cell office:value-type="float" office:value="1957144">
            <text:p>1957144</text:p>
          </table:table-cell>
          <table:table-cell table:formula="of:=1000*23" office:value-type="float" office:value="23000">
            <text:p>23000</text:p>
          </table:table-cell>
          <table:table-cell office:value-type="float" office:value="57">
            <text:p>57</text:p>
          </table:table-cell>
          <table:table-cell office:value-type="float" office:value="499611">
            <text:p>499611</text:p>
          </table:table-cell>
          <table:table-cell office:value-type="float" office:value="5280.59803527144">
            <text:p>5280.5980352714</text:p>
          </table:table-cell>
          <table:table-cell office:value-type="float" office:value="237">
            <text:p>237</text:p>
          </table:table-cell>
          <table:table-cell office:value-type="float" office:value="1897157">
            <text:p>1897157</text:p>
          </table:table-cell>
          <table:table-cell table:formula="of:=1000*21" office:value-type="float" office:value="21000">
            <text:p>21000</text:p>
          </table:table-cell>
          <table:table-cell office:value-type="float" office:value="52">
            <text:p>52</text:p>
          </table:table-cell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7516">
            <text:p>87516</text:p>
          </table:table-cell>
          <table:table-cell office:value-type="float" office:value="11426.4820147173">
            <text:p>11426.4820147173</text:p>
          </table:table-cell>
          <table:table-cell office:value-type="float" office:value="500919">
            <text:p>500919</text:p>
          </table:table-cell>
          <table:table-cell office:value-type="float" office:value="4529.30481974132">
            <text:p>4529.3048197413</text:p>
          </table:table-cell>
          <table:table-cell office:value-type="float" office:value="284">
            <text:p>284</text:p>
          </table:table-cell>
          <table:table-cell office:value-type="float" office:value="9811581">
            <text:p>9811581</text:p>
          </table:table-cell>
          <table:table-cell table:formula="of:=1000*7" office:value-type="float" office:value="7000">
            <text:p>7000</text:p>
          </table:table-cell>
          <table:table-cell office:value-type="float" office:value="15">
            <text:p>15</text:p>
          </table:table-cell>
          <table:table-cell office:value-type="float" office:value="499081">
            <text:p>499081</text:p>
          </table:table-cell>
          <table:table-cell office:value-type="float" office:value="4182.89074919702">
            <text:p>4182.890749197</text:p>
          </table:table-cell>
          <table:table-cell office:value-type="float" office:value="253">
            <text:p>253</text:p>
          </table:table-cell>
          <table:table-cell office:value-type="float" office:value="9813055">
            <text:p>9813055</text:p>
          </table:table-cell>
          <table:table-cell table:formula="of:=1000*7" office:value-type="float" office:value="7000">
            <text:p>7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76642">
            <text:p>76642</text:p>
          </table:table-cell>
          <table:table-cell office:value-type="float" office:value="13047.350016962">
            <text:p>13047.350016962</text:p>
          </table:table-cell>
          <table:table-cell office:value-type="float" office:value="500529">
            <text:p>500529</text:p>
          </table:table-cell>
          <table:table-cell office:value-type="float" office:value="5937.84665024404">
            <text:p>5937.846650244</text:p>
          </table:table-cell>
          <table:table-cell office:value-type="float" office:value="315">
            <text:p>315</text:p>
          </table:table-cell>
          <table:table-cell office:value-type="float" office:value="1930471">
            <text:p>1930471</text:p>
          </table:table-cell>
          <table:table-cell table:formula="of:=1000*11" office:value-type="float" office:value="11000">
            <text:p>11000</text:p>
          </table:table-cell>
          <table:table-cell office:value-type="float" office:value="33">
            <text:p>33</text:p>
          </table:table-cell>
          <table:table-cell office:value-type="float" office:value="499446">
            <text:p>499446</text:p>
          </table:table-cell>
          <table:table-cell office:value-type="float" office:value="5512.70575397541">
            <text:p>5512.7057539754</text:p>
          </table:table-cell>
          <table:table-cell office:value-type="float" office:value="240">
            <text:p>240</text:p>
          </table:table-cell>
          <table:table-cell office:value-type="float" office:value="2752723">
            <text:p>2752723</text:p>
          </table:table-cell>
          <table:table-cell table:formula="of:=1000*10" office:value-type="float" office:value="10000">
            <text:p>1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4317">
            <text:p>84317</text:p>
          </table:table-cell>
          <table:table-cell office:value-type="float" office:value="11860.0045068017">
            <text:p>11860.0045068017</text:p>
          </table:table-cell>
          <table:table-cell office:value-type="float" office:value="499776">
            <text:p>499776</text:p>
          </table:table-cell>
          <table:table-cell office:value-type="float" office:value="8698.21235913689">
            <text:p>8698.2123591369</text:p>
          </table:table-cell>
          <table:table-cell office:value-type="float" office:value="296">
            <text:p>296</text:p>
          </table:table-cell>
          <table:table-cell office:value-type="float" office:value="6358754">
            <text:p>6358754</text:p>
          </table:table-cell>
          <table:table-cell table:formula="of:=1000*14" office:value-type="float" office:value="14000">
            <text:p>14000</text:p>
          </table:table-cell>
          <table:table-cell office:value-type="float" office:value="44">
            <text:p>44</text:p>
          </table:table-cell>
          <table:table-cell office:value-type="float" office:value="500224">
            <text:p>500224</text:p>
          </table:table-cell>
          <table:table-cell office:value-type="float" office:value="8101.22289614253">
            <text:p>8101.2228961425</text:p>
          </table:table-cell>
          <table:table-cell office:value-type="float" office:value="295">
            <text:p>295</text:p>
          </table:table-cell>
          <table:table-cell office:value-type="float" office:value="5730455">
            <text:p>5730455</text:p>
          </table:table-cell>
          <table:table-cell table:formula="of:=1000*13" office:value-type="float" office:value="13000">
            <text:p>13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orkloada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14"/>
          <table:table-cell office:value-type="string">
            <text:p>workloada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88191">
            <text:p>88191</text:p>
          </table:table-cell>
          <table:table-cell office:value-type="float" office:value="11339.0255241465">
            <text:p>11339.0255241465</text:p>
          </table:table-cell>
          <table:table-cell office:value-type="float" office:value="499499">
            <text:p>499499</text:p>
          </table:table-cell>
          <table:table-cell office:value-type="float" office:value="11236.5355326037">
            <text:p>11236.5355326037</text:p>
          </table:table-cell>
          <table:table-cell office:value-type="float" office:value="355">
            <text:p>355</text:p>
          </table:table-cell>
          <table:table-cell office:value-type="float" office:value="4992158">
            <text:p>4992158</text:p>
          </table:table-cell>
          <table:table-cell table:formula="of:=1000*18" office:value-type="float" office:value="18000">
            <text:p>18000</text:p>
          </table:table-cell>
          <table:table-cell office:value-type="float" office:value="63">
            <text:p>63</text:p>
          </table:table-cell>
          <table:table-cell office:value-type="float" office:value="500501">
            <text:p>500501</text:p>
          </table:table-cell>
          <table:table-cell office:value-type="float" office:value="10612.0356003285">
            <text:p>10612.0356003285</text:p>
          </table:table-cell>
          <table:table-cell office:value-type="float" office:value="357">
            <text:p>357</text:p>
          </table:table-cell>
          <table:table-cell office:value-type="float" office:value="4890423">
            <text:p>4890423</text:p>
          </table:table-cell>
          <table:table-cell table:formula="of:=1000*17" office:value-type="float" office:value="17000">
            <text:p>17000</text:p>
          </table:table-cell>
          <table:table-cell office:value-type="float" office:value="59">
            <text:p>59</text:p>
          </table:table-cell>
        </table:table-row>
      </table:table>
      <table:table table:name="Workload 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table:number-columns-repeated="2" office:value-type="float" office:value="1">
            <text:p>1</text:p>
          </table:table-cell>
          <table:table-cell office:value-type="float" office:value="438060">
            <text:p>438060</text:p>
          </table:table-cell>
          <table:table-cell office:value-type="float" office:value="2282.79231155549">
            <text:p>2282.7923115555</text:p>
          </table:table-cell>
          <table:table-cell office:value-type="float" office:value="50196">
            <text:p>50196</text:p>
          </table:table-cell>
          <table:table-cell office:value-type="float" office:value="616.823711052674">
            <text:p>616.8237110527</text:p>
          </table:table-cell>
          <table:table-cell office:value-type="float" office:value="323">
            <text:p>323</text:p>
          </table:table-cell>
          <table:table-cell office:value-type="float" office:value="183948">
            <text:p>1839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804">
            <text:p>949804</text:p>
          </table:table-cell>
          <table:table-cell office:value-type="float" office:value="418.848148670673">
            <text:p>418.8481486707</text:p>
          </table:table-cell>
          <table:table-cell office:value-type="float" office:value="226">
            <text:p>226</text:p>
          </table:table-cell>
          <table:table-cell office:value-type="float" office:value="234343">
            <text:p>2343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1435">
            <text:p>441435</text:p>
          </table:table-cell>
          <table:table-cell office:value-type="float" office:value="2265.33917790841">
            <text:p>2265.3391779084</text:p>
          </table:table-cell>
          <table:table-cell office:value-type="float" office:value="49906">
            <text:p>49906</text:p>
          </table:table-cell>
          <table:table-cell office:value-type="float" office:value="2347.04502464634">
            <text:p>2347.0450246463</text:p>
          </table:table-cell>
          <table:table-cell office:value-type="float" office:value="347">
            <text:p>347</text:p>
          </table:table-cell>
          <table:table-cell office:value-type="float" office:value="682334">
            <text:p>68233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950094">
            <text:p>950094</text:p>
          </table:table-cell>
          <table:table-cell office:value-type="float" office:value="793.406788170434">
            <text:p>793.4067881704</text:p>
          </table:table-cell>
          <table:table-cell office:value-type="float" office:value="222">
            <text:p>222</text:p>
          </table:table-cell>
          <table:table-cell office:value-type="float" office:value="435774">
            <text:p>43577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239693">
            <text:p>239693</text:p>
          </table:table-cell>
          <table:table-cell office:value-type="float" office:value="4172.0033542907">
            <text:p>4172.0033542907</text:p>
          </table:table-cell>
          <table:table-cell office:value-type="float" office:value="50159">
            <text:p>50159</text:p>
          </table:table-cell>
          <table:table-cell office:value-type="float" office:value="731.932394983951">
            <text:p>731.932394984</text:p>
          </table:table-cell>
          <table:table-cell office:value-type="float" office:value="328">
            <text:p>328</text:p>
          </table:table-cell>
          <table:table-cell office:value-type="float" office:value="436806">
            <text:p>4368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841">
            <text:p>949841</text:p>
          </table:table-cell>
          <table:table-cell office:value-type="float" office:value="452.234960377579">
            <text:p>452.2349603776</text:p>
          </table:table-cell>
          <table:table-cell office:value-type="float" office:value="188">
            <text:p>188</text:p>
          </table:table-cell>
          <table:table-cell office:value-type="float" office:value="435958">
            <text:p>4359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0360">
            <text:p>270360</text:p>
          </table:table-cell>
          <table:table-cell office:value-type="float" office:value="3698.77200769345">
            <text:p>3698.7720076935</text:p>
          </table:table-cell>
          <table:table-cell office:value-type="float" office:value="49979">
            <text:p>49979</text:p>
          </table:table-cell>
          <table:table-cell office:value-type="float" office:value="2373.79463374617">
            <text:p>2373.7946337462</text:p>
          </table:table-cell>
          <table:table-cell office:value-type="float" office:value="348">
            <text:p>348</text:p>
          </table:table-cell>
          <table:table-cell office:value-type="float" office:value="347405">
            <text:p>34740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50021">
            <text:p>950021</text:p>
          </table:table-cell>
          <table:table-cell office:value-type="float" office:value="1281.55557403468">
            <text:p>1281.5555740347</text:p>
          </table:table-cell>
          <table:table-cell office:value-type="float" office:value="210">
            <text:p>210</text:p>
          </table:table-cell>
          <table:table-cell office:value-type="float" office:value="432178">
            <text:p>43217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4755">
            <text:p>284755</text:p>
          </table:table-cell>
          <table:table-cell office:value-type="float" office:value="3511.7908377377">
            <text:p>3511.7908377377</text:p>
          </table:table-cell>
          <table:table-cell office:value-type="float" office:value="49976">
            <text:p>49976</text:p>
          </table:table-cell>
          <table:table-cell office:value-type="float" office:value="4842.56122939011">
            <text:p>4842.5612293901</text:p>
          </table:table-cell>
          <table:table-cell office:value-type="float" office:value="352">
            <text:p>352</text:p>
          </table:table-cell>
          <table:table-cell office:value-type="float" office:value="676656">
            <text:p>67665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950024">
            <text:p>950024</text:p>
          </table:table-cell>
          <table:table-cell office:value-type="float" office:value="2713.0385421842">
            <text:p>2713.0385421842</text:p>
          </table:table-cell>
          <table:table-cell office:value-type="float" office:value="187">
            <text:p>187</text:p>
          </table:table-cell>
          <table:table-cell office:value-type="float" office:value="700984">
            <text:p>70098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2638">
            <text:p>52638</text:p>
          </table:table-cell>
          <table:table-cell office:value-type="float" office:value="18997.4923059387">
            <text:p>18997.4923059387</text:p>
          </table:table-cell>
          <table:table-cell office:value-type="float" office:value="49976">
            <text:p>49976</text:p>
          </table:table-cell>
          <table:table-cell office:value-type="float" office:value="857.732791740035">
            <text:p>857.73279174</text:p>
          </table:table-cell>
          <table:table-cell office:value-type="float" office:value="13">
            <text:p>13</text:p>
          </table:table-cell>
          <table:table-cell office:value-type="float" office:value="849152">
            <text:p>84915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50014">
            <text:p>950014</text:p>
          </table:table-cell>
          <table:table-cell office:value-type="float" office:value="663.990550665569">
            <text:p>663.9905506656</text:p>
          </table:table-cell>
          <table:table-cell office:value-type="float" office:value="10">
            <text:p>10</text:p>
          </table:table-cell>
          <table:table-cell office:value-type="float" office:value="848175">
            <text:p>84817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029">
            <text:p>46029</text:p>
          </table:table-cell>
          <table:table-cell office:value-type="float" office:value="21725.4339655435">
            <text:p>21725.4339655435</text:p>
          </table:table-cell>
          <table:table-cell office:value-type="float" office:value="49823">
            <text:p>49823</text:p>
          </table:table-cell>
          <table:table-cell office:value-type="float" office:value="1019.78102482789">
            <text:p>1019.7810248279</text:p>
          </table:table-cell>
          <table:table-cell office:value-type="float" office:value="12">
            <text:p>12</text:p>
          </table:table-cell>
          <table:table-cell office:value-type="float" office:value="811996">
            <text:p>81199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50177">
            <text:p>950177</text:p>
          </table:table-cell>
          <table:table-cell office:value-type="float" office:value="836.320091940765">
            <text:p>836.3200919408</text:p>
          </table:table-cell>
          <table:table-cell office:value-type="float" office:value="10">
            <text:p>10</text:p>
          </table:table-cell>
          <table:table-cell office:value-type="float" office:value="808871">
            <text:p>8088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3783">
            <text:p>43783</text:p>
          </table:table-cell>
          <table:table-cell office:value-type="float" office:value="22839.9150355161">
            <text:p>22839.9150355161</text:p>
          </table:table-cell>
          <table:table-cell office:value-type="float" office:value="49849">
            <text:p>49849</text:p>
          </table:table-cell>
          <table:table-cell office:value-type="float" office:value="1221.37896447271">
            <text:p>1221.3789644727</text:p>
          </table:table-cell>
          <table:table-cell office:value-type="float" office:value="12">
            <text:p>12</text:p>
          </table:table-cell>
          <table:table-cell office:value-type="float" office:value="783960">
            <text:p>7839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50151">
            <text:p>950151</text:p>
          </table:table-cell>
          <table:table-cell office:value-type="float" office:value="1043.79101532283">
            <text:p>1043.7910153228</text:p>
          </table:table-cell>
          <table:table-cell office:value-type="float" office:value="9">
            <text:p>9</text:p>
          </table:table-cell>
          <table:table-cell office:value-type="float" office:value="803042">
            <text:p>80304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3545">
            <text:p>43545</text:p>
          </table:table-cell>
          <table:table-cell office:value-type="float" office:value="22964.749110116">
            <text:p>22964.749110116</text:p>
          </table:table-cell>
          <table:table-cell office:value-type="float" office:value="50229">
            <text:p>50229</text:p>
          </table:table-cell>
          <table:table-cell office:value-type="float" office:value="2435.1008182524">
            <text:p>2435.1008182524</text:p>
          </table:table-cell>
          <table:table-cell office:value-type="float" office:value="13">
            <text:p>13</text:p>
          </table:table-cell>
          <table:table-cell office:value-type="float" office:value="1779678">
            <text:p>177967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49771">
            <text:p>949771</text:p>
          </table:table-cell>
          <table:table-cell office:value-type="float" office:value="2092.0525210814">
            <text:p>2092.0525210814</text:p>
          </table:table-cell>
          <table:table-cell office:value-type="float" office:value="10">
            <text:p>10</text:p>
          </table:table-cell>
          <table:table-cell office:value-type="float" office:value="1792693">
            <text:p>179269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92753">
            <text:p>92753</text:p>
          </table:table-cell>
          <table:table-cell office:value-type="float" office:value="10781.3224370101">
            <text:p>10781.3224370101</text:p>
          </table:table-cell>
          <table:table-cell office:value-type="float" office:value="49870">
            <text:p>49870</text:p>
          </table:table-cell>
          <table:table-cell office:value-type="float" office:value="1083.04930820132">
            <text:p>1083.0493082013</text:p>
          </table:table-cell>
          <table:table-cell office:value-type="float" office:value="357">
            <text:p>357</text:p>
          </table:table-cell>
          <table:table-cell office:value-type="float" office:value="1418172">
            <text:p>14181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0130">
            <text:p>950130</text:p>
          </table:table-cell>
          <table:table-cell office:value-type="float" office:value="890.590270805048">
            <text:p>890.590270805</text:p>
          </table:table-cell>
          <table:table-cell office:value-type="float" office:value="203">
            <text:p>203</text:p>
          </table:table-cell>
          <table:table-cell office:value-type="float" office:value="1418548">
            <text:p>14185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3498">
            <text:p>103498</text:p>
          </table:table-cell>
          <table:table-cell office:value-type="float" office:value="9661.92583431564">
            <text:p>9661.9258343156</text:p>
          </table:table-cell>
          <table:table-cell office:value-type="float" office:value="49998">
            <text:p>49998</text:p>
          </table:table-cell>
          <table:table-cell office:value-type="float" office:value="1854.02510100404">
            <text:p>1854.025101004</text:p>
          </table:table-cell>
          <table:table-cell office:value-type="float" office:value="376">
            <text:p>376</text:p>
          </table:table-cell>
          <table:table-cell office:value-type="float" office:value="959985">
            <text:p>95998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49992">
            <text:p>949992</text:p>
          </table:table-cell>
          <table:table-cell office:value-type="float" office:value="1517.36850205054">
            <text:p>1517.3685020505</text:p>
          </table:table-cell>
          <table:table-cell office:value-type="float" office:value="221">
            <text:p>221</text:p>
          </table:table-cell>
          <table:table-cell office:value-type="float" office:value="962884">
            <text:p>96288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8163">
            <text:p>98163</text:p>
          </table:table-cell>
          <table:table-cell office:value-type="float" office:value="10187.1377199148">
            <text:p>10187.1377199148</text:p>
          </table:table-cell>
          <table:table-cell office:value-type="float" office:value="50205">
            <text:p>50205</text:p>
          </table:table-cell>
          <table:table-cell office:value-type="float" office:value="2278.75665770342">
            <text:p>2278.7566577034</text:p>
          </table:table-cell>
          <table:table-cell office:value-type="float" office:value="345">
            <text:p>345</text:p>
          </table:table-cell>
          <table:table-cell office:value-type="float" office:value="918564">
            <text:p>91856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49795">
            <text:p>949795</text:p>
          </table:table-cell>
          <table:table-cell office:value-type="float" office:value="1921.72248748414">
            <text:p>1921.7224874841</text:p>
          </table:table-cell>
          <table:table-cell office:value-type="float" office:value="237">
            <text:p>237</text:p>
          </table:table-cell>
          <table:table-cell office:value-type="float" office:value="923398">
            <text:p>92339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2504">
            <text:p>92504</text:p>
          </table:table-cell>
          <table:table-cell office:value-type="float" office:value="10810.235233071">
            <text:p>10810.235233071</text:p>
          </table:table-cell>
          <table:table-cell office:value-type="float" office:value="50068">
            <text:p>50068</text:p>
          </table:table-cell>
          <table:table-cell office:value-type="float" office:value="3212.40560837261">
            <text:p>3212.4056083726</text:p>
          </table:table-cell>
          <table:table-cell office:value-type="float" office:value="358">
            <text:p>358</text:p>
          </table:table-cell>
          <table:table-cell office:value-type="float" office:value="553506">
            <text:p>55350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49922">
            <text:p>949922</text:p>
          </table:table-cell>
          <table:table-cell office:value-type="float" office:value="2722.59515623388">
            <text:p>2722.5951562339</text:p>
          </table:table-cell>
          <table:table-cell office:value-type="float" office:value="223">
            <text:p>223</text:p>
          </table:table-cell>
          <table:table-cell office:value-type="float" office:value="555053">
            <text:p>55505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2727">
            <text:p>92727</text:p>
          </table:table-cell>
          <table:table-cell office:value-type="float" office:value="10784.3454441533">
            <text:p>10784.3454441533</text:p>
          </table:table-cell>
          <table:table-cell office:value-type="float" office:value="50136">
            <text:p>50136</text:p>
          </table:table-cell>
          <table:table-cell office:value-type="float" office:value="4374.98428275092">
            <text:p>4374.9842827509</text:p>
          </table:table-cell>
          <table:table-cell office:value-type="float" office:value="363">
            <text:p>363</text:p>
          </table:table-cell>
          <table:table-cell office:value-type="float" office:value="456779">
            <text:p>45677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949864">
            <text:p>949864</text:p>
          </table:table-cell>
          <table:table-cell office:value-type="float" office:value="3636.05265280082">
            <text:p>3636.0526528008</text:p>
          </table:table-cell>
          <table:table-cell office:value-type="float" office:value="209">
            <text:p>209</text:p>
          </table:table-cell>
          <table:table-cell office:value-type="float" office:value="472225">
            <text:p>47222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5040">
            <text:p>95040</text:p>
          </table:table-cell>
          <table:table-cell office:value-type="float" office:value="10521.8855218855">
            <text:p>10521.8855218855</text:p>
          </table:table-cell>
          <table:table-cell office:value-type="float" office:value="50017">
            <text:p>50017</text:p>
          </table:table-cell>
          <table:table-cell office:value-type="float" office:value="5795.59381810185">
            <text:p>5795.5938181019</text:p>
          </table:table-cell>
          <table:table-cell office:value-type="float" office:value="367">
            <text:p>367</text:p>
          </table:table-cell>
          <table:table-cell office:value-type="float" office:value="924361">
            <text:p>92436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949983">
            <text:p>949983</text:p>
          </table:table-cell>
          <table:table-cell office:value-type="float" office:value="4648.75393454409">
            <text:p>4648.7539345441</text:p>
          </table:table-cell>
          <table:table-cell office:value-type="float" office:value="199">
            <text:p>199</text:p>
          </table:table-cell>
          <table:table-cell office:value-type="float" office:value="980471">
            <text:p>98047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4756">
            <text:p>34756</text:p>
          </table:table-cell>
          <table:table-cell office:value-type="float" office:value="28771.2912878352">
            <text:p>28771.2912878352</text:p>
          </table:table-cell>
          <table:table-cell office:value-type="float" office:value="50287">
            <text:p>50287</text:p>
          </table:table-cell>
          <table:table-cell office:value-type="float" office:value="2537.47511285223">
            <text:p>2537.4751128522</text:p>
          </table:table-cell>
          <table:table-cell office:value-type="float" office:value="13">
            <text:p>13</text:p>
          </table:table-cell>
          <table:table-cell office:value-type="float" office:value="2906968">
            <text:p>290696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949688">
            <text:p>949688</text:p>
          </table:table-cell>
          <table:table-cell office:value-type="float" office:value="2121.07348518671">
            <text:p>2121.0734851867</text:p>
          </table:table-cell>
          <table:table-cell office:value-type="float" office:value="10">
            <text:p>10</text:p>
          </table:table-cell>
          <table:table-cell office:value-type="float" office:value="3385842">
            <text:p>338584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803">
            <text:p>25803</text:p>
          </table:table-cell>
          <table:table-cell office:value-type="float" office:value="38755.1835057939">
            <text:p>38755.1835057939</text:p>
          </table:table-cell>
          <table:table-cell office:value-type="float" office:value="50105">
            <text:p>50105</text:p>
          </table:table-cell>
          <table:table-cell office:value-type="float" office:value="2823.16545254965">
            <text:p>2823.1654525497</text:p>
          </table:table-cell>
          <table:table-cell office:value-type="float" office:value="12">
            <text:p>12</text:p>
          </table:table-cell>
          <table:table-cell office:value-type="float" office:value="1705178">
            <text:p>170517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949895">
            <text:p>949895</text:p>
          </table:table-cell>
          <table:table-cell office:value-type="float" office:value="2322.80655019765">
            <text:p>2322.8065501977</text:p>
          </table:table-cell>
          <table:table-cell office:value-type="float" office:value="9">
            <text:p>9</text:p>
          </table:table-cell>
          <table:table-cell office:value-type="float" office:value="1683913">
            <text:p>16839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30201">
            <text:p>30201</text:p>
          </table:table-cell>
          <table:table-cell office:value-type="float" office:value="33111.4863746234">
            <text:p>33111.4863746234</text:p>
          </table:table-cell>
          <table:table-cell office:value-type="float" office:value="50190">
            <text:p>50190</text:p>
          </table:table-cell>
          <table:table-cell office:value-type="float" office:value="4116.91902769476">
            <text:p>4116.9190276948</text:p>
          </table:table-cell>
          <table:table-cell office:value-type="float" office:value="11">
            <text:p>11</text:p>
          </table:table-cell>
          <table:table-cell office:value-type="float" office:value="3782086">
            <text:p>378208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949810">
            <text:p>949810</text:p>
          </table:table-cell>
          <table:table-cell office:value-type="float" office:value="3283.36085532896">
            <text:p>3283.360855329</text:p>
          </table:table-cell>
          <table:table-cell office:value-type="float" office:value="10">
            <text:p>10</text:p>
          </table:table-cell>
          <table:table-cell office:value-type="float" office:value="3828449">
            <text:p>382844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22032">
            <text:p>422032</text:p>
          </table:table-cell>
          <table:table-cell office:value-type="float" office:value="2369.48856958714">
            <text:p>2369.4885695871</text:p>
          </table:table-cell>
          <table:table-cell office:value-type="float" office:value="50247">
            <text:p>50247</text:p>
          </table:table-cell>
          <table:table-cell office:value-type="float" office:value="453.38471948574">
            <text:p>453.3847194857</text:p>
          </table:table-cell>
          <table:table-cell office:value-type="float" office:value="251">
            <text:p>251</text:p>
          </table:table-cell>
          <table:table-cell office:value-type="float" office:value="1164413">
            <text:p>1164413</text:p>
          </table:table-cell>
          <table:table-cell table:number-columns-repeated="2" office:value-type="float" office:value="0">
            <text:p>0</text:p>
          </table:table-cell>
          <table:table-cell office:value-type="float" office:value="949753">
            <text:p>949753</text:p>
          </table:table-cell>
          <table:table-cell office:value-type="float" office:value="417.035141768439">
            <text:p>417.0351417684</text:p>
          </table:table-cell>
          <table:table-cell office:value-type="float" office:value="215">
            <text:p>215</text:p>
          </table:table-cell>
          <table:table-cell office:value-type="float" office:value="65831">
            <text:p>65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6070">
            <text:p>216070</text:p>
          </table:table-cell>
          <table:table-cell office:value-type="float" office:value="4628.12977275883">
            <text:p>4628.1297727588</text:p>
          </table:table-cell>
          <table:table-cell office:value-type="float" office:value="49986">
            <text:p>49986</text:p>
          </table:table-cell>
          <table:table-cell office:value-type="float" office:value="456.966870723803">
            <text:p>456.9668707238</text:p>
          </table:table-cell>
          <table:table-cell office:value-type="float" office:value="203">
            <text:p>203</text:p>
          </table:table-cell>
          <table:table-cell office:value-type="float" office:value="672754">
            <text:p>6727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014">
            <text:p>950014</text:p>
          </table:table-cell>
          <table:table-cell office:value-type="float" office:value="427.177081600903">
            <text:p>427.1770816009</text:p>
          </table:table-cell>
          <table:table-cell office:value-type="float" office:value="196">
            <text:p>196</text:p>
          </table:table-cell>
          <table:table-cell office:value-type="float" office:value="672751">
            <text:p>6727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15755">
            <text:p>215755</text:p>
          </table:table-cell>
          <table:table-cell office:value-type="float" office:value="4634.88679289008">
            <text:p>4634.8867928901</text:p>
          </table:table-cell>
          <table:table-cell office:value-type="float" office:value="49764">
            <text:p>49764</text:p>
          </table:table-cell>
          <table:table-cell office:value-type="float" office:value="467.945563057632">
            <text:p>467.9455630576</text:p>
          </table:table-cell>
          <table:table-cell office:value-type="float" office:value="213">
            <text:p>213</text:p>
          </table:table-cell>
          <table:table-cell office:value-type="float" office:value="668551">
            <text:p>668551</text:p>
          </table:table-cell>
          <table:table-cell table:number-columns-repeated="2" office:value-type="float" office:value="0">
            <text:p>0</text:p>
          </table:table-cell>
          <table:table-cell office:value-type="float" office:value="950236">
            <text:p>950236</text:p>
          </table:table-cell>
          <table:table-cell office:value-type="float" office:value="425.972267941859">
            <text:p>425.9722679419</text:p>
          </table:table-cell>
          <table:table-cell office:value-type="float" office:value="186">
            <text:p>186</text:p>
          </table:table-cell>
          <table:table-cell office:value-type="float" office:value="668237">
            <text:p>6682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4213">
            <text:p>134213</text:p>
          </table:table-cell>
          <table:table-cell office:value-type="float" office:value="7450.84306289257">
            <text:p>7450.8430628926</text:p>
          </table:table-cell>
          <table:table-cell office:value-type="float" office:value="49722">
            <text:p>49722</text:p>
          </table:table-cell>
          <table:table-cell office:value-type="float" office:value="810.961304854994">
            <text:p>810.961304855</text:p>
          </table:table-cell>
          <table:table-cell office:value-type="float" office:value="249">
            <text:p>249</text:p>
          </table:table-cell>
          <table:table-cell office:value-type="float" office:value="1144449">
            <text:p>11444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278">
            <text:p>950278</text:p>
          </table:table-cell>
          <table:table-cell office:value-type="float" office:value="658.437909748516">
            <text:p>658.4379097485</text:p>
          </table:table-cell>
          <table:table-cell office:value-type="float" office:value="212">
            <text:p>212</text:p>
          </table:table-cell>
          <table:table-cell office:value-type="float" office:value="1145502">
            <text:p>1145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1696">
            <text:p>81696</text:p>
          </table:table-cell>
          <table:table-cell office:value-type="float" office:value="12240.5013709362">
            <text:p>12240.5013709362</text:p>
          </table:table-cell>
          <table:table-cell office:value-type="float" office:value="50180">
            <text:p>50180</text:p>
          </table:table-cell>
          <table:table-cell office:value-type="float" office:value="950.877241929055">
            <text:p>950.8772419291</text:p>
          </table:table-cell>
          <table:table-cell office:value-type="float" office:value="269">
            <text:p>269</text:p>
          </table:table-cell>
          <table:table-cell office:value-type="float" office:value="1734341">
            <text:p>1734341</text:p>
          </table:table-cell>
          <table:table-cell table:number-columns-repeated="2" office:value-type="float" office:value="1">
            <text:p>1</text:p>
          </table:table-cell>
          <table:table-cell office:value-type="float" office:value="949820">
            <text:p>949820</text:p>
          </table:table-cell>
          <table:table-cell office:value-type="float" office:value="804.674384620244">
            <text:p>804.6743846202</text:p>
          </table:table-cell>
          <table:table-cell office:value-type="float" office:value="202">
            <text:p>202</text:p>
          </table:table-cell>
          <table:table-cell office:value-type="float" office:value="1734876">
            <text:p>173487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830">
            <text:p>67830</text:p>
          </table:table-cell>
          <table:table-cell office:value-type="float" office:value="14742.5917735515">
            <text:p>14742.5917735515</text:p>
          </table:table-cell>
          <table:table-cell office:value-type="float" office:value="50117">
            <text:p>50117</text:p>
          </table:table-cell>
          <table:table-cell office:value-type="float" office:value="1080.22144182613">
            <text:p>1080.2214418261</text:p>
          </table:table-cell>
          <table:table-cell office:value-type="float" office:value="241">
            <text:p>241</text:p>
          </table:table-cell>
          <table:table-cell office:value-type="float" office:value="1630633">
            <text:p>16306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873">
            <text:p>949873</text:p>
          </table:table-cell>
          <table:table-cell office:value-type="float" office:value="1008.62107881791">
            <text:p>1008.6210788179</text:p>
          </table:table-cell>
          <table:table-cell office:value-type="float" office:value="231">
            <text:p>231</text:p>
          </table:table-cell>
          <table:table-cell office:value-type="float" office:value="1632611">
            <text:p>16326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7817">
            <text:p>67817</text:p>
          </table:table-cell>
          <table:table-cell office:value-type="float" office:value="14745.5652712447">
            <text:p>14745.5652712447</text:p>
          </table:table-cell>
          <table:table-cell office:value-type="float" office:value="50034">
            <text:p>50034</text:p>
          </table:table-cell>
          <table:table-cell office:value-type="float" office:value="1446.53701482992">
            <text:p>1446.5370148299</text:p>
          </table:table-cell>
          <table:table-cell office:value-type="float" office:value="321">
            <text:p>321</text:p>
          </table:table-cell>
          <table:table-cell office:value-type="float" office:value="3375385">
            <text:p>33753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49966">
            <text:p>949966</text:p>
          </table:table-cell>
          <table:table-cell office:value-type="float" office:value="1345.56531286383">
            <text:p>1345.5653128638</text:p>
          </table:table-cell>
          <table:table-cell office:value-type="float" office:value="236">
            <text:p>236</text:p>
          </table:table-cell>
          <table:table-cell office:value-type="float" office:value="3379735">
            <text:p>337973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2345">
            <text:p>62345</text:p>
          </table:table-cell>
          <table:table-cell office:value-type="float" office:value="16039.7786510546">
            <text:p>16039.7786510546</text:p>
          </table:table-cell>
          <table:table-cell office:value-type="float" office:value="50425">
            <text:p>50425</text:p>
          </table:table-cell>
          <table:table-cell office:value-type="float" office:value="1785.90258800198">
            <text:p>1785.902588002</text:p>
          </table:table-cell>
          <table:table-cell office:value-type="float" office:value="317">
            <text:p>317</text:p>
          </table:table-cell>
          <table:table-cell office:value-type="float" office:value="1717125">
            <text:p>17171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49575">
            <text:p>949575</text:p>
          </table:table-cell>
          <table:table-cell office:value-type="float" office:value="1537.46432456625">
            <text:p>1537.4643245663</text:p>
          </table:table-cell>
          <table:table-cell office:value-type="float" office:value="237">
            <text:p>237</text:p>
          </table:table-cell>
          <table:table-cell office:value-type="float" office:value="1718657">
            <text:p>171865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7412">
            <text:p>47412</text:p>
          </table:table-cell>
          <table:table-cell office:value-type="float" office:value="21091.7067409095">
            <text:p>21091.7067409095</text:p>
          </table:table-cell>
          <table:table-cell office:value-type="float" office:value="49980">
            <text:p>49980</text:p>
          </table:table-cell>
          <table:table-cell office:value-type="float" office:value="2499.69409763906">
            <text:p>2499.6940976391</text:p>
          </table:table-cell>
          <table:table-cell office:value-type="float" office:value="386">
            <text:p>386</text:p>
          </table:table-cell>
          <table:table-cell office:value-type="float" office:value="168447">
            <text:p>16844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50020">
            <text:p>950020</text:p>
          </table:table-cell>
          <table:table-cell office:value-type="float" office:value="2349.01554177807">
            <text:p>2349.0155417781</text:p>
          </table:table-cell>
          <table:table-cell office:value-type="float" office:value="287">
            <text:p>287</text:p>
          </table:table-cell>
          <table:table-cell office:value-type="float" office:value="169529">
            <text:p>1695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88725">
            <text:p>88725</text:p>
          </table:table-cell>
          <table:table-cell office:value-type="float" office:value="11270.7805015497">
            <text:p>11270.7805015497</text:p>
          </table:table-cell>
          <table:table-cell office:value-type="float" office:value="50139">
            <text:p>50139</text:p>
          </table:table-cell>
          <table:table-cell office:value-type="float" office:value="986.674684377431">
            <text:p>986.6746843774</text:p>
          </table:table-cell>
          <table:table-cell office:value-type="float" office:value="255">
            <text:p>255</text:p>
          </table:table-cell>
          <table:table-cell office:value-type="float" office:value="952178">
            <text:p>952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861">
            <text:p>949861</text:p>
          </table:table-cell>
          <table:table-cell office:value-type="float" office:value="876.016347655078">
            <text:p>876.0163476551</text:p>
          </table:table-cell>
          <table:table-cell office:value-type="float" office:value="211">
            <text:p>211</text:p>
          </table:table-cell>
          <table:table-cell office:value-type="float" office:value="952543">
            <text:p>9525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7785">
            <text:p>87785</text:p>
          </table:table-cell>
          <table:table-cell office:value-type="float" office:value="11391.3538759469">
            <text:p>11391.3538759469</text:p>
          </table:table-cell>
          <table:table-cell office:value-type="float" office:value="50037">
            <text:p>50037</text:p>
          </table:table-cell>
          <table:table-cell office:value-type="float" office:value="1817.49969022923">
            <text:p>1817.4996902292</text:p>
          </table:table-cell>
          <table:table-cell office:value-type="float" office:value="272">
            <text:p>272</text:p>
          </table:table-cell>
          <table:table-cell office:value-type="float" office:value="2447725">
            <text:p>24477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9953">
            <text:p>949953</text:p>
          </table:table-cell>
          <table:table-cell office:value-type="float" office:value="1278.6905194257">
            <text:p>1278.6905194257</text:p>
          </table:table-cell>
          <table:table-cell office:value-type="float" office:value="211">
            <text:p>211</text:p>
          </table:table-cell>
          <table:table-cell office:value-type="float" office:value="2448060">
            <text:p>24480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2546">
            <text:p>62546</text:p>
          </table:table-cell>
          <table:table-cell office:value-type="float" office:value="15988.2326607617">
            <text:p>15988.2326607617</text:p>
          </table:table-cell>
          <table:table-cell office:value-type="float" office:value="49771">
            <text:p>49771</text:p>
          </table:table-cell>
          <table:table-cell office:value-type="float" office:value="1378.49739808322">
            <text:p>1378.4973980832</text:p>
          </table:table-cell>
          <table:table-cell office:value-type="float" office:value="315">
            <text:p>315</text:p>
          </table:table-cell>
          <table:table-cell office:value-type="float" office:value="744683">
            <text:p>74468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50229">
            <text:p>950229</text:p>
          </table:table-cell>
          <table:table-cell office:value-type="float" office:value="1235.78775852979">
            <text:p>1235.7877585298</text:p>
          </table:table-cell>
          <table:table-cell office:value-type="float" office:value="227">
            <text:p>227</text:p>
          </table:table-cell>
          <table:table-cell office:value-type="float" office:value="748275">
            <text:p>7482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6847">
            <text:p>56847</text:p>
          </table:table-cell>
          <table:table-cell office:value-type="float" office:value="17590.9018945591">
            <text:p>17590.9018945591</text:p>
          </table:table-cell>
          <table:table-cell office:value-type="float" office:value="49601">
            <text:p>49601</text:p>
          </table:table-cell>
          <table:table-cell office:value-type="float" office:value="1984.21316102498">
            <text:p>1984.213161025</text:p>
          </table:table-cell>
          <table:table-cell office:value-type="float" office:value="338">
            <text:p>338</text:p>
          </table:table-cell>
          <table:table-cell office:value-type="float" office:value="1355364">
            <text:p>13553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50389">
            <text:p>950389</text:p>
          </table:table-cell>
          <table:table-cell office:value-type="float" office:value="1680.61615822574">
            <text:p>1680.6161582257</text:p>
          </table:table-cell>
          <table:table-cell office:value-type="float" office:value="212">
            <text:p>212</text:p>
          </table:table-cell>
          <table:table-cell office:value-type="float" office:value="1371057">
            <text:p>137105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2390">
            <text:p>52390</text:p>
          </table:table-cell>
          <table:table-cell office:value-type="float" office:value="19087.6121397213">
            <text:p>19087.6121397213</text:p>
          </table:table-cell>
          <table:table-cell office:value-type="float" office:value="49863">
            <text:p>49863</text:p>
          </table:table-cell>
          <table:table-cell office:value-type="float" office:value="2729.8826384293">
            <text:p>2729.8826384293</text:p>
          </table:table-cell>
          <table:table-cell office:value-type="float" office:value="343">
            <text:p>343</text:p>
          </table:table-cell>
          <table:table-cell office:value-type="float" office:value="5768719">
            <text:p>57687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50137">
            <text:p>950137</text:p>
          </table:table-cell>
          <table:table-cell office:value-type="float" office:value="2049.82013856949">
            <text:p>2049.8201385695</text:p>
          </table:table-cell>
          <table:table-cell office:value-type="float" office:value="235">
            <text:p>235</text:p>
          </table:table-cell>
          <table:table-cell office:value-type="float" office:value="5769385">
            <text:p>576938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5139">
            <text:p>45139</text:p>
          </table:table-cell>
          <table:table-cell office:value-type="float" office:value="22153.791621436">
            <text:p>22153.791621436</text:p>
          </table:table-cell>
          <table:table-cell office:value-type="float" office:value="49950">
            <text:p>49950</text:p>
          </table:table-cell>
          <table:table-cell office:value-type="float" office:value="2799.94304304304">
            <text:p>2799.943043043</text:p>
          </table:table-cell>
          <table:table-cell office:value-type="float" office:value="343">
            <text:p>343</text:p>
          </table:table-cell>
          <table:table-cell office:value-type="float" office:value="1755222">
            <text:p>17552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50050">
            <text:p>950050</text:p>
          </table:table-cell>
          <table:table-cell office:value-type="float" office:value="2213.67888111152">
            <text:p>2213.6788811115</text:p>
          </table:table-cell>
          <table:table-cell office:value-type="float" office:value="252">
            <text:p>252</text:p>
          </table:table-cell>
          <table:table-cell office:value-type="float" office:value="1985327">
            <text:p>198532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45200">
            <text:p>45200</text:p>
          </table:table-cell>
          <table:table-cell office:value-type="float" office:value="22123.3407079646">
            <text:p>22123.3407079646</text:p>
          </table:table-cell>
          <table:table-cell office:value-type="float" office:value="50012">
            <text:p>50012</text:p>
          </table:table-cell>
          <table:table-cell office:value-type="float" office:value="3939.43083659922">
            <text:p>3939.4308365992</text:p>
          </table:table-cell>
          <table:table-cell office:value-type="float" office:value="347">
            <text:p>347</text:p>
          </table:table-cell>
          <table:table-cell office:value-type="float" office:value="3771409">
            <text:p>377140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49963">
            <text:p>949963</text:p>
          </table:table-cell>
          <table:table-cell office:value-type="float" office:value="3341.17187300979">
            <text:p>3341.1718730098</text:p>
          </table:table-cell>
          <table:table-cell office:value-type="float" office:value="248">
            <text:p>248</text:p>
          </table:table-cell>
          <table:table-cell office:value-type="float" office:value="5279040">
            <text:p>52790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3148">
            <text:p>43148</text:p>
          </table:table-cell>
          <table:table-cell office:value-type="float" office:value="23176.0452396403">
            <text:p>23176.0452396403</text:p>
          </table:table-cell>
          <table:table-cell office:value-type="float" office:value="49706">
            <text:p>49706</text:p>
          </table:table-cell>
          <table:table-cell office:value-type="float" office:value="5253.81915664105">
            <text:p>5253.8191566411</text:p>
          </table:table-cell>
          <table:table-cell office:value-type="float" office:value="314">
            <text:p>314</text:p>
          </table:table-cell>
          <table:table-cell office:value-type="float" office:value="2215458">
            <text:p>221545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50294">
            <text:p>950294</text:p>
          </table:table-cell>
          <table:table-cell office:value-type="float" office:value="4237.70091045508">
            <text:p>4237.7009104551</text:p>
          </table:table-cell>
          <table:table-cell office:value-type="float" office:value="276">
            <text:p>276</text:p>
          </table:table-cell>
          <table:table-cell office:value-type="float" office:value="2223182">
            <text:p>222318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50097">
            <text:p>50097</text:p>
          </table:table-cell>
          <table:table-cell office:value-type="float" office:value="19961.2751262551">
            <text:p>19961.2751262551</text:p>
          </table:table-cell>
          <table:table-cell office:value-type="float" office:value="50060">
            <text:p>50060</text:p>
          </table:table-cell>
          <table:table-cell office:value-type="float" office:value="7866.66981622054">
            <text:p>7866.6698162205</text:p>
          </table:table-cell>
          <table:table-cell office:value-type="float" office:value="320">
            <text:p>320</text:p>
          </table:table-cell>
          <table:table-cell office:value-type="float" office:value="3906613">
            <text:p>390661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49940">
            <text:p>949940</text:p>
          </table:table-cell>
          <table:table-cell office:value-type="float" office:value="6134.51595469188">
            <text:p>6134.5159546919</text:p>
          </table:table-cell>
          <table:table-cell office:value-type="float" office:value="260">
            <text:p>260</text:p>
          </table:table-cell>
          <table:table-cell office:value-type="float" office:value="3906659">
            <text:p>390665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</table:table>
      <table:table table:name="Workload B Charts" table:style-name="ta1">
        <table:shapes>
          <draw:frame draw:z-index="0" draw:style-name="gr1" svg:width="9in" svg:height="5in" svg:x="0in" svg:y="3.4031in">
            <draw:object draw:notify-on-update-of-ranges="'Workload B Charts'.C2:'Workload B Charts'.D19 'Workload B Charts'.L1:'Workload B Charts'.L1 'Workload B Charts'.AA2:'Workload B Charts'.AA19 'Workload B Charts'.M1:'Workload B Charts'.M1 'Workload B Charts'.AC2:'Workload B Charts'.AC19 'Workload B Charts'.T2:'Workload B Charts'.T2 'Workload B Charts'.Z2:'Workload B Charts'.Z19 'Workload B Charts'.H1:'Workload B Charts'.H1 'Workload B Charts'.I2:'Workload B Charts'.I19 'Workload B Charts'.I1:'Workload B Charts'.I1 'Workload B Charts'.K2:'Workload B Charts'.K19 'Workload B Charts'.B2:'Workload B Charts'.B2 'Workload B Charts'.H2:'Workload B Charts'.H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9in" svg:height="5in" svg:x="9.8465in" svg:y="3.361in">
            <draw:object draw:notify-on-update-of-ranges="'Workload B Charts'.C2:'Workload B Charts'.D19 'Workload B Charts'.L1:'Workload B Charts'.L1 'Workload B Charts'.AG2:'Workload B Charts'.AG19 'Workload B Charts'.M1:'Workload B Charts'.M1 'Workload B Charts'.AI2:'Workload B Charts'.AI19 'Workload B Charts'.T2:'Workload B Charts'.T2 'Workload B Charts'.AF2:'Workload B Charts'.AF19 'Workload B Charts'.H1:'Workload B Charts'.H1 'Workload B Charts'.O2:'Workload B Charts'.O19 'Workload B Charts'.I1:'Workload B Charts'.I1 'Workload B Charts'.Q2:'Workload B Charts'.Q19 'Workload B Charts'.B2:'Workload B Charts'.B2 'Workload B Charts'.N2:'Workload B Charts'.N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9in" svg:height="5in" svg:x="0.0768in" svg:y="8.928in">
            <draw:object draw:notify-on-update-of-ranges="'Workload B Charts'.C2:'Workload B Charts'.D19 'Workload B Charts'.T2:'Workload B Charts'.T2 'Workload B Charts'.X2:'Workload B Charts'.X19 'Workload B Charts'.B2:'Workload B Charts'.B2 'Workload B Charts'.F2:'Workload B Charts'.F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3" table:number-columns-repeated="18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-legacy</text:p>
          </table:table-cell>
          <table:table-cell table:number-columns-repeated="2" office:value-type="float" office:value="1">
            <text:p>1</text:p>
          </table:table-cell>
          <table:table-cell office:value-type="float" office:value="438060">
            <text:p>438060</text:p>
          </table:table-cell>
          <table:table-cell office:value-type="float" office:value="2282.79231155549">
            <text:p>2282.7923115555</text:p>
          </table:table-cell>
          <table:table-cell office:value-type="float" office:value="50196">
            <text:p>50196</text:p>
          </table:table-cell>
          <table:table-cell office:value-type="float" office:value="616.823711052674">
            <text:p>616.8237110527</text:p>
          </table:table-cell>
          <table:table-cell office:value-type="float" office:value="323">
            <text:p>323</text:p>
          </table:table-cell>
          <table:table-cell office:value-type="float" office:value="183948">
            <text:p>1839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804">
            <text:p>949804</text:p>
          </table:table-cell>
          <table:table-cell office:value-type="float" office:value="418.848148670673">
            <text:p>418.8481486707</text:p>
          </table:table-cell>
          <table:table-cell office:value-type="float" office:value="226">
            <text:p>226</text:p>
          </table:table-cell>
          <table:table-cell office:value-type="float" office:value="234343">
            <text:p>2343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22032">
            <text:p>422032</text:p>
          </table:table-cell>
          <table:table-cell office:value-type="float" office:value="2369.48856958714">
            <text:p>2369.4885695871</text:p>
          </table:table-cell>
          <table:table-cell office:value-type="float" office:value="50247">
            <text:p>50247</text:p>
          </table:table-cell>
          <table:table-cell office:value-type="float" office:value="453.38471948574">
            <text:p>453.3847194857</text:p>
          </table:table-cell>
          <table:table-cell office:value-type="float" office:value="251">
            <text:p>251</text:p>
          </table:table-cell>
          <table:table-cell office:value-type="float" office:value="1164413">
            <text:p>1164413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49753">
            <text:p>949753</text:p>
          </table:table-cell>
          <table:table-cell office:value-type="float" office:value="417.035141768439">
            <text:p>417.0351417684</text:p>
          </table:table-cell>
          <table:table-cell office:value-type="float" office:value="215">
            <text:p>215</text:p>
          </table:table-cell>
          <table:table-cell office:value-type="float" office:value="65831">
            <text:p>65831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1435">
            <text:p>441435</text:p>
          </table:table-cell>
          <table:table-cell office:value-type="float" office:value="2265.33917790841">
            <text:p>2265.3391779084</text:p>
          </table:table-cell>
          <table:table-cell office:value-type="float" office:value="49906">
            <text:p>49906</text:p>
          </table:table-cell>
          <table:table-cell office:value-type="float" office:value="2347.04502464634">
            <text:p>2347.0450246463</text:p>
          </table:table-cell>
          <table:table-cell office:value-type="float" office:value="347">
            <text:p>347</text:p>
          </table:table-cell>
          <table:table-cell office:value-type="float" office:value="682334">
            <text:p>682334</text:p>
          </table:table-cell>
          <table:table-cell table:formula="of:=1000*10" office:value-type="float" office:value="10000">
            <text:p>10000</text:p>
          </table:table-cell>
          <table:table-cell office:value-type="float" office:value="22">
            <text:p>22</text:p>
          </table:table-cell>
          <table:table-cell office:value-type="float" office:value="950094">
            <text:p>950094</text:p>
          </table:table-cell>
          <table:table-cell office:value-type="float" office:value="793.406788170434">
            <text:p>793.4067881704</text:p>
          </table:table-cell>
          <table:table-cell office:value-type="float" office:value="222">
            <text:p>222</text:p>
          </table:table-cell>
          <table:table-cell office:value-type="float" office:value="435774">
            <text:p>43577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6070">
            <text:p>216070</text:p>
          </table:table-cell>
          <table:table-cell office:value-type="float" office:value="4628.12977275883">
            <text:p>4628.1297727588</text:p>
          </table:table-cell>
          <table:table-cell office:value-type="float" office:value="49986">
            <text:p>49986</text:p>
          </table:table-cell>
          <table:table-cell office:value-type="float" office:value="456.966870723803">
            <text:p>456.9668707238</text:p>
          </table:table-cell>
          <table:table-cell office:value-type="float" office:value="203">
            <text:p>203</text:p>
          </table:table-cell>
          <table:table-cell office:value-type="float" office:value="672754">
            <text:p>672754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014">
            <text:p>950014</text:p>
          </table:table-cell>
          <table:table-cell office:value-type="float" office:value="427.177081600903">
            <text:p>427.1770816009</text:p>
          </table:table-cell>
          <table:table-cell office:value-type="float" office:value="196">
            <text:p>196</text:p>
          </table:table-cell>
          <table:table-cell office:value-type="float" office:value="672751">
            <text:p>672751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239693">
            <text:p>239693</text:p>
          </table:table-cell>
          <table:table-cell office:value-type="float" office:value="4172.0033542907">
            <text:p>4172.0033542907</text:p>
          </table:table-cell>
          <table:table-cell office:value-type="float" office:value="50159">
            <text:p>50159</text:p>
          </table:table-cell>
          <table:table-cell office:value-type="float" office:value="731.932394983951">
            <text:p>731.932394984</text:p>
          </table:table-cell>
          <table:table-cell office:value-type="float" office:value="328">
            <text:p>328</text:p>
          </table:table-cell>
          <table:table-cell office:value-type="float" office:value="436806">
            <text:p>436806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841">
            <text:p>949841</text:p>
          </table:table-cell>
          <table:table-cell office:value-type="float" office:value="452.234960377579">
            <text:p>452.2349603776</text:p>
          </table:table-cell>
          <table:table-cell office:value-type="float" office:value="188">
            <text:p>188</text:p>
          </table:table-cell>
          <table:table-cell office:value-type="float" office:value="435958">
            <text:p>4359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15755">
            <text:p>215755</text:p>
          </table:table-cell>
          <table:table-cell office:value-type="float" office:value="4634.88679289008">
            <text:p>4634.8867928901</text:p>
          </table:table-cell>
          <table:table-cell office:value-type="float" office:value="49764">
            <text:p>49764</text:p>
          </table:table-cell>
          <table:table-cell office:value-type="float" office:value="467.945563057632">
            <text:p>467.9455630576</text:p>
          </table:table-cell>
          <table:table-cell office:value-type="float" office:value="213">
            <text:p>213</text:p>
          </table:table-cell>
          <table:table-cell office:value-type="float" office:value="668551">
            <text:p>668551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0236">
            <text:p>950236</text:p>
          </table:table-cell>
          <table:table-cell office:value-type="float" office:value="425.972267941859">
            <text:p>425.9722679419</text:p>
          </table:table-cell>
          <table:table-cell office:value-type="float" office:value="186">
            <text:p>186</text:p>
          </table:table-cell>
          <table:table-cell office:value-type="float" office:value="668237">
            <text:p>668237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0360">
            <text:p>270360</text:p>
          </table:table-cell>
          <table:table-cell office:value-type="float" office:value="3698.77200769345">
            <text:p>3698.7720076935</text:p>
          </table:table-cell>
          <table:table-cell office:value-type="float" office:value="49979">
            <text:p>49979</text:p>
          </table:table-cell>
          <table:table-cell office:value-type="float" office:value="2373.79463374617">
            <text:p>2373.7946337462</text:p>
          </table:table-cell>
          <table:table-cell office:value-type="float" office:value="348">
            <text:p>348</text:p>
          </table:table-cell>
          <table:table-cell office:value-type="float" office:value="347405">
            <text:p>347405</text:p>
          </table:table-cell>
          <table:table-cell table:formula="of:=1000*5"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float" office:value="950021">
            <text:p>950021</text:p>
          </table:table-cell>
          <table:table-cell office:value-type="float" office:value="1281.55557403468">
            <text:p>1281.5555740347</text:p>
          </table:table-cell>
          <table:table-cell office:value-type="float" office:value="210">
            <text:p>210</text:p>
          </table:table-cell>
          <table:table-cell office:value-type="float" office:value="432178">
            <text:p>432178</text:p>
          </table:table-cell>
          <table:table-cell table:formula="of:=1000*4"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4213">
            <text:p>134213</text:p>
          </table:table-cell>
          <table:table-cell office:value-type="float" office:value="7450.84306289257">
            <text:p>7450.8430628926</text:p>
          </table:table-cell>
          <table:table-cell office:value-type="float" office:value="49722">
            <text:p>49722</text:p>
          </table:table-cell>
          <table:table-cell office:value-type="float" office:value="810.961304854994">
            <text:p>810.961304855</text:p>
          </table:table-cell>
          <table:table-cell office:value-type="float" office:value="249">
            <text:p>249</text:p>
          </table:table-cell>
          <table:table-cell office:value-type="float" office:value="1144449">
            <text:p>1144449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278">
            <text:p>950278</text:p>
          </table:table-cell>
          <table:table-cell office:value-type="float" office:value="658.437909748516">
            <text:p>658.4379097485</text:p>
          </table:table-cell>
          <table:table-cell office:value-type="float" office:value="212">
            <text:p>212</text:p>
          </table:table-cell>
          <table:table-cell office:value-type="float" office:value="1145502">
            <text:p>1145502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4755">
            <text:p>284755</text:p>
          </table:table-cell>
          <table:table-cell office:value-type="float" office:value="3511.7908377377">
            <text:p>3511.7908377377</text:p>
          </table:table-cell>
          <table:table-cell office:value-type="float" office:value="49976">
            <text:p>49976</text:p>
          </table:table-cell>
          <table:table-cell office:value-type="float" office:value="4842.56122939011">
            <text:p>4842.5612293901</text:p>
          </table:table-cell>
          <table:table-cell office:value-type="float" office:value="352">
            <text:p>352</text:p>
          </table:table-cell>
          <table:table-cell office:value-type="float" office:value="676656">
            <text:p>676656</text:p>
          </table:table-cell>
          <table:table-cell table:formula="of:=1000*13" office:value-type="float" office:value="13000">
            <text:p>13000</text:p>
          </table:table-cell>
          <table:table-cell office:value-type="float" office:value="20">
            <text:p>20</text:p>
          </table:table-cell>
          <table:table-cell office:value-type="float" office:value="950024">
            <text:p>950024</text:p>
          </table:table-cell>
          <table:table-cell office:value-type="float" office:value="2713.0385421842">
            <text:p>2713.0385421842</text:p>
          </table:table-cell>
          <table:table-cell office:value-type="float" office:value="187">
            <text:p>187</text:p>
          </table:table-cell>
          <table:table-cell office:value-type="float" office:value="700984">
            <text:p>700984</text:p>
          </table:table-cell>
          <table:table-cell table:formula="of:=1000*10" office:value-type="float" office:value="10000">
            <text:p>10000</text:p>
          </table:table-cell>
          <table:table-cell office:value-type="float" office:value="17">
            <text:p>17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1696">
            <text:p>81696</text:p>
          </table:table-cell>
          <table:table-cell office:value-type="float" office:value="12240.5013709362">
            <text:p>12240.5013709362</text:p>
          </table:table-cell>
          <table:table-cell office:value-type="float" office:value="50180">
            <text:p>50180</text:p>
          </table:table-cell>
          <table:table-cell office:value-type="float" office:value="950.877241929055">
            <text:p>950.8772419291</text:p>
          </table:table-cell>
          <table:table-cell office:value-type="float" office:value="269">
            <text:p>269</text:p>
          </table:table-cell>
          <table:table-cell office:value-type="float" office:value="1734341">
            <text:p>1734341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949820">
            <text:p>949820</text:p>
          </table:table-cell>
          <table:table-cell office:value-type="float" office:value="804.674384620244">
            <text:p>804.6743846202</text:p>
          </table:table-cell>
          <table:table-cell office:value-type="float" office:value="202">
            <text:p>202</text:p>
          </table:table-cell>
          <table:table-cell office:value-type="float" office:value="1734876">
            <text:p>1734876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830">
            <text:p>67830</text:p>
          </table:table-cell>
          <table:table-cell office:value-type="float" office:value="14742.5917735515">
            <text:p>14742.5917735515</text:p>
          </table:table-cell>
          <table:table-cell office:value-type="float" office:value="50117">
            <text:p>50117</text:p>
          </table:table-cell>
          <table:table-cell office:value-type="float" office:value="1080.22144182613">
            <text:p>1080.2214418261</text:p>
          </table:table-cell>
          <table:table-cell office:value-type="float" office:value="241">
            <text:p>241</text:p>
          </table:table-cell>
          <table:table-cell office:value-type="float" office:value="1630633">
            <text:p>1630633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49873">
            <text:p>949873</text:p>
          </table:table-cell>
          <table:table-cell office:value-type="float" office:value="1008.62107881791">
            <text:p>1008.6210788179</text:p>
          </table:table-cell>
          <table:table-cell office:value-type="float" office:value="231">
            <text:p>231</text:p>
          </table:table-cell>
          <table:table-cell office:value-type="float" office:value="1632611">
            <text:p>1632611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7817">
            <text:p>67817</text:p>
          </table:table-cell>
          <table:table-cell office:value-type="float" office:value="14745.5652712447">
            <text:p>14745.5652712447</text:p>
          </table:table-cell>
          <table:table-cell office:value-type="float" office:value="50034">
            <text:p>50034</text:p>
          </table:table-cell>
          <table:table-cell office:value-type="float" office:value="1446.53701482992">
            <text:p>1446.5370148299</text:p>
          </table:table-cell>
          <table:table-cell office:value-type="float" office:value="321">
            <text:p>321</text:p>
          </table:table-cell>
          <table:table-cell office:value-type="float" office:value="3375385">
            <text:p>3375385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49966">
            <text:p>949966</text:p>
          </table:table-cell>
          <table:table-cell office:value-type="float" office:value="1345.56531286383">
            <text:p>1345.5653128638</text:p>
          </table:table-cell>
          <table:table-cell office:value-type="float" office:value="236">
            <text:p>236</text:p>
          </table:table-cell>
          <table:table-cell office:value-type="float" office:value="3379735">
            <text:p>3379735</text:p>
          </table:table-cell>
          <table:table-cell table:formula="of:=1000*2"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2345">
            <text:p>62345</text:p>
          </table:table-cell>
          <table:table-cell office:value-type="float" office:value="16039.7786510546">
            <text:p>16039.7786510546</text:p>
          </table:table-cell>
          <table:table-cell office:value-type="float" office:value="50425">
            <text:p>50425</text:p>
          </table:table-cell>
          <table:table-cell office:value-type="float" office:value="1785.90258800198">
            <text:p>1785.902588002</text:p>
          </table:table-cell>
          <table:table-cell office:value-type="float" office:value="317">
            <text:p>317</text:p>
          </table:table-cell>
          <table:table-cell office:value-type="float" office:value="1717125">
            <text:p>1717125</text:p>
          </table:table-cell>
          <table:table-cell table:formula="of:=1000*3"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949575">
            <text:p>949575</text:p>
          </table:table-cell>
          <table:table-cell office:value-type="float" office:value="1537.46432456625">
            <text:p>1537.4643245663</text:p>
          </table:table-cell>
          <table:table-cell office:value-type="float" office:value="237">
            <text:p>237</text:p>
          </table:table-cell>
          <table:table-cell office:value-type="float" office:value="1718657">
            <text:p>1718657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7412">
            <text:p>47412</text:p>
          </table:table-cell>
          <table:table-cell office:value-type="float" office:value="21091.7067409095">
            <text:p>21091.7067409095</text:p>
          </table:table-cell>
          <table:table-cell office:value-type="float" office:value="49980">
            <text:p>49980</text:p>
          </table:table-cell>
          <table:table-cell office:value-type="float" office:value="2499.69409763906">
            <text:p>2499.6940976391</text:p>
          </table:table-cell>
          <table:table-cell office:value-type="float" office:value="386">
            <text:p>386</text:p>
          </table:table-cell>
          <table:table-cell office:value-type="float" office:value="168447">
            <text:p>168447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950020">
            <text:p>950020</text:p>
          </table:table-cell>
          <table:table-cell office:value-type="float" office:value="2349.01554177807">
            <text:p>2349.0155417781</text:p>
          </table:table-cell>
          <table:table-cell office:value-type="float" office:value="287">
            <text:p>287</text:p>
          </table:table-cell>
          <table:table-cell office:value-type="float" office:value="169529">
            <text:p>169529</text:p>
          </table:table-cell>
          <table:table-cell table:formula="of:=1000*5" office:value-type="float" office:value="5000">
            <text:p>5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92753">
            <text:p>92753</text:p>
          </table:table-cell>
          <table:table-cell office:value-type="float" office:value="10781.3224370101">
            <text:p>10781.3224370101</text:p>
          </table:table-cell>
          <table:table-cell office:value-type="float" office:value="49870">
            <text:p>49870</text:p>
          </table:table-cell>
          <table:table-cell office:value-type="float" office:value="1083.04930820132">
            <text:p>1083.0493082013</text:p>
          </table:table-cell>
          <table:table-cell office:value-type="float" office:value="357">
            <text:p>357</text:p>
          </table:table-cell>
          <table:table-cell office:value-type="float" office:value="1418172">
            <text:p>1418172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50130">
            <text:p>950130</text:p>
          </table:table-cell>
          <table:table-cell office:value-type="float" office:value="890.590270805048">
            <text:p>890.590270805</text:p>
          </table:table-cell>
          <table:table-cell office:value-type="float" office:value="203">
            <text:p>203</text:p>
          </table:table-cell>
          <table:table-cell office:value-type="float" office:value="1418548">
            <text:p>1418548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88725">
            <text:p>88725</text:p>
          </table:table-cell>
          <table:table-cell office:value-type="float" office:value="11270.7805015497">
            <text:p>11270.7805015497</text:p>
          </table:table-cell>
          <table:table-cell office:value-type="float" office:value="50139">
            <text:p>50139</text:p>
          </table:table-cell>
          <table:table-cell office:value-type="float" office:value="986.674684377431">
            <text:p>986.6746843774</text:p>
          </table:table-cell>
          <table:table-cell office:value-type="float" office:value="255">
            <text:p>255</text:p>
          </table:table-cell>
          <table:table-cell office:value-type="float" office:value="952178">
            <text:p>952178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49861">
            <text:p>949861</text:p>
          </table:table-cell>
          <table:table-cell office:value-type="float" office:value="876.016347655078">
            <text:p>876.0163476551</text:p>
          </table:table-cell>
          <table:table-cell office:value-type="float" office:value="211">
            <text:p>211</text:p>
          </table:table-cell>
          <table:table-cell office:value-type="float" office:value="952543">
            <text:p>952543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3498">
            <text:p>103498</text:p>
          </table:table-cell>
          <table:table-cell office:value-type="float" office:value="9661.92583431564">
            <text:p>9661.9258343156</text:p>
          </table:table-cell>
          <table:table-cell office:value-type="float" office:value="49998">
            <text:p>49998</text:p>
          </table:table-cell>
          <table:table-cell office:value-type="float" office:value="1854.02510100404">
            <text:p>1854.025101004</text:p>
          </table:table-cell>
          <table:table-cell office:value-type="float" office:value="376">
            <text:p>376</text:p>
          </table:table-cell>
          <table:table-cell office:value-type="float" office:value="959985">
            <text:p>959985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949992">
            <text:p>949992</text:p>
          </table:table-cell>
          <table:table-cell office:value-type="float" office:value="1517.36850205054">
            <text:p>1517.3685020505</text:p>
          </table:table-cell>
          <table:table-cell office:value-type="float" office:value="221">
            <text:p>221</text:p>
          </table:table-cell>
          <table:table-cell office:value-type="float" office:value="962884">
            <text:p>962884</text:p>
          </table:table-cell>
          <table:table-cell table:formula="of:=1000*3"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7785">
            <text:p>87785</text:p>
          </table:table-cell>
          <table:table-cell office:value-type="float" office:value="11391.3538759469">
            <text:p>11391.3538759469</text:p>
          </table:table-cell>
          <table:table-cell office:value-type="float" office:value="50037">
            <text:p>50037</text:p>
          </table:table-cell>
          <table:table-cell office:value-type="float" office:value="1817.49969022923">
            <text:p>1817.4996902292</text:p>
          </table:table-cell>
          <table:table-cell office:value-type="float" office:value="272">
            <text:p>272</text:p>
          </table:table-cell>
          <table:table-cell office:value-type="float" office:value="2447725">
            <text:p>2447725</text:p>
          </table:table-cell>
          <table:table-cell table:formula="of:=1000*3"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949953">
            <text:p>949953</text:p>
          </table:table-cell>
          <table:table-cell office:value-type="float" office:value="1278.6905194257">
            <text:p>1278.6905194257</text:p>
          </table:table-cell>
          <table:table-cell office:value-type="float" office:value="211">
            <text:p>211</text:p>
          </table:table-cell>
          <table:table-cell office:value-type="float" office:value="2448060">
            <text:p>2448060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8163">
            <text:p>98163</text:p>
          </table:table-cell>
          <table:table-cell office:value-type="float" office:value="10187.1377199148">
            <text:p>10187.1377199148</text:p>
          </table:table-cell>
          <table:table-cell office:value-type="float" office:value="50205">
            <text:p>50205</text:p>
          </table:table-cell>
          <table:table-cell office:value-type="float" office:value="2278.75665770342">
            <text:p>2278.7566577034</text:p>
          </table:table-cell>
          <table:table-cell office:value-type="float" office:value="345">
            <text:p>345</text:p>
          </table:table-cell>
          <table:table-cell office:value-type="float" office:value="918564">
            <text:p>918564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949795">
            <text:p>949795</text:p>
          </table:table-cell>
          <table:table-cell office:value-type="float" office:value="1921.72248748414">
            <text:p>1921.7224874841</text:p>
          </table:table-cell>
          <table:table-cell office:value-type="float" office:value="237">
            <text:p>237</text:p>
          </table:table-cell>
          <table:table-cell office:value-type="float" office:value="923398">
            <text:p>923398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2546">
            <text:p>62546</text:p>
          </table:table-cell>
          <table:table-cell office:value-type="float" office:value="15988.2326607617">
            <text:p>15988.2326607617</text:p>
          </table:table-cell>
          <table:table-cell office:value-type="float" office:value="49771">
            <text:p>49771</text:p>
          </table:table-cell>
          <table:table-cell office:value-type="float" office:value="1378.49739808322">
            <text:p>1378.4973980832</text:p>
          </table:table-cell>
          <table:table-cell office:value-type="float" office:value="315">
            <text:p>315</text:p>
          </table:table-cell>
          <table:table-cell office:value-type="float" office:value="744683">
            <text:p>744683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50229">
            <text:p>950229</text:p>
          </table:table-cell>
          <table:table-cell office:value-type="float" office:value="1235.78775852979">
            <text:p>1235.7877585298</text:p>
          </table:table-cell>
          <table:table-cell office:value-type="float" office:value="227">
            <text:p>227</text:p>
          </table:table-cell>
          <table:table-cell office:value-type="float" office:value="748275">
            <text:p>748275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2504">
            <text:p>92504</text:p>
          </table:table-cell>
          <table:table-cell office:value-type="float" office:value="10810.235233071">
            <text:p>10810.235233071</text:p>
          </table:table-cell>
          <table:table-cell office:value-type="float" office:value="50068">
            <text:p>50068</text:p>
          </table:table-cell>
          <table:table-cell office:value-type="float" office:value="3212.40560837261">
            <text:p>3212.4056083726</text:p>
          </table:table-cell>
          <table:table-cell office:value-type="float" office:value="358">
            <text:p>358</text:p>
          </table:table-cell>
          <table:table-cell office:value-type="float" office:value="553506">
            <text:p>553506</text:p>
          </table:table-cell>
          <table:table-cell table:formula="of:=1000*9" office:value-type="float" office:value="9000">
            <text:p>9000</text:p>
          </table:table-cell>
          <table:table-cell office:value-type="float" office:value="16">
            <text:p>16</text:p>
          </table:table-cell>
          <table:table-cell office:value-type="float" office:value="949922">
            <text:p>949922</text:p>
          </table:table-cell>
          <table:table-cell office:value-type="float" office:value="2722.59515623388">
            <text:p>2722.5951562339</text:p>
          </table:table-cell>
          <table:table-cell office:value-type="float" office:value="223">
            <text:p>223</text:p>
          </table:table-cell>
          <table:table-cell office:value-type="float" office:value="555053">
            <text:p>555053</text:p>
          </table:table-cell>
          <table:table-cell table:formula="of:=1000*8" office:value-type="float" office:value="8000">
            <text:p>8000</text:p>
          </table:table-cell>
          <table:table-cell office:value-type="float" office:value="14">
            <text:p>14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6847">
            <text:p>56847</text:p>
          </table:table-cell>
          <table:table-cell office:value-type="float" office:value="17590.9018945591">
            <text:p>17590.9018945591</text:p>
          </table:table-cell>
          <table:table-cell office:value-type="float" office:value="49601">
            <text:p>49601</text:p>
          </table:table-cell>
          <table:table-cell office:value-type="float" office:value="1984.21316102498">
            <text:p>1984.213161025</text:p>
          </table:table-cell>
          <table:table-cell office:value-type="float" office:value="338">
            <text:p>338</text:p>
          </table:table-cell>
          <table:table-cell office:value-type="float" office:value="1355364">
            <text:p>1355364</text:p>
          </table:table-cell>
          <table:table-cell table:formula="of:=1000*2"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950389">
            <text:p>950389</text:p>
          </table:table-cell>
          <table:table-cell office:value-type="float" office:value="1680.61615822574">
            <text:p>1680.6161582257</text:p>
          </table:table-cell>
          <table:table-cell office:value-type="float" office:value="212">
            <text:p>212</text:p>
          </table:table-cell>
          <table:table-cell office:value-type="float" office:value="1371057">
            <text:p>1371057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2727">
            <text:p>92727</text:p>
          </table:table-cell>
          <table:table-cell office:value-type="float" office:value="10784.3454441533">
            <text:p>10784.3454441533</text:p>
          </table:table-cell>
          <table:table-cell office:value-type="float" office:value="50136">
            <text:p>50136</text:p>
          </table:table-cell>
          <table:table-cell office:value-type="float" office:value="4374.98428275092">
            <text:p>4374.9842827509</text:p>
          </table:table-cell>
          <table:table-cell office:value-type="float" office:value="363">
            <text:p>363</text:p>
          </table:table-cell>
          <table:table-cell office:value-type="float" office:value="456779">
            <text:p>456779</text:p>
          </table:table-cell>
          <table:table-cell table:formula="of:=1000*15" office:value-type="float" office:value="15000">
            <text:p>15000</text:p>
          </table:table-cell>
          <table:table-cell office:value-type="float" office:value="30">
            <text:p>30</text:p>
          </table:table-cell>
          <table:table-cell office:value-type="float" office:value="949864">
            <text:p>949864</text:p>
          </table:table-cell>
          <table:table-cell office:value-type="float" office:value="3636.05265280082">
            <text:p>3636.0526528008</text:p>
          </table:table-cell>
          <table:table-cell office:value-type="float" office:value="209">
            <text:p>209</text:p>
          </table:table-cell>
          <table:table-cell office:value-type="float" office:value="472225">
            <text:p>472225</text:p>
          </table:table-cell>
          <table:table-cell table:formula="of:=1000*13" office:value-type="float" office:value="13000">
            <text:p>13000</text:p>
          </table:table-cell>
          <table:table-cell office:value-type="float" office:value="28">
            <text:p>28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2390">
            <text:p>52390</text:p>
          </table:table-cell>
          <table:table-cell office:value-type="float" office:value="19087.6121397213">
            <text:p>19087.6121397213</text:p>
          </table:table-cell>
          <table:table-cell office:value-type="float" office:value="49863">
            <text:p>49863</text:p>
          </table:table-cell>
          <table:table-cell office:value-type="float" office:value="2729.8826384293">
            <text:p>2729.8826384293</text:p>
          </table:table-cell>
          <table:table-cell office:value-type="float" office:value="343">
            <text:p>343</text:p>
          </table:table-cell>
          <table:table-cell office:value-type="float" office:value="5768719">
            <text:p>5768719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950137">
            <text:p>950137</text:p>
          </table:table-cell>
          <table:table-cell office:value-type="float" office:value="2049.82013856949">
            <text:p>2049.8201385695</text:p>
          </table:table-cell>
          <table:table-cell office:value-type="float" office:value="235">
            <text:p>235</text:p>
          </table:table-cell>
          <table:table-cell office:value-type="float" office:value="5769385">
            <text:p>5769385</text:p>
          </table:table-cell>
          <table:table-cell table:formula="of:=1000*2"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5040">
            <text:p>95040</text:p>
          </table:table-cell>
          <table:table-cell office:value-type="float" office:value="10521.8855218855">
            <text:p>10521.8855218855</text:p>
          </table:table-cell>
          <table:table-cell office:value-type="float" office:value="50017">
            <text:p>50017</text:p>
          </table:table-cell>
          <table:table-cell office:value-type="float" office:value="5795.59381810185">
            <text:p>5795.5938181019</text:p>
          </table:table-cell>
          <table:table-cell office:value-type="float" office:value="367">
            <text:p>367</text:p>
          </table:table-cell>
          <table:table-cell office:value-type="float" office:value="924361">
            <text:p>924361</text:p>
          </table:table-cell>
          <table:table-cell table:formula="of:=1000*22" office:value-type="float" office:value="22000">
            <text:p>22000</text:p>
          </table:table-cell>
          <table:table-cell office:value-type="float" office:value="47">
            <text:p>47</text:p>
          </table:table-cell>
          <table:table-cell office:value-type="float" office:value="949983">
            <text:p>949983</text:p>
          </table:table-cell>
          <table:table-cell office:value-type="float" office:value="4648.75393454409">
            <text:p>4648.7539345441</text:p>
          </table:table-cell>
          <table:table-cell office:value-type="float" office:value="199">
            <text:p>199</text:p>
          </table:table-cell>
          <table:table-cell office:value-type="float" office:value="980471">
            <text:p>980471</text:p>
          </table:table-cell>
          <table:table-cell table:formula="of:=1000*19" office:value-type="float" office:value="19000">
            <text:p>19000</text:p>
          </table:table-cell>
          <table:table-cell office:value-type="float" office:value="42">
            <text:p>42</text:p>
          </table:table-cell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5139">
            <text:p>45139</text:p>
          </table:table-cell>
          <table:table-cell office:value-type="float" office:value="22153.791621436">
            <text:p>22153.791621436</text:p>
          </table:table-cell>
          <table:table-cell office:value-type="float" office:value="49950">
            <text:p>49950</text:p>
          </table:table-cell>
          <table:table-cell office:value-type="float" office:value="2799.94304304304">
            <text:p>2799.943043043</text:p>
          </table:table-cell>
          <table:table-cell office:value-type="float" office:value="343">
            <text:p>343</text:p>
          </table:table-cell>
          <table:table-cell office:value-type="float" office:value="1755222">
            <text:p>1755222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950050">
            <text:p>950050</text:p>
          </table:table-cell>
          <table:table-cell office:value-type="float" office:value="2213.67888111152">
            <text:p>2213.6788811115</text:p>
          </table:table-cell>
          <table:table-cell office:value-type="float" office:value="252">
            <text:p>252</text:p>
          </table:table-cell>
          <table:table-cell office:value-type="float" office:value="1985327">
            <text:p>1985327</text:p>
          </table:table-cell>
          <table:table-cell table:formula="of:=1000*3" office:value-type="float" office:value="3000">
            <text:p>3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45200">
            <text:p>45200</text:p>
          </table:table-cell>
          <table:table-cell office:value-type="float" office:value="22123.3407079646">
            <text:p>22123.3407079646</text:p>
          </table:table-cell>
          <table:table-cell office:value-type="float" office:value="50012">
            <text:p>50012</text:p>
          </table:table-cell>
          <table:table-cell office:value-type="float" office:value="3939.43083659922">
            <text:p>3939.4308365992</text:p>
          </table:table-cell>
          <table:table-cell office:value-type="float" office:value="347">
            <text:p>347</text:p>
          </table:table-cell>
          <table:table-cell office:value-type="float" office:value="3771409">
            <text:p>3771409</text:p>
          </table:table-cell>
          <table:table-cell table:formula="of:=1000*6" office:value-type="float" office:value="6000">
            <text:p>6000</text:p>
          </table:table-cell>
          <table:table-cell office:value-type="float" office:value="9">
            <text:p>9</text:p>
          </table:table-cell>
          <table:table-cell office:value-type="float" office:value="949963">
            <text:p>949963</text:p>
          </table:table-cell>
          <table:table-cell office:value-type="float" office:value="3341.17187300979">
            <text:p>3341.1718730098</text:p>
          </table:table-cell>
          <table:table-cell office:value-type="float" office:value="248">
            <text:p>248</text:p>
          </table:table-cell>
          <table:table-cell office:value-type="float" office:value="5279040">
            <text:p>5279040</text:p>
          </table:table-cell>
          <table:table-cell table:formula="of:=1000*5" office:value-type="float" office:value="5000">
            <text:p>5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3148">
            <text:p>43148</text:p>
          </table:table-cell>
          <table:table-cell office:value-type="float" office:value="23176.0452396403">
            <text:p>23176.0452396403</text:p>
          </table:table-cell>
          <table:table-cell office:value-type="float" office:value="49706">
            <text:p>49706</text:p>
          </table:table-cell>
          <table:table-cell office:value-type="float" office:value="5253.81915664105">
            <text:p>5253.8191566411</text:p>
          </table:table-cell>
          <table:table-cell office:value-type="float" office:value="314">
            <text:p>314</text:p>
          </table:table-cell>
          <table:table-cell office:value-type="float" office:value="2215458">
            <text:p>2215458</text:p>
          </table:table-cell>
          <table:table-cell table:formula="of:=1000*10" office:value-type="float" office:value="10000">
            <text:p>10000</text:p>
          </table:table-cell>
          <table:table-cell office:value-type="float" office:value="15">
            <text:p>15</text:p>
          </table:table-cell>
          <table:table-cell office:value-type="float" office:value="950294">
            <text:p>950294</text:p>
          </table:table-cell>
          <table:table-cell office:value-type="float" office:value="4237.70091045508">
            <text:p>4237.7009104551</text:p>
          </table:table-cell>
          <table:table-cell office:value-type="float" office:value="276">
            <text:p>276</text:p>
          </table:table-cell>
          <table:table-cell office:value-type="float" office:value="2223182">
            <text:p>2223182</text:p>
          </table:table-cell>
          <table:table-cell table:formula="of:=1000*9" office:value-type="float" office:value="9000">
            <text:p>9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b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14"/>
          <table:table-cell office:value-type="string">
            <text:p>workloadb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50097">
            <text:p>50097</text:p>
          </table:table-cell>
          <table:table-cell office:value-type="float" office:value="19961.2751262551">
            <text:p>19961.2751262551</text:p>
          </table:table-cell>
          <table:table-cell office:value-type="float" office:value="50060">
            <text:p>50060</text:p>
          </table:table-cell>
          <table:table-cell office:value-type="float" office:value="7866.66981622054">
            <text:p>7866.6698162205</text:p>
          </table:table-cell>
          <table:table-cell office:value-type="float" office:value="320">
            <text:p>320</text:p>
          </table:table-cell>
          <table:table-cell office:value-type="float" office:value="3906613">
            <text:p>3906613</text:p>
          </table:table-cell>
          <table:table-cell table:formula="of:=1000*13" office:value-type="float" office:value="13000">
            <text:p>13000</text:p>
          </table:table-cell>
          <table:table-cell office:value-type="float" office:value="22">
            <text:p>22</text:p>
          </table:table-cell>
          <table:table-cell office:value-type="float" office:value="949940">
            <text:p>949940</text:p>
          </table:table-cell>
          <table:table-cell office:value-type="float" office:value="6134.51595469188">
            <text:p>6134.5159546919</text:p>
          </table:table-cell>
          <table:table-cell office:value-type="float" office:value="260">
            <text:p>260</text:p>
          </table:table-cell>
          <table:table-cell office:value-type="float" office:value="3906659">
            <text:p>3906659</text:p>
          </table:table-cell>
          <table:table-cell table:formula="of:=1000*12" office:value-type="float" office:value="12000">
            <text:p>12000</text:p>
          </table:table-cell>
          <table:table-cell office:value-type="float" office:value="20">
            <text:p>20</text:p>
          </table:table-cell>
        </table:table-row>
      </table:table>
      <table:table table:name="Workload 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table:number-columns-repeated="2" office:value-type="float" office:value="1">
            <text:p>1</text:p>
          </table:table-cell>
          <table:table-cell office:value-type="float" office:value="426890">
            <text:p>426890</text:p>
          </table:table-cell>
          <table:table-cell office:value-type="float" office:value="2342.52383518002">
            <text:p>2342.52383518</text:p>
          </table:table-cell>
          <table:table-cell office:value-type="float" office:value="1000000">
            <text:p>1000000</text:p>
          </table:table-cell>
          <table:table-cell office:value-type="float" office:value="418.451049">
            <text:p>418.451049</text:p>
          </table:table-cell>
          <table:table-cell office:value-type="float" office:value="227">
            <text:p>227</text:p>
          </table:table-cell>
          <table:table-cell office:value-type="float" office:value="283828">
            <text:p>2838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0219">
            <text:p>430219</text:p>
          </table:table-cell>
          <table:table-cell office:value-type="float" office:value="2324.39757425869">
            <text:p>2324.3975742587</text:p>
          </table:table-cell>
          <table:table-cell office:value-type="float" office:value="1000000">
            <text:p>1000000</text:p>
          </table:table-cell>
          <table:table-cell office:value-type="float" office:value="848.250156">
            <text:p>848.250156</text:p>
          </table:table-cell>
          <table:table-cell office:value-type="float" office:value="238">
            <text:p>238</text:p>
          </table:table-cell>
          <table:table-cell office:value-type="float" office:value="305912">
            <text:p>3059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232668">
            <text:p>232668</text:p>
          </table:table-cell>
          <table:table-cell office:value-type="float" office:value="4297.96963914247">
            <text:p>4297.9696391425</text:p>
          </table:table-cell>
          <table:table-cell office:value-type="float" office:value="1000000">
            <text:p>1000000</text:p>
          </table:table-cell>
          <table:table-cell office:value-type="float" office:value="452.965932">
            <text:p>452.965932</text:p>
          </table:table-cell>
          <table:table-cell office:value-type="float" office:value="196">
            <text:p>196</text:p>
          </table:table-cell>
          <table:table-cell office:value-type="float" office:value="289690">
            <text:p>2896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5046">
            <text:p>265046</text:p>
          </table:table-cell>
          <table:table-cell office:value-type="float" office:value="3772.92998196539">
            <text:p>3772.9299819654</text:p>
          </table:table-cell>
          <table:table-cell office:value-type="float" office:value="1000000">
            <text:p>1000000</text:p>
          </table:table-cell>
          <table:table-cell office:value-type="float" office:value="1304.36864">
            <text:p>1304.36864</text:p>
          </table:table-cell>
          <table:table-cell office:value-type="float" office:value="196">
            <text:p>196</text:p>
          </table:table-cell>
          <table:table-cell office:value-type="float" office:value="294405">
            <text:p>29440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6487">
            <text:p>276487</text:p>
          </table:table-cell>
          <table:table-cell office:value-type="float" office:value="3616.80657680108">
            <text:p>3616.8065768011</text:p>
          </table:table-cell>
          <table:table-cell office:value-type="float" office:value="1000000">
            <text:p>1000000</text:p>
          </table:table-cell>
          <table:table-cell office:value-type="float" office:value="2741.503855">
            <text:p>2741.503855</text:p>
          </table:table-cell>
          <table:table-cell office:value-type="float" office:value="206">
            <text:p>206</text:p>
          </table:table-cell>
          <table:table-cell office:value-type="float" office:value="306079">
            <text:p>30607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6983">
            <text:p>36983</text:p>
          </table:table-cell>
          <table:table-cell office:value-type="float" office:value="27039.1801638591">
            <text:p>27039.1801638591</text:p>
          </table:table-cell>
          <table:table-cell office:value-type="float" office:value="999990">
            <text:p>999990</text:p>
          </table:table-cell>
          <table:table-cell office:value-type="float" office:value="525.664974649746">
            <text:p>525.6649746497</text:p>
          </table:table-cell>
          <table:table-cell office:value-type="float" office:value="9">
            <text:p>9</text:p>
          </table:table-cell>
          <table:table-cell office:value-type="float" office:value="245490">
            <text:p>24549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2986">
            <text:p>42986</text:p>
          </table:table-cell>
          <table:table-cell office:value-type="float" office:value="23263.3880798399">
            <text:p>23263.3880798399</text:p>
          </table:table-cell>
          <table:table-cell office:value-type="float" office:value="1000000">
            <text:p>1000000</text:p>
          </table:table-cell>
          <table:table-cell office:value-type="float" office:value="831.963481">
            <text:p>831.963481</text:p>
          </table:table-cell>
          <table:table-cell office:value-type="float" office:value="9">
            <text:p>9</text:p>
          </table:table-cell>
          <table:table-cell office:value-type="float" office:value="321123">
            <text:p>32112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4042">
            <text:p>44042</text:p>
          </table:table-cell>
          <table:table-cell office:value-type="float" office:value="22705.5992007629">
            <text:p>22705.5992007629</text:p>
          </table:table-cell>
          <table:table-cell office:value-type="float" office:value="1000000">
            <text:p>1000000</text:p>
          </table:table-cell>
          <table:table-cell office:value-type="float" office:value="1076.207118">
            <text:p>1076.207118</text:p>
          </table:table-cell>
          <table:table-cell office:value-type="float" office:value="10">
            <text:p>10</text:p>
          </table:table-cell>
          <table:table-cell office:value-type="float" office:value="599449">
            <text:p>59944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3206">
            <text:p>43206</text:p>
          </table:table-cell>
          <table:table-cell office:value-type="float" office:value="23144.9335740406">
            <text:p>23144.9335740406</text:p>
          </table:table-cell>
          <table:table-cell office:value-type="float" office:value="1000000">
            <text:p>1000000</text:p>
          </table:table-cell>
          <table:table-cell office:value-type="float" office:value="2114.588562">
            <text:p>2114.588562</text:p>
          </table:table-cell>
          <table:table-cell office:value-type="float" office:value="10">
            <text:p>10</text:p>
          </table:table-cell>
          <table:table-cell office:value-type="float" office:value="601764">
            <text:p>60176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87922">
            <text:p>87922</text:p>
          </table:table-cell>
          <table:table-cell office:value-type="float" office:value="11373.7176133391">
            <text:p>11373.7176133391</text:p>
          </table:table-cell>
          <table:table-cell office:value-type="float" office:value="1000000">
            <text:p>1000000</text:p>
          </table:table-cell>
          <table:table-cell office:value-type="float" office:value="846.758768">
            <text:p>846.758768</text:p>
          </table:table-cell>
          <table:table-cell office:value-type="float" office:value="218">
            <text:p>218</text:p>
          </table:table-cell>
          <table:table-cell office:value-type="float" office:value="288862">
            <text:p>28886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7632">
            <text:p>87632</text:p>
          </table:table-cell>
          <table:table-cell office:value-type="float" office:value="11411.2424685047">
            <text:p>11411.2424685047</text:p>
          </table:table-cell>
          <table:table-cell office:value-type="float" office:value="999990">
            <text:p>999990</text:p>
          </table:table-cell>
          <table:table-cell office:value-type="float" office:value="1297.27032770328">
            <text:p>1297.2703277033</text:p>
          </table:table-cell>
          <table:table-cell office:value-type="float" office:value="235">
            <text:p>235</text:p>
          </table:table-cell>
          <table:table-cell office:value-type="float" office:value="295262">
            <text:p>2952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7021">
            <text:p>87021</text:p>
          </table:table-cell>
          <table:table-cell office:value-type="float" office:value="11491.4790682709">
            <text:p>11491.4790682709</text:p>
          </table:table-cell>
          <table:table-cell office:value-type="float" office:value="1000000">
            <text:p>1000000</text:p>
          </table:table-cell>
          <table:table-cell office:value-type="float" office:value="1721.419787">
            <text:p>1721.419787</text:p>
          </table:table-cell>
          <table:table-cell office:value-type="float" office:value="211">
            <text:p>211</text:p>
          </table:table-cell>
          <table:table-cell office:value-type="float" office:value="302144">
            <text:p>30214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8905">
            <text:p>88905</text:p>
          </table:table-cell>
          <table:table-cell office:value-type="float" office:value="11247.8488274">
            <text:p>11247.8488274</text:p>
          </table:table-cell>
          <table:table-cell office:value-type="float" office:value="999990">
            <text:p>999990</text:p>
          </table:table-cell>
          <table:table-cell office:value-type="float" office:value="2639.39113591136">
            <text:p>2639.3911359114</text:p>
          </table:table-cell>
          <table:table-cell office:value-type="float" office:value="198">
            <text:p>198</text:p>
          </table:table-cell>
          <table:table-cell office:value-type="float" office:value="297770">
            <text:p>29777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89431">
            <text:p>89431</text:p>
          </table:table-cell>
          <table:table-cell office:value-type="float" office:value="11181.8049669578">
            <text:p>11181.8049669578</text:p>
          </table:table-cell>
          <table:table-cell office:value-type="float" office:value="1000000">
            <text:p>1000000</text:p>
          </table:table-cell>
          <table:table-cell office:value-type="float" office:value="3534.355607">
            <text:p>3534.355607</text:p>
          </table:table-cell>
          <table:table-cell office:value-type="float" office:value="239">
            <text:p>239</text:p>
          </table:table-cell>
          <table:table-cell office:value-type="float" office:value="331080">
            <text:p>33108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0275">
            <text:p>90275</text:p>
          </table:table-cell>
          <table:table-cell office:value-type="float" office:value="11077.2639158128">
            <text:p>11077.2639158128</text:p>
          </table:table-cell>
          <table:table-cell office:value-type="float" office:value="1000000">
            <text:p>1000000</text:p>
          </table:table-cell>
          <table:table-cell office:value-type="float" office:value="4464.410355">
            <text:p>4464.410355</text:p>
          </table:table-cell>
          <table:table-cell office:value-type="float" office:value="242">
            <text:p>242</text:p>
          </table:table-cell>
          <table:table-cell office:value-type="float" office:value="336306">
            <text:p>33630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5392">
            <text:p>25392</text:p>
          </table:table-cell>
          <table:table-cell office:value-type="float" office:value="39381.4981096408">
            <text:p>39381.4981096408</text:p>
          </table:table-cell>
          <table:table-cell office:value-type="float" office:value="999975">
            <text:p>999975</text:p>
          </table:table-cell>
          <table:table-cell office:value-type="float" office:value="1776.80730718268">
            <text:p>1776.8073071827</text:p>
          </table:table-cell>
          <table:table-cell office:value-type="float" office:value="9">
            <text:p>9</text:p>
          </table:table-cell>
          <table:table-cell office:value-type="float" office:value="146102">
            <text:p>14610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4638">
            <text:p>24638</text:p>
          </table:table-cell>
          <table:table-cell office:value-type="float" office:value="40587.7100413995">
            <text:p>40587.7100413995</text:p>
          </table:table-cell>
          <table:table-cell office:value-type="float" office:value="1000000">
            <text:p>1000000</text:p>
          </table:table-cell>
          <table:table-cell office:value-type="float" office:value="2313.511346">
            <text:p>2313.511346</text:p>
          </table:table-cell>
          <table:table-cell office:value-type="float" office:value="9">
            <text:p>9</text:p>
          </table:table-cell>
          <table:table-cell office:value-type="float" office:value="168922">
            <text:p>16892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3954">
            <text:p>23954</text:p>
          </table:table-cell>
          <table:table-cell office:value-type="float" office:value="41746.6811388495">
            <text:p>41746.6811388495</text:p>
          </table:table-cell>
          <table:table-cell office:value-type="float" office:value="1000000">
            <text:p>1000000</text:p>
          </table:table-cell>
          <table:table-cell office:value-type="float" office:value="2834.403061">
            <text:p>2834.403061</text:p>
          </table:table-cell>
          <table:table-cell office:value-type="float" office:value="9">
            <text:p>9</text:p>
          </table:table-cell>
          <table:table-cell office:value-type="float" office:value="157042">
            <text:p>1570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17441">
            <text:p>417441</text:p>
          </table:table-cell>
          <table:table-cell office:value-type="float" office:value="2395.54811338608">
            <text:p>2395.5481133861</text:p>
          </table:table-cell>
          <table:table-cell office:value-type="float" office:value="1000000">
            <text:p>1000000</text:p>
          </table:table-cell>
          <table:table-cell office:value-type="float" office:value="414.47427">
            <text:p>414.47427</text:p>
          </table:table-cell>
          <table:table-cell office:value-type="float" office:value="212">
            <text:p>212</text:p>
          </table:table-cell>
          <table:table-cell office:value-type="float" office:value="63384">
            <text:p>633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3293">
            <text:p>213293</text:p>
          </table:table-cell>
          <table:table-cell office:value-type="float" office:value="4688.38639805338">
            <text:p>4688.3863980534</text:p>
          </table:table-cell>
          <table:table-cell office:value-type="float" office:value="1000000">
            <text:p>1000000</text:p>
          </table:table-cell>
          <table:table-cell office:value-type="float" office:value="423.438678">
            <text:p>423.438678</text:p>
          </table:table-cell>
          <table:table-cell office:value-type="float" office:value="197">
            <text:p>197</text:p>
          </table:table-cell>
          <table:table-cell office:value-type="float" office:value="73124">
            <text:p>731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11399">
            <text:p>211399</text:p>
          </table:table-cell>
          <table:table-cell office:value-type="float" office:value="4730.39134527599">
            <text:p>4730.391345276</text:p>
          </table:table-cell>
          <table:table-cell office:value-type="float" office:value="1000000">
            <text:p>1000000</text:p>
          </table:table-cell>
          <table:table-cell office:value-type="float" office:value="419.726533">
            <text:p>419.726533</text:p>
          </table:table-cell>
          <table:table-cell office:value-type="float" office:value="187">
            <text:p>187</text:p>
          </table:table-cell>
          <table:table-cell office:value-type="float" office:value="67344">
            <text:p>673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125">
            <text:p>128125</text:p>
          </table:table-cell>
          <table:table-cell office:value-type="float" office:value="7804.87804878049">
            <text:p>7804.8780487805</text:p>
          </table:table-cell>
          <table:table-cell office:value-type="float" office:value="1000000">
            <text:p>1000000</text:p>
          </table:table-cell>
          <table:table-cell office:value-type="float" office:value="635.860625">
            <text:p>635.860625</text:p>
          </table:table-cell>
          <table:table-cell office:value-type="float" office:value="213">
            <text:p>213</text:p>
          </table:table-cell>
          <table:table-cell office:value-type="float" office:value="77368">
            <text:p>773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2583">
            <text:p>72583</text:p>
          </table:table-cell>
          <table:table-cell office:value-type="float" office:value="13777.3307799347">
            <text:p>13777.3307799347</text:p>
          </table:table-cell>
          <table:table-cell office:value-type="float" office:value="1000000">
            <text:p>1000000</text:p>
          </table:table-cell>
          <table:table-cell office:value-type="float" office:value="721.523895">
            <text:p>721.523895</text:p>
          </table:table-cell>
          <table:table-cell office:value-type="float" office:value="198">
            <text:p>198</text:p>
          </table:table-cell>
          <table:table-cell office:value-type="float" office:value="68166">
            <text:p>681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462">
            <text:p>60462</text:p>
          </table:table-cell>
          <table:table-cell office:value-type="float" office:value="16539.1485561179">
            <text:p>16539.1485561179</text:p>
          </table:table-cell>
          <table:table-cell office:value-type="float" office:value="999990">
            <text:p>999990</text:p>
          </table:table-cell>
          <table:table-cell office:value-type="float" office:value="902.044324443244">
            <text:p>902.0443244432</text:p>
          </table:table-cell>
          <table:table-cell office:value-type="float" office:value="209">
            <text:p>209</text:p>
          </table:table-cell>
          <table:table-cell office:value-type="float" office:value="80327">
            <text:p>8032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8184">
            <text:p>58184</text:p>
          </table:table-cell>
          <table:table-cell office:value-type="float" office:value="17186.855492919">
            <text:p>17186.855492919</text:p>
          </table:table-cell>
          <table:table-cell office:value-type="float" office:value="1000000">
            <text:p>1000000</text:p>
          </table:table-cell>
          <table:table-cell office:value-type="float" office:value="1158.699118">
            <text:p>1158.699118</text:p>
          </table:table-cell>
          <table:table-cell office:value-type="float" office:value="240">
            <text:p>240</text:p>
          </table:table-cell>
          <table:table-cell office:value-type="float" office:value="80345">
            <text:p>80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342">
            <text:p>50342</text:p>
          </table:table-cell>
          <table:table-cell office:value-type="float" office:value="19864.1293552104">
            <text:p>19864.1293552104</text:p>
          </table:table-cell>
          <table:table-cell office:value-type="float" office:value="1000000">
            <text:p>1000000</text:p>
          </table:table-cell>
          <table:table-cell office:value-type="float" office:value="1252.258714">
            <text:p>1252.258714</text:p>
          </table:table-cell>
          <table:table-cell office:value-type="float" office:value="242">
            <text:p>242</text:p>
          </table:table-cell>
          <table:table-cell office:value-type="float" office:value="77587">
            <text:p>7758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9122">
            <text:p>39122</text:p>
          </table:table-cell>
          <table:table-cell office:value-type="float" office:value="25561.0653852053">
            <text:p>25561.0653852053</text:p>
          </table:table-cell>
          <table:table-cell office:value-type="float" office:value="1000000">
            <text:p>1000000</text:p>
          </table:table-cell>
          <table:table-cell office:value-type="float" office:value="1939.445426">
            <text:p>1939.445426</text:p>
          </table:table-cell>
          <table:table-cell office:value-type="float" office:value="280">
            <text:p>280</text:p>
          </table:table-cell>
          <table:table-cell office:value-type="float" office:value="94371">
            <text:p>943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82498">
            <text:p>82498</text:p>
          </table:table-cell>
          <table:table-cell office:value-type="float" office:value="12121.5059759024">
            <text:p>12121.5059759024</text:p>
          </table:table-cell>
          <table:table-cell office:value-type="float" office:value="1000000">
            <text:p>1000000</text:p>
          </table:table-cell>
          <table:table-cell office:value-type="float" office:value="820.214143">
            <text:p>820.214143</text:p>
          </table:table-cell>
          <table:table-cell office:value-type="float" office:value="206">
            <text:p>206</text:p>
          </table:table-cell>
          <table:table-cell office:value-type="float" office:value="140961">
            <text:p>1409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1650">
            <text:p>71650</text:p>
          </table:table-cell>
          <table:table-cell office:value-type="float" office:value="13956.5945568737">
            <text:p>13956.5945568737</text:p>
          </table:table-cell>
          <table:table-cell office:value-type="float" office:value="999990">
            <text:p>999990</text:p>
          </table:table-cell>
          <table:table-cell office:value-type="float" office:value="1066.34988849889">
            <text:p>1066.3498884989</text:p>
          </table:table-cell>
          <table:table-cell office:value-type="float" office:value="205">
            <text:p>205</text:p>
          </table:table-cell>
          <table:table-cell office:value-type="float" office:value="142258">
            <text:p>1422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143">
            <text:p>55143</text:p>
          </table:table-cell>
          <table:table-cell office:value-type="float" office:value="18134.6680449014">
            <text:p>18134.6680449014</text:p>
          </table:table-cell>
          <table:table-cell office:value-type="float" office:value="1000000">
            <text:p>1000000</text:p>
          </table:table-cell>
          <table:table-cell office:value-type="float" office:value="1096.147577">
            <text:p>1096.147577</text:p>
          </table:table-cell>
          <table:table-cell office:value-type="float" office:value="209">
            <text:p>209</text:p>
          </table:table-cell>
          <table:table-cell office:value-type="float" office:value="200229">
            <text:p>2002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8608">
            <text:p>38608</text:p>
          </table:table-cell>
          <table:table-cell office:value-type="float" office:value="25901.1085785329">
            <text:p>25901.1085785329</text:p>
          </table:table-cell>
          <table:table-cell office:value-type="float" office:value="999990">
            <text:p>999990</text:p>
          </table:table-cell>
          <table:table-cell office:value-type="float" office:value="1147.81674516745">
            <text:p>1147.8167451675</text:p>
          </table:table-cell>
          <table:table-cell office:value-type="float" office:value="204">
            <text:p>204</text:p>
          </table:table-cell>
          <table:table-cell office:value-type="float" office:value="168023">
            <text:p>1680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6728">
            <text:p>36728</text:p>
          </table:table-cell>
          <table:table-cell office:value-type="float" office:value="27227.1836201263">
            <text:p>27227.1836201263</text:p>
          </table:table-cell>
          <table:table-cell office:value-type="float" office:value="1000000">
            <text:p>1000000</text:p>
          </table:table-cell>
          <table:table-cell office:value-type="float" office:value="1457.062812">
            <text:p>1457.062812</text:p>
          </table:table-cell>
          <table:table-cell office:value-type="float" office:value="227">
            <text:p>227</text:p>
          </table:table-cell>
          <table:table-cell office:value-type="float" office:value="138761">
            <text:p>1387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5051">
            <text:p>35051</text:p>
          </table:table-cell>
          <table:table-cell office:value-type="float" office:value="28529.8564948218">
            <text:p>28529.8564948218</text:p>
          </table:table-cell>
          <table:table-cell office:value-type="float" office:value="1000000">
            <text:p>1000000</text:p>
          </table:table-cell>
          <table:table-cell office:value-type="float" office:value="1737.643423">
            <text:p>1737.643423</text:p>
          </table:table-cell>
          <table:table-cell office:value-type="float" office:value="259">
            <text:p>259</text:p>
          </table:table-cell>
          <table:table-cell office:value-type="float" office:value="153468">
            <text:p>15346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3084">
            <text:p>33084</text:p>
          </table:table-cell>
          <table:table-cell office:value-type="float" office:value="30225.3355096119">
            <text:p>30225.3355096119</text:p>
          </table:table-cell>
          <table:table-cell office:value-type="float" office:value="999975">
            <text:p>999975</text:p>
          </table:table-cell>
          <table:table-cell office:value-type="float" office:value="2462.3547398685">
            <text:p>2462.3547398685</text:p>
          </table:table-cell>
          <table:table-cell office:value-type="float" office:value="274">
            <text:p>274</text:p>
          </table:table-cell>
          <table:table-cell office:value-type="float" office:value="134947">
            <text:p>13494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2627">
            <text:p>32627</text:p>
          </table:table-cell>
          <table:table-cell office:value-type="float" office:value="30649.4621019401">
            <text:p>30649.4621019401</text:p>
          </table:table-cell>
          <table:table-cell office:value-type="float" office:value="1000000">
            <text:p>1000000</text:p>
          </table:table-cell>
          <table:table-cell office:value-type="float" office:value="3238.686088">
            <text:p>3238.686088</text:p>
          </table:table-cell>
          <table:table-cell office:value-type="float" office:value="263">
            <text:p>263</text:p>
          </table:table-cell>
          <table:table-cell office:value-type="float" office:value="174882">
            <text:p>17488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31741">
            <text:p>31741</text:p>
          </table:table-cell>
          <table:table-cell office:value-type="float" office:value="31504.9935414763">
            <text:p>31504.9935414763</text:p>
          </table:table-cell>
          <table:table-cell office:value-type="float" office:value="1000000">
            <text:p>1000000</text:p>
          </table:table-cell>
          <table:table-cell office:value-type="float" office:value="3932.285567">
            <text:p>3932.285567</text:p>
          </table:table-cell>
          <table:table-cell office:value-type="float" office:value="251">
            <text:p>251</text:p>
          </table:table-cell>
          <table:table-cell office:value-type="float" office:value="194970">
            <text:p>19497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</table:table>
      <table:table table:name="Workload C Charts" table:style-name="ta1">
        <table:shapes>
          <draw:frame draw:z-index="0" draw:style-name="gr1" svg:width="9in" svg:height="5in" svg:x="0in" svg:y="3.3508in">
            <draw:object draw:notify-on-update-of-ranges="'Workload C Charts'.C2:'Workload C Charts'.D19 'Workload C Charts'.L1:'Workload C Charts'.L1 'Workload C Charts'.U2:'Workload C Charts'.U19 'Workload C Charts'.M1:'Workload C Charts'.M1 'Workload C Charts'.W2:'Workload C Charts'.W19 'Workload C Charts'.N2:'Workload C Charts'.N2 'Workload C Charts'.T2:'Workload C Charts'.T19 'Workload C Charts'.H1:'Workload C Charts'.H1 'Workload C Charts'.I2:'Workload C Charts'.I19 'Workload C Charts'.I1:'Workload C Charts'.I1 'Workload C Charts'.K2:'Workload C Charts'.K19 'Workload C Charts'.B2:'Workload C Charts'.B2 'Workload C Charts'.H2:'Workload C Charts'.H1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9in" svg:height="5in" svg:x="0.0768in" svg:y="8.928in">
            <draw:object draw:notify-on-update-of-ranges="'Workload C Charts'.C2:'Workload C Charts'.D19 'Workload C Charts'.N2:'Workload C Charts'.N2 'Workload C Charts'.R2:'Workload C Charts'.R19 'Workload C Charts'.B2:'Workload C Charts'.B2 'Workload C Charts'.F2:'Workload C Charts'.F1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3" table:number-columns-repeated="6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-legacy</text:p>
          </table:table-cell>
          <table:table-cell table:number-columns-repeated="2" office:value-type="float" office:value="1">
            <text:p>1</text:p>
          </table:table-cell>
          <table:table-cell office:value-type="float" office:value="426890">
            <text:p>426890</text:p>
          </table:table-cell>
          <table:table-cell office:value-type="float" office:value="2342.52383518002">
            <text:p>2342.52383518</text:p>
          </table:table-cell>
          <table:table-cell office:value-type="float" office:value="1000000">
            <text:p>1000000</text:p>
          </table:table-cell>
          <table:table-cell office:value-type="float" office:value="418.451049">
            <text:p>418.451049</text:p>
          </table:table-cell>
          <table:table-cell office:value-type="float" office:value="227">
            <text:p>227</text:p>
          </table:table-cell>
          <table:table-cell office:value-type="float" office:value="283828">
            <text:p>2838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17441">
            <text:p>417441</text:p>
          </table:table-cell>
          <table:table-cell office:value-type="float" office:value="2395.54811338608">
            <text:p>2395.5481133861</text:p>
          </table:table-cell>
          <table:table-cell office:value-type="float" office:value="1000000">
            <text:p>1000000</text:p>
          </table:table-cell>
          <table:table-cell office:value-type="float" office:value="414.47427">
            <text:p>414.47427</text:p>
          </table:table-cell>
          <table:table-cell office:value-type="float" office:value="212">
            <text:p>212</text:p>
          </table:table-cell>
          <table:table-cell office:value-type="float" office:value="63384">
            <text:p>633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0219">
            <text:p>430219</text:p>
          </table:table-cell>
          <table:table-cell office:value-type="float" office:value="2324.39757425869">
            <text:p>2324.3975742587</text:p>
          </table:table-cell>
          <table:table-cell office:value-type="float" office:value="1000000">
            <text:p>1000000</text:p>
          </table:table-cell>
          <table:table-cell office:value-type="float" office:value="848.250156">
            <text:p>848.250156</text:p>
          </table:table-cell>
          <table:table-cell office:value-type="float" office:value="238">
            <text:p>238</text:p>
          </table:table-cell>
          <table:table-cell office:value-type="float" office:value="305912">
            <text:p>3059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3293">
            <text:p>213293</text:p>
          </table:table-cell>
          <table:table-cell office:value-type="float" office:value="4688.38639805338">
            <text:p>4688.3863980534</text:p>
          </table:table-cell>
          <table:table-cell office:value-type="float" office:value="1000000">
            <text:p>1000000</text:p>
          </table:table-cell>
          <table:table-cell office:value-type="float" office:value="423.438678">
            <text:p>423.438678</text:p>
          </table:table-cell>
          <table:table-cell office:value-type="float" office:value="197">
            <text:p>197</text:p>
          </table:table-cell>
          <table:table-cell office:value-type="float" office:value="73124">
            <text:p>731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232668">
            <text:p>232668</text:p>
          </table:table-cell>
          <table:table-cell office:value-type="float" office:value="4297.96963914247">
            <text:p>4297.9696391425</text:p>
          </table:table-cell>
          <table:table-cell office:value-type="float" office:value="1000000">
            <text:p>1000000</text:p>
          </table:table-cell>
          <table:table-cell office:value-type="float" office:value="452.965932">
            <text:p>452.965932</text:p>
          </table:table-cell>
          <table:table-cell office:value-type="float" office:value="196">
            <text:p>196</text:p>
          </table:table-cell>
          <table:table-cell office:value-type="float" office:value="289690">
            <text:p>2896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11399">
            <text:p>211399</text:p>
          </table:table-cell>
          <table:table-cell office:value-type="float" office:value="4730.39134527599">
            <text:p>4730.391345276</text:p>
          </table:table-cell>
          <table:table-cell office:value-type="float" office:value="1000000">
            <text:p>1000000</text:p>
          </table:table-cell>
          <table:table-cell office:value-type="float" office:value="419.726533">
            <text:p>419.726533</text:p>
          </table:table-cell>
          <table:table-cell office:value-type="float" office:value="187">
            <text:p>187</text:p>
          </table:table-cell>
          <table:table-cell office:value-type="float" office:value="67344">
            <text:p>673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5046">
            <text:p>265046</text:p>
          </table:table-cell>
          <table:table-cell office:value-type="float" office:value="3772.92998196539">
            <text:p>3772.9299819654</text:p>
          </table:table-cell>
          <table:table-cell office:value-type="float" office:value="1000000">
            <text:p>1000000</text:p>
          </table:table-cell>
          <table:table-cell office:value-type="float" office:value="1304.36864">
            <text:p>1304.36864</text:p>
          </table:table-cell>
          <table:table-cell office:value-type="float" office:value="196">
            <text:p>196</text:p>
          </table:table-cell>
          <table:table-cell office:value-type="float" office:value="294405">
            <text:p>294405</text:p>
          </table:table-cell>
          <table:table-cell table:formula="of:=1000*4"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125">
            <text:p>128125</text:p>
          </table:table-cell>
          <table:table-cell office:value-type="float" office:value="7804.87804878049">
            <text:p>7804.8780487805</text:p>
          </table:table-cell>
          <table:table-cell office:value-type="float" office:value="1000000">
            <text:p>1000000</text:p>
          </table:table-cell>
          <table:table-cell office:value-type="float" office:value="635.860625">
            <text:p>635.860625</text:p>
          </table:table-cell>
          <table:table-cell office:value-type="float" office:value="213">
            <text:p>213</text:p>
          </table:table-cell>
          <table:table-cell office:value-type="float" office:value="77368">
            <text:p>773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6487">
            <text:p>276487</text:p>
          </table:table-cell>
          <table:table-cell office:value-type="float" office:value="3616.80657680108">
            <text:p>3616.8065768011</text:p>
          </table:table-cell>
          <table:table-cell office:value-type="float" office:value="1000000">
            <text:p>1000000</text:p>
          </table:table-cell>
          <table:table-cell office:value-type="float" office:value="2741.503855">
            <text:p>2741.503855</text:p>
          </table:table-cell>
          <table:table-cell office:value-type="float" office:value="206">
            <text:p>206</text:p>
          </table:table-cell>
          <table:table-cell office:value-type="float" office:value="306079">
            <text:p>306079</text:p>
          </table:table-cell>
          <table:table-cell table:formula="of:=1000*10" office:value-type="float" office:value="10000">
            <text:p>10000</text:p>
          </table:table-cell>
          <table:table-cell office:value-type="float" office:value="17">
            <text:p>17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2583">
            <text:p>72583</text:p>
          </table:table-cell>
          <table:table-cell office:value-type="float" office:value="13777.3307799347">
            <text:p>13777.3307799347</text:p>
          </table:table-cell>
          <table:table-cell office:value-type="float" office:value="1000000">
            <text:p>1000000</text:p>
          </table:table-cell>
          <table:table-cell office:value-type="float" office:value="721.523895">
            <text:p>721.523895</text:p>
          </table:table-cell>
          <table:table-cell office:value-type="float" office:value="198">
            <text:p>198</text:p>
          </table:table-cell>
          <table:table-cell office:value-type="float" office:value="68166">
            <text:p>681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462">
            <text:p>60462</text:p>
          </table:table-cell>
          <table:table-cell office:value-type="float" office:value="16539.1485561179">
            <text:p>16539.1485561179</text:p>
          </table:table-cell>
          <table:table-cell office:value-type="float" office:value="999990">
            <text:p>999990</text:p>
          </table:table-cell>
          <table:table-cell office:value-type="float" office:value="902.044324443244">
            <text:p>902.0443244432</text:p>
          </table:table-cell>
          <table:table-cell office:value-type="float" office:value="209">
            <text:p>209</text:p>
          </table:table-cell>
          <table:table-cell office:value-type="float" office:value="80327">
            <text:p>80327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8184">
            <text:p>58184</text:p>
          </table:table-cell>
          <table:table-cell office:value-type="float" office:value="17186.855492919">
            <text:p>17186.855492919</text:p>
          </table:table-cell>
          <table:table-cell office:value-type="float" office:value="1000000">
            <text:p>1000000</text:p>
          </table:table-cell>
          <table:table-cell office:value-type="float" office:value="1158.699118">
            <text:p>1158.699118</text:p>
          </table:table-cell>
          <table:table-cell office:value-type="float" office:value="240">
            <text:p>240</text:p>
          </table:table-cell>
          <table:table-cell office:value-type="float" office:value="80345">
            <text:p>80345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342">
            <text:p>50342</text:p>
          </table:table-cell>
          <table:table-cell office:value-type="float" office:value="19864.1293552104">
            <text:p>19864.1293552104</text:p>
          </table:table-cell>
          <table:table-cell office:value-type="float" office:value="1000000">
            <text:p>1000000</text:p>
          </table:table-cell>
          <table:table-cell office:value-type="float" office:value="1252.258714">
            <text:p>1252.258714</text:p>
          </table:table-cell>
          <table:table-cell office:value-type="float" office:value="242">
            <text:p>242</text:p>
          </table:table-cell>
          <table:table-cell office:value-type="float" office:value="77587">
            <text:p>77587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9122">
            <text:p>39122</text:p>
          </table:table-cell>
          <table:table-cell office:value-type="float" office:value="25561.0653852053">
            <text:p>25561.0653852053</text:p>
          </table:table-cell>
          <table:table-cell office:value-type="float" office:value="1000000">
            <text:p>1000000</text:p>
          </table:table-cell>
          <table:table-cell office:value-type="float" office:value="1939.445426">
            <text:p>1939.445426</text:p>
          </table:table-cell>
          <table:table-cell office:value-type="float" office:value="280">
            <text:p>280</text:p>
          </table:table-cell>
          <table:table-cell office:value-type="float" office:value="94371">
            <text:p>94371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87922">
            <text:p>87922</text:p>
          </table:table-cell>
          <table:table-cell office:value-type="float" office:value="11373.7176133391">
            <text:p>11373.7176133391</text:p>
          </table:table-cell>
          <table:table-cell office:value-type="float" office:value="1000000">
            <text:p>1000000</text:p>
          </table:table-cell>
          <table:table-cell office:value-type="float" office:value="846.758768">
            <text:p>846.758768</text:p>
          </table:table-cell>
          <table:table-cell office:value-type="float" office:value="218">
            <text:p>218</text:p>
          </table:table-cell>
          <table:table-cell office:value-type="float" office:value="288862">
            <text:p>288862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82498">
            <text:p>82498</text:p>
          </table:table-cell>
          <table:table-cell office:value-type="float" office:value="12121.5059759024">
            <text:p>12121.5059759024</text:p>
          </table:table-cell>
          <table:table-cell office:value-type="float" office:value="1000000">
            <text:p>1000000</text:p>
          </table:table-cell>
          <table:table-cell office:value-type="float" office:value="820.214143">
            <text:p>820.214143</text:p>
          </table:table-cell>
          <table:table-cell office:value-type="float" office:value="206">
            <text:p>206</text:p>
          </table:table-cell>
          <table:table-cell office:value-type="float" office:value="140961">
            <text:p>140961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7632">
            <text:p>87632</text:p>
          </table:table-cell>
          <table:table-cell office:value-type="float" office:value="11411.2424685047">
            <text:p>11411.2424685047</text:p>
          </table:table-cell>
          <table:table-cell office:value-type="float" office:value="999990">
            <text:p>999990</text:p>
          </table:table-cell>
          <table:table-cell office:value-type="float" office:value="1297.27032770328">
            <text:p>1297.2703277033</text:p>
          </table:table-cell>
          <table:table-cell office:value-type="float" office:value="235">
            <text:p>235</text:p>
          </table:table-cell>
          <table:table-cell office:value-type="float" office:value="295262">
            <text:p>295262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1650">
            <text:p>71650</text:p>
          </table:table-cell>
          <table:table-cell office:value-type="float" office:value="13956.5945568737">
            <text:p>13956.5945568737</text:p>
          </table:table-cell>
          <table:table-cell office:value-type="float" office:value="999990">
            <text:p>999990</text:p>
          </table:table-cell>
          <table:table-cell office:value-type="float" office:value="1066.34988849889">
            <text:p>1066.3498884989</text:p>
          </table:table-cell>
          <table:table-cell office:value-type="float" office:value="205">
            <text:p>205</text:p>
          </table:table-cell>
          <table:table-cell office:value-type="float" office:value="142258">
            <text:p>142258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7021">
            <text:p>87021</text:p>
          </table:table-cell>
          <table:table-cell office:value-type="float" office:value="11491.4790682709">
            <text:p>11491.4790682709</text:p>
          </table:table-cell>
          <table:table-cell office:value-type="float" office:value="1000000">
            <text:p>1000000</text:p>
          </table:table-cell>
          <table:table-cell office:value-type="float" office:value="1721.419787">
            <text:p>1721.419787</text:p>
          </table:table-cell>
          <table:table-cell office:value-type="float" office:value="211">
            <text:p>211</text:p>
          </table:table-cell>
          <table:table-cell office:value-type="float" office:value="302144">
            <text:p>302144</text:p>
          </table:table-cell>
          <table:table-cell table:formula="of:=1000*4"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143">
            <text:p>55143</text:p>
          </table:table-cell>
          <table:table-cell office:value-type="float" office:value="18134.6680449014">
            <text:p>18134.6680449014</text:p>
          </table:table-cell>
          <table:table-cell office:value-type="float" office:value="1000000">
            <text:p>1000000</text:p>
          </table:table-cell>
          <table:table-cell office:value-type="float" office:value="1096.147577">
            <text:p>1096.147577</text:p>
          </table:table-cell>
          <table:table-cell office:value-type="float" office:value="209">
            <text:p>209</text:p>
          </table:table-cell>
          <table:table-cell office:value-type="float" office:value="200229">
            <text:p>200229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8905">
            <text:p>88905</text:p>
          </table:table-cell>
          <table:table-cell office:value-type="float" office:value="11247.8488274">
            <text:p>11247.8488274</text:p>
          </table:table-cell>
          <table:table-cell office:value-type="float" office:value="999990">
            <text:p>999990</text:p>
          </table:table-cell>
          <table:table-cell office:value-type="float" office:value="2639.39113591136">
            <text:p>2639.3911359114</text:p>
          </table:table-cell>
          <table:table-cell office:value-type="float" office:value="198">
            <text:p>198</text:p>
          </table:table-cell>
          <table:table-cell office:value-type="float" office:value="297770">
            <text:p>297770</text:p>
          </table:table-cell>
          <table:table-cell table:formula="of:=1000*8" office:value-type="float" office:value="8000">
            <text:p>8000</text:p>
          </table:table-cell>
          <table:table-cell office:value-type="float" office:value="14">
            <text:p>14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8608">
            <text:p>38608</text:p>
          </table:table-cell>
          <table:table-cell office:value-type="float" office:value="25901.1085785329">
            <text:p>25901.1085785329</text:p>
          </table:table-cell>
          <table:table-cell office:value-type="float" office:value="999990">
            <text:p>999990</text:p>
          </table:table-cell>
          <table:table-cell office:value-type="float" office:value="1147.81674516745">
            <text:p>1147.8167451675</text:p>
          </table:table-cell>
          <table:table-cell office:value-type="float" office:value="204">
            <text:p>204</text:p>
          </table:table-cell>
          <table:table-cell office:value-type="float" office:value="168023">
            <text:p>168023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89431">
            <text:p>89431</text:p>
          </table:table-cell>
          <table:table-cell office:value-type="float" office:value="11181.8049669578">
            <text:p>11181.8049669578</text:p>
          </table:table-cell>
          <table:table-cell office:value-type="float" office:value="1000000">
            <text:p>1000000</text:p>
          </table:table-cell>
          <table:table-cell office:value-type="float" office:value="3534.355607">
            <text:p>3534.355607</text:p>
          </table:table-cell>
          <table:table-cell office:value-type="float" office:value="239">
            <text:p>239</text:p>
          </table:table-cell>
          <table:table-cell office:value-type="float" office:value="331080">
            <text:p>331080</text:p>
          </table:table-cell>
          <table:table-cell table:formula="of:=1000*13" office:value-type="float" office:value="13000">
            <text:p>13000</text:p>
          </table:table-cell>
          <table:table-cell office:value-type="float" office:value="27">
            <text:p>27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6728">
            <text:p>36728</text:p>
          </table:table-cell>
          <table:table-cell office:value-type="float" office:value="27227.1836201263">
            <text:p>27227.1836201263</text:p>
          </table:table-cell>
          <table:table-cell office:value-type="float" office:value="1000000">
            <text:p>1000000</text:p>
          </table:table-cell>
          <table:table-cell office:value-type="float" office:value="1457.062812">
            <text:p>1457.062812</text:p>
          </table:table-cell>
          <table:table-cell office:value-type="float" office:value="227">
            <text:p>227</text:p>
          </table:table-cell>
          <table:table-cell office:value-type="float" office:value="138761">
            <text:p>138761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0275">
            <text:p>90275</text:p>
          </table:table-cell>
          <table:table-cell office:value-type="float" office:value="11077.2639158128">
            <text:p>11077.2639158128</text:p>
          </table:table-cell>
          <table:table-cell office:value-type="float" office:value="1000000">
            <text:p>1000000</text:p>
          </table:table-cell>
          <table:table-cell office:value-type="float" office:value="4464.410355">
            <text:p>4464.410355</text:p>
          </table:table-cell>
          <table:table-cell office:value-type="float" office:value="242">
            <text:p>242</text:p>
          </table:table-cell>
          <table:table-cell office:value-type="float" office:value="336306">
            <text:p>336306</text:p>
          </table:table-cell>
          <table:table-cell table:formula="of:=1000*18" office:value-type="float" office:value="18000">
            <text:p>18000</text:p>
          </table:table-cell>
          <table:table-cell office:value-type="float" office:value="41">
            <text:p>41</text:p>
          </table:table-cell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5051">
            <text:p>35051</text:p>
          </table:table-cell>
          <table:table-cell office:value-type="float" office:value="28529.8564948218">
            <text:p>28529.8564948218</text:p>
          </table:table-cell>
          <table:table-cell office:value-type="float" office:value="1000000">
            <text:p>1000000</text:p>
          </table:table-cell>
          <table:table-cell office:value-type="float" office:value="1737.643423">
            <text:p>1737.643423</text:p>
          </table:table-cell>
          <table:table-cell office:value-type="float" office:value="259">
            <text:p>259</text:p>
          </table:table-cell>
          <table:table-cell office:value-type="float" office:value="153468">
            <text:p>153468</text:p>
          </table:table-cell>
          <table:table-cell table:formula="of:=1000*3" office:value-type="float" office:value="3000">
            <text:p>3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3084">
            <text:p>33084</text:p>
          </table:table-cell>
          <table:table-cell office:value-type="float" office:value="30225.3355096119">
            <text:p>30225.3355096119</text:p>
          </table:table-cell>
          <table:table-cell office:value-type="float" office:value="999975">
            <text:p>999975</text:p>
          </table:table-cell>
          <table:table-cell office:value-type="float" office:value="2462.3547398685">
            <text:p>2462.3547398685</text:p>
          </table:table-cell>
          <table:table-cell office:value-type="float" office:value="274">
            <text:p>274</text:p>
          </table:table-cell>
          <table:table-cell office:value-type="float" office:value="134947">
            <text:p>134947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2627">
            <text:p>32627</text:p>
          </table:table-cell>
          <table:table-cell office:value-type="float" office:value="30649.4621019401">
            <text:p>30649.4621019401</text:p>
          </table:table-cell>
          <table:table-cell office:value-type="float" office:value="1000000">
            <text:p>1000000</text:p>
          </table:table-cell>
          <table:table-cell office:value-type="float" office:value="3238.686088">
            <text:p>3238.686088</text:p>
          </table:table-cell>
          <table:table-cell office:value-type="float" office:value="263">
            <text:p>263</text:p>
          </table:table-cell>
          <table:table-cell office:value-type="float" office:value="174882">
            <text:p>174882</text:p>
          </table:table-cell>
          <table:table-cell table:formula="of:=1000*6" office:value-type="float" office:value="6000">
            <text:p>6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c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8"/>
          <table:table-cell office:value-type="string">
            <text:p>workloadc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31741">
            <text:p>31741</text:p>
          </table:table-cell>
          <table:table-cell office:value-type="float" office:value="31504.9935414763">
            <text:p>31504.9935414763</text:p>
          </table:table-cell>
          <table:table-cell office:value-type="float" office:value="1000000">
            <text:p>1000000</text:p>
          </table:table-cell>
          <table:table-cell office:value-type="float" office:value="3932.285567">
            <text:p>3932.285567</text:p>
          </table:table-cell>
          <table:table-cell office:value-type="float" office:value="251">
            <text:p>251</text:p>
          </table:table-cell>
          <table:table-cell office:value-type="float" office:value="194970">
            <text:p>194970</text:p>
          </table:table-cell>
          <table:table-cell table:formula="of:=1000*11" office:value-type="float" office:value="11000">
            <text:p>11000</text:p>
          </table:table-cell>
          <table:table-cell office:value-type="float" office:value="17">
            <text:p>17</text:p>
          </table:table-cell>
        </table:table-row>
      </table:table>
      <table:table table:name="Workload 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Insert Operations</text:p>
          </table:table-cell>
          <table:table-cell office:value-type="string">
            <text:p><text:s/>Insert Average Latency (us)</text:p>
          </table:table-cell>
          <table:table-cell office:value-type="string">
            <text:p><text:s/>Insert Min Latency (us)</text:p>
          </table:table-cell>
          <table:table-cell office:value-type="string">
            <text:p><text:s/>Insert Max Latency (us)</text:p>
          </table:table-cell>
          <table:table-cell office:value-type="string">
            <text:p><text:s/>Insert 95th Percentile Latency (ms)</text:p>
          </table:table-cell>
          <table:table-cell office:value-type="string">
            <text:p><text:s/>Insert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table:number-columns-repeated="2" office:value-type="float" office:value="1">
            <text:p>1</text:p>
          </table:table-cell>
          <table:table-cell office:value-type="float" office:value="439403">
            <text:p>439403</text:p>
          </table:table-cell>
          <table:table-cell office:value-type="float" office:value="2275.8151400878">
            <text:p>2275.8151400878</text:p>
          </table:table-cell>
          <table:table-cell office:value-type="float" office:value="49751">
            <text:p>49751</text:p>
          </table:table-cell>
          <table:table-cell office:value-type="float" office:value="682.284677694921">
            <text:p>682.2846776949</text:p>
          </table:table-cell>
          <table:table-cell office:value-type="float" office:value="319">
            <text:p>319</text:p>
          </table:table-cell>
          <table:table-cell office:value-type="float" office:value="437446">
            <text:p>437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249">
            <text:p>950249</text:p>
          </table:table-cell>
          <table:table-cell office:value-type="float" office:value="417.743807149494">
            <text:p>417.7438071495</text:p>
          </table:table-cell>
          <table:table-cell office:value-type="float" office:value="216">
            <text:p>216</text:p>
          </table:table-cell>
          <table:table-cell office:value-type="float" office:value="215498">
            <text:p>2154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3090">
            <text:p>443090</text:p>
          </table:table-cell>
          <table:table-cell office:value-type="float" office:value="2256.87783520278">
            <text:p>2256.8778352028</text:p>
          </table:table-cell>
          <table:table-cell office:value-type="float" office:value="49889">
            <text:p>49889</text:p>
          </table:table-cell>
          <table:table-cell office:value-type="float" office:value="4093.90901802001">
            <text:p>4093.90901802</text:p>
          </table:table-cell>
          <table:table-cell office:value-type="float" office:value="352">
            <text:p>352</text:p>
          </table:table-cell>
          <table:table-cell office:value-type="float" office:value="1279347">
            <text:p>127934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50111">
            <text:p>950111</text:p>
          </table:table-cell>
          <table:table-cell office:value-type="float" office:value="707.041385690725">
            <text:p>707.0413856907</text:p>
          </table:table-cell>
          <table:table-cell office:value-type="float" office:value="194">
            <text:p>194</text:p>
          </table:table-cell>
          <table:table-cell office:value-type="float" office:value="1279606">
            <text:p>12796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243923">
            <text:p>243923</text:p>
          </table:table-cell>
          <table:table-cell office:value-type="float" office:value="4099.65439913415">
            <text:p>4099.6543991342</text:p>
          </table:table-cell>
          <table:table-cell office:value-type="float" office:value="50389">
            <text:p>50389</text:p>
          </table:table-cell>
          <table:table-cell office:value-type="float" office:value="740.443271348906">
            <text:p>740.4432713489</text:p>
          </table:table-cell>
          <table:table-cell office:value-type="float" office:value="324">
            <text:p>324</text:p>
          </table:table-cell>
          <table:table-cell office:value-type="float" office:value="1202606">
            <text:p>12026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611">
            <text:p>949611</text:p>
          </table:table-cell>
          <table:table-cell office:value-type="float" office:value="462.455442281103">
            <text:p>462.4554422811</text:p>
          </table:table-cell>
          <table:table-cell office:value-type="float" office:value="188">
            <text:p>188</text:p>
          </table:table-cell>
          <table:table-cell office:value-type="float" office:value="1202098">
            <text:p>12020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7010">
            <text:p>277010</text:p>
          </table:table-cell>
          <table:table-cell office:value-type="float" office:value="3609.97797913433">
            <text:p>3609.9779791343</text:p>
          </table:table-cell>
          <table:table-cell office:value-type="float" office:value="49881">
            <text:p>49881</text:p>
          </table:table-cell>
          <table:table-cell office:value-type="float" office:value="3033.35125598925">
            <text:p>3033.3512559893</text:p>
          </table:table-cell>
          <table:table-cell office:value-type="float" office:value="363">
            <text:p>363</text:p>
          </table:table-cell>
          <table:table-cell office:value-type="float" office:value="431592">
            <text:p>43159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50119">
            <text:p>950119</text:p>
          </table:table-cell>
          <table:table-cell office:value-type="float" office:value="1281.53145869096">
            <text:p>1281.531458691</text:p>
          </table:table-cell>
          <table:table-cell office:value-type="float" office:value="191">
            <text:p>191</text:p>
          </table:table-cell>
          <table:table-cell office:value-type="float" office:value="550437">
            <text:p>55043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4320">
            <text:p>284320</text:p>
          </table:table-cell>
          <table:table-cell office:value-type="float" office:value="3517.16375914463">
            <text:p>3517.1637591446</text:p>
          </table:table-cell>
          <table:table-cell office:value-type="float" office:value="49861">
            <text:p>49861</text:p>
          </table:table-cell>
          <table:table-cell office:value-type="float" office:value="6078.34552054712">
            <text:p>6078.3455205471</text:p>
          </table:table-cell>
          <table:table-cell office:value-type="float" office:value="337">
            <text:p>337</text:p>
          </table:table-cell>
          <table:table-cell office:value-type="float" office:value="1203942">
            <text:p>120394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950139">
            <text:p>950139</text:p>
          </table:table-cell>
          <table:table-cell office:value-type="float" office:value="2649.39751025903">
            <text:p>2649.397510259</text:p>
          </table:table-cell>
          <table:table-cell office:value-type="float" office:value="188">
            <text:p>188</text:p>
          </table:table-cell>
          <table:table-cell office:value-type="float" office:value="1220246">
            <text:p>122024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2611">
            <text:p>62611</text:p>
          </table:table-cell>
          <table:table-cell office:value-type="float" office:value="15971.4746610021">
            <text:p>15971.4746610021</text:p>
          </table:table-cell>
          <table:table-cell office:value-type="float" office:value="49843">
            <text:p>49843</text:p>
          </table:table-cell>
          <table:table-cell office:value-type="float" office:value="1393.59376442028">
            <text:p>1393.5937644203</text:p>
          </table:table-cell>
          <table:table-cell office:value-type="float" office:value="110">
            <text:p>110</text:p>
          </table:table-cell>
          <table:table-cell office:value-type="float" office:value="553230">
            <text:p>5532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50147">
            <text:p>950147</text:p>
          </table:table-cell>
          <table:table-cell office:value-type="float" office:value="864.610705501359">
            <text:p>864.6107055014</text:p>
          </table:table-cell>
          <table:table-cell office:value-type="float" office:value="10">
            <text:p>10</text:p>
          </table:table-cell>
          <table:table-cell office:value-type="float" office:value="552717">
            <text:p>5527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543">
            <text:p>60543</text:p>
          </table:table-cell>
          <table:table-cell office:value-type="float" office:value="16517.1861321705">
            <text:p>16517.1861321705</text:p>
          </table:table-cell>
          <table:table-cell office:value-type="float" office:value="49978">
            <text:p>49978</text:p>
          </table:table-cell>
          <table:table-cell office:value-type="float" office:value="1727.3837688583">
            <text:p>1727.3837688583</text:p>
          </table:table-cell>
          <table:table-cell office:value-type="float" office:value="108">
            <text:p>108</text:p>
          </table:table-cell>
          <table:table-cell office:value-type="float" office:value="1035202">
            <text:p>103520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50022">
            <text:p>950022</text:p>
          </table:table-cell>
          <table:table-cell office:value-type="float" office:value="1134.09758510856">
            <text:p>1134.0975851086</text:p>
          </table:table-cell>
          <table:table-cell office:value-type="float" office:value="10">
            <text:p>10</text:p>
          </table:table-cell>
          <table:table-cell office:value-type="float" office:value="1000932">
            <text:p>10009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1874">
            <text:p>61874</text:p>
          </table:table-cell>
          <table:table-cell office:value-type="float" office:value="16161.8773636746">
            <text:p>16161.8773636746</text:p>
          </table:table-cell>
          <table:table-cell office:value-type="float" office:value="50031">
            <text:p>50031</text:p>
          </table:table-cell>
          <table:table-cell office:value-type="float" office:value="2155.49511302992">
            <text:p>2155.4951130299</text:p>
          </table:table-cell>
          <table:table-cell office:value-type="float" office:value="107">
            <text:p>107</text:p>
          </table:table-cell>
          <table:table-cell office:value-type="float" office:value="2068701">
            <text:p>206870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49969">
            <text:p>949969</text:p>
          </table:table-cell>
          <table:table-cell office:value-type="float" office:value="1433.98420369507">
            <text:p>1433.9842036951</text:p>
          </table:table-cell>
          <table:table-cell office:value-type="float" office:value="10">
            <text:p>10</text:p>
          </table:table-cell>
          <table:table-cell office:value-type="float" office:value="2089539">
            <text:p>20895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628">
            <text:p>60628</text:p>
          </table:table-cell>
          <table:table-cell office:value-type="float" office:value="16494.0291614436">
            <text:p>16494.0291614436</text:p>
          </table:table-cell>
          <table:table-cell office:value-type="float" office:value="49948">
            <text:p>49948</text:p>
          </table:table-cell>
          <table:table-cell office:value-type="float" office:value="3903.32265556178">
            <text:p>3903.3226555618</text:p>
          </table:table-cell>
          <table:table-cell office:value-type="float" office:value="106">
            <text:p>106</text:p>
          </table:table-cell>
          <table:table-cell office:value-type="float" office:value="1530742">
            <text:p>153074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50052">
            <text:p>950052</text:p>
          </table:table-cell>
          <table:table-cell office:value-type="float" office:value="2910.54329552488">
            <text:p>2910.5432955249</text:p>
          </table:table-cell>
          <table:table-cell office:value-type="float" office:value="10">
            <text:p>10</text:p>
          </table:table-cell>
          <table:table-cell office:value-type="float" office:value="1628874">
            <text:p>162887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98789">
            <text:p>98789</text:p>
          </table:table-cell>
          <table:table-cell office:value-type="float" office:value="10122.5844982741">
            <text:p>10122.5844982741</text:p>
          </table:table-cell>
          <table:table-cell office:value-type="float" office:value="49974">
            <text:p>49974</text:p>
          </table:table-cell>
          <table:table-cell office:value-type="float" office:value="1237.94685236323">
            <text:p>1237.9468523632</text:p>
          </table:table-cell>
          <table:table-cell office:value-type="float" office:value="345">
            <text:p>345</text:p>
          </table:table-cell>
          <table:table-cell office:value-type="float" office:value="2659311">
            <text:p>2659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0026">
            <text:p>950026</text:p>
          </table:table-cell>
          <table:table-cell office:value-type="float" office:value="937.728982154173">
            <text:p>937.7289821542</text:p>
          </table:table-cell>
          <table:table-cell office:value-type="float" office:value="220">
            <text:p>220</text:p>
          </table:table-cell>
          <table:table-cell office:value-type="float" office:value="2665775">
            <text:p>266577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445">
            <text:p>96445</text:p>
          </table:table-cell>
          <table:table-cell office:value-type="float" office:value="10368.5001814506">
            <text:p>10368.5001814506</text:p>
          </table:table-cell>
          <table:table-cell office:value-type="float" office:value="50108">
            <text:p>50108</text:p>
          </table:table-cell>
          <table:table-cell office:value-type="float" office:value="1907.31436098028">
            <text:p>1907.3143609803</text:p>
          </table:table-cell>
          <table:table-cell office:value-type="float" office:value="359">
            <text:p>359</text:p>
          </table:table-cell>
          <table:table-cell office:value-type="float" office:value="1658176">
            <text:p>16581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49882">
            <text:p>949882</text:p>
          </table:table-cell>
          <table:table-cell office:value-type="float" office:value="1405.80202909414">
            <text:p>1405.8020290941</text:p>
          </table:table-cell>
          <table:table-cell office:value-type="float" office:value="195">
            <text:p>195</text:p>
          </table:table-cell>
          <table:table-cell office:value-type="float" office:value="1659355">
            <text:p>16593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3754">
            <text:p>93754</text:p>
          </table:table-cell>
          <table:table-cell office:value-type="float" office:value="10666.2115749728">
            <text:p>10666.2115749728</text:p>
          </table:table-cell>
          <table:table-cell office:value-type="float" office:value="49716">
            <text:p>49716</text:p>
          </table:table-cell>
          <table:table-cell office:value-type="float" office:value="2420.31354091238">
            <text:p>2420.3135409124</text:p>
          </table:table-cell>
          <table:table-cell office:value-type="float" office:value="370">
            <text:p>370</text:p>
          </table:table-cell>
          <table:table-cell office:value-type="float" office:value="1839676">
            <text:p>183967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50284">
            <text:p>950284</text:p>
          </table:table-cell>
          <table:table-cell office:value-type="float" office:value="1826.25740620699">
            <text:p>1826.257406207</text:p>
          </table:table-cell>
          <table:table-cell office:value-type="float" office:value="226">
            <text:p>226</text:p>
          </table:table-cell>
          <table:table-cell office:value-type="float" office:value="1854113">
            <text:p>18541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5217">
            <text:p>95217</text:p>
          </table:table-cell>
          <table:table-cell office:value-type="float" office:value="10502.2212420051">
            <text:p>10502.2212420051</text:p>
          </table:table-cell>
          <table:table-cell office:value-type="float" office:value="49882">
            <text:p>49882</text:p>
          </table:table-cell>
          <table:table-cell office:value-type="float" office:value="3852.05962070486">
            <text:p>3852.0596207049</text:p>
          </table:table-cell>
          <table:table-cell office:value-type="float" office:value="381">
            <text:p>381</text:p>
          </table:table-cell>
          <table:table-cell office:value-type="float" office:value="1414595">
            <text:p>141459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50108">
            <text:p>950108</text:p>
          </table:table-cell>
          <table:table-cell office:value-type="float" office:value="2777.23852972504">
            <text:p>2777.238529725</text:p>
          </table:table-cell>
          <table:table-cell office:value-type="float" office:value="213">
            <text:p>213</text:p>
          </table:table-cell>
          <table:table-cell office:value-type="float" office:value="1410098">
            <text:p>141009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8976">
            <text:p>98976</text:p>
          </table:table-cell>
          <table:table-cell office:value-type="float" office:value="10103.459424507">
            <text:p>10103.459424507</text:p>
          </table:table-cell>
          <table:table-cell office:value-type="float" office:value="49843">
            <text:p>49843</text:p>
          </table:table-cell>
          <table:table-cell office:value-type="float" office:value="5360.85683044761">
            <text:p>5360.8568304476</text:p>
          </table:table-cell>
          <table:table-cell office:value-type="float" office:value="377">
            <text:p>377</text:p>
          </table:table-cell>
          <table:table-cell office:value-type="float" office:value="1540551">
            <text:p>154055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950157">
            <text:p>950157</text:p>
          </table:table-cell>
          <table:table-cell office:value-type="float" office:value="3835.55717002558">
            <text:p>3835.5571700256</text:p>
          </table:table-cell>
          <table:table-cell office:value-type="float" office:value="185">
            <text:p>185</text:p>
          </table:table-cell>
          <table:table-cell office:value-type="float" office:value="1597811">
            <text:p>159781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804">
            <text:p>100804</text:p>
          </table:table-cell>
          <table:table-cell office:value-type="float" office:value="9920.24126026745">
            <text:p>9920.2412602675</text:p>
          </table:table-cell>
          <table:table-cell office:value-type="float" office:value="50099">
            <text:p>50099</text:p>
          </table:table-cell>
          <table:table-cell office:value-type="float" office:value="7223.37605541029">
            <text:p>7223.3760554103</text:p>
          </table:table-cell>
          <table:table-cell office:value-type="float" office:value="389">
            <text:p>389</text:p>
          </table:table-cell>
          <table:table-cell office:value-type="float" office:value="2156092">
            <text:p>2156092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949901">
            <text:p>949901</text:p>
          </table:table-cell>
          <table:table-cell office:value-type="float" office:value="4867.86722932179">
            <text:p>4867.8672293218</text:p>
          </table:table-cell>
          <table:table-cell office:value-type="float" office:value="206">
            <text:p>206</text:p>
          </table:table-cell>
          <table:table-cell office:value-type="float" office:value="2701430">
            <text:p>270143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4062">
            <text:p>34062</text:p>
          </table:table-cell>
          <table:table-cell office:value-type="float" office:value="29357.4951558922">
            <text:p>29357.4951558922</text:p>
          </table:table-cell>
          <table:table-cell office:value-type="float" office:value="50078">
            <text:p>50078</text:p>
          </table:table-cell>
          <table:table-cell office:value-type="float" office:value="3081.10962897879">
            <text:p>3081.1096289788</text:p>
          </table:table-cell>
          <table:table-cell office:value-type="float" office:value="103">
            <text:p>103</text:p>
          </table:table-cell>
          <table:table-cell office:value-type="float" office:value="1738378">
            <text:p>173837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949897">
            <text:p>949897</text:p>
          </table:table-cell>
          <table:table-cell office:value-type="float" office:value="2361.12642949709">
            <text:p>2361.1264294971</text:p>
          </table:table-cell>
          <table:table-cell office:value-type="float" office:value="9">
            <text:p>9</text:p>
          </table:table-cell>
          <table:table-cell office:value-type="float" office:value="1773036">
            <text:p>177303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3200">
            <text:p>33200</text:p>
          </table:table-cell>
          <table:table-cell office:value-type="float" office:value="30120.4819277108">
            <text:p>30120.4819277108</text:p>
          </table:table-cell>
          <table:table-cell office:value-type="float" office:value="50022">
            <text:p>50022</text:p>
          </table:table-cell>
          <table:table-cell office:value-type="float" office:value="3798.9509215945">
            <text:p>3798.9509215945</text:p>
          </table:table-cell>
          <table:table-cell office:value-type="float" office:value="108">
            <text:p>108</text:p>
          </table:table-cell>
          <table:table-cell office:value-type="float" office:value="1799153">
            <text:p>1799153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949978">
            <text:p>949978</text:p>
          </table:table-cell>
          <table:table-cell office:value-type="float" office:value="3079.39339963662">
            <text:p>3079.3933996366</text:p>
          </table:table-cell>
          <table:table-cell office:value-type="float" office:value="9">
            <text:p>9</text:p>
          </table:table-cell>
          <table:table-cell office:value-type="float" office:value="1846137">
            <text:p>184613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31721">
            <text:p>31721</text:p>
          </table:table-cell>
          <table:table-cell office:value-type="float" office:value="31524.8573500205">
            <text:p>31524.8573500205</text:p>
          </table:table-cell>
          <table:table-cell office:value-type="float" office:value="49793">
            <text:p>49793</text:p>
          </table:table-cell>
          <table:table-cell office:value-type="float" office:value="4565.968389131">
            <text:p>4565.968389131</text:p>
          </table:table-cell>
          <table:table-cell office:value-type="float" office:value="101">
            <text:p>101</text:p>
          </table:table-cell>
          <table:table-cell office:value-type="float" office:value="1847000">
            <text:p>184700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950207">
            <text:p>950207</text:p>
          </table:table-cell>
          <table:table-cell office:value-type="float" office:value="3732.17221194961">
            <text:p>3732.1722119496</text:p>
          </table:table-cell>
          <table:table-cell office:value-type="float" office:value="9">
            <text:p>9</text:p>
          </table:table-cell>
          <table:table-cell office:value-type="float" office:value="1941597">
            <text:p>194159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22505">
            <text:p>422505</text:p>
          </table:table-cell>
          <table:table-cell office:value-type="float" office:value="2366.83589543319">
            <text:p>2366.8358954332</text:p>
          </table:table-cell>
          <table:table-cell office:value-type="float" office:value="49928">
            <text:p>49928</text:p>
          </table:table-cell>
          <table:table-cell office:value-type="float" office:value="487.757330556001">
            <text:p>487.757330556</text:p>
          </table:table-cell>
          <table:table-cell office:value-type="float" office:value="294">
            <text:p>294</text:p>
          </table:table-cell>
          <table:table-cell office:value-type="float" office:value="1031078">
            <text:p>10310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072">
            <text:p>950072</text:p>
          </table:table-cell>
          <table:table-cell office:value-type="float" office:value="415.816459173621">
            <text:p>415.8164591736</text:p>
          </table:table-cell>
          <table:table-cell office:value-type="float" office:value="212">
            <text:p>212</text:p>
          </table:table-cell>
          <table:table-cell office:value-type="float" office:value="71319">
            <text:p>713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9469">
            <text:p>219469</text:p>
          </table:table-cell>
          <table:table-cell office:value-type="float" office:value="4556.45216408696">
            <text:p>4556.452164087</text:p>
          </table:table-cell>
          <table:table-cell office:value-type="float" office:value="50222">
            <text:p>50222</text:p>
          </table:table-cell>
          <table:table-cell office:value-type="float" office:value="541.950201107085">
            <text:p>541.9502011071</text:p>
          </table:table-cell>
          <table:table-cell office:value-type="float" office:value="237">
            <text:p>237</text:p>
          </table:table-cell>
          <table:table-cell office:value-type="float" office:value="1040475">
            <text:p>10404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778">
            <text:p>949778</text:p>
          </table:table-cell>
          <table:table-cell office:value-type="float" office:value="429.865257986603">
            <text:p>429.8652579866</text:p>
          </table:table-cell>
          <table:table-cell office:value-type="float" office:value="194">
            <text:p>194</text:p>
          </table:table-cell>
          <table:table-cell office:value-type="float" office:value="1040107">
            <text:p>1040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17678">
            <text:p>217678</text:p>
          </table:table-cell>
          <table:table-cell office:value-type="float" office:value="4593.9415099367">
            <text:p>4593.9415099367</text:p>
          </table:table-cell>
          <table:table-cell office:value-type="float" office:value="49954">
            <text:p>49954</text:p>
          </table:table-cell>
          <table:table-cell office:value-type="float" office:value="567.58141490171">
            <text:p>567.5814149017</text:p>
          </table:table-cell>
          <table:table-cell office:value-type="float" office:value="221">
            <text:p>221</text:p>
          </table:table-cell>
          <table:table-cell office:value-type="float" office:value="1131229">
            <text:p>11312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046">
            <text:p>950046</text:p>
          </table:table-cell>
          <table:table-cell office:value-type="float" office:value="424.952764392461">
            <text:p>424.9527643925</text:p>
          </table:table-cell>
          <table:table-cell office:value-type="float" office:value="191">
            <text:p>191</text:p>
          </table:table-cell>
          <table:table-cell office:value-type="float" office:value="339580">
            <text:p>3395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8081">
            <text:p>148081</text:p>
          </table:table-cell>
          <table:table-cell office:value-type="float" office:value="6753.06082481885">
            <text:p>6753.0608248189</text:p>
          </table:table-cell>
          <table:table-cell office:value-type="float" office:value="49543">
            <text:p>49543</text:p>
          </table:table-cell>
          <table:table-cell office:value-type="float" office:value="995.868094382658">
            <text:p>995.8680943827</text:p>
          </table:table-cell>
          <table:table-cell office:value-type="float" office:value="271">
            <text:p>271</text:p>
          </table:table-cell>
          <table:table-cell office:value-type="float" office:value="1774852">
            <text:p>1774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0457">
            <text:p>950457</text:p>
          </table:table-cell>
          <table:table-cell office:value-type="float" office:value="722.030254919476">
            <text:p>722.0302549195</text:p>
          </table:table-cell>
          <table:table-cell office:value-type="float" office:value="201">
            <text:p>201</text:p>
          </table:table-cell>
          <table:table-cell office:value-type="float" office:value="1774915">
            <text:p>17749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3076">
            <text:p>83076</text:p>
          </table:table-cell>
          <table:table-cell office:value-type="float" office:value="12037.1707833791">
            <text:p>12037.1707833791</text:p>
          </table:table-cell>
          <table:table-cell office:value-type="float" office:value="50001">
            <text:p>50001</text:p>
          </table:table-cell>
          <table:table-cell office:value-type="float" office:value="1046.14395712086">
            <text:p>1046.1439571209</text:p>
          </table:table-cell>
          <table:table-cell office:value-type="float" office:value="310">
            <text:p>310</text:p>
          </table:table-cell>
          <table:table-cell office:value-type="float" office:value="1704599">
            <text:p>1704599</text:p>
          </table:table-cell>
          <table:table-cell table:number-columns-repeated="2" office:value-type="float" office:value="1">
            <text:p>1</text:p>
          </table:table-cell>
          <table:table-cell office:value-type="float" office:value="949999">
            <text:p>949999</text:p>
          </table:table-cell>
          <table:table-cell office:value-type="float" office:value="814.798411366749">
            <text:p>814.7984113667</text:p>
          </table:table-cell>
          <table:table-cell office:value-type="float" office:value="207">
            <text:p>207</text:p>
          </table:table-cell>
          <table:table-cell office:value-type="float" office:value="1704910">
            <text:p>17049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8004">
            <text:p>68004</text:p>
          </table:table-cell>
          <table:table-cell office:value-type="float" office:value="14704.870301747">
            <text:p>14704.870301747</text:p>
          </table:table-cell>
          <table:table-cell office:value-type="float" office:value="50157">
            <text:p>50157</text:p>
          </table:table-cell>
          <table:table-cell office:value-type="float" office:value="1163.00370835576">
            <text:p>1163.0037083558</text:p>
          </table:table-cell>
          <table:table-cell office:value-type="float" office:value="333">
            <text:p>333</text:p>
          </table:table-cell>
          <table:table-cell office:value-type="float" office:value="1944533">
            <text:p>19445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9833">
            <text:p>949833</text:p>
          </table:table-cell>
          <table:table-cell office:value-type="float" office:value="1007.29772602131">
            <text:p>1007.2977260213</text:p>
          </table:table-cell>
          <table:table-cell office:value-type="float" office:value="228">
            <text:p>228</text:p>
          </table:table-cell>
          <table:table-cell office:value-type="float" office:value="1945094">
            <text:p>19450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3745">
            <text:p>63745</text:p>
          </table:table-cell>
          <table:table-cell office:value-type="float" office:value="15687.5049023453">
            <text:p>15687.5049023453</text:p>
          </table:table-cell>
          <table:table-cell office:value-type="float" office:value="49702">
            <text:p>49702</text:p>
          </table:table-cell>
          <table:table-cell office:value-type="float" office:value="1455.08307512776">
            <text:p>1455.0830751278</text:p>
          </table:table-cell>
          <table:table-cell office:value-type="float" office:value="359">
            <text:p>359</text:p>
          </table:table-cell>
          <table:table-cell office:value-type="float" office:value="2444535">
            <text:p>2444535</text:p>
          </table:table-cell>
          <table:table-cell table:number-columns-repeated="2" office:value-type="float" office:value="2">
            <text:p>2</text:p>
          </table:table-cell>
          <table:table-cell office:value-type="float" office:value="950298">
            <text:p>950298</text:p>
          </table:table-cell>
          <table:table-cell office:value-type="float" office:value="1253.25240503505">
            <text:p>1253.2524050351</text:p>
          </table:table-cell>
          <table:table-cell office:value-type="float" office:value="237">
            <text:p>237</text:p>
          </table:table-cell>
          <table:table-cell office:value-type="float" office:value="2444870">
            <text:p>24448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9072">
            <text:p>59072</text:p>
          </table:table-cell>
          <table:table-cell office:value-type="float" office:value="16928.4940411701">
            <text:p>16928.4940411701</text:p>
          </table:table-cell>
          <table:table-cell office:value-type="float" office:value="50055">
            <text:p>50055</text:p>
          </table:table-cell>
          <table:table-cell office:value-type="float" office:value="1653.45717710518">
            <text:p>1653.4571771052</text:p>
          </table:table-cell>
          <table:table-cell office:value-type="float" office:value="342">
            <text:p>342</text:p>
          </table:table-cell>
          <table:table-cell office:value-type="float" office:value="1872853">
            <text:p>18728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9945">
            <text:p>949945</text:p>
          </table:table-cell>
          <table:table-cell office:value-type="float" office:value="1459.32650627142">
            <text:p>1459.3265062714</text:p>
          </table:table-cell>
          <table:table-cell office:value-type="float" office:value="261">
            <text:p>261</text:p>
          </table:table-cell>
          <table:table-cell office:value-type="float" office:value="1877182">
            <text:p>187718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4882">
            <text:p>54882</text:p>
          </table:table-cell>
          <table:table-cell office:value-type="float" office:value="18220.9103166794">
            <text:p>18220.9103166794</text:p>
          </table:table-cell>
          <table:table-cell office:value-type="float" office:value="49927">
            <text:p>49927</text:p>
          </table:table-cell>
          <table:table-cell office:value-type="float" office:value="2897.43363310433">
            <text:p>2897.4336331043</text:p>
          </table:table-cell>
          <table:table-cell office:value-type="float" office:value="397">
            <text:p>397</text:p>
          </table:table-cell>
          <table:table-cell office:value-type="float" office:value="2096071">
            <text:p>209607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950073">
            <text:p>950073</text:p>
          </table:table-cell>
          <table:table-cell office:value-type="float" office:value="2720.51609718411">
            <text:p>2720.5160971841</text:p>
          </table:table-cell>
          <table:table-cell office:value-type="float" office:value="264">
            <text:p>264</text:p>
          </table:table-cell>
          <table:table-cell office:value-type="float" office:value="2096725">
            <text:p>20967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90381">
            <text:p>90381</text:p>
          </table:table-cell>
          <table:table-cell office:value-type="float" office:value="11064.2723581284">
            <text:p>11064.2723581284</text:p>
          </table:table-cell>
          <table:table-cell office:value-type="float" office:value="49932">
            <text:p>49932</text:p>
          </table:table-cell>
          <table:table-cell office:value-type="float" office:value="1085.7314547785">
            <text:p>1085.7314547785</text:p>
          </table:table-cell>
          <table:table-cell office:value-type="float" office:value="306">
            <text:p>306</text:p>
          </table:table-cell>
          <table:table-cell office:value-type="float" office:value="535285">
            <text:p>5352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0068">
            <text:p>950068</text:p>
          </table:table-cell>
          <table:table-cell office:value-type="float" office:value="889.482041285466">
            <text:p>889.4820412855</text:p>
          </table:table-cell>
          <table:table-cell office:value-type="float" office:value="220">
            <text:p>220</text:p>
          </table:table-cell>
          <table:table-cell office:value-type="float" office:value="535203">
            <text:p>5352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9674">
            <text:p>79674</text:p>
          </table:table-cell>
          <table:table-cell office:value-type="float" office:value="12551.0204081633">
            <text:p>12551.0204081633</text:p>
          </table:table-cell>
          <table:table-cell office:value-type="float" office:value="49941">
            <text:p>49941</text:p>
          </table:table-cell>
          <table:table-cell office:value-type="float" office:value="1599.18351654953">
            <text:p>1599.1835165495</text:p>
          </table:table-cell>
          <table:table-cell office:value-type="float" office:value="302">
            <text:p>302</text:p>
          </table:table-cell>
          <table:table-cell office:value-type="float" office:value="1237569">
            <text:p>123756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50049">
            <text:p>950049</text:p>
          </table:table-cell>
          <table:table-cell office:value-type="float" office:value="1164.91591381076">
            <text:p>1164.9159138108</text:p>
          </table:table-cell>
          <table:table-cell office:value-type="float" office:value="190">
            <text:p>190</text:p>
          </table:table-cell>
          <table:table-cell office:value-type="float" office:value="1237216">
            <text:p>12372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5470">
            <text:p>65470</text:p>
          </table:table-cell>
          <table:table-cell office:value-type="float" office:value="15274.1713762028">
            <text:p>15274.1713762028</text:p>
          </table:table-cell>
          <table:table-cell office:value-type="float" office:value="50048">
            <text:p>50048</text:p>
          </table:table-cell>
          <table:table-cell office:value-type="float" office:value="1516.64254315857">
            <text:p>1516.6425431586</text:p>
          </table:table-cell>
          <table:table-cell office:value-type="float" office:value="331">
            <text:p>331</text:p>
          </table:table-cell>
          <table:table-cell office:value-type="float" office:value="1675917">
            <text:p>16759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49952">
            <text:p>949952</text:p>
          </table:table-cell>
          <table:table-cell office:value-type="float" office:value="1291.36606902244">
            <text:p>1291.3660690224</text:p>
          </table:table-cell>
          <table:table-cell office:value-type="float" office:value="222">
            <text:p>222</text:p>
          </table:table-cell>
          <table:table-cell office:value-type="float" office:value="1677072">
            <text:p>16770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5833">
            <text:p>45833</text:p>
          </table:table-cell>
          <table:table-cell office:value-type="float" office:value="21818.1223136168">
            <text:p>21818.1223136168</text:p>
          </table:table-cell>
          <table:table-cell office:value-type="float" office:value="49825">
            <text:p>49825</text:p>
          </table:table-cell>
          <table:table-cell office:value-type="float" office:value="1605.24052182639">
            <text:p>1605.2405218264</text:p>
          </table:table-cell>
          <table:table-cell office:value-type="float" office:value="356">
            <text:p>356</text:p>
          </table:table-cell>
          <table:table-cell office:value-type="float" office:value="1826351">
            <text:p>18263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50165">
            <text:p>950165</text:p>
          </table:table-cell>
          <table:table-cell office:value-type="float" office:value="1351.95515410481">
            <text:p>1351.9551541048</text:p>
          </table:table-cell>
          <table:table-cell office:value-type="float" office:value="224">
            <text:p>224</text:p>
          </table:table-cell>
          <table:table-cell office:value-type="float" office:value="1828364">
            <text:p>18283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8251">
            <text:p>48251</text:p>
          </table:table-cell>
          <table:table-cell office:value-type="float" office:value="20724.9590682058">
            <text:p>20724.9590682058</text:p>
          </table:table-cell>
          <table:table-cell office:value-type="float" office:value="50280">
            <text:p>50280</text:p>
          </table:table-cell>
          <table:table-cell office:value-type="float" office:value="2428.38040970565">
            <text:p>2428.3804097057</text:p>
          </table:table-cell>
          <table:table-cell office:value-type="float" office:value="347">
            <text:p>347</text:p>
          </table:table-cell>
          <table:table-cell office:value-type="float" office:value="2485712">
            <text:p>24857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49720">
            <text:p>949720</text:p>
          </table:table-cell>
          <table:table-cell office:value-type="float" office:value="1890.02206018616">
            <text:p>1890.0220601862</text:p>
          </table:table-cell>
          <table:table-cell office:value-type="float" office:value="227">
            <text:p>227</text:p>
          </table:table-cell>
          <table:table-cell office:value-type="float" office:value="2485763">
            <text:p>24857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5660">
            <text:p>45660</text:p>
          </table:table-cell>
          <table:table-cell office:value-type="float" office:value="21901.0074463425">
            <text:p>21901.0074463425</text:p>
          </table:table-cell>
          <table:table-cell office:value-type="float" office:value="50128">
            <text:p>50128</text:p>
          </table:table-cell>
          <table:table-cell office:value-type="float" office:value="2894.64133817427">
            <text:p>2894.6413381743</text:p>
          </table:table-cell>
          <table:table-cell office:value-type="float" office:value="396">
            <text:p>396</text:p>
          </table:table-cell>
          <table:table-cell office:value-type="float" office:value="2218688">
            <text:p>221868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49872">
            <text:p>949872</text:p>
          </table:table-cell>
          <table:table-cell office:value-type="float" office:value="2234.75821479105">
            <text:p>2234.7582147911</text:p>
          </table:table-cell>
          <table:table-cell office:value-type="float" office:value="248">
            <text:p>248</text:p>
          </table:table-cell>
          <table:table-cell office:value-type="float" office:value="2218750">
            <text:p>22187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40224">
            <text:p>40224</text:p>
          </table:table-cell>
          <table:table-cell office:value-type="float" office:value="24860.1581145585">
            <text:p>24860.1581145585</text:p>
          </table:table-cell>
          <table:table-cell office:value-type="float" office:value="50052">
            <text:p>50052</text:p>
          </table:table-cell>
          <table:table-cell office:value-type="float" office:value="3592.30304483337">
            <text:p>3592.3030448334</text:p>
          </table:table-cell>
          <table:table-cell office:value-type="float" office:value="377">
            <text:p>377</text:p>
          </table:table-cell>
          <table:table-cell office:value-type="float" office:value="1103884">
            <text:p>110388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49923">
            <text:p>949923</text:p>
          </table:table-cell>
          <table:table-cell office:value-type="float" office:value="2963.72986547331">
            <text:p>2963.7298654733</text:p>
          </table:table-cell>
          <table:table-cell office:value-type="float" office:value="241">
            <text:p>241</text:p>
          </table:table-cell>
          <table:table-cell office:value-type="float" office:value="1103748">
            <text:p>110374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5694">
            <text:p>45694</text:p>
          </table:table-cell>
          <table:table-cell office:value-type="float" office:value="21884.7113406574">
            <text:p>21884.7113406574</text:p>
          </table:table-cell>
          <table:table-cell office:value-type="float" office:value="50018">
            <text:p>50018</text:p>
          </table:table-cell>
          <table:table-cell office:value-type="float" office:value="5710.98672477908">
            <text:p>5710.9867247791</text:p>
          </table:table-cell>
          <table:table-cell office:value-type="float" office:value="374">
            <text:p>374</text:p>
          </table:table-cell>
          <table:table-cell office:value-type="float" office:value="2279207">
            <text:p>227920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49982">
            <text:p>949982</text:p>
          </table:table-cell>
          <table:table-cell office:value-type="float" office:value="4480.41988374517">
            <text:p>4480.4198837452</text:p>
          </table:table-cell>
          <table:table-cell office:value-type="float" office:value="211">
            <text:p>211</text:p>
          </table:table-cell>
          <table:table-cell office:value-type="float" office:value="2278076">
            <text:p>227807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43560">
            <text:p>43560</text:p>
          </table:table-cell>
          <table:table-cell office:value-type="float" office:value="22956.8411386593">
            <text:p>22956.8411386593</text:p>
          </table:table-cell>
          <table:table-cell office:value-type="float" office:value="49817">
            <text:p>49817</text:p>
          </table:table-cell>
          <table:table-cell office:value-type="float" office:value="6949.25784370797">
            <text:p>6949.257843708</text:p>
          </table:table-cell>
          <table:table-cell office:value-type="float" office:value="389">
            <text:p>389</text:p>
          </table:table-cell>
          <table:table-cell office:value-type="float" office:value="2914763">
            <text:p>291476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950183">
            <text:p>950183</text:p>
          </table:table-cell>
          <table:table-cell office:value-type="float" office:value="5331.03736017167">
            <text:p>5331.0373601717</text:p>
          </table:table-cell>
          <table:table-cell office:value-type="float" office:value="267">
            <text:p>267</text:p>
          </table:table-cell>
          <table:table-cell office:value-type="float" office:value="2941606">
            <text:p>294160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</table:table>
      <table:table table:name="Workload D Charts" table:style-name="ta1">
        <table:shapes>
          <draw:frame draw:z-index="0" draw:style-name="gr1" svg:width="9in" svg:height="5in" svg:x="0in" svg:y="3.4031in">
            <draw:object draw:notify-on-update-of-ranges="'Workload D Charts'.C2:'Workload D Charts'.D19 'Workload D Charts'.L1:'Workload D Charts'.L1 'Workload D Charts'.AA2:'Workload D Charts'.AA19 'Workload D Charts'.M1:'Workload D Charts'.M1 'Workload D Charts'.AC2:'Workload D Charts'.AC19 'Workload D Charts'.T2:'Workload D Charts'.T2 'Workload D Charts'.Z2:'Workload D Charts'.Z19 'Workload D Charts'.H1:'Workload D Charts'.H1 'Workload D Charts'.I2:'Workload D Charts'.I19 'Workload D Charts'.I1:'Workload D Charts'.I1 'Workload D Charts'.K2:'Workload D Charts'.K19 'Workload D Charts'.B2:'Workload D Charts'.B2 'Workload D Charts'.H2:'Workload D Charts'.H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9in" svg:height="5in" svg:x="9.8465in" svg:y="3.361in">
            <draw:object draw:notify-on-update-of-ranges="'Workload D Charts'.C2:'Workload D Charts'.D19 'Workload D Charts'.L1:'Workload D Charts'.L1 'Workload D Charts'.AG2:'Workload D Charts'.AG19 'Workload D Charts'.M1:'Workload D Charts'.M1 'Workload D Charts'.AI2:'Workload D Charts'.AI19 'Workload D Charts'.T2:'Workload D Charts'.T2 'Workload D Charts'.AF2:'Workload D Charts'.AF19 'Workload D Charts'.H1:'Workload D Charts'.H1 'Workload D Charts'.O2:'Workload D Charts'.O19 'Workload D Charts'.I1:'Workload D Charts'.I1 'Workload D Charts'.Q2:'Workload D Charts'.Q19 'Workload D Charts'.B2:'Workload D Charts'.B2 'Workload D Charts'.N2:'Workload D Charts'.N1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9in" svg:height="5in" svg:x="0.0768in" svg:y="8.928in">
            <draw:object draw:notify-on-update-of-ranges="'Workload D Charts'.C2:'Workload D Charts'.D19 'Workload D Charts'.T2:'Workload D Charts'.T2 'Workload D Charts'.X2:'Workload D Charts'.X19 'Workload D Charts'.B2:'Workload D Charts'.B2 'Workload D Charts'.F2:'Workload D Charts'.F1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3" table:number-columns-repeated="18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Insert Operations</text:p>
          </table:table-cell>
          <table:table-cell office:value-type="string">
            <text:p><text:s/>Insert Average Latency (us)</text:p>
          </table:table-cell>
          <table:table-cell office:value-type="string">
            <text:p><text:s/>Insert Min Latency (us)</text:p>
          </table:table-cell>
          <table:table-cell office:value-type="string">
            <text:p><text:s/>Insert Max Latency (us)</text:p>
          </table:table-cell>
          <table:table-cell office:value-type="string">
            <text:p><text:s/>Insert 95th Percentile Latency (ms)</text:p>
          </table:table-cell>
          <table:table-cell office:value-type="string">
            <text:p><text:s/>Insert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Insert Operations</text:p>
          </table:table-cell>
          <table:table-cell office:value-type="string">
            <text:p><text:s/>Insert Average Latency (us)</text:p>
          </table:table-cell>
          <table:table-cell office:value-type="string">
            <text:p><text:s/>Insert Min Latency (us)</text:p>
          </table:table-cell>
          <table:table-cell office:value-type="string">
            <text:p><text:s/>Insert Max Latency (us)</text:p>
          </table:table-cell>
          <table:table-cell office:value-type="string">
            <text:p><text:s/>Insert 95th Percentile Latency (ms)</text:p>
          </table:table-cell>
          <table:table-cell office:value-type="string">
            <text:p><text:s/>Insert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-legacy</text:p>
          </table:table-cell>
          <table:table-cell table:number-columns-repeated="2" office:value-type="float" office:value="1">
            <text:p>1</text:p>
          </table:table-cell>
          <table:table-cell office:value-type="float" office:value="439403">
            <text:p>439403</text:p>
          </table:table-cell>
          <table:table-cell office:value-type="float" office:value="2275.8151400878">
            <text:p>2275.8151400878</text:p>
          </table:table-cell>
          <table:table-cell office:value-type="float" office:value="49751">
            <text:p>49751</text:p>
          </table:table-cell>
          <table:table-cell office:value-type="float" office:value="682.284677694921">
            <text:p>682.2846776949</text:p>
          </table:table-cell>
          <table:table-cell office:value-type="float" office:value="319">
            <text:p>319</text:p>
          </table:table-cell>
          <table:table-cell office:value-type="float" office:value="437446">
            <text:p>437446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249">
            <text:p>950249</text:p>
          </table:table-cell>
          <table:table-cell office:value-type="float" office:value="417.743807149494">
            <text:p>417.7438071495</text:p>
          </table:table-cell>
          <table:table-cell office:value-type="float" office:value="216">
            <text:p>216</text:p>
          </table:table-cell>
          <table:table-cell office:value-type="float" office:value="215498">
            <text:p>215498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422505">
            <text:p>422505</text:p>
          </table:table-cell>
          <table:table-cell office:value-type="float" office:value="2366.83589543319">
            <text:p>2366.8358954332</text:p>
          </table:table-cell>
          <table:table-cell office:value-type="float" office:value="49928">
            <text:p>49928</text:p>
          </table:table-cell>
          <table:table-cell office:value-type="float" office:value="487.757330556001">
            <text:p>487.757330556</text:p>
          </table:table-cell>
          <table:table-cell office:value-type="float" office:value="294">
            <text:p>294</text:p>
          </table:table-cell>
          <table:table-cell office:value-type="float" office:value="1031078">
            <text:p>1031078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072">
            <text:p>950072</text:p>
          </table:table-cell>
          <table:table-cell office:value-type="float" office:value="415.816459173621">
            <text:p>415.8164591736</text:p>
          </table:table-cell>
          <table:table-cell office:value-type="float" office:value="212">
            <text:p>212</text:p>
          </table:table-cell>
          <table:table-cell office:value-type="float" office:value="71319">
            <text:p>71319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3090">
            <text:p>443090</text:p>
          </table:table-cell>
          <table:table-cell office:value-type="float" office:value="2256.87783520278">
            <text:p>2256.8778352028</text:p>
          </table:table-cell>
          <table:table-cell office:value-type="float" office:value="49889">
            <text:p>49889</text:p>
          </table:table-cell>
          <table:table-cell office:value-type="float" office:value="4093.90901802001">
            <text:p>4093.90901802</text:p>
          </table:table-cell>
          <table:table-cell office:value-type="float" office:value="352">
            <text:p>352</text:p>
          </table:table-cell>
          <table:table-cell office:value-type="float" office:value="1279347">
            <text:p>1279347</text:p>
          </table:table-cell>
          <table:table-cell table:formula="of:=1000*12" office:value-type="float" office:value="12000">
            <text:p>12000</text:p>
          </table:table-cell>
          <table:table-cell office:value-type="float" office:value="20">
            <text:p>20</text:p>
          </table:table-cell>
          <table:table-cell office:value-type="float" office:value="950111">
            <text:p>950111</text:p>
          </table:table-cell>
          <table:table-cell office:value-type="float" office:value="707.041385690725">
            <text:p>707.0413856907</text:p>
          </table:table-cell>
          <table:table-cell office:value-type="float" office:value="194">
            <text:p>194</text:p>
          </table:table-cell>
          <table:table-cell office:value-type="float" office:value="1279606">
            <text:p>1279606</text:p>
          </table:table-cell>
          <table:table-cell table:formula="of:=1000*1"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9469">
            <text:p>219469</text:p>
          </table:table-cell>
          <table:table-cell office:value-type="float" office:value="4556.45216408696">
            <text:p>4556.452164087</text:p>
          </table:table-cell>
          <table:table-cell office:value-type="float" office:value="50222">
            <text:p>50222</text:p>
          </table:table-cell>
          <table:table-cell office:value-type="float" office:value="541.950201107085">
            <text:p>541.9502011071</text:p>
          </table:table-cell>
          <table:table-cell office:value-type="float" office:value="237">
            <text:p>237</text:p>
          </table:table-cell>
          <table:table-cell office:value-type="float" office:value="1040475">
            <text:p>1040475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778">
            <text:p>949778</text:p>
          </table:table-cell>
          <table:table-cell office:value-type="float" office:value="429.865257986603">
            <text:p>429.8652579866</text:p>
          </table:table-cell>
          <table:table-cell office:value-type="float" office:value="194">
            <text:p>194</text:p>
          </table:table-cell>
          <table:table-cell office:value-type="float" office:value="1040107">
            <text:p>1040107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243923">
            <text:p>243923</text:p>
          </table:table-cell>
          <table:table-cell office:value-type="float" office:value="4099.65439913415">
            <text:p>4099.6543991342</text:p>
          </table:table-cell>
          <table:table-cell office:value-type="float" office:value="50389">
            <text:p>50389</text:p>
          </table:table-cell>
          <table:table-cell office:value-type="float" office:value="740.443271348906">
            <text:p>740.4432713489</text:p>
          </table:table-cell>
          <table:table-cell office:value-type="float" office:value="324">
            <text:p>324</text:p>
          </table:table-cell>
          <table:table-cell office:value-type="float" office:value="1202606">
            <text:p>1202606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9611">
            <text:p>949611</text:p>
          </table:table-cell>
          <table:table-cell office:value-type="float" office:value="462.455442281103">
            <text:p>462.4554422811</text:p>
          </table:table-cell>
          <table:table-cell office:value-type="float" office:value="188">
            <text:p>188</text:p>
          </table:table-cell>
          <table:table-cell office:value-type="float" office:value="1202098">
            <text:p>1202098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217678">
            <text:p>217678</text:p>
          </table:table-cell>
          <table:table-cell office:value-type="float" office:value="4593.9415099367">
            <text:p>4593.9415099367</text:p>
          </table:table-cell>
          <table:table-cell office:value-type="float" office:value="49954">
            <text:p>49954</text:p>
          </table:table-cell>
          <table:table-cell office:value-type="float" office:value="567.58141490171">
            <text:p>567.5814149017</text:p>
          </table:table-cell>
          <table:table-cell office:value-type="float" office:value="221">
            <text:p>221</text:p>
          </table:table-cell>
          <table:table-cell office:value-type="float" office:value="1131229">
            <text:p>1131229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0046">
            <text:p>950046</text:p>
          </table:table-cell>
          <table:table-cell office:value-type="float" office:value="424.952764392461">
            <text:p>424.9527643925</text:p>
          </table:table-cell>
          <table:table-cell office:value-type="float" office:value="191">
            <text:p>191</text:p>
          </table:table-cell>
          <table:table-cell office:value-type="float" office:value="339580">
            <text:p>339580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7010">
            <text:p>277010</text:p>
          </table:table-cell>
          <table:table-cell office:value-type="float" office:value="3609.97797913433">
            <text:p>3609.9779791343</text:p>
          </table:table-cell>
          <table:table-cell office:value-type="float" office:value="49881">
            <text:p>49881</text:p>
          </table:table-cell>
          <table:table-cell office:value-type="float" office:value="3033.35125598925">
            <text:p>3033.3512559893</text:p>
          </table:table-cell>
          <table:table-cell office:value-type="float" office:value="363">
            <text:p>363</text:p>
          </table:table-cell>
          <table:table-cell office:value-type="float" office:value="431592">
            <text:p>431592</text:p>
          </table:table-cell>
          <table:table-cell table:formula="of:=1000*6" office:value-type="float" office:value="6000">
            <text:p>6000</text:p>
          </table:table-cell>
          <table:table-cell office:value-type="float" office:value="9">
            <text:p>9</text:p>
          </table:table-cell>
          <table:table-cell office:value-type="float" office:value="950119">
            <text:p>950119</text:p>
          </table:table-cell>
          <table:table-cell office:value-type="float" office:value="1281.53145869096">
            <text:p>1281.531458691</text:p>
          </table:table-cell>
          <table:table-cell office:value-type="float" office:value="191">
            <text:p>191</text:p>
          </table:table-cell>
          <table:table-cell office:value-type="float" office:value="550437">
            <text:p>550437</text:p>
          </table:table-cell>
          <table:table-cell table:formula="of:=1000*4"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8081">
            <text:p>148081</text:p>
          </table:table-cell>
          <table:table-cell office:value-type="float" office:value="6753.06082481885">
            <text:p>6753.0608248189</text:p>
          </table:table-cell>
          <table:table-cell office:value-type="float" office:value="49543">
            <text:p>49543</text:p>
          </table:table-cell>
          <table:table-cell office:value-type="float" office:value="995.868094382658">
            <text:p>995.8680943827</text:p>
          </table:table-cell>
          <table:table-cell office:value-type="float" office:value="271">
            <text:p>271</text:p>
          </table:table-cell>
          <table:table-cell office:value-type="float" office:value="1774852">
            <text:p>1774852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50457">
            <text:p>950457</text:p>
          </table:table-cell>
          <table:table-cell office:value-type="float" office:value="722.030254919476">
            <text:p>722.0302549195</text:p>
          </table:table-cell>
          <table:table-cell office:value-type="float" office:value="201">
            <text:p>201</text:p>
          </table:table-cell>
          <table:table-cell office:value-type="float" office:value="1774915">
            <text:p>1774915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4320">
            <text:p>284320</text:p>
          </table:table-cell>
          <table:table-cell office:value-type="float" office:value="3517.16375914463">
            <text:p>3517.1637591446</text:p>
          </table:table-cell>
          <table:table-cell office:value-type="float" office:value="49861">
            <text:p>49861</text:p>
          </table:table-cell>
          <table:table-cell office:value-type="float" office:value="6078.34552054712">
            <text:p>6078.3455205471</text:p>
          </table:table-cell>
          <table:table-cell office:value-type="float" office:value="337">
            <text:p>337</text:p>
          </table:table-cell>
          <table:table-cell office:value-type="float" office:value="1203942">
            <text:p>1203942</text:p>
          </table:table-cell>
          <table:table-cell table:formula="of:=1000*14" office:value-type="float" office:value="14000">
            <text:p>14000</text:p>
          </table:table-cell>
          <table:table-cell office:value-type="float" office:value="21">
            <text:p>21</text:p>
          </table:table-cell>
          <table:table-cell office:value-type="float" office:value="950139">
            <text:p>950139</text:p>
          </table:table-cell>
          <table:table-cell office:value-type="float" office:value="2649.39751025903">
            <text:p>2649.397510259</text:p>
          </table:table-cell>
          <table:table-cell office:value-type="float" office:value="188">
            <text:p>188</text:p>
          </table:table-cell>
          <table:table-cell office:value-type="float" office:value="1220246">
            <text:p>1220246</text:p>
          </table:table-cell>
          <table:table-cell table:formula="of:=1000*10" office:value-type="float" office:value="10000">
            <text:p>10000</text:p>
          </table:table-cell>
          <table:table-cell office:value-type="float" office:value="16">
            <text:p>16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3076">
            <text:p>83076</text:p>
          </table:table-cell>
          <table:table-cell office:value-type="float" office:value="12037.1707833791">
            <text:p>12037.1707833791</text:p>
          </table:table-cell>
          <table:table-cell office:value-type="float" office:value="50001">
            <text:p>50001</text:p>
          </table:table-cell>
          <table:table-cell office:value-type="float" office:value="1046.14395712086">
            <text:p>1046.1439571209</text:p>
          </table:table-cell>
          <table:table-cell office:value-type="float" office:value="310">
            <text:p>310</text:p>
          </table:table-cell>
          <table:table-cell office:value-type="float" office:value="1704599">
            <text:p>1704599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949999">
            <text:p>949999</text:p>
          </table:table-cell>
          <table:table-cell office:value-type="float" office:value="814.798411366749">
            <text:p>814.7984113667</text:p>
          </table:table-cell>
          <table:table-cell office:value-type="float" office:value="207">
            <text:p>207</text:p>
          </table:table-cell>
          <table:table-cell office:value-type="float" office:value="1704910">
            <text:p>1704910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8004">
            <text:p>68004</text:p>
          </table:table-cell>
          <table:table-cell office:value-type="float" office:value="14704.870301747">
            <text:p>14704.870301747</text:p>
          </table:table-cell>
          <table:table-cell office:value-type="float" office:value="50157">
            <text:p>50157</text:p>
          </table:table-cell>
          <table:table-cell office:value-type="float" office:value="1163.00370835576">
            <text:p>1163.0037083558</text:p>
          </table:table-cell>
          <table:table-cell office:value-type="float" office:value="333">
            <text:p>333</text:p>
          </table:table-cell>
          <table:table-cell office:value-type="float" office:value="1944533">
            <text:p>1944533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49833">
            <text:p>949833</text:p>
          </table:table-cell>
          <table:table-cell office:value-type="float" office:value="1007.29772602131">
            <text:p>1007.2977260213</text:p>
          </table:table-cell>
          <table:table-cell office:value-type="float" office:value="228">
            <text:p>228</text:p>
          </table:table-cell>
          <table:table-cell office:value-type="float" office:value="1945094">
            <text:p>1945094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3745">
            <text:p>63745</text:p>
          </table:table-cell>
          <table:table-cell office:value-type="float" office:value="15687.5049023453">
            <text:p>15687.5049023453</text:p>
          </table:table-cell>
          <table:table-cell office:value-type="float" office:value="49702">
            <text:p>49702</text:p>
          </table:table-cell>
          <table:table-cell office:value-type="float" office:value="1455.08307512776">
            <text:p>1455.0830751278</text:p>
          </table:table-cell>
          <table:table-cell office:value-type="float" office:value="359">
            <text:p>359</text:p>
          </table:table-cell>
          <table:table-cell office:value-type="float" office:value="2444535">
            <text:p>2444535</text:p>
          </table:table-cell>
          <table:table-cell table:formula="of:=1000*2"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950298">
            <text:p>950298</text:p>
          </table:table-cell>
          <table:table-cell office:value-type="float" office:value="1253.25240503505">
            <text:p>1253.2524050351</text:p>
          </table:table-cell>
          <table:table-cell office:value-type="float" office:value="237">
            <text:p>237</text:p>
          </table:table-cell>
          <table:table-cell office:value-type="float" office:value="2444870">
            <text:p>2444870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9072">
            <text:p>59072</text:p>
          </table:table-cell>
          <table:table-cell office:value-type="float" office:value="16928.4940411701">
            <text:p>16928.4940411701</text:p>
          </table:table-cell>
          <table:table-cell office:value-type="float" office:value="50055">
            <text:p>50055</text:p>
          </table:table-cell>
          <table:table-cell office:value-type="float" office:value="1653.45717710518">
            <text:p>1653.4571771052</text:p>
          </table:table-cell>
          <table:table-cell office:value-type="float" office:value="342">
            <text:p>342</text:p>
          </table:table-cell>
          <table:table-cell office:value-type="float" office:value="1872853">
            <text:p>1872853</text:p>
          </table:table-cell>
          <table:table-cell table:formula="of:=1000*3"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949945">
            <text:p>949945</text:p>
          </table:table-cell>
          <table:table-cell office:value-type="float" office:value="1459.32650627142">
            <text:p>1459.3265062714</text:p>
          </table:table-cell>
          <table:table-cell office:value-type="float" office:value="261">
            <text:p>261</text:p>
          </table:table-cell>
          <table:table-cell office:value-type="float" office:value="1877182">
            <text:p>1877182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4882">
            <text:p>54882</text:p>
          </table:table-cell>
          <table:table-cell office:value-type="float" office:value="18220.9103166794">
            <text:p>18220.9103166794</text:p>
          </table:table-cell>
          <table:table-cell office:value-type="float" office:value="49927">
            <text:p>49927</text:p>
          </table:table-cell>
          <table:table-cell office:value-type="float" office:value="2897.43363310433">
            <text:p>2897.4336331043</text:p>
          </table:table-cell>
          <table:table-cell office:value-type="float" office:value="397">
            <text:p>397</text:p>
          </table:table-cell>
          <table:table-cell office:value-type="float" office:value="2096071">
            <text:p>2096071</text:p>
          </table:table-cell>
          <table:table-cell table:formula="of:=1000*6" office:value-type="float" office:value="6000">
            <text:p>6000</text:p>
          </table:table-cell>
          <table:table-cell office:value-type="float" office:value="9">
            <text:p>9</text:p>
          </table:table-cell>
          <table:table-cell office:value-type="float" office:value="950073">
            <text:p>950073</text:p>
          </table:table-cell>
          <table:table-cell office:value-type="float" office:value="2720.51609718411">
            <text:p>2720.5160971841</text:p>
          </table:table-cell>
          <table:table-cell office:value-type="float" office:value="264">
            <text:p>264</text:p>
          </table:table-cell>
          <table:table-cell office:value-type="float" office:value="2096725">
            <text:p>2096725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98789">
            <text:p>98789</text:p>
          </table:table-cell>
          <table:table-cell office:value-type="float" office:value="10122.5844982741">
            <text:p>10122.5844982741</text:p>
          </table:table-cell>
          <table:table-cell office:value-type="float" office:value="49974">
            <text:p>49974</text:p>
          </table:table-cell>
          <table:table-cell office:value-type="float" office:value="1237.94685236323">
            <text:p>1237.9468523632</text:p>
          </table:table-cell>
          <table:table-cell office:value-type="float" office:value="345">
            <text:p>345</text:p>
          </table:table-cell>
          <table:table-cell office:value-type="float" office:value="2659311">
            <text:p>2659311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50026">
            <text:p>950026</text:p>
          </table:table-cell>
          <table:table-cell office:value-type="float" office:value="937.728982154173">
            <text:p>937.7289821542</text:p>
          </table:table-cell>
          <table:table-cell office:value-type="float" office:value="220">
            <text:p>220</text:p>
          </table:table-cell>
          <table:table-cell office:value-type="float" office:value="2665775">
            <text:p>2665775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90381">
            <text:p>90381</text:p>
          </table:table-cell>
          <table:table-cell office:value-type="float" office:value="11064.2723581284">
            <text:p>11064.2723581284</text:p>
          </table:table-cell>
          <table:table-cell office:value-type="float" office:value="49932">
            <text:p>49932</text:p>
          </table:table-cell>
          <table:table-cell office:value-type="float" office:value="1085.7314547785">
            <text:p>1085.7314547785</text:p>
          </table:table-cell>
          <table:table-cell office:value-type="float" office:value="306">
            <text:p>306</text:p>
          </table:table-cell>
          <table:table-cell office:value-type="float" office:value="535285">
            <text:p>535285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950068">
            <text:p>950068</text:p>
          </table:table-cell>
          <table:table-cell office:value-type="float" office:value="889.482041285466">
            <text:p>889.4820412855</text:p>
          </table:table-cell>
          <table:table-cell office:value-type="float" office:value="220">
            <text:p>220</text:p>
          </table:table-cell>
          <table:table-cell office:value-type="float" office:value="535203">
            <text:p>535203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445">
            <text:p>96445</text:p>
          </table:table-cell>
          <table:table-cell office:value-type="float" office:value="10368.5001814506">
            <text:p>10368.5001814506</text:p>
          </table:table-cell>
          <table:table-cell office:value-type="float" office:value="50108">
            <text:p>50108</text:p>
          </table:table-cell>
          <table:table-cell office:value-type="float" office:value="1907.31436098028">
            <text:p>1907.3143609803</text:p>
          </table:table-cell>
          <table:table-cell office:value-type="float" office:value="359">
            <text:p>359</text:p>
          </table:table-cell>
          <table:table-cell office:value-type="float" office:value="1658176">
            <text:p>1658176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949882">
            <text:p>949882</text:p>
          </table:table-cell>
          <table:table-cell office:value-type="float" office:value="1405.80202909414">
            <text:p>1405.8020290941</text:p>
          </table:table-cell>
          <table:table-cell office:value-type="float" office:value="195">
            <text:p>195</text:p>
          </table:table-cell>
          <table:table-cell office:value-type="float" office:value="1659355">
            <text:p>1659355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9674">
            <text:p>79674</text:p>
          </table:table-cell>
          <table:table-cell office:value-type="float" office:value="12551.0204081633">
            <text:p>12551.0204081633</text:p>
          </table:table-cell>
          <table:table-cell office:value-type="float" office:value="49941">
            <text:p>49941</text:p>
          </table:table-cell>
          <table:table-cell office:value-type="float" office:value="1599.18351654953">
            <text:p>1599.1835165495</text:p>
          </table:table-cell>
          <table:table-cell office:value-type="float" office:value="302">
            <text:p>302</text:p>
          </table:table-cell>
          <table:table-cell office:value-type="float" office:value="1237569">
            <text:p>1237569</text:p>
          </table:table-cell>
          <table:table-cell table:formula="of:=1000*3"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950049">
            <text:p>950049</text:p>
          </table:table-cell>
          <table:table-cell office:value-type="float" office:value="1164.91591381076">
            <text:p>1164.9159138108</text:p>
          </table:table-cell>
          <table:table-cell office:value-type="float" office:value="190">
            <text:p>190</text:p>
          </table:table-cell>
          <table:table-cell office:value-type="float" office:value="1237216">
            <text:p>1237216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3754">
            <text:p>93754</text:p>
          </table:table-cell>
          <table:table-cell office:value-type="float" office:value="10666.2115749728">
            <text:p>10666.2115749728</text:p>
          </table:table-cell>
          <table:table-cell office:value-type="float" office:value="49716">
            <text:p>49716</text:p>
          </table:table-cell>
          <table:table-cell office:value-type="float" office:value="2420.31354091238">
            <text:p>2420.3135409124</text:p>
          </table:table-cell>
          <table:table-cell office:value-type="float" office:value="370">
            <text:p>370</text:p>
          </table:table-cell>
          <table:table-cell office:value-type="float" office:value="1839676">
            <text:p>1839676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950284">
            <text:p>950284</text:p>
          </table:table-cell>
          <table:table-cell office:value-type="float" office:value="1826.25740620699">
            <text:p>1826.257406207</text:p>
          </table:table-cell>
          <table:table-cell office:value-type="float" office:value="226">
            <text:p>226</text:p>
          </table:table-cell>
          <table:table-cell office:value-type="float" office:value="1854113">
            <text:p>1854113</text:p>
          </table:table-cell>
          <table:table-cell table:formula="of:=1000*4"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5470">
            <text:p>65470</text:p>
          </table:table-cell>
          <table:table-cell office:value-type="float" office:value="15274.1713762028">
            <text:p>15274.1713762028</text:p>
          </table:table-cell>
          <table:table-cell office:value-type="float" office:value="50048">
            <text:p>50048</text:p>
          </table:table-cell>
          <table:table-cell office:value-type="float" office:value="1516.64254315857">
            <text:p>1516.6425431586</text:p>
          </table:table-cell>
          <table:table-cell office:value-type="float" office:value="331">
            <text:p>331</text:p>
          </table:table-cell>
          <table:table-cell office:value-type="float" office:value="1675917">
            <text:p>1675917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949952">
            <text:p>949952</text:p>
          </table:table-cell>
          <table:table-cell office:value-type="float" office:value="1291.36606902244">
            <text:p>1291.3660690224</text:p>
          </table:table-cell>
          <table:table-cell office:value-type="float" office:value="222">
            <text:p>222</text:p>
          </table:table-cell>
          <table:table-cell office:value-type="float" office:value="1677072">
            <text:p>1677072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5217">
            <text:p>95217</text:p>
          </table:table-cell>
          <table:table-cell office:value-type="float" office:value="10502.2212420051">
            <text:p>10502.2212420051</text:p>
          </table:table-cell>
          <table:table-cell office:value-type="float" office:value="49882">
            <text:p>49882</text:p>
          </table:table-cell>
          <table:table-cell office:value-type="float" office:value="3852.05962070486">
            <text:p>3852.0596207049</text:p>
          </table:table-cell>
          <table:table-cell office:value-type="float" office:value="381">
            <text:p>381</text:p>
          </table:table-cell>
          <table:table-cell office:value-type="float" office:value="1414595">
            <text:p>1414595</text:p>
          </table:table-cell>
          <table:table-cell table:formula="of:=1000*9" office:value-type="float" office:value="9000">
            <text:p>9000</text:p>
          </table:table-cell>
          <table:table-cell office:value-type="float" office:value="16">
            <text:p>16</text:p>
          </table:table-cell>
          <table:table-cell office:value-type="float" office:value="950108">
            <text:p>950108</text:p>
          </table:table-cell>
          <table:table-cell office:value-type="float" office:value="2777.23852972504">
            <text:p>2777.238529725</text:p>
          </table:table-cell>
          <table:table-cell office:value-type="float" office:value="213">
            <text:p>213</text:p>
          </table:table-cell>
          <table:table-cell office:value-type="float" office:value="1410098">
            <text:p>1410098</text:p>
          </table:table-cell>
          <table:table-cell table:formula="of:=1000*8" office:value-type="float" office:value="8000">
            <text:p>8000</text:p>
          </table:table-cell>
          <table:table-cell office:value-type="float" office:value="14">
            <text:p>14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5833">
            <text:p>45833</text:p>
          </table:table-cell>
          <table:table-cell office:value-type="float" office:value="21818.1223136168">
            <text:p>21818.1223136168</text:p>
          </table:table-cell>
          <table:table-cell office:value-type="float" office:value="49825">
            <text:p>49825</text:p>
          </table:table-cell>
          <table:table-cell office:value-type="float" office:value="1605.24052182639">
            <text:p>1605.2405218264</text:p>
          </table:table-cell>
          <table:table-cell office:value-type="float" office:value="356">
            <text:p>356</text:p>
          </table:table-cell>
          <table:table-cell office:value-type="float" office:value="1826351">
            <text:p>1826351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950165">
            <text:p>950165</text:p>
          </table:table-cell>
          <table:table-cell office:value-type="float" office:value="1351.95515410481">
            <text:p>1351.9551541048</text:p>
          </table:table-cell>
          <table:table-cell office:value-type="float" office:value="224">
            <text:p>224</text:p>
          </table:table-cell>
          <table:table-cell office:value-type="float" office:value="1828364">
            <text:p>1828364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8976">
            <text:p>98976</text:p>
          </table:table-cell>
          <table:table-cell office:value-type="float" office:value="10103.459424507">
            <text:p>10103.459424507</text:p>
          </table:table-cell>
          <table:table-cell office:value-type="float" office:value="49843">
            <text:p>49843</text:p>
          </table:table-cell>
          <table:table-cell office:value-type="float" office:value="5360.85683044761">
            <text:p>5360.8568304476</text:p>
          </table:table-cell>
          <table:table-cell office:value-type="float" office:value="377">
            <text:p>377</text:p>
          </table:table-cell>
          <table:table-cell office:value-type="float" office:value="1540551">
            <text:p>1540551</text:p>
          </table:table-cell>
          <table:table-cell table:formula="of:=1000*16" office:value-type="float" office:value="16000">
            <text:p>16000</text:p>
          </table:table-cell>
          <table:table-cell office:value-type="float" office:value="34">
            <text:p>34</text:p>
          </table:table-cell>
          <table:table-cell office:value-type="float" office:value="950157">
            <text:p>950157</text:p>
          </table:table-cell>
          <table:table-cell office:value-type="float" office:value="3835.55717002558">
            <text:p>3835.5571700256</text:p>
          </table:table-cell>
          <table:table-cell office:value-type="float" office:value="185">
            <text:p>185</text:p>
          </table:table-cell>
          <table:table-cell office:value-type="float" office:value="1597811">
            <text:p>1597811</text:p>
          </table:table-cell>
          <table:table-cell table:formula="of:=1000*13" office:value-type="float" office:value="13000">
            <text:p>13000</text:p>
          </table:table-cell>
          <table:table-cell office:value-type="float" office:value="29">
            <text:p>29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8251">
            <text:p>48251</text:p>
          </table:table-cell>
          <table:table-cell office:value-type="float" office:value="20724.9590682058">
            <text:p>20724.9590682058</text:p>
          </table:table-cell>
          <table:table-cell office:value-type="float" office:value="50280">
            <text:p>50280</text:p>
          </table:table-cell>
          <table:table-cell office:value-type="float" office:value="2428.38040970565">
            <text:p>2428.3804097057</text:p>
          </table:table-cell>
          <table:table-cell office:value-type="float" office:value="347">
            <text:p>347</text:p>
          </table:table-cell>
          <table:table-cell office:value-type="float" office:value="2485712">
            <text:p>2485712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949720">
            <text:p>949720</text:p>
          </table:table-cell>
          <table:table-cell office:value-type="float" office:value="1890.02206018616">
            <text:p>1890.0220601862</text:p>
          </table:table-cell>
          <table:table-cell office:value-type="float" office:value="227">
            <text:p>227</text:p>
          </table:table-cell>
          <table:table-cell office:value-type="float" office:value="2485763">
            <text:p>2485763</text:p>
          </table:table-cell>
          <table:table-cell table:formula="of:=1000*3" office:value-type="float" office:value="3000">
            <text:p>3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804">
            <text:p>100804</text:p>
          </table:table-cell>
          <table:table-cell office:value-type="float" office:value="9920.24126026745">
            <text:p>9920.2412602675</text:p>
          </table:table-cell>
          <table:table-cell office:value-type="float" office:value="50099">
            <text:p>50099</text:p>
          </table:table-cell>
          <table:table-cell office:value-type="float" office:value="7223.37605541029">
            <text:p>7223.3760554103</text:p>
          </table:table-cell>
          <table:table-cell office:value-type="float" office:value="389">
            <text:p>389</text:p>
          </table:table-cell>
          <table:table-cell office:value-type="float" office:value="2156092">
            <text:p>2156092</text:p>
          </table:table-cell>
          <table:table-cell table:formula="of:=1000*25" office:value-type="float" office:value="25000">
            <text:p>25000</text:p>
          </table:table-cell>
          <table:table-cell office:value-type="float" office:value="51">
            <text:p>51</text:p>
          </table:table-cell>
          <table:table-cell office:value-type="float" office:value="949901">
            <text:p>949901</text:p>
          </table:table-cell>
          <table:table-cell office:value-type="float" office:value="4867.86722932179">
            <text:p>4867.8672293218</text:p>
          </table:table-cell>
          <table:table-cell office:value-type="float" office:value="206">
            <text:p>206</text:p>
          </table:table-cell>
          <table:table-cell office:value-type="float" office:value="2701430">
            <text:p>2701430</text:p>
          </table:table-cell>
          <table:table-cell table:formula="of:=1000*19" office:value-type="float" office:value="19000">
            <text:p>19000</text:p>
          </table:table-cell>
          <table:table-cell office:value-type="float" office:value="43">
            <text:p>43</text:p>
          </table:table-cell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45660">
            <text:p>45660</text:p>
          </table:table-cell>
          <table:table-cell office:value-type="float" office:value="21901.0074463425">
            <text:p>21901.0074463425</text:p>
          </table:table-cell>
          <table:table-cell office:value-type="float" office:value="50128">
            <text:p>50128</text:p>
          </table:table-cell>
          <table:table-cell office:value-type="float" office:value="2894.64133817427">
            <text:p>2894.6413381743</text:p>
          </table:table-cell>
          <table:table-cell office:value-type="float" office:value="396">
            <text:p>396</text:p>
          </table:table-cell>
          <table:table-cell office:value-type="float" office:value="2218688">
            <text:p>2218688</text:p>
          </table:table-cell>
          <table:table-cell table:formula="of:=1000*4"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949872">
            <text:p>949872</text:p>
          </table:table-cell>
          <table:table-cell office:value-type="float" office:value="2234.75821479105">
            <text:p>2234.7582147911</text:p>
          </table:table-cell>
          <table:table-cell office:value-type="float" office:value="248">
            <text:p>248</text:p>
          </table:table-cell>
          <table:table-cell office:value-type="float" office:value="2218750">
            <text:p>2218750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40224">
            <text:p>40224</text:p>
          </table:table-cell>
          <table:table-cell office:value-type="float" office:value="24860.1581145585">
            <text:p>24860.1581145585</text:p>
          </table:table-cell>
          <table:table-cell office:value-type="float" office:value="50052">
            <text:p>50052</text:p>
          </table:table-cell>
          <table:table-cell office:value-type="float" office:value="3592.30304483337">
            <text:p>3592.3030448334</text:p>
          </table:table-cell>
          <table:table-cell office:value-type="float" office:value="377">
            <text:p>377</text:p>
          </table:table-cell>
          <table:table-cell office:value-type="float" office:value="1103884">
            <text:p>1103884</text:p>
          </table:table-cell>
          <table:table-cell table:formula="of:=1000*7" office:value-type="float" office:value="7000">
            <text:p>7000</text:p>
          </table:table-cell>
          <table:table-cell office:value-type="float" office:value="10">
            <text:p>10</text:p>
          </table:table-cell>
          <table:table-cell office:value-type="float" office:value="949923">
            <text:p>949923</text:p>
          </table:table-cell>
          <table:table-cell office:value-type="float" office:value="2963.72986547331">
            <text:p>2963.7298654733</text:p>
          </table:table-cell>
          <table:table-cell office:value-type="float" office:value="241">
            <text:p>241</text:p>
          </table:table-cell>
          <table:table-cell office:value-type="float" office:value="1103748">
            <text:p>1103748</text:p>
          </table:table-cell>
          <table:table-cell table:formula="of:=1000*6" office:value-type="float" office:value="6000">
            <text:p>6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5694">
            <text:p>45694</text:p>
          </table:table-cell>
          <table:table-cell office:value-type="float" office:value="21884.7113406574">
            <text:p>21884.7113406574</text:p>
          </table:table-cell>
          <table:table-cell office:value-type="float" office:value="50018">
            <text:p>50018</text:p>
          </table:table-cell>
          <table:table-cell office:value-type="float" office:value="5710.98672477908">
            <text:p>5710.9867247791</text:p>
          </table:table-cell>
          <table:table-cell office:value-type="float" office:value="374">
            <text:p>374</text:p>
          </table:table-cell>
          <table:table-cell office:value-type="float" office:value="2279207">
            <text:p>2279207</text:p>
          </table:table-cell>
          <table:table-cell table:formula="of:=1000*10" office:value-type="float" office:value="10000">
            <text:p>10000</text:p>
          </table:table-cell>
          <table:table-cell office:value-type="float" office:value="15">
            <text:p>15</text:p>
          </table:table-cell>
          <table:table-cell office:value-type="float" office:value="949982">
            <text:p>949982</text:p>
          </table:table-cell>
          <table:table-cell office:value-type="float" office:value="4480.41988374517">
            <text:p>4480.4198837452</text:p>
          </table:table-cell>
          <table:table-cell office:value-type="float" office:value="211">
            <text:p>211</text:p>
          </table:table-cell>
          <table:table-cell office:value-type="float" office:value="2278076">
            <text:p>2278076</text:p>
          </table:table-cell>
          <table:table-cell table:formula="of:=1000*9" office:value-type="float" office:value="9000">
            <text:p>9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d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14"/>
          <table:table-cell office:value-type="string">
            <text:p>workloadd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43560">
            <text:p>43560</text:p>
          </table:table-cell>
          <table:table-cell office:value-type="float" office:value="22956.8411386593">
            <text:p>22956.8411386593</text:p>
          </table:table-cell>
          <table:table-cell office:value-type="float" office:value="49817">
            <text:p>49817</text:p>
          </table:table-cell>
          <table:table-cell office:value-type="float" office:value="6949.25784370797">
            <text:p>6949.257843708</text:p>
          </table:table-cell>
          <table:table-cell office:value-type="float" office:value="389">
            <text:p>389</text:p>
          </table:table-cell>
          <table:table-cell office:value-type="float" office:value="2914763">
            <text:p>2914763</text:p>
          </table:table-cell>
          <table:table-cell table:formula="of:=1000*13" office:value-type="float" office:value="13000">
            <text:p>13000</text:p>
          </table:table-cell>
          <table:table-cell office:value-type="float" office:value="20">
            <text:p>20</text:p>
          </table:table-cell>
          <table:table-cell office:value-type="float" office:value="950183">
            <text:p>950183</text:p>
          </table:table-cell>
          <table:table-cell office:value-type="float" office:value="5331.03736017167">
            <text:p>5331.0373601717</text:p>
          </table:table-cell>
          <table:table-cell office:value-type="float" office:value="267">
            <text:p>267</text:p>
          </table:table-cell>
          <table:table-cell office:value-type="float" office:value="2941606">
            <text:p>2941606</text:p>
          </table:table-cell>
          <table:table-cell table:formula="of:=1000*12" office:value-type="float" office:value="12000">
            <text:p>12000</text:p>
          </table:table-cell>
          <table:table-cell office:value-type="float" office:value="19">
            <text:p>19</text:p>
          </table:table-cell>
        </table:table-row>
      </table:table>
      <table:table table:name="Workload 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Insert Operations</text:p>
          </table:table-cell>
          <table:table-cell office:value-type="string">
            <text:p><text:s/>Insert Average Latency (us)</text:p>
          </table:table-cell>
          <table:table-cell office:value-type="string">
            <text:p><text:s/>Insert Min Latency (us)</text:p>
          </table:table-cell>
          <table:table-cell office:value-type="string">
            <text:p><text:s/>Insert Max Latency (us)</text:p>
          </table:table-cell>
          <table:table-cell office:value-type="string">
            <text:p><text:s/>Insert 95th Percentile Latency (ms)</text:p>
          </table:table-cell>
          <table:table-cell office:value-type="string">
            <text:p><text:s/>Insert 99th Percentile Latency (ms)</text:p>
          </table:table-cell>
          <table:table-cell office:value-type="string">
            <text:p><text:s/>Scan Operations</text:p>
          </table:table-cell>
          <table:table-cell office:value-type="string">
            <text:p><text:s/>Scan Average Latency (us)</text:p>
          </table:table-cell>
          <table:table-cell office:value-type="string">
            <text:p><text:s/>Scan Min Latency (us)</text:p>
          </table:table-cell>
          <table:table-cell office:value-type="string">
            <text:p><text:s/>Scan Max Latency (us)</text:p>
          </table:table-cell>
          <table:table-cell office:value-type="string">
            <text:p><text:s/>Scan 95th Percentile Latency (ms)</text:p>
          </table:table-cell>
          <table:table-cell office:value-type="string">
            <text:p><text:s/>Scan 99th Percentile Latency (ms)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table:number-columns-repeated="2" office:value-type="float" office:value="1">
            <text:p>1</text:p>
          </table:table-cell>
          <table:table-cell office:value-type="float" office:value="527685">
            <text:p>527685</text:p>
          </table:table-cell>
          <table:table-cell office:value-type="float" office:value="473.767493864711">
            <text:p>473.7674938647</text:p>
          </table:table-cell>
          <table:table-cell office:value-type="float" office:value="12628">
            <text:p>12628</text:p>
          </table:table-cell>
          <table:table-cell office:value-type="float" office:value="1045.62084257206">
            <text:p>1045.6208425721</text:p>
          </table:table-cell>
          <table:table-cell office:value-type="float" office:value="367">
            <text:p>367</text:p>
          </table:table-cell>
          <table:table-cell office:value-type="float" office:value="1026804">
            <text:p>1026804</text:p>
          </table:table-cell>
          <table:table-cell table:number-columns-repeated="2" office:value-type="float" office:value="1">
            <text:p>1</text:p>
          </table:table-cell>
          <table:table-cell office:value-type="float" office:value="237372">
            <text:p>237372</text:p>
          </table:table-cell>
          <table:table-cell office:value-type="float" office:value="2155.02007818951">
            <text:p>2155.0200781895</text:p>
          </table:table-cell>
          <table:table-cell office:value-type="float" office:value="368">
            <text:p>368</text:p>
          </table:table-cell>
          <table:table-cell office:value-type="float" office:value="407054">
            <text:p>40705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8723">
            <text:p>548723</text:p>
          </table:table-cell>
          <table:table-cell office:value-type="float" office:value="455.60328253053">
            <text:p>455.6032825305</text:p>
          </table:table-cell>
          <table:table-cell office:value-type="float" office:value="12469">
            <text:p>12469</text:p>
          </table:table-cell>
          <table:table-cell office:value-type="float" office:value="18455.5434277007">
            <text:p>18455.5434277007</text:p>
          </table:table-cell>
          <table:table-cell office:value-type="float" office:value="381">
            <text:p>381</text:p>
          </table:table-cell>
          <table:table-cell office:value-type="float" office:value="2563789">
            <text:p>2563789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237531">
            <text:p>237531</text:p>
          </table:table-cell>
          <table:table-cell office:value-type="float" office:value="3617.16884111969">
            <text:p>3617.1688411197</text:p>
          </table:table-cell>
          <table:table-cell office:value-type="float" office:value="418">
            <text:p>418</text:p>
          </table:table-cell>
          <table:table-cell office:value-type="float" office:value="2562650">
            <text:p>256265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0975">
            <text:p>550975</text:p>
          </table:table-cell>
          <table:table-cell office:value-type="float" office:value="453.741095331004">
            <text:p>453.741095331</text:p>
          </table:table-cell>
          <table:table-cell office:value-type="float" office:value="12649">
            <text:p>12649</text:p>
          </table:table-cell>
          <table:table-cell office:value-type="float" office:value="15307.914696814">
            <text:p>15307.914696814</text:p>
          </table:table-cell>
          <table:table-cell office:value-type="float" office:value="359">
            <text:p>359</text:p>
          </table:table-cell>
          <table:table-cell office:value-type="float" office:value="1094161">
            <text:p>1094161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237351">
            <text:p>237351</text:p>
          </table:table-cell>
          <table:table-cell office:value-type="float" office:value="10737.6050617019">
            <text:p>10737.6050617019</text:p>
          </table:table-cell>
          <table:table-cell office:value-type="float" office:value="421">
            <text:p>421</text:p>
          </table:table-cell>
          <table:table-cell office:value-type="float" office:value="1112137">
            <text:p>1112137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503">
            <text:p>31503</text:p>
          </table:table-cell>
          <table:table-cell office:value-type="float" office:value="7935.75215058883">
            <text:p>7935.7521505888</text:p>
          </table:table-cell>
          <table:table-cell office:value-type="float" office:value="12604">
            <text:p>12604</text:p>
          </table:table-cell>
          <table:table-cell office:value-type="float" office:value="1502.71524912726">
            <text:p>1502.7152491273</text:p>
          </table:table-cell>
          <table:table-cell office:value-type="float" office:value="106">
            <text:p>106</text:p>
          </table:table-cell>
          <table:table-cell office:value-type="float" office:value="751765">
            <text:p>75176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37396">
            <text:p>237396</text:p>
          </table:table-cell>
          <table:table-cell office:value-type="float" office:value="812.281462198184">
            <text:p>812.2814621982</text:p>
          </table:table-cell>
          <table:table-cell office:value-type="float" office:value="11">
            <text:p>11</text:p>
          </table:table-cell>
          <table:table-cell office:value-type="float" office:value="1003911">
            <text:p>10039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603">
            <text:p>20603</text:p>
          </table:table-cell>
          <table:table-cell office:value-type="float" office:value="12134.1552201136">
            <text:p>12134.1552201136</text:p>
          </table:table-cell>
          <table:table-cell office:value-type="float" office:value="12524">
            <text:p>12524</text:p>
          </table:table-cell>
          <table:table-cell office:value-type="float" office:value="1999.90562120728">
            <text:p>1999.9056212073</text:p>
          </table:table-cell>
          <table:table-cell office:value-type="float" office:value="110">
            <text:p>110</text:p>
          </table:table-cell>
          <table:table-cell office:value-type="float" office:value="246226">
            <text:p>24622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37476">
            <text:p>237476</text:p>
          </table:table-cell>
          <table:table-cell office:value-type="float" office:value="1279.36542219003">
            <text:p>1279.36542219</text:p>
          </table:table-cell>
          <table:table-cell office:value-type="float" office:value="10">
            <text:p>10</text:p>
          </table:table-cell>
          <table:table-cell office:value-type="float" office:value="355684">
            <text:p>35568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155">
            <text:p>18155</text:p>
          </table:table-cell>
          <table:table-cell office:value-type="float" office:value="13770.3112090333">
            <text:p>13770.3112090333</text:p>
          </table:table-cell>
          <table:table-cell office:value-type="float" office:value="12560">
            <text:p>12560</text:p>
          </table:table-cell>
          <table:table-cell office:value-type="float" office:value="2165.00565286624">
            <text:p>2165.0056528662</text:p>
          </table:table-cell>
          <table:table-cell office:value-type="float" office:value="110">
            <text:p>110</text:p>
          </table:table-cell>
          <table:table-cell office:value-type="float" office:value="284959">
            <text:p>28495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37440">
            <text:p>237440</text:p>
          </table:table-cell>
          <table:table-cell office:value-type="float" office:value="1473.93379380054">
            <text:p>1473.9337938005</text:p>
          </table:table-cell>
          <table:table-cell office:value-type="float" office:value="11">
            <text:p>11</text:p>
          </table:table-cell>
          <table:table-cell office:value-type="float" office:value="525229">
            <text:p>52522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327602">
            <text:p>327602</text:p>
          </table:table-cell>
          <table:table-cell office:value-type="float" office:value="763.121104266763">
            <text:p>763.1211042668</text:p>
          </table:table-cell>
          <table:table-cell office:value-type="float" office:value="12570">
            <text:p>12570</text:p>
          </table:table-cell>
          <table:table-cell office:value-type="float" office:value="1303.16348448687">
            <text:p>1303.1634844869</text:p>
          </table:table-cell>
          <table:table-cell office:value-type="float" office:value="344">
            <text:p>344</text:p>
          </table:table-cell>
          <table:table-cell office:value-type="float" office:value="599716">
            <text:p>5997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7430">
            <text:p>237430</text:p>
          </table:table-cell>
          <table:table-cell office:value-type="float" office:value="2671.6158193994">
            <text:p>2671.6158193994</text:p>
          </table:table-cell>
          <table:table-cell office:value-type="float" office:value="417">
            <text:p>417</text:p>
          </table:table-cell>
          <table:table-cell office:value-type="float" office:value="617949">
            <text:p>6179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8230">
            <text:p>338230</text:p>
          </table:table-cell>
          <table:table-cell office:value-type="float" office:value="739.142003961801">
            <text:p>739.1420039618</text:p>
          </table:table-cell>
          <table:table-cell office:value-type="float" office:value="12463">
            <text:p>12463</text:p>
          </table:table-cell>
          <table:table-cell office:value-type="float" office:value="6798.68282115061">
            <text:p>6798.6828211506</text:p>
          </table:table-cell>
          <table:table-cell office:value-type="float" office:value="350">
            <text:p>350</text:p>
          </table:table-cell>
          <table:table-cell office:value-type="float" office:value="1898104">
            <text:p>189810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537">
            <text:p>237537</text:p>
          </table:table-cell>
          <table:table-cell office:value-type="float" office:value="6729.73234485575">
            <text:p>6729.7323448558</text:p>
          </table:table-cell>
          <table:table-cell office:value-type="float" office:value="437">
            <text:p>437</text:p>
          </table:table-cell>
          <table:table-cell office:value-type="float" office:value="1909289">
            <text:p>190928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2602">
            <text:p>332602</text:p>
          </table:table-cell>
          <table:table-cell office:value-type="float" office:value="751.649118165255">
            <text:p>751.6491181653</text:p>
          </table:table-cell>
          <table:table-cell office:value-type="float" office:value="12465">
            <text:p>12465</text:p>
          </table:table-cell>
          <table:table-cell office:value-type="float" office:value="13134.6275972724">
            <text:p>13134.6275972724</text:p>
          </table:table-cell>
          <table:table-cell office:value-type="float" office:value="405">
            <text:p>405</text:p>
          </table:table-cell>
          <table:table-cell office:value-type="float" office:value="635702">
            <text:p>635702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237535">
            <text:p>237535</text:p>
          </table:table-cell>
          <table:table-cell office:value-type="float" office:value="13260.7226808681">
            <text:p>13260.7226808681</text:p>
          </table:table-cell>
          <table:table-cell office:value-type="float" office:value="418">
            <text:p>418</text:p>
          </table:table-cell>
          <table:table-cell office:value-type="float" office:value="644834">
            <text:p>644834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426">
            <text:p>60426</text:p>
          </table:table-cell>
          <table:table-cell office:value-type="float" office:value="4137.12640254195">
            <text:p>4137.126402542</text:p>
          </table:table-cell>
          <table:table-cell office:value-type="float" office:value="12452">
            <text:p>12452</text:p>
          </table:table-cell>
          <table:table-cell office:value-type="float" office:value="3137.74839383232">
            <text:p>3137.7483938323</text:p>
          </table:table-cell>
          <table:table-cell office:value-type="float" office:value="119">
            <text:p>119</text:p>
          </table:table-cell>
          <table:table-cell office:value-type="float" office:value="1952287">
            <text:p>195228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37538">
            <text:p>237538</text:p>
          </table:table-cell>
          <table:table-cell office:value-type="float" office:value="2512.08324983792">
            <text:p>2512.0832498379</text:p>
          </table:table-cell>
          <table:table-cell office:value-type="float" office:value="11">
            <text:p>11</text:p>
          </table:table-cell>
          <table:table-cell office:value-type="float" office:value="1969366">
            <text:p>196936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845">
            <text:p>50845</text:p>
          </table:table-cell>
          <table:table-cell office:value-type="float" office:value="4916.90431704199">
            <text:p>4916.904317042</text:p>
          </table:table-cell>
          <table:table-cell office:value-type="float" office:value="12443">
            <text:p>12443</text:p>
          </table:table-cell>
          <table:table-cell office:value-type="float" office:value="3285.73977336655">
            <text:p>3285.7397733666</text:p>
          </table:table-cell>
          <table:table-cell office:value-type="float" office:value="126">
            <text:p>126</text:p>
          </table:table-cell>
          <table:table-cell office:value-type="float" office:value="1694400">
            <text:p>169440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37557">
            <text:p>237557</text:p>
          </table:table-cell>
          <table:table-cell office:value-type="float" office:value="2471.65554793165">
            <text:p>2471.6555479317</text:p>
          </table:table-cell>
          <table:table-cell office:value-type="float" office:value="11">
            <text:p>11</text:p>
          </table:table-cell>
          <table:table-cell office:value-type="float" office:value="1755260">
            <text:p>175526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2706">
            <text:p>32706</text:p>
          </table:table-cell>
          <table:table-cell office:value-type="float" office:value="7643.85739619642">
            <text:p>7643.8573961964</text:p>
          </table:table-cell>
          <table:table-cell office:value-type="float" office:value="12557">
            <text:p>12557</text:p>
          </table:table-cell>
          <table:table-cell office:value-type="float" office:value="2420.96695070479">
            <text:p>2420.9669507048</text:p>
          </table:table-cell>
          <table:table-cell office:value-type="float" office:value="127">
            <text:p>127</text:p>
          </table:table-cell>
          <table:table-cell office:value-type="float" office:value="1807779">
            <text:p>180777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37443">
            <text:p>237443</text:p>
          </table:table-cell>
          <table:table-cell office:value-type="float" office:value="1942.53096953795">
            <text:p>1942.530969538</text:p>
          </table:table-cell>
          <table:table-cell office:value-type="float" office:value="12">
            <text:p>12</text:p>
          </table:table-cell>
          <table:table-cell office:value-type="float" office:value="1800331">
            <text:p>180033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930">
            <text:p>20930</text:p>
          </table:table-cell>
          <table:table-cell office:value-type="float" office:value="11944.5771619685">
            <text:p>11944.5771619685</text:p>
          </table:table-cell>
          <table:table-cell office:value-type="float" office:value="12673">
            <text:p>12673</text:p>
          </table:table-cell>
          <table:table-cell office:value-type="float" office:value="3675.24208948157">
            <text:p>3675.2420894816</text:p>
          </table:table-cell>
          <table:table-cell office:value-type="float" office:value="126">
            <text:p>126</text:p>
          </table:table-cell>
          <table:table-cell office:value-type="float" office:value="1366487">
            <text:p>136648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37327">
            <text:p>237327</text:p>
          </table:table-cell>
          <table:table-cell office:value-type="float" office:value="2626.69590480645">
            <text:p>2626.6959048065</text:p>
          </table:table-cell>
          <table:table-cell office:value-type="float" office:value="12">
            <text:p>12</text:p>
          </table:table-cell>
          <table:table-cell office:value-type="float" office:value="1423721">
            <text:p>142372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166784">
            <text:p>166784</text:p>
          </table:table-cell>
          <table:table-cell office:value-type="float" office:value="1498.944742901">
            <text:p>1498.944742901</text:p>
          </table:table-cell>
          <table:table-cell office:value-type="float" office:value="12590">
            <text:p>12590</text:p>
          </table:table-cell>
          <table:table-cell office:value-type="float" office:value="6238.80222398729">
            <text:p>6238.8022239873</text:p>
          </table:table-cell>
          <table:table-cell office:value-type="float" office:value="693">
            <text:p>693</text:p>
          </table:table-cell>
          <table:table-cell office:value-type="float" office:value="1620839">
            <text:p>162083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37410">
            <text:p>237410</text:p>
          </table:table-cell>
          <table:table-cell office:value-type="float" office:value="6671.31669264142">
            <text:p>6671.3166926414</text:p>
          </table:table-cell>
          <table:table-cell office:value-type="float" office:value="579">
            <text:p>579</text:p>
          </table:table-cell>
          <table:table-cell office:value-type="float" office:value="1628924">
            <text:p>162892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9101">
            <text:p>169101</text:p>
          </table:table-cell>
          <table:table-cell office:value-type="float" office:value="1478.34725992159">
            <text:p>1478.3472599216</text:p>
          </table:table-cell>
          <table:table-cell office:value-type="float" office:value="12660">
            <text:p>12660</text:p>
          </table:table-cell>
          <table:table-cell office:value-type="float" office:value="10349.4744865719">
            <text:p>10349.4744865719</text:p>
          </table:table-cell>
          <table:table-cell office:value-type="float" office:value="629">
            <text:p>629</text:p>
          </table:table-cell>
          <table:table-cell office:value-type="float" office:value="1928750">
            <text:p>1928750</text:p>
          </table:table-cell>
          <table:table-cell office:value-type="float" office:value="13">
            <text:p>13</text:p>
          </table:table-cell>
          <table:table-cell office:value-type="float" office:value="201">
            <text:p>201</text:p>
          </table:table-cell>
          <table:table-cell office:value-type="float" office:value="237330">
            <text:p>237330</text:p>
          </table:table-cell>
          <table:table-cell office:value-type="float" office:value="10093.5921248894">
            <text:p>10093.5921248894</text:p>
          </table:table-cell>
          <table:table-cell office:value-type="float" office:value="641">
            <text:p>641</text:p>
          </table:table-cell>
          <table:table-cell office:value-type="float" office:value="1939409">
            <text:p>1939409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68923">
            <text:p>168923</text:p>
          </table:table-cell>
          <table:table-cell office:value-type="float" office:value="1479.96424406386">
            <text:p>1479.9642440639</text:p>
          </table:table-cell>
          <table:table-cell office:value-type="float" office:value="12426">
            <text:p>12426</text:p>
          </table:table-cell>
          <table:table-cell office:value-type="float" office:value="14690.0508610977">
            <text:p>14690.0508610977</text:p>
          </table:table-cell>
          <table:table-cell office:value-type="float" office:value="606">
            <text:p>606</text:p>
          </table:table-cell>
          <table:table-cell office:value-type="float" office:value="1896308">
            <text:p>1896308</text:p>
          </table:table-cell>
          <table:table-cell office:value-type="float" office:value="25">
            <text:p>25</text:p>
          </table:table-cell>
          <table:table-cell office:value-type="float" office:value="258">
            <text:p>258</text:p>
          </table:table-cell>
          <table:table-cell office:value-type="float" office:value="237574">
            <text:p>237574</text:p>
          </table:table-cell>
          <table:table-cell office:value-type="float" office:value="13369.1722705347">
            <text:p>13369.1722705347</text:p>
          </table:table-cell>
          <table:table-cell office:value-type="float" office:value="641">
            <text:p>641</text:p>
          </table:table-cell>
          <table:table-cell office:value-type="float" office:value="1924658">
            <text:p>1924658</text:p>
          </table:table-cell>
          <table:table-cell office:value-type="float" office:value="24">
            <text:p>24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6426">
            <text:p>166426</text:p>
          </table:table-cell>
          <table:table-cell office:value-type="float" office:value="1502.10904546165">
            <text:p>1502.1090454617</text:p>
          </table:table-cell>
          <table:table-cell office:value-type="float" office:value="12493">
            <text:p>12493</text:p>
          </table:table-cell>
          <table:table-cell office:value-type="float" office:value="21789.6841431201">
            <text:p>21789.6841431201</text:p>
          </table:table-cell>
          <table:table-cell office:value-type="float" office:value="601">
            <text:p>601</text:p>
          </table:table-cell>
          <table:table-cell office:value-type="float" office:value="992955">
            <text:p>992955</text:p>
          </table:table-cell>
          <table:table-cell office:value-type="float" office:value="60">
            <text:p>60</text:p>
          </table:table-cell>
          <table:table-cell office:value-type="float" office:value="278">
            <text:p>278</text:p>
          </table:table-cell>
          <table:table-cell office:value-type="float" office:value="237497">
            <text:p>237497</text:p>
          </table:table-cell>
          <table:table-cell office:value-type="float" office:value="19717.7323671457">
            <text:p>19717.7323671457</text:p>
          </table:table-cell>
          <table:table-cell office:value-type="float" office:value="571">
            <text:p>571</text:p>
          </table:table-cell>
          <table:table-cell office:value-type="float" office:value="1007515">
            <text:p>1007515</text:p>
          </table:table-cell>
          <table:table-cell office:value-type="float" office:value="54">
            <text:p>54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68479">
            <text:p>168479</text:p>
          </table:table-cell>
          <table:table-cell office:value-type="float" office:value="1483.86445788496">
            <text:p>1483.864457885</text:p>
          </table:table-cell>
          <table:table-cell office:value-type="float" office:value="12631">
            <text:p>12631</text:p>
          </table:table-cell>
          <table:table-cell office:value-type="float" office:value="31684.4887182329">
            <text:p>31684.4887182329</text:p>
          </table:table-cell>
          <table:table-cell office:value-type="float" office:value="719">
            <text:p>719</text:p>
          </table:table-cell>
          <table:table-cell office:value-type="float" office:value="1792643">
            <text:p>1792643</text:p>
          </table:table-cell>
          <table:table-cell office:value-type="float" office:value="104">
            <text:p>104</text:p>
          </table:table-cell>
          <table:table-cell office:value-type="float" office:value="325">
            <text:p>325</text:p>
          </table:table-cell>
          <table:table-cell office:value-type="float" office:value="237369">
            <text:p>237369</text:p>
          </table:table-cell>
          <table:table-cell office:value-type="float" office:value="26359.7525203375">
            <text:p>26359.7525203375</text:p>
          </table:table-cell>
          <table:table-cell office:value-type="float" office:value="491">
            <text:p>491</text:p>
          </table:table-cell>
          <table:table-cell office:value-type="float" office:value="2101261">
            <text:p>2101261</text:p>
          </table:table-cell>
          <table:table-cell office:value-type="float" office:value="91">
            <text:p>91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7765">
            <text:p>167765</text:p>
          </table:table-cell>
          <table:table-cell office:value-type="float" office:value="1490.17971567371">
            <text:p>1490.1797156737</text:p>
          </table:table-cell>
          <table:table-cell office:value-type="float" office:value="12442">
            <text:p>12442</text:p>
          </table:table-cell>
          <table:table-cell office:value-type="float" office:value="40524.8388522746">
            <text:p>40524.8388522746</text:p>
          </table:table-cell>
          <table:table-cell office:value-type="float" office:value="553">
            <text:p>553</text:p>
          </table:table-cell>
          <table:table-cell office:value-type="float" office:value="2129339">
            <text:p>2129339</text:p>
          </table:table-cell>
          <table:table-cell office:value-type="float" office:value="174">
            <text:p>174</text:p>
          </table:table-cell>
          <table:table-cell office:value-type="float" office:value="367">
            <text:p>367</text:p>
          </table:table-cell>
          <table:table-cell office:value-type="float" office:value="237558">
            <text:p>237558</text:p>
          </table:table-cell>
          <table:table-cell office:value-type="float" office:value="32759.2996783943">
            <text:p>32759.2996783943</text:p>
          </table:table-cell>
          <table:table-cell office:value-type="float" office:value="546">
            <text:p>546</text:p>
          </table:table-cell>
          <table:table-cell office:value-type="float" office:value="2240826">
            <text:p>2240826</text:p>
          </table:table-cell>
          <table:table-cell office:value-type="float" office:value="133">
            <text:p>13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35409">
            <text:p>35409</text:p>
          </table:table-cell>
          <table:table-cell office:value-type="float" office:value="7059.6458527493">
            <text:p>7059.6458527493</text:p>
          </table:table-cell>
          <table:table-cell office:value-type="float" office:value="12444">
            <text:p>12444</text:p>
          </table:table-cell>
          <table:table-cell office:value-type="float" office:value="9394.21448087432">
            <text:p>9394.2144808743</text:p>
          </table:table-cell>
          <table:table-cell office:value-type="float" office:value="128">
            <text:p>128</text:p>
          </table:table-cell>
          <table:table-cell office:value-type="float" office:value="987997">
            <text:p>987997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office:value-type="float" office:value="237531">
            <text:p>237531</text:p>
          </table:table-cell>
          <table:table-cell office:value-type="float" office:value="7969.43184679052">
            <text:p>7969.4318467905</text:p>
          </table:table-cell>
          <table:table-cell office:value-type="float" office:value="12">
            <text:p>12</text:p>
          </table:table-cell>
          <table:table-cell office:value-type="float" office:value="1913354">
            <text:p>1913354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1531">
            <text:p>31531</text:p>
          </table:table-cell>
          <table:table-cell office:value-type="float" office:value="7928.7050838857">
            <text:p>7928.7050838857</text:p>
          </table:table-cell>
          <table:table-cell office:value-type="float" office:value="12391">
            <text:p>12391</text:p>
          </table:table-cell>
          <table:table-cell office:value-type="float" office:value="11825.0654507304">
            <text:p>11825.0654507304</text:p>
          </table:table-cell>
          <table:table-cell office:value-type="float" office:value="124">
            <text:p>124</text:p>
          </table:table-cell>
          <table:table-cell office:value-type="float" office:value="3209622">
            <text:p>3209622</text:p>
          </table:table-cell>
          <table:table-cell office:value-type="float" office:value="51">
            <text:p>51</text:p>
          </table:table-cell>
          <table:table-cell office:value-type="float" office:value="183">
            <text:p>183</text:p>
          </table:table-cell>
          <table:table-cell office:value-type="float" office:value="237609">
            <text:p>237609</text:p>
          </table:table-cell>
          <table:table-cell office:value-type="float" office:value="9131.92414007887">
            <text:p>9131.9241400789</text:p>
          </table:table-cell>
          <table:table-cell office:value-type="float" office:value="11">
            <text:p>11</text:p>
          </table:table-cell>
          <table:table-cell office:value-type="float" office:value="3400616">
            <text:p>3400616</text:p>
          </table:table-cell>
          <table:table-cell office:value-type="float" office:value="35">
            <text:p>3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32195">
            <text:p>32195</text:p>
          </table:table-cell>
          <table:table-cell office:value-type="float" office:value="7765.18092871564">
            <text:p>7765.1809287156</text:p>
          </table:table-cell>
          <table:table-cell office:value-type="float" office:value="12524">
            <text:p>12524</text:p>
          </table:table-cell>
          <table:table-cell office:value-type="float" office:value="14143.2226924305">
            <text:p>14143.2226924305</text:p>
          </table:table-cell>
          <table:table-cell office:value-type="float" office:value="122">
            <text:p>122</text:p>
          </table:table-cell>
          <table:table-cell office:value-type="float" office:value="2102316">
            <text:p>2102316</text:p>
          </table:table-cell>
          <table:table-cell office:value-type="float" office:value="62">
            <text:p>62</text:p>
          </table:table-cell>
          <table:table-cell office:value-type="float" office:value="201">
            <text:p>201</text:p>
          </table:table-cell>
          <table:table-cell office:value-type="float" office:value="237476">
            <text:p>237476</text:p>
          </table:table-cell>
          <table:table-cell office:value-type="float" office:value="10467.0764498307">
            <text:p>10467.0764498307</text:p>
          </table:table-cell>
          <table:table-cell office:value-type="float" office:value="11">
            <text:p>11</text:p>
          </table:table-cell>
          <table:table-cell office:value-type="float" office:value="2196444">
            <text:p>2196444</text:p>
          </table:table-cell>
          <table:table-cell office:value-type="float" office:value="41">
            <text:p>4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628773">
            <text:p>628773</text:p>
          </table:table-cell>
          <table:table-cell office:value-type="float" office:value="397.599769710213">
            <text:p>397.5997697102</text:p>
          </table:table-cell>
          <table:table-cell office:value-type="float" office:value="12536">
            <text:p>12536</text:p>
          </table:table-cell>
          <table:table-cell office:value-type="float" office:value="1033.19463943842">
            <text:p>1033.1946394384</text:p>
          </table:table-cell>
          <table:table-cell office:value-type="float" office:value="420">
            <text:p>420</text:p>
          </table:table-cell>
          <table:table-cell office:value-type="float" office:value="1491024">
            <text:p>1491024</text:p>
          </table:table-cell>
          <table:table-cell table:number-columns-repeated="2" office:value-type="float" office:value="1">
            <text:p>1</text:p>
          </table:table-cell>
          <table:table-cell office:value-type="float" office:value="237464">
            <text:p>237464</text:p>
          </table:table-cell>
          <table:table-cell office:value-type="float" office:value="2576.2251330728">
            <text:p>2576.2251330728</text:p>
          </table:table-cell>
          <table:table-cell office:value-type="float" office:value="385">
            <text:p>385</text:p>
          </table:table-cell>
          <table:table-cell office:value-type="float" office:value="78258">
            <text:p>782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8173">
            <text:p>348173</text:p>
          </table:table-cell>
          <table:table-cell office:value-type="float" office:value="718.033850987871">
            <text:p>718.0338509879</text:p>
          </table:table-cell>
          <table:table-cell office:value-type="float" office:value="12433">
            <text:p>12433</text:p>
          </table:table-cell>
          <table:table-cell office:value-type="float" office:value="1552.023968471">
            <text:p>1552.023968471</text:p>
          </table:table-cell>
          <table:table-cell office:value-type="float" office:value="405">
            <text:p>405</text:p>
          </table:table-cell>
          <table:table-cell office:value-type="float" office:value="522121">
            <text:p>5221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7567">
            <text:p>237567</text:p>
          </table:table-cell>
          <table:table-cell office:value-type="float" office:value="2832.19591525759">
            <text:p>2832.1959152576</text:p>
          </table:table-cell>
          <table:table-cell office:value-type="float" office:value="391">
            <text:p>391</text:p>
          </table:table-cell>
          <table:table-cell office:value-type="float" office:value="520932">
            <text:p>5209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848">
            <text:p>139848</text:p>
          </table:table-cell>
          <table:table-cell office:value-type="float" office:value="1787.65516846862">
            <text:p>1787.6551684686</text:p>
          </table:table-cell>
          <table:table-cell office:value-type="float" office:value="12384">
            <text:p>12384</text:p>
          </table:table-cell>
          <table:table-cell office:value-type="float" office:value="2525.17102713178">
            <text:p>2525.1710271318</text:p>
          </table:table-cell>
          <table:table-cell office:value-type="float" office:value="439">
            <text:p>439</text:p>
          </table:table-cell>
          <table:table-cell office:value-type="float" office:value="1982087">
            <text:p>19820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7616">
            <text:p>237616</text:p>
          </table:table-cell>
          <table:table-cell office:value-type="float" office:value="2803.410755168">
            <text:p>2803.410755168</text:p>
          </table:table-cell>
          <table:table-cell office:value-type="float" office:value="490">
            <text:p>490</text:p>
          </table:table-cell>
          <table:table-cell office:value-type="float" office:value="1990041">
            <text:p>199004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2012">
            <text:p>132012</text:p>
          </table:table-cell>
          <table:table-cell office:value-type="float" office:value="1893.76723328182">
            <text:p>1893.7672332818</text:p>
          </table:table-cell>
          <table:table-cell office:value-type="float" office:value="12321">
            <text:p>12321</text:p>
          </table:table-cell>
          <table:table-cell office:value-type="float" office:value="5214.10072234397">
            <text:p>5214.100722344</text:p>
          </table:table-cell>
          <table:table-cell office:value-type="float" office:value="1149">
            <text:p>1149</text:p>
          </table:table-cell>
          <table:table-cell office:value-type="float" office:value="2406873">
            <text:p>240687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37679">
            <text:p>237679</text:p>
          </table:table-cell>
          <table:table-cell office:value-type="float" office:value="5275.89171108933">
            <text:p>5275.8917110893</text:p>
          </table:table-cell>
          <table:table-cell office:value-type="float" office:value="800">
            <text:p>800</text:p>
          </table:table-cell>
          <table:table-cell office:value-type="float" office:value="2412754">
            <text:p>24127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9808">
            <text:p>129808</text:p>
          </table:table-cell>
          <table:table-cell office:value-type="float" office:value="1925.921360779">
            <text:p>1925.921360779</text:p>
          </table:table-cell>
          <table:table-cell office:value-type="float" office:value="12554">
            <text:p>12554</text:p>
          </table:table-cell>
          <table:table-cell office:value-type="float" office:value="10098.1521427433">
            <text:p>10098.1521427433</text:p>
          </table:table-cell>
          <table:table-cell office:value-type="float" office:value="3921">
            <text:p>3921</text:p>
          </table:table-cell>
          <table:table-cell office:value-type="float" office:value="1853847">
            <text:p>185384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37446">
            <text:p>237446</text:p>
          </table:table-cell>
          <table:table-cell office:value-type="float" office:value="10388.9172822452">
            <text:p>10388.9172822452</text:p>
          </table:table-cell>
          <table:table-cell office:value-type="float" office:value="1458">
            <text:p>1458</text:p>
          </table:table-cell>
          <table:table-cell office:value-type="float" office:value="1865841">
            <text:p>186584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0393">
            <text:p>130393</text:p>
          </table:table-cell>
          <table:table-cell office:value-type="float" office:value="1917.28083562768">
            <text:p>1917.2808356277</text:p>
          </table:table-cell>
          <table:table-cell office:value-type="float" office:value="12650">
            <text:p>12650</text:p>
          </table:table-cell>
          <table:table-cell office:value-type="float" office:value="12630.2291699605">
            <text:p>12630.2291699605</text:p>
          </table:table-cell>
          <table:table-cell office:value-type="float" office:value="1729">
            <text:p>1729</text:p>
          </table:table-cell>
          <table:table-cell office:value-type="float" office:value="806770">
            <text:p>80677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7350">
            <text:p>237350</text:p>
          </table:table-cell>
          <table:table-cell office:value-type="float" office:value="13048.5946113335">
            <text:p>13048.5946113335</text:p>
          </table:table-cell>
          <table:table-cell office:value-type="float" office:value="611">
            <text:p>611</text:p>
          </table:table-cell>
          <table:table-cell office:value-type="float" office:value="807903">
            <text:p>80790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331239">
            <text:p>331239</text:p>
          </table:table-cell>
          <table:table-cell office:value-type="float" office:value="754.742044264111">
            <text:p>754.7420442641</text:p>
          </table:table-cell>
          <table:table-cell office:value-type="float" office:value="12553">
            <text:p>12553</text:p>
          </table:table-cell>
          <table:table-cell office:value-type="float" office:value="1216.89126105313">
            <text:p>1216.8912610531</text:p>
          </table:table-cell>
          <table:table-cell office:value-type="float" office:value="405">
            <text:p>405</text:p>
          </table:table-cell>
          <table:table-cell office:value-type="float" office:value="585167">
            <text:p>5851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7447">
            <text:p>237447</text:p>
          </table:table-cell>
          <table:table-cell office:value-type="float" office:value="2708.16061268409">
            <text:p>2708.1606126841</text:p>
          </table:table-cell>
          <table:table-cell office:value-type="float" office:value="346">
            <text:p>346</text:p>
          </table:table-cell>
          <table:table-cell office:value-type="float" office:value="584556">
            <text:p>58455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4599">
            <text:p>144599</text:p>
          </table:table-cell>
          <table:table-cell office:value-type="float" office:value="1728.919287132">
            <text:p>1728.919287132</text:p>
          </table:table-cell>
          <table:table-cell office:value-type="float" office:value="12522">
            <text:p>12522</text:p>
          </table:table-cell>
          <table:table-cell office:value-type="float" office:value="2448.60868870787">
            <text:p>2448.6086887079</text:p>
          </table:table-cell>
          <table:table-cell office:value-type="float" office:value="439">
            <text:p>439</text:p>
          </table:table-cell>
          <table:table-cell office:value-type="float" office:value="1667300">
            <text:p>16673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7478">
            <text:p>237478</text:p>
          </table:table-cell>
          <table:table-cell office:value-type="float" office:value="2903.53424738292">
            <text:p>2903.5342473829</text:p>
          </table:table-cell>
          <table:table-cell office:value-type="float" office:value="464">
            <text:p>464</text:p>
          </table:table-cell>
          <table:table-cell office:value-type="float" office:value="1673903">
            <text:p>167390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8444">
            <text:p>128444</text:p>
          </table:table-cell>
          <table:table-cell office:value-type="float" office:value="1946.37351686338">
            <text:p>1946.3735168634</text:p>
          </table:table-cell>
          <table:table-cell office:value-type="float" office:value="12522">
            <text:p>12522</text:p>
          </table:table-cell>
          <table:table-cell office:value-type="float" office:value="5429.60908800511">
            <text:p>5429.6090880051</text:p>
          </table:table-cell>
          <table:table-cell office:value-type="float" office:value="441">
            <text:p>441</text:p>
          </table:table-cell>
          <table:table-cell office:value-type="float" office:value="1956820">
            <text:p>19568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7478">
            <text:p>237478</text:p>
          </table:table-cell>
          <table:table-cell office:value-type="float" office:value="5110.04285870691">
            <text:p>5110.0428587069</text:p>
          </table:table-cell>
          <table:table-cell office:value-type="float" office:value="609">
            <text:p>609</text:p>
          </table:table-cell>
          <table:table-cell office:value-type="float" office:value="1957045">
            <text:p>195704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4912">
            <text:p>124912</text:p>
          </table:table-cell>
          <table:table-cell office:value-type="float" office:value="2001.32893557064">
            <text:p>2001.3289355706</text:p>
          </table:table-cell>
          <table:table-cell office:value-type="float" office:value="12513">
            <text:p>12513</text:p>
          </table:table-cell>
          <table:table-cell office:value-type="float" office:value="7583.59833772876">
            <text:p>7583.5983377288</text:p>
          </table:table-cell>
          <table:table-cell office:value-type="float" office:value="712">
            <text:p>712</text:p>
          </table:table-cell>
          <table:table-cell office:value-type="float" office:value="1703161">
            <text:p>170316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37477">
            <text:p>237477</text:p>
          </table:table-cell>
          <table:table-cell office:value-type="float" office:value="7471.17978583189">
            <text:p>7471.1797858319</text:p>
          </table:table-cell>
          <table:table-cell office:value-type="float" office:value="691">
            <text:p>691</text:p>
          </table:table-cell>
          <table:table-cell office:value-type="float" office:value="1704365">
            <text:p>17043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5237">
            <text:p>125237</text:p>
          </table:table-cell>
          <table:table-cell office:value-type="float" office:value="1996.21517602625">
            <text:p>1996.2151760263</text:p>
          </table:table-cell>
          <table:table-cell office:value-type="float" office:value="12656">
            <text:p>12656</text:p>
          </table:table-cell>
          <table:table-cell office:value-type="float" office:value="9812.99589127686">
            <text:p>9812.9958912769</text:p>
          </table:table-cell>
          <table:table-cell office:value-type="float" office:value="854">
            <text:p>854</text:p>
          </table:table-cell>
          <table:table-cell office:value-type="float" office:value="2654533">
            <text:p>265453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37344">
            <text:p>237344</text:p>
          </table:table-cell>
          <table:table-cell office:value-type="float" office:value="10007.0083507483">
            <text:p>10007.0083507483</text:p>
          </table:table-cell>
          <table:table-cell office:value-type="float" office:value="856">
            <text:p>856</text:p>
          </table:table-cell>
          <table:table-cell office:value-type="float" office:value="2663815">
            <text:p>26638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2240">
            <text:p>122240</text:p>
          </table:table-cell>
          <table:table-cell office:value-type="float" office:value="2045.15706806283">
            <text:p>2045.1570680628</text:p>
          </table:table-cell>
          <table:table-cell office:value-type="float" office:value="12294">
            <text:p>12294</text:p>
          </table:table-cell>
          <table:table-cell office:value-type="float" office:value="11886.5385553929">
            <text:p>11886.5385553929</text:p>
          </table:table-cell>
          <table:table-cell office:value-type="float" office:value="557">
            <text:p>557</text:p>
          </table:table-cell>
          <table:table-cell office:value-type="float" office:value="1047696">
            <text:p>104769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37706">
            <text:p>237706</text:p>
          </table:table-cell>
          <table:table-cell office:value-type="float" office:value="12219.1941768403">
            <text:p>12219.1941768403</text:p>
          </table:table-cell>
          <table:table-cell office:value-type="float" office:value="751">
            <text:p>751</text:p>
          </table:table-cell>
          <table:table-cell office:value-type="float" office:value="1057624">
            <text:p>105762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22414">
            <text:p>122414</text:p>
          </table:table-cell>
          <table:table-cell office:value-type="float" office:value="2042.2500694365">
            <text:p>2042.2500694365</text:p>
          </table:table-cell>
          <table:table-cell office:value-type="float" office:value="12487">
            <text:p>12487</text:p>
          </table:table-cell>
          <table:table-cell office:value-type="float" office:value="24196.0652678786">
            <text:p>24196.0652678786</text:p>
          </table:table-cell>
          <table:table-cell office:value-type="float" office:value="2771">
            <text:p>2771</text:p>
          </table:table-cell>
          <table:table-cell office:value-type="float" office:value="1677004">
            <text:p>167700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37513">
            <text:p>237513</text:p>
          </table:table-cell>
          <table:table-cell office:value-type="float" office:value="24459.266600144">
            <text:p>24459.266600144</text:p>
          </table:table-cell>
          <table:table-cell office:value-type="float" office:value="735">
            <text:p>735</text:p>
          </table:table-cell>
          <table:table-cell office:value-type="float" office:value="1681202">
            <text:p>168120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123986">
            <text:p>123986</text:p>
          </table:table-cell>
          <table:table-cell office:value-type="float" office:value="2016.35668543223">
            <text:p>2016.3566854322</text:p>
          </table:table-cell>
          <table:table-cell office:value-type="float" office:value="12512">
            <text:p>12512</text:p>
          </table:table-cell>
          <table:table-cell office:value-type="float" office:value="4686.0816016624">
            <text:p>4686.0816016624</text:p>
          </table:table-cell>
          <table:table-cell office:value-type="float" office:value="601">
            <text:p>601</text:p>
          </table:table-cell>
          <table:table-cell office:value-type="float" office:value="1362550">
            <text:p>13625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7488">
            <text:p>237488</text:p>
          </table:table-cell>
          <table:table-cell office:value-type="float" office:value="4955.76825355386">
            <text:p>4955.7682535539</text:p>
          </table:table-cell>
          <table:table-cell office:value-type="float" office:value="581">
            <text:p>581</text:p>
          </table:table-cell>
          <table:table-cell office:value-type="float" office:value="1370006">
            <text:p>137000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4660">
            <text:p>124660</text:p>
          </table:table-cell>
          <table:table-cell office:value-type="float" office:value="2005.37461896358">
            <text:p>2005.3746189636</text:p>
          </table:table-cell>
          <table:table-cell office:value-type="float" office:value="12492">
            <text:p>12492</text:p>
          </table:table-cell>
          <table:table-cell office:value-type="float" office:value="7605.6669868716">
            <text:p>7605.6669868716</text:p>
          </table:table-cell>
          <table:table-cell office:value-type="float" office:value="719">
            <text:p>719</text:p>
          </table:table-cell>
          <table:table-cell office:value-type="float" office:value="1556457">
            <text:p>155645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37498">
            <text:p>237498</text:p>
          </table:table-cell>
          <table:table-cell office:value-type="float" office:value="7435.09717976572">
            <text:p>7435.0971797657</text:p>
          </table:table-cell>
          <table:table-cell office:value-type="float" office:value="527">
            <text:p>527</text:p>
          </table:table-cell>
          <table:table-cell office:value-type="float" office:value="1572526">
            <text:p>157252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22181">
            <text:p>122181</text:p>
          </table:table-cell>
          <table:table-cell office:value-type="float" office:value="2046.14465424248">
            <text:p>2046.1446542425</text:p>
          </table:table-cell>
          <table:table-cell office:value-type="float" office:value="12650">
            <text:p>12650</text:p>
          </table:table-cell>
          <table:table-cell office:value-type="float" office:value="9074.48640316206">
            <text:p>9074.4864031621</text:p>
          </table:table-cell>
          <table:table-cell office:value-type="float" office:value="711">
            <text:p>711</text:p>
          </table:table-cell>
          <table:table-cell office:value-type="float" office:value="1517693">
            <text:p>151769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7350">
            <text:p>237350</text:p>
          </table:table-cell>
          <table:table-cell office:value-type="float" office:value="9782.89987781757">
            <text:p>9782.8998778176</text:p>
          </table:table-cell>
          <table:table-cell office:value-type="float" office:value="824">
            <text:p>824</text:p>
          </table:table-cell>
          <table:table-cell office:value-type="float" office:value="1527365">
            <text:p>152736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29124">
            <text:p>129124</text:p>
          </table:table-cell>
          <table:table-cell office:value-type="float" office:value="1936.0459713144">
            <text:p>1936.0459713144</text:p>
          </table:table-cell>
          <table:table-cell office:value-type="float" office:value="12577">
            <text:p>12577</text:p>
          </table:table-cell>
          <table:table-cell office:value-type="float" office:value="14783.6207362646">
            <text:p>14783.6207362646</text:p>
          </table:table-cell>
          <table:table-cell office:value-type="float" office:value="702">
            <text:p>702</text:p>
          </table:table-cell>
          <table:table-cell office:value-type="float" office:value="3442152">
            <text:p>344215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37413">
            <text:p>237413</text:p>
          </table:table-cell>
          <table:table-cell office:value-type="float" office:value="15494.7393150333">
            <text:p>15494.7393150333</text:p>
          </table:table-cell>
          <table:table-cell office:value-type="float" office:value="669">
            <text:p>669</text:p>
          </table:table-cell>
          <table:table-cell office:value-type="float" office:value="3460892">
            <text:p>346089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29746">
            <text:p>129746</text:p>
          </table:table-cell>
          <table:table-cell office:value-type="float" office:value="1926.84167527323">
            <text:p>1926.8416752732</text:p>
          </table:table-cell>
          <table:table-cell office:value-type="float" office:value="12461">
            <text:p>12461</text:p>
          </table:table-cell>
          <table:table-cell office:value-type="float" office:value="22025.5325415296">
            <text:p>22025.5325415296</text:p>
          </table:table-cell>
          <table:table-cell office:value-type="float" office:value="807">
            <text:p>807</text:p>
          </table:table-cell>
          <table:table-cell office:value-type="float" office:value="8444068">
            <text:p>844406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37539">
            <text:p>237539</text:p>
          </table:table-cell>
          <table:table-cell office:value-type="float" office:value="20650.4190132989">
            <text:p>20650.4190132989</text:p>
          </table:table-cell>
          <table:table-cell office:value-type="float" office:value="806">
            <text:p>806</text:p>
          </table:table-cell>
          <table:table-cell office:value-type="float" office:value="8459597">
            <text:p>8459597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25365">
            <text:p>125365</text:p>
          </table:table-cell>
          <table:table-cell office:value-type="float" office:value="1994.1770031508">
            <text:p>1994.1770031508</text:p>
          </table:table-cell>
          <table:table-cell office:value-type="float" office:value="12499">
            <text:p>12499</text:p>
          </table:table-cell>
          <table:table-cell office:value-type="float" office:value="25948.444275542">
            <text:p>25948.444275542</text:p>
          </table:table-cell>
          <table:table-cell office:value-type="float" office:value="1715">
            <text:p>1715</text:p>
          </table:table-cell>
          <table:table-cell office:value-type="float" office:value="2846597">
            <text:p>2846597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37501">
            <text:p>237501</text:p>
          </table:table-cell>
          <table:table-cell office:value-type="float" office:value="24980.5603176408">
            <text:p>24980.5603176408</text:p>
          </table:table-cell>
          <table:table-cell office:value-type="float" office:value="1333">
            <text:p>1333</text:p>
          </table:table-cell>
          <table:table-cell office:value-type="float" office:value="2849284">
            <text:p>284928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25183">
            <text:p>125183</text:p>
          </table:table-cell>
          <table:table-cell office:value-type="float" office:value="1996.87657269757">
            <text:p>1996.8765726976</text:p>
          </table:table-cell>
          <table:table-cell office:value-type="float" office:value="12598">
            <text:p>12598</text:p>
          </table:table-cell>
          <table:table-cell office:value-type="float" office:value="37022.6122400381">
            <text:p>37022.6122400381</text:p>
          </table:table-cell>
          <table:table-cell office:value-type="float" office:value="1468">
            <text:p>1468</text:p>
          </table:table-cell>
          <table:table-cell office:value-type="float" office:value="2628782">
            <text:p>2628782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37377">
            <text:p>237377</text:p>
          </table:table-cell>
          <table:table-cell office:value-type="float" office:value="37504.946464906">
            <text:p>37504.946464906</text:p>
          </table:table-cell>
          <table:table-cell office:value-type="float" office:value="1150">
            <text:p>1150</text:p>
          </table:table-cell>
          <table:table-cell office:value-type="float" office:value="2667536">
            <text:p>2667536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23777">
            <text:p>123777</text:p>
          </table:table-cell>
          <table:table-cell office:value-type="float" office:value="2019.76134499947">
            <text:p>2019.7613449995</text:p>
          </table:table-cell>
          <table:table-cell office:value-type="float" office:value="12566">
            <text:p>12566</text:p>
          </table:table-cell>
          <table:table-cell office:value-type="float" office:value="49022.1150724176">
            <text:p>49022.1150724176</text:p>
          </table:table-cell>
          <table:table-cell office:value-type="float" office:value="3682">
            <text:p>3682</text:p>
          </table:table-cell>
          <table:table-cell office:value-type="float" office:value="1935445">
            <text:p>1935445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237434">
            <text:p>237434</text:p>
          </table:table-cell>
          <table:table-cell office:value-type="float" office:value="49438.739043271">
            <text:p>49438.739043271</text:p>
          </table:table-cell>
          <table:table-cell office:value-type="float" office:value="832">
            <text:p>832</text:p>
          </table:table-cell>
          <table:table-cell office:value-type="float" office:value="1990648">
            <text:p>1990648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22554">
            <text:p>122554</text:p>
          </table:table-cell>
          <table:table-cell office:value-type="float" office:value="2039.91709776915">
            <text:p>2039.9170977692</text:p>
          </table:table-cell>
          <table:table-cell office:value-type="float" office:value="12490">
            <text:p>12490</text:p>
          </table:table-cell>
          <table:table-cell office:value-type="float" office:value="61535.9754203363">
            <text:p>61535.9754203363</text:p>
          </table:table-cell>
          <table:table-cell office:value-type="float" office:value="2655">
            <text:p>2655</text:p>
          </table:table-cell>
          <table:table-cell office:value-type="float" office:value="1948689">
            <text:p>1948689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237510">
            <text:p>237510</text:p>
          </table:table-cell>
          <table:table-cell office:value-type="float" office:value="61115.5039366764">
            <text:p>61115.5039366764</text:p>
          </table:table-cell>
          <table:table-cell office:value-type="float" office:value="1249">
            <text:p>1249</text:p>
          </table:table-cell>
          <table:table-cell office:value-type="float" office:value="1975028">
            <text:p>1975028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</table:table-row>
      </table:table>
      <table:table table:name="Workload E Charts" table:style-name="ta1">
        <table:shapes>
          <draw:frame draw:z-index="0" draw:style-name="gr1" svg:width="9in" svg:height="5in" svg:x="0in" svg:y="4.0724in">
            <draw:object draw:notify-on-update-of-ranges="'Workload E Charts'.C2:'Workload E Charts'.D23 'Workload E Charts'.L1:'Workload E Charts'.L1 'Workload E Charts'.Z2:'Workload E Charts'.Z23 'Workload E Charts'.M1:'Workload E Charts'.M1 'Workload E Charts'.AB2:'Workload E Charts'.AB23 'Workload E Charts'.S2:'Workload E Charts'.S2 'Workload E Charts'.Y2:'Workload E Charts'.Y23 'Workload E Charts'.H1:'Workload E Charts'.H1 'Workload E Charts'.I2:'Workload E Charts'.I23 'Workload E Charts'.I1:'Workload E Charts'.I1 'Workload E Charts'.K2:'Workload E Charts'.K23 'Workload E Charts'.B2:'Workload E Charts'.B2 'Workload E Charts'.H2:'Workload E Charts'.H2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9in" svg:height="5in" svg:x="9.8465in" svg:y="4.1091in">
            <draw:object draw:notify-on-update-of-ranges="'Workload E Charts'.C2:'Workload E Charts'.D19 'Workload E Charts'.L1:'Workload E Charts'.L1 'Workload E Charts'.AF2:'Workload E Charts'.AF23 'Workload E Charts'.M1:'Workload E Charts'.M1 'Workload E Charts'.AH2:'Workload E Charts'.AH23 'Workload E Charts'.S2:'Workload E Charts'.S2 'Workload E Charts'.AE2:'Workload E Charts'.AE23 'Workload E Charts'.H1:'Workload E Charts'.H1 'Workload E Charts'.O2:'Workload E Charts'.O23 'Workload E Charts'.I1:'Workload E Charts'.I1 'Workload E Charts'.Q2:'Workload E Charts'.Q23 'Workload E Charts'.B2:'Workload E Charts'.B2 'Workload E Charts'.N2:'Workload E Charts'.N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9in" svg:height="5in" svg:x="0.0768in" svg:y="9.4791in">
            <draw:object draw:notify-on-update-of-ranges="'Workload E Charts'.C2:'Workload E Charts'.D23 'Workload E Charts'.S2:'Workload E Charts'.S2 'Workload E Charts'.W2:'Workload E Charts'.W23 'Workload E Charts'.B2:'Workload E Charts'.B2 'Workload E Charts'.F2:'Workload E Charts'.F2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33" table:number-columns-repeated="15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Insert Operations</text:p>
          </table:table-cell>
          <table:table-cell office:value-type="string">
            <text:p><text:s/>Insert Average Latency (us)</text:p>
          </table:table-cell>
          <table:table-cell office:value-type="string">
            <text:p><text:s/>Insert Min Latency (us)</text:p>
          </table:table-cell>
          <table:table-cell office:value-type="string">
            <text:p><text:s/>Insert Max Latency (us)</text:p>
          </table:table-cell>
          <table:table-cell office:value-type="string">
            <text:p><text:s/>Insert 95th Percentile Latency (ms)</text:p>
          </table:table-cell>
          <table:table-cell office:value-type="string">
            <text:p><text:s/>Insert 99th Percentile Latency (ms)</text:p>
          </table:table-cell>
          <table:table-cell office:value-type="string">
            <text:p><text:s/>Scan Operations</text:p>
          </table:table-cell>
          <table:table-cell office:value-type="string">
            <text:p><text:s/>Scan Average Latency (us)</text:p>
          </table:table-cell>
          <table:table-cell office:value-type="string">
            <text:p><text:s/>Scan Min Latency (us)</text:p>
          </table:table-cell>
          <table:table-cell office:value-type="string">
            <text:p><text:s/>Scan Max Latency (us)</text:p>
          </table:table-cell>
          <table:table-cell office:value-type="string">
            <text:p>Scan 95th</text:p>
          </table:table-cell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Insert Operations</text:p>
          </table:table-cell>
          <table:table-cell office:value-type="string">
            <text:p><text:s/>Insert Average Latency (us)</text:p>
          </table:table-cell>
          <table:table-cell office:value-type="string">
            <text:p><text:s/>Insert Min Latency (us)</text:p>
          </table:table-cell>
          <table:table-cell office:value-type="string">
            <text:p><text:s/>Insert Max Latency (us)</text:p>
          </table:table-cell>
          <table:table-cell office:value-type="string">
            <text:p><text:s/>Insert 95th Percentile Latency (ms)</text:p>
          </table:table-cell>
          <table:table-cell office:value-type="string">
            <text:p><text:s/>Insert 99th Percentile Latency (ms)</text:p>
          </table:table-cell>
          <table:table-cell office:value-type="string">
            <text:p><text:s/>Scan Operations</text:p>
          </table:table-cell>
          <table:table-cell office:value-type="string">
            <text:p><text:s/>Scan Average Latency (us)</text:p>
          </table:table-cell>
          <table:table-cell office:value-type="string">
            <text:p><text:s/>Scan Min Latency (us)</text:p>
          </table:table-cell>
          <table:table-cell office:value-type="string">
            <text:p><text:s/>Scan Max Latency (us)</text:p>
          </table:table-cell>
          <table:table-cell office:value-type="string">
            <text:p>Scan 95th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-legacy</text:p>
          </table:table-cell>
          <table:table-cell table:number-columns-repeated="2" office:value-type="float" office:value="1">
            <text:p>1</text:p>
          </table:table-cell>
          <table:table-cell office:value-type="float" office:value="527685">
            <text:p>527685</text:p>
          </table:table-cell>
          <table:table-cell office:value-type="float" office:value="473.767493864711">
            <text:p>473.7674938647</text:p>
          </table:table-cell>
          <table:table-cell office:value-type="float" office:value="12628">
            <text:p>12628</text:p>
          </table:table-cell>
          <table:table-cell office:value-type="float" office:value="1045.62084257206">
            <text:p>1045.6208425721</text:p>
          </table:table-cell>
          <table:table-cell office:value-type="float" office:value="367">
            <text:p>367</text:p>
          </table:table-cell>
          <table:table-cell office:value-type="float" office:value="1026804">
            <text:p>1026804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37372">
            <text:p>237372</text:p>
          </table:table-cell>
          <table:table-cell office:value-type="float" office:value="2155.02007818951">
            <text:p>2155.0200781895</text:p>
          </table:table-cell>
          <table:table-cell office:value-type="float" office:value="368">
            <text:p>368</text:p>
          </table:table-cell>
          <table:table-cell office:value-type="float" office:value="407054">
            <text:p>407054</text:p>
          </table:table-cell>
          <table:table-cell table:formula="of:=1000*3" office:value-type="float" office:value="3000">
            <text:p>3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628773">
            <text:p>628773</text:p>
          </table:table-cell>
          <table:table-cell office:value-type="float" office:value="397.599769710213">
            <text:p>397.5997697102</text:p>
          </table:table-cell>
          <table:table-cell office:value-type="float" office:value="12536">
            <text:p>12536</text:p>
          </table:table-cell>
          <table:table-cell office:value-type="float" office:value="1033.19463943842">
            <text:p>1033.1946394384</text:p>
          </table:table-cell>
          <table:table-cell office:value-type="float" office:value="420">
            <text:p>420</text:p>
          </table:table-cell>
          <table:table-cell office:value-type="float" office:value="1491024">
            <text:p>1491024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37464">
            <text:p>237464</text:p>
          </table:table-cell>
          <table:table-cell office:value-type="float" office:value="2576.2251330728">
            <text:p>2576.2251330728</text:p>
          </table:table-cell>
          <table:table-cell office:value-type="float" office:value="385">
            <text:p>385</text:p>
          </table:table-cell>
          <table:table-cell office:value-type="float" office:value="78258">
            <text:p>78258</text:p>
          </table:table-cell>
          <table:table-cell table:formula="of:=1000*4" office:value-type="float" office:value="4000">
            <text:p>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8723">
            <text:p>548723</text:p>
          </table:table-cell>
          <table:table-cell office:value-type="float" office:value="455.60328253053">
            <text:p>455.6032825305</text:p>
          </table:table-cell>
          <table:table-cell office:value-type="float" office:value="12469">
            <text:p>12469</text:p>
          </table:table-cell>
          <table:table-cell office:value-type="float" office:value="18455.5434277007">
            <text:p>18455.5434277007</text:p>
          </table:table-cell>
          <table:table-cell office:value-type="float" office:value="381">
            <text:p>381</text:p>
          </table:table-cell>
          <table:table-cell office:value-type="float" office:value="2563789">
            <text:p>2563789</text:p>
          </table:table-cell>
          <table:table-cell table:formula="of:=1000*53" office:value-type="float" office:value="53000">
            <text:p>53000</text:p>
          </table:table-cell>
          <table:table-cell office:value-type="float" office:value="91">
            <text:p>91</text:p>
          </table:table-cell>
          <table:table-cell office:value-type="float" office:value="237531">
            <text:p>237531</text:p>
          </table:table-cell>
          <table:table-cell office:value-type="float" office:value="3617.16884111969">
            <text:p>3617.1688411197</text:p>
          </table:table-cell>
          <table:table-cell office:value-type="float" office:value="418">
            <text:p>418</text:p>
          </table:table-cell>
          <table:table-cell office:value-type="float" office:value="2562650">
            <text:p>2562650</text:p>
          </table:table-cell>
          <table:table-cell table:formula="of:=1000*6" office:value-type="float" office:value="6000">
            <text:p>6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8173">
            <text:p>348173</text:p>
          </table:table-cell>
          <table:table-cell office:value-type="float" office:value="718.033850987871">
            <text:p>718.0338509879</text:p>
          </table:table-cell>
          <table:table-cell office:value-type="float" office:value="12433">
            <text:p>12433</text:p>
          </table:table-cell>
          <table:table-cell office:value-type="float" office:value="1552.023968471">
            <text:p>1552.023968471</text:p>
          </table:table-cell>
          <table:table-cell office:value-type="float" office:value="405">
            <text:p>405</text:p>
          </table:table-cell>
          <table:table-cell office:value-type="float" office:value="522121">
            <text:p>522121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37567">
            <text:p>237567</text:p>
          </table:table-cell>
          <table:table-cell office:value-type="float" office:value="2832.19591525759">
            <text:p>2832.1959152576</text:p>
          </table:table-cell>
          <table:table-cell office:value-type="float" office:value="391">
            <text:p>391</text:p>
          </table:table-cell>
          <table:table-cell office:value-type="float" office:value="520932">
            <text:p>520932</text:p>
          </table:table-cell>
          <table:table-cell table:formula="of:=1000*4" office:value-type="float" office:value="4000">
            <text:p>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50975">
            <text:p>550975</text:p>
          </table:table-cell>
          <table:table-cell office:value-type="float" office:value="453.741095331004">
            <text:p>453.741095331</text:p>
          </table:table-cell>
          <table:table-cell office:value-type="float" office:value="12649">
            <text:p>12649</text:p>
          </table:table-cell>
          <table:table-cell office:value-type="float" office:value="15307.914696814">
            <text:p>15307.914696814</text:p>
          </table:table-cell>
          <table:table-cell office:value-type="float" office:value="359">
            <text:p>359</text:p>
          </table:table-cell>
          <table:table-cell office:value-type="float" office:value="1094161">
            <text:p>1094161</text:p>
          </table:table-cell>
          <table:table-cell table:formula="of:=1000*44" office:value-type="float" office:value="44000">
            <text:p>44000</text:p>
          </table:table-cell>
          <table:table-cell office:value-type="float" office:value="78">
            <text:p>78</text:p>
          </table:table-cell>
          <table:table-cell office:value-type="float" office:value="237351">
            <text:p>237351</text:p>
          </table:table-cell>
          <table:table-cell office:value-type="float" office:value="10737.6050617019">
            <text:p>10737.6050617019</text:p>
          </table:table-cell>
          <table:table-cell office:value-type="float" office:value="421">
            <text:p>421</text:p>
          </table:table-cell>
          <table:table-cell office:value-type="float" office:value="1112137">
            <text:p>1112137</text:p>
          </table:table-cell>
          <table:table-cell table:formula="of:=1000*35" office:value-type="float" office:value="35000">
            <text:p>35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848">
            <text:p>139848</text:p>
          </table:table-cell>
          <table:table-cell office:value-type="float" office:value="1787.65516846862">
            <text:p>1787.6551684686</text:p>
          </table:table-cell>
          <table:table-cell office:value-type="float" office:value="12384">
            <text:p>12384</text:p>
          </table:table-cell>
          <table:table-cell office:value-type="float" office:value="2525.17102713178">
            <text:p>2525.1710271318</text:p>
          </table:table-cell>
          <table:table-cell office:value-type="float" office:value="439">
            <text:p>439</text:p>
          </table:table-cell>
          <table:table-cell office:value-type="float" office:value="1982087">
            <text:p>1982087</text:p>
          </table:table-cell>
          <table:table-cell table:formula="of:=1000*3"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237616">
            <text:p>237616</text:p>
          </table:table-cell>
          <table:table-cell office:value-type="float" office:value="2803.410755168">
            <text:p>2803.410755168</text:p>
          </table:table-cell>
          <table:table-cell office:value-type="float" office:value="490">
            <text:p>490</text:p>
          </table:table-cell>
          <table:table-cell office:value-type="float" office:value="1990041">
            <text:p>1990041</text:p>
          </table:table-cell>
          <table:table-cell table:formula="of:=1000*4" office:value-type="float" office:value="4000">
            <text:p>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2012">
            <text:p>132012</text:p>
          </table:table-cell>
          <table:table-cell office:value-type="float" office:value="1893.76723328182">
            <text:p>1893.7672332818</text:p>
          </table:table-cell>
          <table:table-cell office:value-type="float" office:value="12321">
            <text:p>12321</text:p>
          </table:table-cell>
          <table:table-cell office:value-type="float" office:value="5214.10072234397">
            <text:p>5214.100722344</text:p>
          </table:table-cell>
          <table:table-cell office:value-type="float" office:value="1149">
            <text:p>1149</text:p>
          </table:table-cell>
          <table:table-cell office:value-type="float" office:value="2406873">
            <text:p>2406873</text:p>
          </table:table-cell>
          <table:table-cell table:formula="of:=1000*6" office:value-type="float" office:value="6000">
            <text:p>6000</text:p>
          </table:table-cell>
          <table:table-cell office:value-type="float" office:value="7">
            <text:p>7</text:p>
          </table:table-cell>
          <table:table-cell office:value-type="float" office:value="237679">
            <text:p>237679</text:p>
          </table:table-cell>
          <table:table-cell office:value-type="float" office:value="5275.89171108933">
            <text:p>5275.8917110893</text:p>
          </table:table-cell>
          <table:table-cell office:value-type="float" office:value="800">
            <text:p>800</text:p>
          </table:table-cell>
          <table:table-cell office:value-type="float" office:value="2412754">
            <text:p>2412754</text:p>
          </table:table-cell>
          <table:table-cell table:formula="of:=1000*6" office:value-type="float" office:value="6000">
            <text:p>6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9808">
            <text:p>129808</text:p>
          </table:table-cell>
          <table:table-cell office:value-type="float" office:value="1925.921360779">
            <text:p>1925.921360779</text:p>
          </table:table-cell>
          <table:table-cell office:value-type="float" office:value="12554">
            <text:p>12554</text:p>
          </table:table-cell>
          <table:table-cell office:value-type="float" office:value="10098.1521427433">
            <text:p>10098.1521427433</text:p>
          </table:table-cell>
          <table:table-cell office:value-type="float" office:value="3921">
            <text:p>3921</text:p>
          </table:table-cell>
          <table:table-cell office:value-type="float" office:value="1853847">
            <text:p>1853847</text:p>
          </table:table-cell>
          <table:table-cell table:formula="of:=1000*12" office:value-type="float" office:value="12000">
            <text:p>12000</text:p>
          </table:table-cell>
          <table:table-cell office:value-type="float" office:value="13">
            <text:p>13</text:p>
          </table:table-cell>
          <table:table-cell office:value-type="float" office:value="237446">
            <text:p>237446</text:p>
          </table:table-cell>
          <table:table-cell office:value-type="float" office:value="10388.9172822452">
            <text:p>10388.9172822452</text:p>
          </table:table-cell>
          <table:table-cell office:value-type="float" office:value="1458">
            <text:p>1458</text:p>
          </table:table-cell>
          <table:table-cell office:value-type="float" office:value="1865841">
            <text:p>1865841</text:p>
          </table:table-cell>
          <table:table-cell table:formula="of:=1000*12" office:value-type="float" office:value="12000">
            <text:p>12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0393">
            <text:p>130393</text:p>
          </table:table-cell>
          <table:table-cell office:value-type="float" office:value="1917.28083562768">
            <text:p>1917.2808356277</text:p>
          </table:table-cell>
          <table:table-cell office:value-type="float" office:value="12650">
            <text:p>12650</text:p>
          </table:table-cell>
          <table:table-cell office:value-type="float" office:value="12630.2291699605">
            <text:p>12630.2291699605</text:p>
          </table:table-cell>
          <table:table-cell office:value-type="float" office:value="1729">
            <text:p>1729</text:p>
          </table:table-cell>
          <table:table-cell office:value-type="float" office:value="806770">
            <text:p>806770</text:p>
          </table:table-cell>
          <table:table-cell table:formula="of:=1000*15" office:value-type="float" office:value="15000">
            <text:p>15000</text:p>
          </table:table-cell>
          <table:table-cell office:value-type="float" office:value="17">
            <text:p>17</text:p>
          </table:table-cell>
          <table:table-cell office:value-type="float" office:value="237350">
            <text:p>237350</text:p>
          </table:table-cell>
          <table:table-cell office:value-type="float" office:value="13048.5946113335">
            <text:p>13048.5946113335</text:p>
          </table:table-cell>
          <table:table-cell office:value-type="float" office:value="611">
            <text:p>611</text:p>
          </table:table-cell>
          <table:table-cell office:value-type="float" office:value="807903">
            <text:p>807903</text:p>
          </table:table-cell>
          <table:table-cell table:formula="of:=1000*16" office:value-type="float" office:value="16000">
            <text:p>16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327602">
            <text:p>327602</text:p>
          </table:table-cell>
          <table:table-cell office:value-type="float" office:value="763.121104266763">
            <text:p>763.1211042668</text:p>
          </table:table-cell>
          <table:table-cell office:value-type="float" office:value="12570">
            <text:p>12570</text:p>
          </table:table-cell>
          <table:table-cell office:value-type="float" office:value="1303.16348448687">
            <text:p>1303.1634844869</text:p>
          </table:table-cell>
          <table:table-cell office:value-type="float" office:value="344">
            <text:p>344</text:p>
          </table:table-cell>
          <table:table-cell office:value-type="float" office:value="599716">
            <text:p>599716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37430">
            <text:p>237430</text:p>
          </table:table-cell>
          <table:table-cell office:value-type="float" office:value="2671.6158193994">
            <text:p>2671.6158193994</text:p>
          </table:table-cell>
          <table:table-cell office:value-type="float" office:value="417">
            <text:p>417</text:p>
          </table:table-cell>
          <table:table-cell office:value-type="float" office:value="617949">
            <text:p>617949</text:p>
          </table:table-cell>
          <table:table-cell table:formula="of:=1000*3" office:value-type="float" office:value="3000">
            <text:p>3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331239">
            <text:p>331239</text:p>
          </table:table-cell>
          <table:table-cell office:value-type="float" office:value="754.742044264111">
            <text:p>754.7420442641</text:p>
          </table:table-cell>
          <table:table-cell office:value-type="float" office:value="12553">
            <text:p>12553</text:p>
          </table:table-cell>
          <table:table-cell office:value-type="float" office:value="1216.89126105313">
            <text:p>1216.8912610531</text:p>
          </table:table-cell>
          <table:table-cell office:value-type="float" office:value="405">
            <text:p>405</text:p>
          </table:table-cell>
          <table:table-cell office:value-type="float" office:value="585167">
            <text:p>585167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37447">
            <text:p>237447</text:p>
          </table:table-cell>
          <table:table-cell office:value-type="float" office:value="2708.16061268409">
            <text:p>2708.1606126841</text:p>
          </table:table-cell>
          <table:table-cell office:value-type="float" office:value="346">
            <text:p>346</text:p>
          </table:table-cell>
          <table:table-cell office:value-type="float" office:value="584556">
            <text:p>584556</text:p>
          </table:table-cell>
          <table:table-cell table:formula="of:=1000*4" office:value-type="float" office:value="4000">
            <text:p>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38230">
            <text:p>338230</text:p>
          </table:table-cell>
          <table:table-cell office:value-type="float" office:value="739.142003961801">
            <text:p>739.1420039618</text:p>
          </table:table-cell>
          <table:table-cell office:value-type="float" office:value="12463">
            <text:p>12463</text:p>
          </table:table-cell>
          <table:table-cell office:value-type="float" office:value="6798.68282115061">
            <text:p>6798.6828211506</text:p>
          </table:table-cell>
          <table:table-cell office:value-type="float" office:value="350">
            <text:p>350</text:p>
          </table:table-cell>
          <table:table-cell office:value-type="float" office:value="1898104">
            <text:p>1898104</text:p>
          </table:table-cell>
          <table:table-cell table:formula="of:=1000*13" office:value-type="float" office:value="13000">
            <text:p>13000</text:p>
          </table:table-cell>
          <table:table-cell office:value-type="float" office:value="21">
            <text:p>21</text:p>
          </table:table-cell>
          <table:table-cell office:value-type="float" office:value="237537">
            <text:p>237537</text:p>
          </table:table-cell>
          <table:table-cell office:value-type="float" office:value="6729.73234485575">
            <text:p>6729.7323448558</text:p>
          </table:table-cell>
          <table:table-cell office:value-type="float" office:value="437">
            <text:p>437</text:p>
          </table:table-cell>
          <table:table-cell office:value-type="float" office:value="1909289">
            <text:p>1909289</text:p>
          </table:table-cell>
          <table:table-cell table:formula="of:=1000*13" office:value-type="float" office:value="13000">
            <text:p>13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4599">
            <text:p>144599</text:p>
          </table:table-cell>
          <table:table-cell office:value-type="float" office:value="1728.919287132">
            <text:p>1728.919287132</text:p>
          </table:table-cell>
          <table:table-cell office:value-type="float" office:value="12522">
            <text:p>12522</text:p>
          </table:table-cell>
          <table:table-cell office:value-type="float" office:value="2448.60868870787">
            <text:p>2448.6086887079</text:p>
          </table:table-cell>
          <table:table-cell office:value-type="float" office:value="439">
            <text:p>439</text:p>
          </table:table-cell>
          <table:table-cell office:value-type="float" office:value="1667300">
            <text:p>1667300</text:p>
          </table:table-cell>
          <table:table-cell table:formula="of:=1000*3"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237478">
            <text:p>237478</text:p>
          </table:table-cell>
          <table:table-cell office:value-type="float" office:value="2903.53424738292">
            <text:p>2903.5342473829</text:p>
          </table:table-cell>
          <table:table-cell office:value-type="float" office:value="464">
            <text:p>464</text:p>
          </table:table-cell>
          <table:table-cell office:value-type="float" office:value="1673903">
            <text:p>1673903</text:p>
          </table:table-cell>
          <table:table-cell table:formula="of:=1000*4" office:value-type="float" office:value="4000">
            <text:p>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32602">
            <text:p>332602</text:p>
          </table:table-cell>
          <table:table-cell office:value-type="float" office:value="751.649118165255">
            <text:p>751.6491181653</text:p>
          </table:table-cell>
          <table:table-cell office:value-type="float" office:value="12465">
            <text:p>12465</text:p>
          </table:table-cell>
          <table:table-cell office:value-type="float" office:value="13134.6275972724">
            <text:p>13134.6275972724</text:p>
          </table:table-cell>
          <table:table-cell office:value-type="float" office:value="405">
            <text:p>405</text:p>
          </table:table-cell>
          <table:table-cell office:value-type="float" office:value="635702">
            <text:p>635702</text:p>
          </table:table-cell>
          <table:table-cell table:formula="of:=1000*34" office:value-type="float" office:value="34000">
            <text:p>34000</text:p>
          </table:table-cell>
          <table:table-cell office:value-type="float" office:value="66">
            <text:p>66</text:p>
          </table:table-cell>
          <table:table-cell office:value-type="float" office:value="237535">
            <text:p>237535</text:p>
          </table:table-cell>
          <table:table-cell office:value-type="float" office:value="13260.7226808681">
            <text:p>13260.7226808681</text:p>
          </table:table-cell>
          <table:table-cell office:value-type="float" office:value="418">
            <text:p>418</text:p>
          </table:table-cell>
          <table:table-cell office:value-type="float" office:value="644834">
            <text:p>644834</text:p>
          </table:table-cell>
          <table:table-cell table:formula="of:=1000*35" office:value-type="float" office:value="35000">
            <text:p>35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8444">
            <text:p>128444</text:p>
          </table:table-cell>
          <table:table-cell office:value-type="float" office:value="1946.37351686338">
            <text:p>1946.3735168634</text:p>
          </table:table-cell>
          <table:table-cell office:value-type="float" office:value="12522">
            <text:p>12522</text:p>
          </table:table-cell>
          <table:table-cell office:value-type="float" office:value="5429.60908800511">
            <text:p>5429.6090880051</text:p>
          </table:table-cell>
          <table:table-cell office:value-type="float" office:value="441">
            <text:p>441</text:p>
          </table:table-cell>
          <table:table-cell office:value-type="float" office:value="1956820">
            <text:p>1956820</text:p>
          </table:table-cell>
          <table:table-cell table:formula="of:=1000*6" office:value-type="float" office:value="6000">
            <text:p>6000</text:p>
          </table:table-cell>
          <table:table-cell office:value-type="float" office:value="8">
            <text:p>8</text:p>
          </table:table-cell>
          <table:table-cell office:value-type="float" office:value="237478">
            <text:p>237478</text:p>
          </table:table-cell>
          <table:table-cell office:value-type="float" office:value="5110.04285870691">
            <text:p>5110.0428587069</text:p>
          </table:table-cell>
          <table:table-cell office:value-type="float" office:value="609">
            <text:p>609</text:p>
          </table:table-cell>
          <table:table-cell office:value-type="float" office:value="1957045">
            <text:p>1957045</text:p>
          </table:table-cell>
          <table:table-cell table:formula="of:=1000*7" office:value-type="float" office:value="7000">
            <text:p>7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4912">
            <text:p>124912</text:p>
          </table:table-cell>
          <table:table-cell office:value-type="float" office:value="2001.32893557064">
            <text:p>2001.3289355706</text:p>
          </table:table-cell>
          <table:table-cell office:value-type="float" office:value="12513">
            <text:p>12513</text:p>
          </table:table-cell>
          <table:table-cell office:value-type="float" office:value="7583.59833772876">
            <text:p>7583.5983377288</text:p>
          </table:table-cell>
          <table:table-cell office:value-type="float" office:value="712">
            <text:p>712</text:p>
          </table:table-cell>
          <table:table-cell office:value-type="float" office:value="1703161">
            <text:p>1703161</text:p>
          </table:table-cell>
          <table:table-cell table:formula="of:=1000*9" office:value-type="float" office:value="9000">
            <text:p>9000</text:p>
          </table:table-cell>
          <table:table-cell office:value-type="float" office:value="11">
            <text:p>11</text:p>
          </table:table-cell>
          <table:table-cell office:value-type="float" office:value="237477">
            <text:p>237477</text:p>
          </table:table-cell>
          <table:table-cell office:value-type="float" office:value="7471.17978583189">
            <text:p>7471.1797858319</text:p>
          </table:table-cell>
          <table:table-cell office:value-type="float" office:value="691">
            <text:p>691</text:p>
          </table:table-cell>
          <table:table-cell office:value-type="float" office:value="1704365">
            <text:p>1704365</text:p>
          </table:table-cell>
          <table:table-cell table:formula="of:=1000*9" office:value-type="float" office:value="9000">
            <text:p>9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5237">
            <text:p>125237</text:p>
          </table:table-cell>
          <table:table-cell office:value-type="float" office:value="1996.21517602625">
            <text:p>1996.2151760263</text:p>
          </table:table-cell>
          <table:table-cell office:value-type="float" office:value="12656">
            <text:p>12656</text:p>
          </table:table-cell>
          <table:table-cell office:value-type="float" office:value="9812.99589127686">
            <text:p>9812.9958912769</text:p>
          </table:table-cell>
          <table:table-cell office:value-type="float" office:value="854">
            <text:p>854</text:p>
          </table:table-cell>
          <table:table-cell office:value-type="float" office:value="2654533">
            <text:p>2654533</text:p>
          </table:table-cell>
          <table:table-cell table:formula="of:=1000*11" office:value-type="float" office:value="11000">
            <text:p>11000</text:p>
          </table:table-cell>
          <table:table-cell office:value-type="float" office:value="14">
            <text:p>14</text:p>
          </table:table-cell>
          <table:table-cell office:value-type="float" office:value="237344">
            <text:p>237344</text:p>
          </table:table-cell>
          <table:table-cell office:value-type="float" office:value="10007.0083507483">
            <text:p>10007.0083507483</text:p>
          </table:table-cell>
          <table:table-cell office:value-type="float" office:value="856">
            <text:p>856</text:p>
          </table:table-cell>
          <table:table-cell office:value-type="float" office:value="2663815">
            <text:p>2663815</text:p>
          </table:table-cell>
          <table:table-cell table:formula="of:=1000*12" office:value-type="float" office:value="12000">
            <text:p>12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2240">
            <text:p>122240</text:p>
          </table:table-cell>
          <table:table-cell office:value-type="float" office:value="2045.15706806283">
            <text:p>2045.1570680628</text:p>
          </table:table-cell>
          <table:table-cell office:value-type="float" office:value="12294">
            <text:p>12294</text:p>
          </table:table-cell>
          <table:table-cell office:value-type="float" office:value="11886.5385553929">
            <text:p>11886.5385553929</text:p>
          </table:table-cell>
          <table:table-cell office:value-type="float" office:value="557">
            <text:p>557</text:p>
          </table:table-cell>
          <table:table-cell office:value-type="float" office:value="1047696">
            <text:p>1047696</text:p>
          </table:table-cell>
          <table:table-cell table:formula="of:=1000*14" office:value-type="float" office:value="14000">
            <text:p>14000</text:p>
          </table:table-cell>
          <table:table-cell office:value-type="float" office:value="17">
            <text:p>17</text:p>
          </table:table-cell>
          <table:table-cell office:value-type="float" office:value="237706">
            <text:p>237706</text:p>
          </table:table-cell>
          <table:table-cell office:value-type="float" office:value="12219.1941768403">
            <text:p>12219.1941768403</text:p>
          </table:table-cell>
          <table:table-cell office:value-type="float" office:value="751">
            <text:p>751</text:p>
          </table:table-cell>
          <table:table-cell office:value-type="float" office:value="1057624">
            <text:p>1057624</text:p>
          </table:table-cell>
          <table:table-cell table:formula="of:=1000*15" office:value-type="float" office:value="15000">
            <text:p>15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22414">
            <text:p>122414</text:p>
          </table:table-cell>
          <table:table-cell office:value-type="float" office:value="2042.2500694365">
            <text:p>2042.2500694365</text:p>
          </table:table-cell>
          <table:table-cell office:value-type="float" office:value="12487">
            <text:p>12487</text:p>
          </table:table-cell>
          <table:table-cell office:value-type="float" office:value="24196.0652678786">
            <text:p>24196.0652678786</text:p>
          </table:table-cell>
          <table:table-cell office:value-type="float" office:value="2771">
            <text:p>2771</text:p>
          </table:table-cell>
          <table:table-cell office:value-type="float" office:value="1677004">
            <text:p>1677004</text:p>
          </table:table-cell>
          <table:table-cell table:formula="of:=1000*27" office:value-type="float" office:value="27000">
            <text:p>27000</text:p>
          </table:table-cell>
          <table:table-cell office:value-type="float" office:value="31">
            <text:p>31</text:p>
          </table:table-cell>
          <table:table-cell office:value-type="float" office:value="237513">
            <text:p>237513</text:p>
          </table:table-cell>
          <table:table-cell office:value-type="float" office:value="24459.266600144">
            <text:p>24459.266600144</text:p>
          </table:table-cell>
          <table:table-cell office:value-type="float" office:value="735">
            <text:p>735</text:p>
          </table:table-cell>
          <table:table-cell office:value-type="float" office:value="1681202">
            <text:p>1681202</text:p>
          </table:table-cell>
          <table:table-cell table:formula="of:=1000*28" office:value-type="float" office:value="28000">
            <text:p>28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166784">
            <text:p>166784</text:p>
          </table:table-cell>
          <table:table-cell office:value-type="float" office:value="1498.944742901">
            <text:p>1498.944742901</text:p>
          </table:table-cell>
          <table:table-cell office:value-type="float" office:value="12590">
            <text:p>12590</text:p>
          </table:table-cell>
          <table:table-cell office:value-type="float" office:value="6238.80222398729">
            <text:p>6238.8022239873</text:p>
          </table:table-cell>
          <table:table-cell office:value-type="float" office:value="693">
            <text:p>693</text:p>
          </table:table-cell>
          <table:table-cell office:value-type="float" office:value="1620839">
            <text:p>1620839</text:p>
          </table:table-cell>
          <table:table-cell table:formula="of:=1000*6" office:value-type="float" office:value="6000">
            <text:p>6000</text:p>
          </table:table-cell>
          <table:table-cell office:value-type="float" office:value="13">
            <text:p>13</text:p>
          </table:table-cell>
          <table:table-cell office:value-type="float" office:value="237410">
            <text:p>237410</text:p>
          </table:table-cell>
          <table:table-cell office:value-type="float" office:value="6671.31669264142">
            <text:p>6671.3166926414</text:p>
          </table:table-cell>
          <table:table-cell office:value-type="float" office:value="579">
            <text:p>579</text:p>
          </table:table-cell>
          <table:table-cell office:value-type="float" office:value="1628924">
            <text:p>1628924</text:p>
          </table:table-cell>
          <table:table-cell table:formula="of:=1000*35" office:value-type="float" office:value="35000">
            <text:p>35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123986">
            <text:p>123986</text:p>
          </table:table-cell>
          <table:table-cell office:value-type="float" office:value="2016.35668543223">
            <text:p>2016.3566854322</text:p>
          </table:table-cell>
          <table:table-cell office:value-type="float" office:value="12512">
            <text:p>12512</text:p>
          </table:table-cell>
          <table:table-cell office:value-type="float" office:value="4686.0816016624">
            <text:p>4686.0816016624</text:p>
          </table:table-cell>
          <table:table-cell office:value-type="float" office:value="601">
            <text:p>601</text:p>
          </table:table-cell>
          <table:table-cell office:value-type="float" office:value="1362550">
            <text:p>1362550</text:p>
          </table:table-cell>
          <table:table-cell table:formula="of:=1000*6" office:value-type="float" office:value="6000">
            <text:p>6000</text:p>
          </table:table-cell>
          <table:table-cell office:value-type="float" office:value="8">
            <text:p>8</text:p>
          </table:table-cell>
          <table:table-cell office:value-type="float" office:value="237488">
            <text:p>237488</text:p>
          </table:table-cell>
          <table:table-cell office:value-type="float" office:value="4955.76825355386">
            <text:p>4955.7682535539</text:p>
          </table:table-cell>
          <table:table-cell office:value-type="float" office:value="581">
            <text:p>581</text:p>
          </table:table-cell>
          <table:table-cell office:value-type="float" office:value="1370006">
            <text:p>1370006</text:p>
          </table:table-cell>
          <table:table-cell table:formula="of:=1000*7" office:value-type="float" office:value="7000">
            <text:p>7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9101">
            <text:p>169101</text:p>
          </table:table-cell>
          <table:table-cell office:value-type="float" office:value="1478.34725992159">
            <text:p>1478.3472599216</text:p>
          </table:table-cell>
          <table:table-cell office:value-type="float" office:value="12660">
            <text:p>12660</text:p>
          </table:table-cell>
          <table:table-cell office:value-type="float" office:value="10349.4744865719">
            <text:p>10349.4744865719</text:p>
          </table:table-cell>
          <table:table-cell office:value-type="float" office:value="629">
            <text:p>629</text:p>
          </table:table-cell>
          <table:table-cell office:value-type="float" office:value="1928750">
            <text:p>1928750</text:p>
          </table:table-cell>
          <table:table-cell table:formula="of:=1000*13" office:value-type="float" office:value="13000">
            <text:p>13000</text:p>
          </table:table-cell>
          <table:table-cell office:value-type="float" office:value="201">
            <text:p>201</text:p>
          </table:table-cell>
          <table:table-cell office:value-type="float" office:value="237330">
            <text:p>237330</text:p>
          </table:table-cell>
          <table:table-cell office:value-type="float" office:value="10093.5921248894">
            <text:p>10093.5921248894</text:p>
          </table:table-cell>
          <table:table-cell office:value-type="float" office:value="641">
            <text:p>641</text:p>
          </table:table-cell>
          <table:table-cell office:value-type="float" office:value="1939409">
            <text:p>1939409</text:p>
          </table:table-cell>
          <table:table-cell table:formula="of:=1000*13" office:value-type="float" office:value="13000">
            <text:p>13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4660">
            <text:p>124660</text:p>
          </table:table-cell>
          <table:table-cell office:value-type="float" office:value="2005.37461896358">
            <text:p>2005.3746189636</text:p>
          </table:table-cell>
          <table:table-cell office:value-type="float" office:value="12492">
            <text:p>12492</text:p>
          </table:table-cell>
          <table:table-cell office:value-type="float" office:value="7605.6669868716">
            <text:p>7605.6669868716</text:p>
          </table:table-cell>
          <table:table-cell office:value-type="float" office:value="719">
            <text:p>719</text:p>
          </table:table-cell>
          <table:table-cell office:value-type="float" office:value="1556457">
            <text:p>1556457</text:p>
          </table:table-cell>
          <table:table-cell table:formula="of:=1000*9" office:value-type="float" office:value="9000">
            <text:p>9000</text:p>
          </table:table-cell>
          <table:table-cell office:value-type="float" office:value="14">
            <text:p>14</text:p>
          </table:table-cell>
          <table:table-cell office:value-type="float" office:value="237498">
            <text:p>237498</text:p>
          </table:table-cell>
          <table:table-cell office:value-type="float" office:value="7435.09717976572">
            <text:p>7435.0971797657</text:p>
          </table:table-cell>
          <table:table-cell office:value-type="float" office:value="527">
            <text:p>527</text:p>
          </table:table-cell>
          <table:table-cell office:value-type="float" office:value="1572526">
            <text:p>1572526</text:p>
          </table:table-cell>
          <table:table-cell table:formula="of:=1000*11" office:value-type="float" office:value="11000">
            <text:p>11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68923">
            <text:p>168923</text:p>
          </table:table-cell>
          <table:table-cell office:value-type="float" office:value="1479.96424406386">
            <text:p>1479.9642440639</text:p>
          </table:table-cell>
          <table:table-cell office:value-type="float" office:value="12426">
            <text:p>12426</text:p>
          </table:table-cell>
          <table:table-cell office:value-type="float" office:value="14690.0508610977">
            <text:p>14690.0508610977</text:p>
          </table:table-cell>
          <table:table-cell office:value-type="float" office:value="606">
            <text:p>606</text:p>
          </table:table-cell>
          <table:table-cell office:value-type="float" office:value="1896308">
            <text:p>1896308</text:p>
          </table:table-cell>
          <table:table-cell table:formula="of:=1000*25" office:value-type="float" office:value="25000">
            <text:p>25000</text:p>
          </table:table-cell>
          <table:table-cell office:value-type="float" office:value="258">
            <text:p>258</text:p>
          </table:table-cell>
          <table:table-cell office:value-type="float" office:value="237574">
            <text:p>237574</text:p>
          </table:table-cell>
          <table:table-cell office:value-type="float" office:value="13369.1722705347">
            <text:p>13369.1722705347</text:p>
          </table:table-cell>
          <table:table-cell office:value-type="float" office:value="641">
            <text:p>641</text:p>
          </table:table-cell>
          <table:table-cell office:value-type="float" office:value="1924658">
            <text:p>1924658</text:p>
          </table:table-cell>
          <table:table-cell table:formula="of:=1000*24" office:value-type="float" office:value="24000">
            <text:p>24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22181">
            <text:p>122181</text:p>
          </table:table-cell>
          <table:table-cell office:value-type="float" office:value="2046.14465424248">
            <text:p>2046.1446542425</text:p>
          </table:table-cell>
          <table:table-cell office:value-type="float" office:value="12650">
            <text:p>12650</text:p>
          </table:table-cell>
          <table:table-cell office:value-type="float" office:value="9074.48640316206">
            <text:p>9074.4864031621</text:p>
          </table:table-cell>
          <table:table-cell office:value-type="float" office:value="711">
            <text:p>711</text:p>
          </table:table-cell>
          <table:table-cell office:value-type="float" office:value="1517693">
            <text:p>1517693</text:p>
          </table:table-cell>
          <table:table-cell table:formula="of:=1000*11" office:value-type="float" office:value="11000">
            <text:p>11000</text:p>
          </table:table-cell>
          <table:table-cell office:value-type="float" office:value="15">
            <text:p>15</text:p>
          </table:table-cell>
          <table:table-cell office:value-type="float" office:value="237350">
            <text:p>237350</text:p>
          </table:table-cell>
          <table:table-cell office:value-type="float" office:value="9782.89987781757">
            <text:p>9782.8998778176</text:p>
          </table:table-cell>
          <table:table-cell office:value-type="float" office:value="824">
            <text:p>824</text:p>
          </table:table-cell>
          <table:table-cell office:value-type="float" office:value="1527365">
            <text:p>1527365</text:p>
          </table:table-cell>
          <table:table-cell table:formula="of:=1000*14" office:value-type="float" office:value="14000">
            <text:p>1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6426">
            <text:p>166426</text:p>
          </table:table-cell>
          <table:table-cell office:value-type="float" office:value="1502.10904546165">
            <text:p>1502.1090454617</text:p>
          </table:table-cell>
          <table:table-cell office:value-type="float" office:value="12493">
            <text:p>12493</text:p>
          </table:table-cell>
          <table:table-cell office:value-type="float" office:value="21789.6841431201">
            <text:p>21789.6841431201</text:p>
          </table:table-cell>
          <table:table-cell office:value-type="float" office:value="601">
            <text:p>601</text:p>
          </table:table-cell>
          <table:table-cell office:value-type="float" office:value="992955">
            <text:p>992955</text:p>
          </table:table-cell>
          <table:table-cell table:formula="of:=1000*60" office:value-type="float" office:value="60000">
            <text:p>60000</text:p>
          </table:table-cell>
          <table:table-cell office:value-type="float" office:value="278">
            <text:p>278</text:p>
          </table:table-cell>
          <table:table-cell office:value-type="float" office:value="237497">
            <text:p>237497</text:p>
          </table:table-cell>
          <table:table-cell office:value-type="float" office:value="19717.7323671457">
            <text:p>19717.7323671457</text:p>
          </table:table-cell>
          <table:table-cell office:value-type="float" office:value="571">
            <text:p>571</text:p>
          </table:table-cell>
          <table:table-cell office:value-type="float" office:value="1007515">
            <text:p>1007515</text:p>
          </table:table-cell>
          <table:table-cell table:formula="of:=1000*54" office:value-type="float" office:value="54000">
            <text:p>54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29124">
            <text:p>129124</text:p>
          </table:table-cell>
          <table:table-cell office:value-type="float" office:value="1936.0459713144">
            <text:p>1936.0459713144</text:p>
          </table:table-cell>
          <table:table-cell office:value-type="float" office:value="12577">
            <text:p>12577</text:p>
          </table:table-cell>
          <table:table-cell office:value-type="float" office:value="14783.6207362646">
            <text:p>14783.6207362646</text:p>
          </table:table-cell>
          <table:table-cell office:value-type="float" office:value="702">
            <text:p>702</text:p>
          </table:table-cell>
          <table:table-cell office:value-type="float" office:value="3442152">
            <text:p>3442152</text:p>
          </table:table-cell>
          <table:table-cell table:formula="of:=1000*17" office:value-type="float" office:value="17000">
            <text:p>17000</text:p>
          </table:table-cell>
          <table:table-cell office:value-type="float" office:value="23">
            <text:p>23</text:p>
          </table:table-cell>
          <table:table-cell office:value-type="float" office:value="237413">
            <text:p>237413</text:p>
          </table:table-cell>
          <table:table-cell office:value-type="float" office:value="15494.7393150333">
            <text:p>15494.7393150333</text:p>
          </table:table-cell>
          <table:table-cell office:value-type="float" office:value="669">
            <text:p>669</text:p>
          </table:table-cell>
          <table:table-cell office:value-type="float" office:value="3460892">
            <text:p>3460892</text:p>
          </table:table-cell>
          <table:table-cell table:formula="of:=1000*20" office:value-type="float" office:value="20000">
            <text:p>20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68479">
            <text:p>168479</text:p>
          </table:table-cell>
          <table:table-cell office:value-type="float" office:value="1483.86445788496">
            <text:p>1483.864457885</text:p>
          </table:table-cell>
          <table:table-cell office:value-type="float" office:value="12631">
            <text:p>12631</text:p>
          </table:table-cell>
          <table:table-cell office:value-type="float" office:value="31684.4887182329">
            <text:p>31684.4887182329</text:p>
          </table:table-cell>
          <table:table-cell office:value-type="float" office:value="719">
            <text:p>719</text:p>
          </table:table-cell>
          <table:table-cell office:value-type="float" office:value="1792643">
            <text:p>1792643</text:p>
          </table:table-cell>
          <table:table-cell table:formula="of:=1000*104" office:value-type="float" office:value="104000">
            <text:p>104000</text:p>
          </table:table-cell>
          <table:table-cell office:value-type="float" office:value="325">
            <text:p>325</text:p>
          </table:table-cell>
          <table:table-cell office:value-type="float" office:value="237369">
            <text:p>237369</text:p>
          </table:table-cell>
          <table:table-cell office:value-type="float" office:value="26359.7525203375">
            <text:p>26359.7525203375</text:p>
          </table:table-cell>
          <table:table-cell office:value-type="float" office:value="491">
            <text:p>491</text:p>
          </table:table-cell>
          <table:table-cell office:value-type="float" office:value="2101261">
            <text:p>2101261</text:p>
          </table:table-cell>
          <table:table-cell table:formula="of:=1000*91" office:value-type="float" office:value="91000">
            <text:p>91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29746">
            <text:p>129746</text:p>
          </table:table-cell>
          <table:table-cell office:value-type="float" office:value="1926.84167527323">
            <text:p>1926.8416752732</text:p>
          </table:table-cell>
          <table:table-cell office:value-type="float" office:value="12461">
            <text:p>12461</text:p>
          </table:table-cell>
          <table:table-cell office:value-type="float" office:value="22025.5325415296">
            <text:p>22025.5325415296</text:p>
          </table:table-cell>
          <table:table-cell office:value-type="float" office:value="807">
            <text:p>807</text:p>
          </table:table-cell>
          <table:table-cell office:value-type="float" office:value="8444068">
            <text:p>8444068</text:p>
          </table:table-cell>
          <table:table-cell table:formula="of:=1000*22" office:value-type="float" office:value="22000">
            <text:p>22000</text:p>
          </table:table-cell>
          <table:table-cell office:value-type="float" office:value="31">
            <text:p>31</text:p>
          </table:table-cell>
          <table:table-cell office:value-type="float" office:value="237539">
            <text:p>237539</text:p>
          </table:table-cell>
          <table:table-cell office:value-type="float" office:value="20650.4190132989">
            <text:p>20650.4190132989</text:p>
          </table:table-cell>
          <table:table-cell office:value-type="float" office:value="806">
            <text:p>806</text:p>
          </table:table-cell>
          <table:table-cell office:value-type="float" office:value="8459597">
            <text:p>8459597</text:p>
          </table:table-cell>
          <table:table-cell table:formula="of:=1000*25" office:value-type="float" office:value="25000">
            <text:p>25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7765">
            <text:p>167765</text:p>
          </table:table-cell>
          <table:table-cell office:value-type="float" office:value="1490.17971567371">
            <text:p>1490.1797156737</text:p>
          </table:table-cell>
          <table:table-cell office:value-type="float" office:value="12442">
            <text:p>12442</text:p>
          </table:table-cell>
          <table:table-cell office:value-type="float" office:value="40524.8388522746">
            <text:p>40524.8388522746</text:p>
          </table:table-cell>
          <table:table-cell office:value-type="float" office:value="553">
            <text:p>553</text:p>
          </table:table-cell>
          <table:table-cell office:value-type="float" office:value="2129339">
            <text:p>2129339</text:p>
          </table:table-cell>
          <table:table-cell table:formula="of:=1000*174" office:value-type="float" office:value="174000">
            <text:p>174000</text:p>
          </table:table-cell>
          <table:table-cell office:value-type="float" office:value="367">
            <text:p>367</text:p>
          </table:table-cell>
          <table:table-cell office:value-type="float" office:value="237558">
            <text:p>237558</text:p>
          </table:table-cell>
          <table:table-cell office:value-type="float" office:value="32759.2996783943">
            <text:p>32759.2996783943</text:p>
          </table:table-cell>
          <table:table-cell office:value-type="float" office:value="546">
            <text:p>546</text:p>
          </table:table-cell>
          <table:table-cell office:value-type="float" office:value="2240826">
            <text:p>2240826</text:p>
          </table:table-cell>
          <table:table-cell table:formula="of:=1000*133" office:value-type="float" office:value="133000">
            <text:p>133000</text:p>
          </table:table-cell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25365">
            <text:p>125365</text:p>
          </table:table-cell>
          <table:table-cell office:value-type="float" office:value="1994.1770031508">
            <text:p>1994.1770031508</text:p>
          </table:table-cell>
          <table:table-cell office:value-type="float" office:value="12499">
            <text:p>12499</text:p>
          </table:table-cell>
          <table:table-cell office:value-type="float" office:value="25948.444275542">
            <text:p>25948.444275542</text:p>
          </table:table-cell>
          <table:table-cell office:value-type="float" office:value="1715">
            <text:p>1715</text:p>
          </table:table-cell>
          <table:table-cell office:value-type="float" office:value="2846597">
            <text:p>2846597</text:p>
          </table:table-cell>
          <table:table-cell table:formula="of:=1000*27" office:value-type="float" office:value="27000">
            <text:p>27000</text:p>
          </table:table-cell>
          <table:table-cell office:value-type="float" office:value="36">
            <text:p>36</text:p>
          </table:table-cell>
          <table:table-cell office:value-type="float" office:value="237501">
            <text:p>237501</text:p>
          </table:table-cell>
          <table:table-cell office:value-type="float" office:value="24980.5603176408">
            <text:p>24980.5603176408</text:p>
          </table:table-cell>
          <table:table-cell office:value-type="float" office:value="1333">
            <text:p>1333</text:p>
          </table:table-cell>
          <table:table-cell office:value-type="float" office:value="2849284">
            <text:p>2849284</text:p>
          </table:table-cell>
          <table:table-cell table:formula="of:=1000*29" office:value-type="float" office:value="29000">
            <text:p>29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25183">
            <text:p>125183</text:p>
          </table:table-cell>
          <table:table-cell office:value-type="float" office:value="1996.87657269757">
            <text:p>1996.8765726976</text:p>
          </table:table-cell>
          <table:table-cell office:value-type="float" office:value="12598">
            <text:p>12598</text:p>
          </table:table-cell>
          <table:table-cell office:value-type="float" office:value="37022.6122400381">
            <text:p>37022.6122400381</text:p>
          </table:table-cell>
          <table:table-cell office:value-type="float" office:value="1468">
            <text:p>1468</text:p>
          </table:table-cell>
          <table:table-cell office:value-type="float" office:value="2628782">
            <text:p>2628782</text:p>
          </table:table-cell>
          <table:table-cell table:formula="of:=1000*40" office:value-type="float" office:value="40000">
            <text:p>40000</text:p>
          </table:table-cell>
          <table:table-cell office:value-type="float" office:value="53">
            <text:p>53</text:p>
          </table:table-cell>
          <table:table-cell office:value-type="float" office:value="237377">
            <text:p>237377</text:p>
          </table:table-cell>
          <table:table-cell office:value-type="float" office:value="37504.946464906">
            <text:p>37504.946464906</text:p>
          </table:table-cell>
          <table:table-cell office:value-type="float" office:value="1150">
            <text:p>1150</text:p>
          </table:table-cell>
          <table:table-cell office:value-type="float" office:value="2667536">
            <text:p>2667536</text:p>
          </table:table-cell>
          <table:table-cell table:formula="of:=1000*41" office:value-type="float" office:value="41000">
            <text:p>41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23777">
            <text:p>123777</text:p>
          </table:table-cell>
          <table:table-cell office:value-type="float" office:value="2019.76134499947">
            <text:p>2019.7613449995</text:p>
          </table:table-cell>
          <table:table-cell office:value-type="float" office:value="12566">
            <text:p>12566</text:p>
          </table:table-cell>
          <table:table-cell office:value-type="float" office:value="49022.1150724176">
            <text:p>49022.1150724176</text:p>
          </table:table-cell>
          <table:table-cell office:value-type="float" office:value="3682">
            <text:p>3682</text:p>
          </table:table-cell>
          <table:table-cell office:value-type="float" office:value="1935445">
            <text:p>1935445</text:p>
          </table:table-cell>
          <table:table-cell table:formula="of:=1000*53" office:value-type="float" office:value="53000">
            <text:p>53000</text:p>
          </table:table-cell>
          <table:table-cell office:value-type="float" office:value="67">
            <text:p>67</text:p>
          </table:table-cell>
          <table:table-cell office:value-type="float" office:value="237434">
            <text:p>237434</text:p>
          </table:table-cell>
          <table:table-cell office:value-type="float" office:value="49438.739043271">
            <text:p>49438.739043271</text:p>
          </table:table-cell>
          <table:table-cell office:value-type="float" office:value="832">
            <text:p>832</text:p>
          </table:table-cell>
          <table:table-cell office:value-type="float" office:value="1990648">
            <text:p>1990648</text:p>
          </table:table-cell>
          <table:table-cell table:formula="of:=1000*54" office:value-type="float" office:value="54000">
            <text:p>54000</text:p>
          </table:table-cell>
        </table:table-row>
        <table:table-row table:style-name="ro1">
          <table:table-cell office:value-type="string">
            <text:p>workloade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13"/>
          <table:table-cell office:value-type="string">
            <text:p>workloade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22554">
            <text:p>122554</text:p>
          </table:table-cell>
          <table:table-cell office:value-type="float" office:value="2039.91709776915">
            <text:p>2039.9170977692</text:p>
          </table:table-cell>
          <table:table-cell office:value-type="float" office:value="12490">
            <text:p>12490</text:p>
          </table:table-cell>
          <table:table-cell office:value-type="float" office:value="61535.9754203363">
            <text:p>61535.9754203363</text:p>
          </table:table-cell>
          <table:table-cell office:value-type="float" office:value="2655">
            <text:p>2655</text:p>
          </table:table-cell>
          <table:table-cell office:value-type="float" office:value="1948689">
            <text:p>1948689</text:p>
          </table:table-cell>
          <table:table-cell table:formula="of:=1000*66" office:value-type="float" office:value="66000">
            <text:p>66000</text:p>
          </table:table-cell>
          <table:table-cell office:value-type="float" office:value="83">
            <text:p>83</text:p>
          </table:table-cell>
          <table:table-cell office:value-type="float" office:value="237510">
            <text:p>237510</text:p>
          </table:table-cell>
          <table:table-cell office:value-type="float" office:value="61115.5039366764">
            <text:p>61115.5039366764</text:p>
          </table:table-cell>
          <table:table-cell office:value-type="float" office:value="1249">
            <text:p>1249</text:p>
          </table:table-cell>
          <table:table-cell office:value-type="float" office:value="1975028">
            <text:p>1975028</text:p>
          </table:table-cell>
          <table:table-cell table:formula="of:=1000*67" office:value-type="float" office:value="67000">
            <text:p>67000</text:p>
          </table:table-cell>
        </table:table-row>
      </table:table>
      <table:table table:name="Workload F" table:style-name="ta1">
        <table:table-column table:style-name="co2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/Modify/Write Operations</text:p>
          </table:table-cell>
          <table:table-cell office:value-type="string">
            <text:p><text:s/>Read/Modify/Write Average Latency (us)</text:p>
          </table:table-cell>
          <table:table-cell office:value-type="string">
            <text:p><text:s/>Read/Modify/Write Min Latency (us)</text:p>
          </table:table-cell>
          <table:table-cell office:value-type="string">
            <text:p><text:s/>Read/Modify/Write Max Latency (us)</text:p>
          </table:table-cell>
          <table:table-cell office:value-type="string">
            <text:p><text:s/>Read/Modify/Write 95th Percentile Latency (ms)</text:p>
          </table:table-cell>
          <table:table-cell office:value-type="string">
            <text:p><text:s/>Read/Modify/Wri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table:number-columns-repeated="2" office:value-type="float" office:value="1">
            <text:p>1</text:p>
          </table:table-cell>
          <table:table-cell office:value-type="float" office:value="690673">
            <text:p>690673</text:p>
          </table:table-cell>
          <table:table-cell office:value-type="float" office:value="1447.86317113887">
            <text:p>1447.8631711389</text:p>
          </table:table-cell>
          <table:table-cell office:value-type="float" office:value="499524">
            <text:p>499524</text:p>
          </table:table-cell>
          <table:table-cell office:value-type="float" office:value="505.727890952187">
            <text:p>505.7278909522</text:p>
          </table:table-cell>
          <table:table-cell office:value-type="float" office:value="293">
            <text:p>293</text:p>
          </table:table-cell>
          <table:table-cell office:value-type="float" office:value="352928">
            <text:p>3529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524">
            <text:p>499524</text:p>
          </table:table-cell>
          <table:table-cell office:value-type="float" office:value="936.38536686926">
            <text:p>936.3853668693</text:p>
          </table:table-cell>
          <table:table-cell office:value-type="float" office:value="614">
            <text:p>614</text:p>
          </table:table-cell>
          <table:table-cell office:value-type="float" office:value="353464">
            <text:p>353464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426.394283">
            <text:p>426.394283</text:p>
          </table:table-cell>
          <table:table-cell office:value-type="float" office:value="187">
            <text:p>187</text:p>
          </table:table-cell>
          <table:table-cell office:value-type="float" office:value="29812">
            <text:p>298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437341">
            <text:p>437341</text:p>
          </table:table-cell>
          <table:table-cell office:value-type="float" office:value="2286.54528159948">
            <text:p>2286.5452815995</text:p>
          </table:table-cell>
          <table:table-cell office:value-type="float" office:value="499594">
            <text:p>499594</text:p>
          </table:table-cell>
          <table:table-cell office:value-type="float" office:value="690.413978150258">
            <text:p>690.4139781503</text:p>
          </table:table-cell>
          <table:table-cell office:value-type="float" office:value="291">
            <text:p>291</text:p>
          </table:table-cell>
          <table:table-cell office:value-type="float" office:value="700280">
            <text:p>7002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594">
            <text:p>499594</text:p>
          </table:table-cell>
          <table:table-cell office:value-type="float" office:value="1210.26819977822">
            <text:p>1210.2681997782</text:p>
          </table:table-cell>
          <table:table-cell office:value-type="float" office:value="616">
            <text:p>616</text:p>
          </table:table-cell>
          <table:table-cell office:value-type="float" office:value="702584">
            <text:p>702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13.485314">
            <text:p>513.485314</text:p>
          </table:table-cell>
          <table:table-cell office:value-type="float" office:value="189">
            <text:p>189</text:p>
          </table:table-cell>
          <table:table-cell office:value-type="float" office:value="699862">
            <text:p>6998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5671">
            <text:p>475671</text:p>
          </table:table-cell>
          <table:table-cell office:value-type="float" office:value="2102.29339186118">
            <text:p>2102.2933918612</text:p>
          </table:table-cell>
          <table:table-cell office:value-type="float" office:value="499978">
            <text:p>499978</text:p>
          </table:table-cell>
          <table:table-cell office:value-type="float" office:value="1786.09307409526">
            <text:p>1786.0930740953</text:p>
          </table:table-cell>
          <table:table-cell office:value-type="float" office:value="293">
            <text:p>293</text:p>
          </table:table-cell>
          <table:table-cell office:value-type="float" office:value="1455150">
            <text:p>145515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9978">
            <text:p>499978</text:p>
          </table:table-cell>
          <table:table-cell office:value-type="float" office:value="3366.77881426783">
            <text:p>3366.7788142678</text:p>
          </table:table-cell>
          <table:table-cell office:value-type="float" office:value="650">
            <text:p>650</text:p>
          </table:table-cell>
          <table:table-cell office:value-type="float" office:value="1461119">
            <text:p>146111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1465.827975">
            <text:p>1465.827975</text:p>
          </table:table-cell>
          <table:table-cell office:value-type="float" office:value="200">
            <text:p>200</text:p>
          </table:table-cell>
          <table:table-cell office:value-type="float" office:value="1470673">
            <text:p>147067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85333">
            <text:p>485333</text:p>
          </table:table-cell>
          <table:table-cell office:value-type="float" office:value="2060.44097557759">
            <text:p>2060.4409755776</text:p>
          </table:table-cell>
          <table:table-cell office:value-type="float" office:value="500181">
            <text:p>500181</text:p>
          </table:table-cell>
          <table:table-cell office:value-type="float" office:value="3517.46746477775">
            <text:p>3517.4674647778</text:p>
          </table:table-cell>
          <table:table-cell office:value-type="float" office:value="290">
            <text:p>290</text:p>
          </table:table-cell>
          <table:table-cell office:value-type="float" office:value="2076399">
            <text:p>207639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00181">
            <text:p>500181</text:p>
          </table:table-cell>
          <table:table-cell office:value-type="float" office:value="6764.33762577947">
            <text:p>6764.3376257795</text:p>
          </table:table-cell>
          <table:table-cell office:value-type="float" office:value="636">
            <text:p>636</text:p>
          </table:table-cell>
          <table:table-cell office:value-type="float" office:value="2094126">
            <text:p>209412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00000">
            <text:p>1000000</text:p>
          </table:table-cell>
          <table:table-cell office:value-type="float" office:value="3068.503794">
            <text:p>3068.503794</text:p>
          </table:table-cell>
          <table:table-cell office:value-type="float" office:value="213">
            <text:p>213</text:p>
          </table:table-cell>
          <table:table-cell office:value-type="float" office:value="2570925">
            <text:p>257092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5402">
            <text:p>85402</text:p>
          </table:table-cell>
          <table:table-cell office:value-type="float" office:value="11709.2105571298">
            <text:p>11709.2105571298</text:p>
          </table:table-cell>
          <table:table-cell office:value-type="float" office:value="499825">
            <text:p>499825</text:p>
          </table:table-cell>
          <table:table-cell office:value-type="float" office:value="733.650009503326">
            <text:p>733.6500095033</text:p>
          </table:table-cell>
          <table:table-cell office:value-type="float" office:value="11">
            <text:p>11</text:p>
          </table:table-cell>
          <table:table-cell office:value-type="float" office:value="962118">
            <text:p>9621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9825">
            <text:p>499825</text:p>
          </table:table-cell>
          <table:table-cell office:value-type="float" office:value="1442.63886360226">
            <text:p>1442.6388636023</text:p>
          </table:table-cell>
          <table:table-cell office:value-type="float" office:value="23">
            <text:p>23</text:p>
          </table:table-cell>
          <table:table-cell office:value-type="float" office:value="977504">
            <text:p>97750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99990">
            <text:p>999990</text:p>
          </table:table-cell>
          <table:table-cell office:value-type="float" office:value="693.378130781308">
            <text:p>693.3781307813</text:p>
          </table:table-cell>
          <table:table-cell office:value-type="float" office:value="10">
            <text:p>10</text:p>
          </table:table-cell>
          <table:table-cell office:value-type="float" office:value="974480">
            <text:p>97448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8824">
            <text:p>68824</text:p>
          </table:table-cell>
          <table:table-cell office:value-type="float" office:value="14529.8151807509">
            <text:p>14529.8151807509</text:p>
          </table:table-cell>
          <table:table-cell office:value-type="float" office:value="499497">
            <text:p>499497</text:p>
          </table:table-cell>
          <table:table-cell office:value-type="float" office:value="915.81289176912">
            <text:p>915.8128917691</text:p>
          </table:table-cell>
          <table:table-cell office:value-type="float" office:value="11">
            <text:p>11</text:p>
          </table:table-cell>
          <table:table-cell office:value-type="float" office:value="525694">
            <text:p>52569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99497">
            <text:p>499497</text:p>
          </table:table-cell>
          <table:table-cell office:value-type="float" office:value="1801.58094242808">
            <text:p>1801.5809424281</text:p>
          </table:table-cell>
          <table:table-cell office:value-type="float" office:value="23">
            <text:p>23</text:p>
          </table:table-cell>
          <table:table-cell office:value-type="float" office:value="526974">
            <text:p>52697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00000">
            <text:p>1000000</text:p>
          </table:table-cell>
          <table:table-cell office:value-type="float" office:value="881.717614">
            <text:p>881.717614</text:p>
          </table:table-cell>
          <table:table-cell office:value-type="float" office:value="10">
            <text:p>10</text:p>
          </table:table-cell>
          <table:table-cell office:value-type="float" office:value="527838">
            <text:p>52783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1191">
            <text:p>71191</text:p>
          </table:table-cell>
          <table:table-cell office:value-type="float" office:value="14046.7193886868">
            <text:p>14046.7193886868</text:p>
          </table:table-cell>
          <table:table-cell office:value-type="float" office:value="499834">
            <text:p>499834</text:p>
          </table:table-cell>
          <table:table-cell office:value-type="float" office:value="1145.62883877447">
            <text:p>1145.6288387745</text:p>
          </table:table-cell>
          <table:table-cell office:value-type="float" office:value="10">
            <text:p>10</text:p>
          </table:table-cell>
          <table:table-cell office:value-type="float" office:value="782544">
            <text:p>78254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99834">
            <text:p>499834</text:p>
          </table:table-cell>
          <table:table-cell office:value-type="float" office:value="2264.20785700853">
            <text:p>2264.2078570085</text:p>
          </table:table-cell>
          <table:table-cell office:value-type="float" office:value="22">
            <text:p>22</text:p>
          </table:table-cell>
          <table:table-cell office:value-type="float" office:value="783104">
            <text:p>78310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00000">
            <text:p>1000000</text:p>
          </table:table-cell>
          <table:table-cell office:value-type="float" office:value="1103.794862">
            <text:p>1103.794862</text:p>
          </table:table-cell>
          <table:table-cell office:value-type="float" office:value="10">
            <text:p>10</text:p>
          </table:table-cell>
          <table:table-cell office:value-type="float" office:value="784839">
            <text:p>7848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71478">
            <text:p>71478</text:p>
          </table:table-cell>
          <table:table-cell office:value-type="float" office:value="13990.31869946">
            <text:p>13990.31869946</text:p>
          </table:table-cell>
          <table:table-cell office:value-type="float" office:value="500648">
            <text:p>500648</text:p>
          </table:table-cell>
          <table:table-cell office:value-type="float" office:value="2311.76637278088">
            <text:p>2311.7663727809</text:p>
          </table:table-cell>
          <table:table-cell office:value-type="float" office:value="11">
            <text:p>11</text:p>
          </table:table-cell>
          <table:table-cell office:value-type="float" office:value="669816">
            <text:p>6698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00648">
            <text:p>500648</text:p>
          </table:table-cell>
          <table:table-cell office:value-type="float" office:value="4659.87221560857">
            <text:p>4659.8722156086</text:p>
          </table:table-cell>
          <table:table-cell office:value-type="float" office:value="23">
            <text:p>23</text:p>
          </table:table-cell>
          <table:table-cell office:value-type="float" office:value="676822">
            <text:p>67682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000000">
            <text:p>1000000</text:p>
          </table:table-cell>
          <table:table-cell office:value-type="float" office:value="2338.954825">
            <text:p>2338.954825</text:p>
          </table:table-cell>
          <table:table-cell office:value-type="float" office:value="10">
            <text:p>10</text:p>
          </table:table-cell>
          <table:table-cell office:value-type="float" office:value="674216">
            <text:p>6742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172052">
            <text:p>172052</text:p>
          </table:table-cell>
          <table:table-cell office:value-type="float" office:value="5812.19631274266">
            <text:p>5812.1963127427</text:p>
          </table:table-cell>
          <table:table-cell office:value-type="float" office:value="499783">
            <text:p>499783</text:p>
          </table:table-cell>
          <table:table-cell office:value-type="float" office:value="1145.13192525556">
            <text:p>1145.1319252556</text:p>
          </table:table-cell>
          <table:table-cell office:value-type="float" office:value="294">
            <text:p>294</text:p>
          </table:table-cell>
          <table:table-cell office:value-type="float" office:value="1260902">
            <text:p>12609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9783">
            <text:p>499783</text:p>
          </table:table-cell>
          <table:table-cell office:value-type="float" office:value="2262.24274735235">
            <text:p>2262.2427473524</text:p>
          </table:table-cell>
          <table:table-cell office:value-type="float" office:value="725">
            <text:p>725</text:p>
          </table:table-cell>
          <table:table-cell office:value-type="float" office:value="1263528">
            <text:p>12635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1107.424045">
            <text:p>1107.424045</text:p>
          </table:table-cell>
          <table:table-cell office:value-type="float" office:value="230">
            <text:p>230</text:p>
          </table:table-cell>
          <table:table-cell office:value-type="float" office:value="1262414">
            <text:p>12624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3593">
            <text:p>163593</text:p>
          </table:table-cell>
          <table:table-cell office:value-type="float" office:value="6112.66985751224">
            <text:p>6112.6698575122</text:p>
          </table:table-cell>
          <table:table-cell office:value-type="float" office:value="499652">
            <text:p>499652</text:p>
          </table:table-cell>
          <table:table-cell office:value-type="float" office:value="1702.12271941271">
            <text:p>1702.1227194127</text:p>
          </table:table-cell>
          <table:table-cell office:value-type="float" office:value="304">
            <text:p>304</text:p>
          </table:table-cell>
          <table:table-cell office:value-type="float" office:value="2886360">
            <text:p>28863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9652">
            <text:p>499652</text:p>
          </table:table-cell>
          <table:table-cell office:value-type="float" office:value="3287.17263815616">
            <text:p>3287.1726381562</text:p>
          </table:table-cell>
          <table:table-cell office:value-type="float" office:value="695">
            <text:p>695</text:p>
          </table:table-cell>
          <table:table-cell office:value-type="float" office:value="2890767">
            <text:p>289076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99990">
            <text:p>999990</text:p>
          </table:table-cell>
          <table:table-cell office:value-type="float" office:value="1578.6488494885">
            <text:p>1578.6488494885</text:p>
          </table:table-cell>
          <table:table-cell office:value-type="float" office:value="217">
            <text:p>217</text:p>
          </table:table-cell>
          <table:table-cell office:value-type="float" office:value="2883947">
            <text:p>28839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76283">
            <text:p>176283</text:p>
          </table:table-cell>
          <table:table-cell office:value-type="float" office:value="5672.6967433048">
            <text:p>5672.6967433048</text:p>
          </table:table-cell>
          <table:table-cell office:value-type="float" office:value="500121">
            <text:p>500121</text:p>
          </table:table-cell>
          <table:table-cell office:value-type="float" office:value="2362.13148418083">
            <text:p>2362.1314841808</text:p>
          </table:table-cell>
          <table:table-cell office:value-type="float" office:value="318">
            <text:p>318</text:p>
          </table:table-cell>
          <table:table-cell office:value-type="float" office:value="3409024">
            <text:p>34090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0121">
            <text:p>500121</text:p>
          </table:table-cell>
          <table:table-cell office:value-type="float" office:value="4707.8806648791">
            <text:p>4707.8806648791</text:p>
          </table:table-cell>
          <table:table-cell office:value-type="float" office:value="736">
            <text:p>736</text:p>
          </table:table-cell>
          <table:table-cell office:value-type="float" office:value="3419254">
            <text:p>341925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00000">
            <text:p>1000000</text:p>
          </table:table-cell>
          <table:table-cell office:value-type="float" office:value="2317.833599">
            <text:p>2317.833599</text:p>
          </table:table-cell>
          <table:table-cell office:value-type="float" office:value="242">
            <text:p>242</text:p>
          </table:table-cell>
          <table:table-cell office:value-type="float" office:value="3415013">
            <text:p>34150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3109">
            <text:p>163109</text:p>
          </table:table-cell>
          <table:table-cell office:value-type="float" office:value="6130.80823253162">
            <text:p>6130.8082325316</text:p>
          </table:table-cell>
          <table:table-cell office:value-type="float" office:value="499180">
            <text:p>499180</text:p>
          </table:table-cell>
          <table:table-cell office:value-type="float" office:value="3244.74487559598">
            <text:p>3244.744875596</text:p>
          </table:table-cell>
          <table:table-cell office:value-type="float" office:value="293">
            <text:p>293</text:p>
          </table:table-cell>
          <table:table-cell office:value-type="float" office:value="2617971">
            <text:p>261797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99180">
            <text:p>499180</text:p>
          </table:table-cell>
          <table:table-cell office:value-type="float" office:value="6537.65511839417">
            <text:p>6537.6551183942</text:p>
          </table:table-cell>
          <table:table-cell office:value-type="float" office:value="669">
            <text:p>669</text:p>
          </table:table-cell>
          <table:table-cell office:value-type="float" office:value="2652863">
            <text:p>2652863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99990">
            <text:p>999990</text:p>
          </table:table-cell>
          <table:table-cell office:value-type="float" office:value="3233.26902369024">
            <text:p>3233.2690236902</text:p>
          </table:table-cell>
          <table:table-cell office:value-type="float" office:value="212">
            <text:p>212</text:p>
          </table:table-cell>
          <table:table-cell office:value-type="float" office:value="2648728">
            <text:p>264872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59703">
            <text:p>159703</text:p>
          </table:table-cell>
          <table:table-cell office:value-type="float" office:value="6261.62313794982">
            <text:p>6261.6231379498</text:p>
          </table:table-cell>
          <table:table-cell office:value-type="float" office:value="500751">
            <text:p>500751</text:p>
          </table:table-cell>
          <table:table-cell office:value-type="float" office:value="4205.4964403466">
            <text:p>4205.4964403466</text:p>
          </table:table-cell>
          <table:table-cell office:value-type="float" office:value="330">
            <text:p>330</text:p>
          </table:table-cell>
          <table:table-cell office:value-type="float" office:value="5947103">
            <text:p>5947103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500751">
            <text:p>500751</text:p>
          </table:table-cell>
          <table:table-cell office:value-type="float" office:value="8488.47633454551">
            <text:p>8488.4763345455</text:p>
          </table:table-cell>
          <table:table-cell office:value-type="float" office:value="720">
            <text:p>720</text:p>
          </table:table-cell>
          <table:table-cell office:value-type="float" office:value="6583721">
            <text:p>6583721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00000">
            <text:p>1000000</text:p>
          </table:table-cell>
          <table:table-cell office:value-type="float" office:value="4231.90544">
            <text:p>4231.90544</text:p>
          </table:table-cell>
          <table:table-cell office:value-type="float" office:value="244">
            <text:p>244</text:p>
          </table:table-cell>
          <table:table-cell office:value-type="float" office:value="6571149">
            <text:p>657114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70410">
            <text:p>170410</text:p>
          </table:table-cell>
          <table:table-cell office:value-type="float" office:value="5868.20022299161">
            <text:p>5868.2002229916</text:p>
          </table:table-cell>
          <table:table-cell office:value-type="float" office:value="499917">
            <text:p>499917</text:p>
          </table:table-cell>
          <table:table-cell office:value-type="float" office:value="5684.84623847559">
            <text:p>5684.8462384756</text:p>
          </table:table-cell>
          <table:table-cell office:value-type="float" office:value="297">
            <text:p>297</text:p>
          </table:table-cell>
          <table:table-cell office:value-type="float" office:value="6790532">
            <text:p>6790532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499917">
            <text:p>499917</text:p>
          </table:table-cell>
          <table:table-cell office:value-type="float" office:value="11349.4870648528">
            <text:p>11349.4870648528</text:p>
          </table:table-cell>
          <table:table-cell office:value-type="float" office:value="716">
            <text:p>716</text:p>
          </table:table-cell>
          <table:table-cell office:value-type="float" office:value="6790971">
            <text:p>6790971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1000000">
            <text:p>1000000</text:p>
          </table:table-cell>
          <table:table-cell office:value-type="float" office:value="5607.524333">
            <text:p>5607.524333</text:p>
          </table:table-cell>
          <table:table-cell office:value-type="float" office:value="217">
            <text:p>217</text:p>
          </table:table-cell>
          <table:table-cell office:value-type="float" office:value="7026351">
            <text:p>7026351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42077">
            <text:p>42077</text:p>
          </table:table-cell>
          <table:table-cell office:value-type="float" office:value="23765.358747059">
            <text:p>23765.358747059</text:p>
          </table:table-cell>
          <table:table-cell office:value-type="float" office:value="500118">
            <text:p>500118</text:p>
          </table:table-cell>
          <table:table-cell office:value-type="float" office:value="1940.71188399538">
            <text:p>1940.7118839954</text:p>
          </table:table-cell>
          <table:table-cell office:value-type="float" office:value="11">
            <text:p>11</text:p>
          </table:table-cell>
          <table:table-cell office:value-type="float" office:value="2052574">
            <text:p>205257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00118">
            <text:p>500118</text:p>
          </table:table-cell>
          <table:table-cell office:value-type="float" office:value="3939.68168912137">
            <text:p>3939.6816891214</text:p>
          </table:table-cell>
          <table:table-cell office:value-type="float" office:value="23">
            <text:p>23</text:p>
          </table:table-cell>
          <table:table-cell office:value-type="float" office:value="2209000">
            <text:p>220900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99975">
            <text:p>999975</text:p>
          </table:table-cell>
          <table:table-cell office:value-type="float" office:value="1953.37271431786">
            <text:p>1953.3727143179</text:p>
          </table:table-cell>
          <table:table-cell office:value-type="float" office:value="10">
            <text:p>10</text:p>
          </table:table-cell>
          <table:table-cell office:value-type="float" office:value="2059996">
            <text:p>205999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7653">
            <text:p>37653</text:p>
          </table:table-cell>
          <table:table-cell office:value-type="float" office:value="26558.3087668977">
            <text:p>26558.3087668977</text:p>
          </table:table-cell>
          <table:table-cell office:value-type="float" office:value="499603">
            <text:p>499603</text:p>
          </table:table-cell>
          <table:table-cell office:value-type="float" office:value="2398.36015596384">
            <text:p>2398.3601559638</text:p>
          </table:table-cell>
          <table:table-cell office:value-type="float" office:value="11">
            <text:p>11</text:p>
          </table:table-cell>
          <table:table-cell office:value-type="float" office:value="723010">
            <text:p>72301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99603">
            <text:p>499603</text:p>
          </table:table-cell>
          <table:table-cell office:value-type="float" office:value="4813.61869124085">
            <text:p>4813.6186912409</text:p>
          </table:table-cell>
          <table:table-cell office:value-type="float" office:value="22">
            <text:p>22</text:p>
          </table:table-cell>
          <table:table-cell office:value-type="float" office:value="758813">
            <text:p>75881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000000">
            <text:p>1000000</text:p>
          </table:table-cell>
          <table:table-cell office:value-type="float" office:value="2391.208416">
            <text:p>2391.208416</text:p>
          </table:table-cell>
          <table:table-cell office:value-type="float" office:value="10">
            <text:p>10</text:p>
          </table:table-cell>
          <table:table-cell office:value-type="float" office:value="722347">
            <text:p>72234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37008">
            <text:p>37008</text:p>
          </table:table-cell>
          <table:table-cell office:value-type="float" office:value="27021.1846087332">
            <text:p>27021.1846087332</text:p>
          </table:table-cell>
          <table:table-cell office:value-type="float" office:value="499937">
            <text:p>499937</text:p>
          </table:table-cell>
          <table:table-cell office:value-type="float" office:value="2919.6530642861">
            <text:p>2919.6530642861</text:p>
          </table:table-cell>
          <table:table-cell office:value-type="float" office:value="11">
            <text:p>11</text:p>
          </table:table-cell>
          <table:table-cell office:value-type="float" office:value="1970207">
            <text:p>197020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99937">
            <text:p>499937</text:p>
          </table:table-cell>
          <table:table-cell office:value-type="float" office:value="5866.37023064906">
            <text:p>5866.3702306491</text:p>
          </table:table-cell>
          <table:table-cell office:value-type="float" office:value="23">
            <text:p>23</text:p>
          </table:table-cell>
          <table:table-cell office:value-type="float" office:value="2064261">
            <text:p>206426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2917.274515">
            <text:p>2917.274515</text:p>
          </table:table-cell>
          <table:table-cell office:value-type="float" office:value="10">
            <text:p>10</text:p>
          </table:table-cell>
          <table:table-cell office:value-type="float" office:value="1967609">
            <text:p>196760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644934">
            <text:p>644934</text:p>
          </table:table-cell>
          <table:table-cell office:value-type="float" office:value="1550.5462574465">
            <text:p>1550.5462574465</text:p>
          </table:table-cell>
          <table:table-cell office:value-type="float" office:value="498913">
            <text:p>498913</text:p>
          </table:table-cell>
          <table:table-cell office:value-type="float" office:value="439.049613860533">
            <text:p>439.0496138605</text:p>
          </table:table-cell>
          <table:table-cell office:value-type="float" office:value="215">
            <text:p>215</text:p>
          </table:table-cell>
          <table:table-cell office:value-type="float" office:value="484226">
            <text:p>484226</text:p>
          </table:table-cell>
          <table:table-cell table:number-columns-repeated="2" office:value-type="float" office:value="0">
            <text:p>0</text:p>
          </table:table-cell>
          <table:table-cell office:value-type="float" office:value="498913">
            <text:p>498913</text:p>
          </table:table-cell>
          <table:table-cell office:value-type="float" office:value="862.275891788749">
            <text:p>862.2758917887</text:p>
          </table:table-cell>
          <table:table-cell office:value-type="float" office:value="503">
            <text:p>503</text:p>
          </table:table-cell>
          <table:table-cell office:value-type="float" office:value="484635">
            <text:p>4846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421.521307">
            <text:p>421.521307</text:p>
          </table:table-cell>
          <table:table-cell office:value-type="float" office:value="223">
            <text:p>223</text:p>
          </table:table-cell>
          <table:table-cell office:value-type="float" office:value="58807">
            <text:p>588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339780">
            <text:p>339780</text:p>
          </table:table-cell>
          <table:table-cell office:value-type="float" office:value="2943.08081699923">
            <text:p>2943.0808169992</text:p>
          </table:table-cell>
          <table:table-cell office:value-type="float" office:value="499708">
            <text:p>499708</text:p>
          </table:table-cell>
          <table:table-cell office:value-type="float" office:value="463.640582099946">
            <text:p>463.6405820999</text:p>
          </table:table-cell>
          <table:table-cell office:value-type="float" office:value="194">
            <text:p>194</text:p>
          </table:table-cell>
          <table:table-cell office:value-type="float" office:value="917652">
            <text:p>917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708">
            <text:p>499708</text:p>
          </table:table-cell>
          <table:table-cell office:value-type="float" office:value="907.835219768345">
            <text:p>907.8352197683</text:p>
          </table:table-cell>
          <table:table-cell office:value-type="float" office:value="495">
            <text:p>495</text:p>
          </table:table-cell>
          <table:table-cell office:value-type="float" office:value="918368">
            <text:p>918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443.051007">
            <text:p>443.051007</text:p>
          </table:table-cell>
          <table:table-cell office:value-type="float" office:value="192">
            <text:p>192</text:p>
          </table:table-cell>
          <table:table-cell office:value-type="float" office:value="233491">
            <text:p>2334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2028">
            <text:p>222028</text:p>
          </table:table-cell>
          <table:table-cell office:value-type="float" office:value="4503.93644044895">
            <text:p>4503.936440449</text:p>
          </table:table-cell>
          <table:table-cell office:value-type="float" office:value="501095">
            <text:p>501095</text:p>
          </table:table-cell>
          <table:table-cell office:value-type="float" office:value="779.501751164949">
            <text:p>779.5017511649</text:p>
          </table:table-cell>
          <table:table-cell office:value-type="float" office:value="203">
            <text:p>203</text:p>
          </table:table-cell>
          <table:table-cell office:value-type="float" office:value="1521966">
            <text:p>1521966</text:p>
          </table:table-cell>
          <table:table-cell table:number-columns-repeated="2" office:value-type="float" office:value="1">
            <text:p>1</text:p>
          </table:table-cell>
          <table:table-cell office:value-type="float" office:value="501095">
            <text:p>501095</text:p>
          </table:table-cell>
          <table:table-cell office:value-type="float" office:value="1493.98216306289">
            <text:p>1493.9821630629</text:p>
          </table:table-cell>
          <table:table-cell office:value-type="float" office:value="559">
            <text:p>559</text:p>
          </table:table-cell>
          <table:table-cell office:value-type="float" office:value="1522790">
            <text:p>15227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0000">
            <text:p>1000000</text:p>
          </table:table-cell>
          <table:table-cell office:value-type="float" office:value="712.248539">
            <text:p>712.248539</text:p>
          </table:table-cell>
          <table:table-cell office:value-type="float" office:value="217">
            <text:p>217</text:p>
          </table:table-cell>
          <table:table-cell office:value-type="float" office:value="1521891">
            <text:p>15218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2216">
            <text:p>132216</text:p>
          </table:table-cell>
          <table:table-cell office:value-type="float" office:value="7563.3811339021">
            <text:p>7563.3811339021</text:p>
          </table:table-cell>
          <table:table-cell office:value-type="float" office:value="499288">
            <text:p>499288</text:p>
          </table:table-cell>
          <table:table-cell office:value-type="float" office:value="886.764676899906">
            <text:p>886.7646768999</text:p>
          </table:table-cell>
          <table:table-cell office:value-type="float" office:value="222">
            <text:p>222</text:p>
          </table:table-cell>
          <table:table-cell office:value-type="float" office:value="2187833">
            <text:p>2187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9288">
            <text:p>499288</text:p>
          </table:table-cell>
          <table:table-cell office:value-type="float" office:value="1766.92963580138">
            <text:p>1766.9296358014</text:p>
          </table:table-cell>
          <table:table-cell office:value-type="float" office:value="585">
            <text:p>585</text:p>
          </table:table-cell>
          <table:table-cell office:value-type="float" office:value="2191602">
            <text:p>21916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871.348092">
            <text:p>871.348092</text:p>
          </table:table-cell>
          <table:table-cell office:value-type="float" office:value="208">
            <text:p>208</text:p>
          </table:table-cell>
          <table:table-cell office:value-type="float" office:value="2188261">
            <text:p>2188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9482">
            <text:p>129482</text:p>
          </table:table-cell>
          <table:table-cell office:value-type="float" office:value="7723.00396966374">
            <text:p>7723.0039696637</text:p>
          </table:table-cell>
          <table:table-cell office:value-type="float" office:value="500018">
            <text:p>500018</text:p>
          </table:table-cell>
          <table:table-cell office:value-type="float" office:value="1321.71025443084">
            <text:p>1321.7102544308</text:p>
          </table:table-cell>
          <table:table-cell office:value-type="float" office:value="225">
            <text:p>225</text:p>
          </table:table-cell>
          <table:table-cell office:value-type="float" office:value="2809829">
            <text:p>28098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0018">
            <text:p>500018</text:p>
          </table:table-cell>
          <table:table-cell office:value-type="float" office:value="2604.22263198525">
            <text:p>2604.2226319853</text:p>
          </table:table-cell>
          <table:table-cell office:value-type="float" office:value="724">
            <text:p>724</text:p>
          </table:table-cell>
          <table:table-cell office:value-type="float" office:value="2813527">
            <text:p>281352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99990">
            <text:p>999990</text:p>
          </table:table-cell>
          <table:table-cell office:value-type="float" office:value="1271.31035810358">
            <text:p>1271.3103581036</text:p>
          </table:table-cell>
          <table:table-cell office:value-type="float" office:value="218">
            <text:p>218</text:p>
          </table:table-cell>
          <table:table-cell office:value-type="float" office:value="2812150">
            <text:p>28121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1082">
            <text:p>121082</text:p>
          </table:table-cell>
          <table:table-cell office:value-type="float" office:value="8258.86589253564">
            <text:p>8258.8658925356</text:p>
          </table:table-cell>
          <table:table-cell office:value-type="float" office:value="499769">
            <text:p>499769</text:p>
          </table:table-cell>
          <table:table-cell office:value-type="float" office:value="1669.11841870944">
            <text:p>1669.1184187094</text:p>
          </table:table-cell>
          <table:table-cell office:value-type="float" office:value="254">
            <text:p>254</text:p>
          </table:table-cell>
          <table:table-cell office:value-type="float" office:value="2165988">
            <text:p>216598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9769">
            <text:p>499769</text:p>
          </table:table-cell>
          <table:table-cell office:value-type="float" office:value="3234.74228893749">
            <text:p>3234.7422889375</text:p>
          </table:table-cell>
          <table:table-cell office:value-type="float" office:value="771">
            <text:p>771</text:p>
          </table:table-cell>
          <table:table-cell office:value-type="float" office:value="2167673">
            <text:p>216767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00000">
            <text:p>1000000</text:p>
          </table:table-cell>
          <table:table-cell office:value-type="float" office:value="1576.639942">
            <text:p>1576.639942</text:p>
          </table:table-cell>
          <table:table-cell office:value-type="float" office:value="259">
            <text:p>259</text:p>
          </table:table-cell>
          <table:table-cell office:value-type="float" office:value="2166027">
            <text:p>21660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2485">
            <text:p>122485</text:p>
          </table:table-cell>
          <table:table-cell office:value-type="float" office:value="8164.26501204229">
            <text:p>8164.2650120423</text:p>
          </table:table-cell>
          <table:table-cell office:value-type="float" office:value="499933">
            <text:p>499933</text:p>
          </table:table-cell>
          <table:table-cell office:value-type="float" office:value="2108.45544502963">
            <text:p>2108.4554450296</text:p>
          </table:table-cell>
          <table:table-cell office:value-type="float" office:value="235">
            <text:p>235</text:p>
          </table:table-cell>
          <table:table-cell office:value-type="float" office:value="2746597">
            <text:p>274659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99933">
            <text:p>499933</text:p>
          </table:table-cell>
          <table:table-cell office:value-type="float" office:value="4109.40312801916">
            <text:p>4109.4031280192</text:p>
          </table:table-cell>
          <table:table-cell office:value-type="float" office:value="705">
            <text:p>705</text:p>
          </table:table-cell>
          <table:table-cell office:value-type="float" office:value="3165821">
            <text:p>31658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00000">
            <text:p>1000000</text:p>
          </table:table-cell>
          <table:table-cell office:value-type="float" office:value="1993.915538">
            <text:p>1993.915538</text:p>
          </table:table-cell>
          <table:table-cell office:value-type="float" office:value="265">
            <text:p>265</text:p>
          </table:table-cell>
          <table:table-cell office:value-type="float" office:value="2746555">
            <text:p>27465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7186">
            <text:p>117186</text:p>
          </table:table-cell>
          <table:table-cell office:value-type="float" office:value="8533.44256139812">
            <text:p>8533.4425613981</text:p>
          </table:table-cell>
          <table:table-cell office:value-type="float" office:value="499655">
            <text:p>499655</text:p>
          </table:table-cell>
          <table:table-cell office:value-type="float" office:value="3961.53536139937">
            <text:p>3961.5353613994</text:p>
          </table:table-cell>
          <table:table-cell office:value-type="float" office:value="307">
            <text:p>307</text:p>
          </table:table-cell>
          <table:table-cell office:value-type="float" office:value="7746604">
            <text:p>774660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99655">
            <text:p>499655</text:p>
          </table:table-cell>
          <table:table-cell office:value-type="float" office:value="7863.82710670363">
            <text:p>7863.8271067036</text:p>
          </table:table-cell>
          <table:table-cell office:value-type="float" office:value="766">
            <text:p>766</text:p>
          </table:table-cell>
          <table:table-cell office:value-type="float" office:value="10163080">
            <text:p>1016308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000000">
            <text:p>1000000</text:p>
          </table:table-cell>
          <table:table-cell office:value-type="float" office:value="3861.382125">
            <text:p>3861.382125</text:p>
          </table:table-cell>
          <table:table-cell office:value-type="float" office:value="311">
            <text:p>311</text:p>
          </table:table-cell>
          <table:table-cell office:value-type="float" office:value="8232232">
            <text:p>823223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163599">
            <text:p>163599</text:p>
          </table:table-cell>
          <table:table-cell office:value-type="float" office:value="6112.50680016382">
            <text:p>6112.5068001638</text:p>
          </table:table-cell>
          <table:table-cell office:value-type="float" office:value="500564">
            <text:p>500564</text:p>
          </table:table-cell>
          <table:table-cell office:value-type="float" office:value="1108.57121966422">
            <text:p>1108.5712196642</text:p>
          </table:table-cell>
          <table:table-cell office:value-type="float" office:value="240">
            <text:p>240</text:p>
          </table:table-cell>
          <table:table-cell office:value-type="float" office:value="1777633">
            <text:p>17776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0564">
            <text:p>500564</text:p>
          </table:table-cell>
          <table:table-cell office:value-type="float" office:value="2173.37185255032">
            <text:p>2173.3718525503</text:p>
          </table:table-cell>
          <table:table-cell office:value-type="float" office:value="653">
            <text:p>653</text:p>
          </table:table-cell>
          <table:table-cell office:value-type="float" office:value="2233992">
            <text:p>223399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1073.62271">
            <text:p>1073.62271</text:p>
          </table:table-cell>
          <table:table-cell office:value-type="float" office:value="228">
            <text:p>228</text:p>
          </table:table-cell>
          <table:table-cell office:value-type="float" office:value="1793948">
            <text:p>17939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1329">
            <text:p>131329</text:p>
          </table:table-cell>
          <table:table-cell office:value-type="float" office:value="7614.38829199948">
            <text:p>7614.3882919995</text:p>
          </table:table-cell>
          <table:table-cell office:value-type="float" office:value="500147">
            <text:p>500147</text:p>
          </table:table-cell>
          <table:table-cell office:value-type="float" office:value="1395.66735379798">
            <text:p>1395.667353798</text:p>
          </table:table-cell>
          <table:table-cell office:value-type="float" office:value="239">
            <text:p>239</text:p>
          </table:table-cell>
          <table:table-cell office:value-type="float" office:value="1127644">
            <text:p>112764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0147">
            <text:p>500147</text:p>
          </table:table-cell>
          <table:table-cell office:value-type="float" office:value="2661.10120824478">
            <text:p>2661.1012082448</text:p>
          </table:table-cell>
          <table:table-cell office:value-type="float" office:value="626">
            <text:p>626</text:p>
          </table:table-cell>
          <table:table-cell office:value-type="float" office:value="1132245">
            <text:p>113224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99990">
            <text:p>999990</text:p>
          </table:table-cell>
          <table:table-cell office:value-type="float" office:value="1262.38206182062">
            <text:p>1262.3820618206</text:p>
          </table:table-cell>
          <table:table-cell office:value-type="float" office:value="229">
            <text:p>229</text:p>
          </table:table-cell>
          <table:table-cell office:value-type="float" office:value="1127155">
            <text:p>11271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37110">
            <text:p>137110</text:p>
          </table:table-cell>
          <table:table-cell office:value-type="float" office:value="7293.41404711546">
            <text:p>7293.4140471155</text:p>
          </table:table-cell>
          <table:table-cell office:value-type="float" office:value="500051">
            <text:p>500051</text:p>
          </table:table-cell>
          <table:table-cell office:value-type="float" office:value="1815.56823603992">
            <text:p>1815.5682360399</text:p>
          </table:table-cell>
          <table:table-cell office:value-type="float" office:value="225">
            <text:p>225</text:p>
          </table:table-cell>
          <table:table-cell office:value-type="float" office:value="1728941">
            <text:p>172894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00051">
            <text:p>500051</text:p>
          </table:table-cell>
          <table:table-cell office:value-type="float" office:value="3654.51934102722">
            <text:p>3654.5193410272</text:p>
          </table:table-cell>
          <table:table-cell office:value-type="float" office:value="652">
            <text:p>652</text:p>
          </table:table-cell>
          <table:table-cell office:value-type="float" office:value="1880636">
            <text:p>188063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000000">
            <text:p>1000000</text:p>
          </table:table-cell>
          <table:table-cell office:value-type="float" office:value="1823.065152">
            <text:p>1823.065152</text:p>
          </table:table-cell>
          <table:table-cell office:value-type="float" office:value="240">
            <text:p>240</text:p>
          </table:table-cell>
          <table:table-cell office:value-type="float" office:value="1875831">
            <text:p>18758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6065">
            <text:p>106065</text:p>
          </table:table-cell>
          <table:table-cell office:value-type="float" office:value="9428.08655070004">
            <text:p>9428.0865507</text:p>
          </table:table-cell>
          <table:table-cell office:value-type="float" office:value="500622">
            <text:p>500622</text:p>
          </table:table-cell>
          <table:table-cell office:value-type="float" office:value="2233.649701771">
            <text:p>2233.649701771</text:p>
          </table:table-cell>
          <table:table-cell office:value-type="float" office:value="263">
            <text:p>263</text:p>
          </table:table-cell>
          <table:table-cell office:value-type="float" office:value="5976881">
            <text:p>597688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0622">
            <text:p>500622</text:p>
          </table:table-cell>
          <table:table-cell office:value-type="float" office:value="4284.03628286412">
            <text:p>4284.0362828641</text:p>
          </table:table-cell>
          <table:table-cell office:value-type="float" office:value="701">
            <text:p>701</text:p>
          </table:table-cell>
          <table:table-cell office:value-type="float" office:value="5980504">
            <text:p>598050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99990">
            <text:p>999990</text:p>
          </table:table-cell>
          <table:table-cell office:value-type="float" office:value="2049.98805788058">
            <text:p>2049.9880578806</text:p>
          </table:table-cell>
          <table:table-cell office:value-type="float" office:value="257">
            <text:p>257</text:p>
          </table:table-cell>
          <table:table-cell office:value-type="float" office:value="5976916">
            <text:p>59769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6195">
            <text:p>96195</text:p>
          </table:table-cell>
          <table:table-cell office:value-type="float" office:value="10395.5507042986">
            <text:p>10395.5507042986</text:p>
          </table:table-cell>
          <table:table-cell office:value-type="float" office:value="499590">
            <text:p>499590</text:p>
          </table:table-cell>
          <table:table-cell office:value-type="float" office:value="2734.16605616606">
            <text:p>2734.1660561661</text:p>
          </table:table-cell>
          <table:table-cell office:value-type="float" office:value="272">
            <text:p>272</text:p>
          </table:table-cell>
          <table:table-cell office:value-type="float" office:value="4623135">
            <text:p>462313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99590">
            <text:p>499590</text:p>
          </table:table-cell>
          <table:table-cell office:value-type="float" office:value="5212.78209331652">
            <text:p>5212.7820933165</text:p>
          </table:table-cell>
          <table:table-cell office:value-type="float" office:value="753">
            <text:p>753</text:p>
          </table:table-cell>
          <table:table-cell office:value-type="float" office:value="4627625">
            <text:p>462762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00000">
            <text:p>1000000</text:p>
          </table:table-cell>
          <table:table-cell office:value-type="float" office:value="2462.319651">
            <text:p>2462.319651</text:p>
          </table:table-cell>
          <table:table-cell office:value-type="float" office:value="234">
            <text:p>234</text:p>
          </table:table-cell>
          <table:table-cell office:value-type="float" office:value="4622181">
            <text:p>462218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5269">
            <text:p>95269</text:p>
          </table:table-cell>
          <table:table-cell office:value-type="float" office:value="10496.593855294">
            <text:p>10496.593855294</text:p>
          </table:table-cell>
          <table:table-cell office:value-type="float" office:value="499853">
            <text:p>499853</text:p>
          </table:table-cell>
          <table:table-cell office:value-type="float" office:value="3373.88919142228">
            <text:p>3373.8891914223</text:p>
          </table:table-cell>
          <table:table-cell office:value-type="float" office:value="277">
            <text:p>277</text:p>
          </table:table-cell>
          <table:table-cell office:value-type="float" office:value="1839285">
            <text:p>183928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99853">
            <text:p>499853</text:p>
          </table:table-cell>
          <table:table-cell office:value-type="float" office:value="6447.70861433261">
            <text:p>6447.7086143326</text:p>
          </table:table-cell>
          <table:table-cell office:value-type="float" office:value="757">
            <text:p>757</text:p>
          </table:table-cell>
          <table:table-cell office:value-type="float" office:value="1880447">
            <text:p>188044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00000">
            <text:p>1000000</text:p>
          </table:table-cell>
          <table:table-cell office:value-type="float" office:value="3059.316117">
            <text:p>3059.316117</text:p>
          </table:table-cell>
          <table:table-cell office:value-type="float" office:value="261">
            <text:p>261</text:p>
          </table:table-cell>
          <table:table-cell office:value-type="float" office:value="1841464">
            <text:p>184146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99116">
            <text:p>99116</text:p>
          </table:table-cell>
          <table:table-cell office:value-type="float" office:value="10088.9361959724">
            <text:p>10088.9361959724</text:p>
          </table:table-cell>
          <table:table-cell office:value-type="float" office:value="500056">
            <text:p>500056</text:p>
          </table:table-cell>
          <table:table-cell office:value-type="float" office:value="5243.7112803366">
            <text:p>5243.7112803366</text:p>
          </table:table-cell>
          <table:table-cell office:value-type="float" office:value="302">
            <text:p>302</text:p>
          </table:table-cell>
          <table:table-cell office:value-type="float" office:value="3026892">
            <text:p>302689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00056">
            <text:p>500056</text:p>
          </table:table-cell>
          <table:table-cell office:value-type="float" office:value="9985.127285744">
            <text:p>9985.127285744</text:p>
          </table:table-cell>
          <table:table-cell office:value-type="float" office:value="740">
            <text:p>740</text:p>
          </table:table-cell>
          <table:table-cell office:value-type="float" office:value="3462463">
            <text:p>3462463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999975">
            <text:p>999975</text:p>
          </table:table-cell>
          <table:table-cell office:value-type="float" office:value="4779.11000475012">
            <text:p>4779.1100047501</text:p>
          </table:table-cell>
          <table:table-cell office:value-type="float" office:value="252">
            <text:p>252</text:p>
          </table:table-cell>
          <table:table-cell office:value-type="float" office:value="3249857">
            <text:p>324985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4726">
            <text:p>104726</text:p>
          </table:table-cell>
          <table:table-cell office:value-type="float" office:value="9548.72715467028">
            <text:p>9548.7271546703</text:p>
          </table:table-cell>
          <table:table-cell office:value-type="float" office:value="500226">
            <text:p>500226</text:p>
          </table:table-cell>
          <table:table-cell office:value-type="float" office:value="7377.68768116811">
            <text:p>7377.6876811681</text:p>
          </table:table-cell>
          <table:table-cell office:value-type="float" office:value="229">
            <text:p>229</text:p>
          </table:table-cell>
          <table:table-cell office:value-type="float" office:value="6135354">
            <text:p>613535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00226">
            <text:p>500226</text:p>
          </table:table-cell>
          <table:table-cell office:value-type="float" office:value="14059.8456397708">
            <text:p>14059.8456397708</text:p>
          </table:table-cell>
          <table:table-cell office:value-type="float" office:value="647">
            <text:p>647</text:p>
          </table:table-cell>
          <table:table-cell office:value-type="float" office:value="6404749">
            <text:p>6404749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1000000">
            <text:p>1000000</text:p>
          </table:table-cell>
          <table:table-cell office:value-type="float" office:value="6737.058176">
            <text:p>6737.058176</text:p>
          </table:table-cell>
          <table:table-cell office:value-type="float" office:value="239">
            <text:p>239</text:p>
          </table:table-cell>
          <table:table-cell office:value-type="float" office:value="6134597">
            <text:p>6134597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99492">
            <text:p>99492</text:p>
          </table:table-cell>
          <table:table-cell office:value-type="float" office:value="10051.0593816588">
            <text:p>10051.0593816588</text:p>
          </table:table-cell>
          <table:table-cell office:value-type="float" office:value="499719">
            <text:p>499719</text:p>
          </table:table-cell>
          <table:table-cell office:value-type="float" office:value="8563.90868668191">
            <text:p>8563.9086866819</text:p>
          </table:table-cell>
          <table:table-cell office:value-type="float" office:value="276">
            <text:p>276</text:p>
          </table:table-cell>
          <table:table-cell office:value-type="float" office:value="5756887">
            <text:p>5756887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499719">
            <text:p>499719</text:p>
          </table:table-cell>
          <table:table-cell office:value-type="float" office:value="16635.9086806785">
            <text:p>16635.9086806785</text:p>
          </table:table-cell>
          <table:table-cell office:value-type="float" office:value="749">
            <text:p>749</text:p>
          </table:table-cell>
          <table:table-cell office:value-type="float" office:value="5778882">
            <text:p>577888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1000000">
            <text:p>1000000</text:p>
          </table:table-cell>
          <table:table-cell office:value-type="float" office:value="8077.50802">
            <text:p>8077.50802</text:p>
          </table:table-cell>
          <table:table-cell office:value-type="float" office:value="271">
            <text:p>271</text:p>
          </table:table-cell>
          <table:table-cell office:value-type="float" office:value="5757605">
            <text:p>5757605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</table:table>
      <table:table table:name="Workload f Charts" table:style-name="ta1">
        <table:shapes>
          <draw:frame draw:z-index="0" draw:style-name="gr1" svg:width="9in" svg:height="5in" svg:x="0in" svg:y="3.4031in">
            <draw:object draw:notify-on-update-of-ranges="'Workload f Charts'.C2:'Workload f Charts'.D18 'Workload f Charts'.L1:'Workload f Charts'.L1 'Workload f Charts'.AG2:'Workload f Charts'.AG18 'Workload f Charts'.M1:'Workload f Charts'.M1 'Workload f Charts'.AI2:'Workload f Charts'.AI18 'Workload f Charts'.Z2:'Workload f Charts'.Z2 'Workload f Charts'.AF2:'Workload f Charts'.AF18 'Workload f Charts'.H1:'Workload f Charts'.H1 'Workload f Charts'.I2:'Workload f Charts'.I18 'Workload f Charts'.I1:'Workload f Charts'.I1 'Workload f Charts'.K2:'Workload f Charts'.K18 'Workload f Charts'.B2:'Workload f Charts'.B2 'Workload f Charts'.H2:'Workload f Charts'.H1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9in" svg:height="5in" svg:x="9.8465in" svg:y="3.361in">
            <draw:object draw:notify-on-update-of-ranges="'Workload f Charts'.C2:'Workload f Charts'.D18 'Workload f Charts'.L1:'Workload f Charts'.L1 'Workload f Charts'.AM2:'Workload f Charts'.AM18 'Workload f Charts'.M1:'Workload f Charts'.M1 'Workload f Charts'.AO2:'Workload f Charts'.AO18 'Workload f Charts'.Z2:'Workload f Charts'.Z2 'Workload f Charts'.AL2:'Workload f Charts'.AL18 'Workload f Charts'.H1:'Workload f Charts'.H1 'Workload f Charts'.O2:'Workload f Charts'.O18 'Workload f Charts'.I1:'Workload f Charts'.I1 'Workload f Charts'.Q2:'Workload f Charts'.Q18 'Workload f Charts'.B2:'Workload f Charts'.B2 'Workload f Charts'.N2:'Workload f Charts'.N1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9in" svg:height="5in" svg:x="0.0768in" svg:y="8.928in">
            <draw:object draw:notify-on-update-of-ranges="'Workload f Charts'.C2:'Workload f Charts'.D18 'Workload f Charts'.Z2:'Workload f Charts'.Z2 'Workload f Charts'.AD2:'Workload f Charts'.AD18 'Workload f Charts'.B2:'Workload f Charts'.B2 'Workload f Charts'.F2:'Workload f Charts'.F1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svg:width="9in" svg:height="5in" svg:x="19.0583in" svg:y="3.361in">
            <draw:object draw:notify-on-update-of-ranges="'Workload f Charts'.C2:'Workload f Charts'.D18 'Workload f Charts'.L1:'Workload f Charts'.L1 'Workload f Charts'.AS2:'Workload f Charts'.AS18 'Workload f Charts'.M1:'Workload f Charts'.M1 'Workload f Charts'.AU2:'Workload f Charts'.AU18 'Workload f Charts'.Z2:'Workload f Charts'.Z2 'Workload f Charts'.AR2:'Workload f Charts'.AR18 'Workload f Charts'.H1:'Workload f Charts'.H1 'Workload f Charts'.U2:'Workload f Charts'.U18 'Workload f Charts'.I1:'Workload f Charts'.I1 'Workload f Charts'.W2:'Workload f Charts'.W18 'Workload f Charts'.B2:'Workload f Charts'.B2 'Workload f Charts'.T2:'Workload f Charts'.T1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3" table:number-columns-repeated="30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/Modify/Write Operations</text:p>
          </table:table-cell>
          <table:table-cell office:value-type="string">
            <text:p><text:s/>Read/Modify/Write Average Latency (us)</text:p>
          </table:table-cell>
          <table:table-cell office:value-type="string">
            <text:p><text:s/>Read/Modify/Write Min Latency (us)</text:p>
          </table:table-cell>
          <table:table-cell office:value-type="string">
            <text:p><text:s/>Read/Modify/Write Max Latency (us)</text:p>
          </table:table-cell>
          <table:table-cell office:value-type="string">
            <text:p><text:s/>Read/Modify/Write 95th Percentile Latency (ms)</text:p>
          </table:table-cell>
          <table:table-cell office:value-type="string">
            <text:p><text:s/>Read/Modify/Wri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  <table:table-cell office:value-type="string">
            <text:p>Workload</text:p>
          </table:table-cell>
          <table:table-cell office:value-type="string">
            <text:p><text:s/>Driver</text:p>
          </table:table-cell>
          <table:table-cell office:value-type="string">
            <text:p><text:s/>Connections</text:p>
          </table:table-cell>
          <table:table-cell office:value-type="string">
            <text:p><text:s/>Threads</text:p>
          </table:table-cell>
          <table:table-cell office:value-type="string">
            <text:p><text:s/>Overall Runtime (ms)</text:p>
          </table:table-cell>
          <table:table-cell office:value-type="string">
            <text:p><text:s/>Overall Throughput (ops/sec)</text:p>
          </table:table-cell>
          <table:table-cell office:value-type="string">
            <text:p><text:s/>Update Operations</text:p>
          </table:table-cell>
          <table:table-cell office:value-type="string">
            <text:p><text:s/>Update Average Latency (us)</text:p>
          </table:table-cell>
          <table:table-cell office:value-type="string">
            <text:p><text:s/>Update Min Latency (us)</text:p>
          </table:table-cell>
          <table:table-cell office:value-type="string">
            <text:p><text:s/>Update Max Latency (us)</text:p>
          </table:table-cell>
          <table:table-cell office:value-type="string">
            <text:p><text:s/>Update 95th Percentile Latency (ms)</text:p>
          </table:table-cell>
          <table:table-cell office:value-type="string">
            <text:p><text:s/>Update 99th Percentile Latency (ms)</text:p>
          </table:table-cell>
          <table:table-cell office:value-type="string">
            <text:p><text:s/>Read/Modify/Write Operations</text:p>
          </table:table-cell>
          <table:table-cell office:value-type="string">
            <text:p><text:s/>Read/Modify/Write Average Latency (us)</text:p>
          </table:table-cell>
          <table:table-cell office:value-type="string">
            <text:p><text:s/>Read/Modify/Write Min Latency (us)</text:p>
          </table:table-cell>
          <table:table-cell office:value-type="string">
            <text:p><text:s/>Read/Modify/Write Max Latency (us)</text:p>
          </table:table-cell>
          <table:table-cell office:value-type="string">
            <text:p><text:s/>Read/Modify/Write 95th Percentile Latency (ms)</text:p>
          </table:table-cell>
          <table:table-cell office:value-type="string">
            <text:p><text:s/>Read/Modify/Write 99th Percentile Latency (ms)</text:p>
          </table:table-cell>
          <table:table-cell office:value-type="string">
            <text:p><text:s/>Read Operations</text:p>
          </table:table-cell>
          <table:table-cell office:value-type="string">
            <text:p><text:s/>Read Average Latency (us)</text:p>
          </table:table-cell>
          <table:table-cell office:value-type="string">
            <text:p><text:s/>Read Min Latency (us)</text:p>
          </table:table-cell>
          <table:table-cell office:value-type="string">
            <text:p><text:s/>Read Max Latency (us)</text:p>
          </table:table-cell>
          <table:table-cell office:value-type="string">
            <text:p><text:s/>Read 95th Percentile Latency (ms)</text:p>
          </table:table-cell>
          <table:table-cell office:value-type="string">
            <text:p><text:s/>Read 99th Percentile Latency (ms)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-legacy</text:p>
          </table:table-cell>
          <table:table-cell table:number-columns-repeated="2" office:value-type="float" office:value="1">
            <text:p>1</text:p>
          </table:table-cell>
          <table:table-cell office:value-type="float" office:value="690673">
            <text:p>690673</text:p>
          </table:table-cell>
          <table:table-cell office:value-type="float" office:value="1447.86317113887">
            <text:p>1447.8631711389</text:p>
          </table:table-cell>
          <table:table-cell office:value-type="float" office:value="499524">
            <text:p>499524</text:p>
          </table:table-cell>
          <table:table-cell office:value-type="float" office:value="505.727890952187">
            <text:p>505.7278909522</text:p>
          </table:table-cell>
          <table:table-cell office:value-type="float" office:value="293">
            <text:p>293</text:p>
          </table:table-cell>
          <table:table-cell office:value-type="float" office:value="352928">
            <text:p>352928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524">
            <text:p>499524</text:p>
          </table:table-cell>
          <table:table-cell office:value-type="float" office:value="936.38536686926">
            <text:p>936.3853668693</text:p>
          </table:table-cell>
          <table:table-cell office:value-type="float" office:value="614">
            <text:p>614</text:p>
          </table:table-cell>
          <table:table-cell office:value-type="float" office:value="353464">
            <text:p>353464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426.394283">
            <text:p>426.394283</text:p>
          </table:table-cell>
          <table:table-cell office:value-type="float" office:value="187">
            <text:p>187</text:p>
          </table:table-cell>
          <table:table-cell office:value-type="float" office:value="29812">
            <text:p>29812</text:p>
          </table:table-cell>
          <table:table-cell table:formula="of:=1000*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">
            <text:p>1</text:p>
          </table:table-cell>
          <table:table-cell office:value-type="float" office:value="644934">
            <text:p>644934</text:p>
          </table:table-cell>
          <table:table-cell office:value-type="float" office:value="1550.5462574465">
            <text:p>1550.5462574465</text:p>
          </table:table-cell>
          <table:table-cell office:value-type="float" office:value="498913">
            <text:p>498913</text:p>
          </table:table-cell>
          <table:table-cell office:value-type="float" office:value="439.049613860533">
            <text:p>439.0496138605</text:p>
          </table:table-cell>
          <table:table-cell office:value-type="float" office:value="215">
            <text:p>215</text:p>
          </table:table-cell>
          <table:table-cell office:value-type="float" office:value="484226">
            <text:p>484226</text:p>
          </table:table-cell>
          <table:table-cell table:number-columns-repeated="2" office:value-type="float" office:value="0">
            <text:p>0</text:p>
          </table:table-cell>
          <table:table-cell office:value-type="float" office:value="498913">
            <text:p>498913</text:p>
          </table:table-cell>
          <table:table-cell office:value-type="float" office:value="862.275891788749">
            <text:p>862.2758917887</text:p>
          </table:table-cell>
          <table:table-cell office:value-type="float" office:value="503">
            <text:p>503</text:p>
          </table:table-cell>
          <table:table-cell office:value-type="float" office:value="484635">
            <text:p>484635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421.521307">
            <text:p>421.521307</text:p>
          </table:table-cell>
          <table:table-cell office:value-type="float" office:value="223">
            <text:p>223</text:p>
          </table:table-cell>
          <table:table-cell office:value-type="float" office:value="58807">
            <text:p>588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table:number-columns-repeated="2" office:value-type="float" office:value="2">
            <text:p>2</text:p>
          </table:table-cell>
          <table:table-cell office:value-type="float" office:value="437341">
            <text:p>437341</text:p>
          </table:table-cell>
          <table:table-cell office:value-type="float" office:value="2286.54528159948">
            <text:p>2286.5452815995</text:p>
          </table:table-cell>
          <table:table-cell office:value-type="float" office:value="499594">
            <text:p>499594</text:p>
          </table:table-cell>
          <table:table-cell office:value-type="float" office:value="690.413978150258">
            <text:p>690.4139781503</text:p>
          </table:table-cell>
          <table:table-cell office:value-type="float" office:value="291">
            <text:p>291</text:p>
          </table:table-cell>
          <table:table-cell office:value-type="float" office:value="700280">
            <text:p>700280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594">
            <text:p>499594</text:p>
          </table:table-cell>
          <table:table-cell office:value-type="float" office:value="1210.26819977822">
            <text:p>1210.2681997782</text:p>
          </table:table-cell>
          <table:table-cell office:value-type="float" office:value="616">
            <text:p>616</text:p>
          </table:table-cell>
          <table:table-cell office:value-type="float" office:value="702584">
            <text:p>702584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513.485314">
            <text:p>513.485314</text:p>
          </table:table-cell>
          <table:table-cell office:value-type="float" office:value="189">
            <text:p>189</text:p>
          </table:table-cell>
          <table:table-cell office:value-type="float" office:value="699862">
            <text:p>699862</text:p>
          </table:table-cell>
          <table:table-cell table:formula="of:=1000*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2">
            <text:p>2</text:p>
          </table:table-cell>
          <table:table-cell office:value-type="float" office:value="339780">
            <text:p>339780</text:p>
          </table:table-cell>
          <table:table-cell office:value-type="float" office:value="2943.08081699923">
            <text:p>2943.0808169992</text:p>
          </table:table-cell>
          <table:table-cell office:value-type="float" office:value="499708">
            <text:p>499708</text:p>
          </table:table-cell>
          <table:table-cell office:value-type="float" office:value="463.640582099946">
            <text:p>463.6405820999</text:p>
          </table:table-cell>
          <table:table-cell office:value-type="float" office:value="194">
            <text:p>194</text:p>
          </table:table-cell>
          <table:table-cell office:value-type="float" office:value="917652">
            <text:p>917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9708">
            <text:p>499708</text:p>
          </table:table-cell>
          <table:table-cell office:value-type="float" office:value="907.835219768345">
            <text:p>907.8352197683</text:p>
          </table:table-cell>
          <table:table-cell office:value-type="float" office:value="495">
            <text:p>495</text:p>
          </table:table-cell>
          <table:table-cell office:value-type="float" office:value="918368">
            <text:p>918368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0000">
            <text:p>1000000</text:p>
          </table:table-cell>
          <table:table-cell office:value-type="float" office:value="443.051007">
            <text:p>443.051007</text:p>
          </table:table-cell>
          <table:table-cell office:value-type="float" office:value="192">
            <text:p>192</text:p>
          </table:table-cell>
          <table:table-cell office:value-type="float" office:value="233491">
            <text:p>2334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5671">
            <text:p>475671</text:p>
          </table:table-cell>
          <table:table-cell office:value-type="float" office:value="2102.29339186118">
            <text:p>2102.2933918612</text:p>
          </table:table-cell>
          <table:table-cell office:value-type="float" office:value="499978">
            <text:p>499978</text:p>
          </table:table-cell>
          <table:table-cell office:value-type="float" office:value="1786.09307409526">
            <text:p>1786.0930740953</text:p>
          </table:table-cell>
          <table:table-cell office:value-type="float" office:value="293">
            <text:p>293</text:p>
          </table:table-cell>
          <table:table-cell office:value-type="float" office:value="1455150">
            <text:p>1455150</text:p>
          </table:table-cell>
          <table:table-cell table:formula="of:=1000*5"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float" office:value="499978">
            <text:p>499978</text:p>
          </table:table-cell>
          <table:table-cell office:value-type="float" office:value="3366.77881426783">
            <text:p>3366.7788142678</text:p>
          </table:table-cell>
          <table:table-cell office:value-type="float" office:value="650">
            <text:p>650</text:p>
          </table:table-cell>
          <table:table-cell office:value-type="float" office:value="1461119">
            <text:p>1461119</text:p>
          </table:table-cell>
          <table:table-cell table:formula="of:=1000*7" office:value-type="float" office:value="7000">
            <text:p>7000</text:p>
          </table:table-cell>
          <table:table-cell office:value-type="float" office:value="12">
            <text:p>12</text:p>
          </table:table-cell>
          <table:table-cell office:value-type="float" office:value="1000000">
            <text:p>1000000</text:p>
          </table:table-cell>
          <table:table-cell office:value-type="float" office:value="1465.827975">
            <text:p>1465.827975</text:p>
          </table:table-cell>
          <table:table-cell office:value-type="float" office:value="200">
            <text:p>200</text:p>
          </table:table-cell>
          <table:table-cell office:value-type="float" office:value="1470673">
            <text:p>1470673</text:p>
          </table:table-cell>
          <table:table-cell table:formula="of:=1000*4"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2028">
            <text:p>222028</text:p>
          </table:table-cell>
          <table:table-cell office:value-type="float" office:value="4503.93644044895">
            <text:p>4503.936440449</text:p>
          </table:table-cell>
          <table:table-cell office:value-type="float" office:value="501095">
            <text:p>501095</text:p>
          </table:table-cell>
          <table:table-cell office:value-type="float" office:value="779.501751164949">
            <text:p>779.5017511649</text:p>
          </table:table-cell>
          <table:table-cell office:value-type="float" office:value="203">
            <text:p>203</text:p>
          </table:table-cell>
          <table:table-cell office:value-type="float" office:value="1521966">
            <text:p>1521966</text:p>
          </table:table-cell>
          <table:table-cell table:formula="of:=1000*1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501095">
            <text:p>501095</text:p>
          </table:table-cell>
          <table:table-cell office:value-type="float" office:value="1493.98216306289">
            <text:p>1493.9821630629</text:p>
          </table:table-cell>
          <table:table-cell office:value-type="float" office:value="559">
            <text:p>559</text:p>
          </table:table-cell>
          <table:table-cell office:value-type="float" office:value="1522790">
            <text:p>1522790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000000">
            <text:p>1000000</text:p>
          </table:table-cell>
          <table:table-cell office:value-type="float" office:value="712.248539">
            <text:p>712.248539</text:p>
          </table:table-cell>
          <table:table-cell office:value-type="float" office:value="217">
            <text:p>217</text:p>
          </table:table-cell>
          <table:table-cell office:value-type="float" office:value="1521891">
            <text:p>15218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85333">
            <text:p>485333</text:p>
          </table:table-cell>
          <table:table-cell office:value-type="float" office:value="2060.44097557759">
            <text:p>2060.4409755776</text:p>
          </table:table-cell>
          <table:table-cell office:value-type="float" office:value="500181">
            <text:p>500181</text:p>
          </table:table-cell>
          <table:table-cell office:value-type="float" office:value="3517.46746477775">
            <text:p>3517.4674647778</text:p>
          </table:table-cell>
          <table:table-cell office:value-type="float" office:value="290">
            <text:p>290</text:p>
          </table:table-cell>
          <table:table-cell office:value-type="float" office:value="2076399">
            <text:p>2076399</text:p>
          </table:table-cell>
          <table:table-cell table:formula="of:=1000*12" office:value-type="float" office:value="12000">
            <text:p>12000</text:p>
          </table:table-cell>
          <table:table-cell office:value-type="float" office:value="19">
            <text:p>19</text:p>
          </table:table-cell>
          <table:table-cell office:value-type="float" office:value="500181">
            <text:p>500181</text:p>
          </table:table-cell>
          <table:table-cell office:value-type="float" office:value="6764.33762577947">
            <text:p>6764.3376257795</text:p>
          </table:table-cell>
          <table:table-cell office:value-type="float" office:value="636">
            <text:p>636</text:p>
          </table:table-cell>
          <table:table-cell office:value-type="float" office:value="2094126">
            <text:p>2094126</text:p>
          </table:table-cell>
          <table:table-cell table:formula="of:=1000*18" office:value-type="float" office:value="18000">
            <text:p>18000</text:p>
          </table:table-cell>
          <table:table-cell office:value-type="float" office:value="28">
            <text:p>28</text:p>
          </table:table-cell>
          <table:table-cell office:value-type="float" office:value="1000000">
            <text:p>1000000</text:p>
          </table:table-cell>
          <table:table-cell office:value-type="float" office:value="3068.503794">
            <text:p>3068.503794</text:p>
          </table:table-cell>
          <table:table-cell office:value-type="float" office:value="213">
            <text:p>213</text:p>
          </table:table-cell>
          <table:table-cell office:value-type="float" office:value="2570925">
            <text:p>2570925</text:p>
          </table:table-cell>
          <table:table-cell table:formula="of:=1000*11" office:value-type="float" office:value="11000">
            <text:p>11000</text:p>
          </table:table-cell>
          <table:table-cell office:value-type="float" office:value="18">
            <text:p>18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2216">
            <text:p>132216</text:p>
          </table:table-cell>
          <table:table-cell office:value-type="float" office:value="7563.3811339021">
            <text:p>7563.3811339021</text:p>
          </table:table-cell>
          <table:table-cell office:value-type="float" office:value="499288">
            <text:p>499288</text:p>
          </table:table-cell>
          <table:table-cell office:value-type="float" office:value="886.764676899906">
            <text:p>886.7646768999</text:p>
          </table:table-cell>
          <table:table-cell office:value-type="float" office:value="222">
            <text:p>222</text:p>
          </table:table-cell>
          <table:table-cell office:value-type="float" office:value="2187833">
            <text:p>2187833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499288">
            <text:p>499288</text:p>
          </table:table-cell>
          <table:table-cell office:value-type="float" office:value="1766.92963580138">
            <text:p>1766.9296358014</text:p>
          </table:table-cell>
          <table:table-cell office:value-type="float" office:value="585">
            <text:p>585</text:p>
          </table:table-cell>
          <table:table-cell office:value-type="float" office:value="2191602">
            <text:p>2191602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1000000">
            <text:p>1000000</text:p>
          </table:table-cell>
          <table:table-cell office:value-type="float" office:value="871.348092">
            <text:p>871.348092</text:p>
          </table:table-cell>
          <table:table-cell office:value-type="float" office:value="208">
            <text:p>208</text:p>
          </table:table-cell>
          <table:table-cell office:value-type="float" office:value="2188261">
            <text:p>2188261</text:p>
          </table:table-cell>
          <table:table-cell table:formula="of:=1000*1" office:value-type="float" office:value="1000">
            <text:p>1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8"/>
          <table:table-cell table:style-name="ce1"/>
          <table:table-cell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9482">
            <text:p>129482</text:p>
          </table:table-cell>
          <table:table-cell office:value-type="float" office:value="7723.00396966374">
            <text:p>7723.0039696637</text:p>
          </table:table-cell>
          <table:table-cell office:value-type="float" office:value="500018">
            <text:p>500018</text:p>
          </table:table-cell>
          <table:table-cell office:value-type="float" office:value="1321.71025443084">
            <text:p>1321.7102544308</text:p>
          </table:table-cell>
          <table:table-cell office:value-type="float" office:value="225">
            <text:p>225</text:p>
          </table:table-cell>
          <table:table-cell office:value-type="float" office:value="2809829">
            <text:p>2809829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500018">
            <text:p>500018</text:p>
          </table:table-cell>
          <table:table-cell office:value-type="float" office:value="2604.22263198525">
            <text:p>2604.2226319853</text:p>
          </table:table-cell>
          <table:table-cell office:value-type="float" office:value="724">
            <text:p>724</text:p>
          </table:table-cell>
          <table:table-cell office:value-type="float" office:value="2813527">
            <text:p>2813527</text:p>
          </table:table-cell>
          <table:table-cell table:formula="of:=1000*3"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999990">
            <text:p>999990</text:p>
          </table:table-cell>
          <table:table-cell office:value-type="float" office:value="1271.31035810358">
            <text:p>1271.3103581036</text:p>
          </table:table-cell>
          <table:table-cell office:value-type="float" office:value="218">
            <text:p>218</text:p>
          </table:table-cell>
          <table:table-cell office:value-type="float" office:value="2812150">
            <text:p>2812150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1082">
            <text:p>121082</text:p>
          </table:table-cell>
          <table:table-cell office:value-type="float" office:value="8258.86589253564">
            <text:p>8258.8658925356</text:p>
          </table:table-cell>
          <table:table-cell office:value-type="float" office:value="499769">
            <text:p>499769</text:p>
          </table:table-cell>
          <table:table-cell office:value-type="float" office:value="1669.11841870944">
            <text:p>1669.1184187094</text:p>
          </table:table-cell>
          <table:table-cell office:value-type="float" office:value="254">
            <text:p>254</text:p>
          </table:table-cell>
          <table:table-cell office:value-type="float" office:value="2165988">
            <text:p>2165988</text:p>
          </table:table-cell>
          <table:table-cell table:formula="of:=1000*3"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499769">
            <text:p>499769</text:p>
          </table:table-cell>
          <table:table-cell office:value-type="float" office:value="3234.74228893749">
            <text:p>3234.7422889375</text:p>
          </table:table-cell>
          <table:table-cell office:value-type="float" office:value="771">
            <text:p>771</text:p>
          </table:table-cell>
          <table:table-cell office:value-type="float" office:value="2167673">
            <text:p>2167673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1000000">
            <text:p>1000000</text:p>
          </table:table-cell>
          <table:table-cell office:value-type="float" office:value="1576.639942">
            <text:p>1576.639942</text:p>
          </table:table-cell>
          <table:table-cell office:value-type="float" office:value="259">
            <text:p>259</text:p>
          </table:table-cell>
          <table:table-cell office:value-type="float" office:value="2166027">
            <text:p>2166027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0"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2485">
            <text:p>122485</text:p>
          </table:table-cell>
          <table:table-cell office:value-type="float" office:value="8164.26501204229">
            <text:p>8164.2650120423</text:p>
          </table:table-cell>
          <table:table-cell office:value-type="float" office:value="499933">
            <text:p>499933</text:p>
          </table:table-cell>
          <table:table-cell office:value-type="float" office:value="2108.45544502963">
            <text:p>2108.4554450296</text:p>
          </table:table-cell>
          <table:table-cell office:value-type="float" office:value="235">
            <text:p>235</text:p>
          </table:table-cell>
          <table:table-cell office:value-type="float" office:value="2746597">
            <text:p>2746597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499933">
            <text:p>499933</text:p>
          </table:table-cell>
          <table:table-cell office:value-type="float" office:value="4109.40312801916">
            <text:p>4109.4031280192</text:p>
          </table:table-cell>
          <table:table-cell office:value-type="float" office:value="705">
            <text:p>705</text:p>
          </table:table-cell>
          <table:table-cell office:value-type="float" office:value="3165821">
            <text:p>3165821</text:p>
          </table:table-cell>
          <table:table-cell table:formula="of:=1000*8" office:value-type="float" office:value="8000">
            <text:p>8000</text:p>
          </table:table-cell>
          <table:table-cell office:value-type="float" office:value="13">
            <text:p>13</text:p>
          </table:table-cell>
          <table:table-cell office:value-type="float" office:value="1000000">
            <text:p>1000000</text:p>
          </table:table-cell>
          <table:table-cell office:value-type="float" office:value="1993.915538">
            <text:p>1993.915538</text:p>
          </table:table-cell>
          <table:table-cell office:value-type="float" office:value="265">
            <text:p>265</text:p>
          </table:table-cell>
          <table:table-cell office:value-type="float" office:value="2746555">
            <text:p>2746555</text:p>
          </table:table-cell>
          <table:table-cell table:formula="of:=1000*4" office:value-type="float" office:value="4000">
            <text:p>4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0"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7186">
            <text:p>117186</text:p>
          </table:table-cell>
          <table:table-cell office:value-type="float" office:value="8533.44256139812">
            <text:p>8533.4425613981</text:p>
          </table:table-cell>
          <table:table-cell office:value-type="float" office:value="499655">
            <text:p>499655</text:p>
          </table:table-cell>
          <table:table-cell office:value-type="float" office:value="3961.53536139937">
            <text:p>3961.5353613994</text:p>
          </table:table-cell>
          <table:table-cell office:value-type="float" office:value="307">
            <text:p>307</text:p>
          </table:table-cell>
          <table:table-cell office:value-type="float" office:value="7746604">
            <text:p>7746604</text:p>
          </table:table-cell>
          <table:table-cell table:formula="of:=1000*9" office:value-type="float" office:value="9000">
            <text:p>9000</text:p>
          </table:table-cell>
          <table:table-cell office:value-type="float" office:value="13">
            <text:p>13</text:p>
          </table:table-cell>
          <table:table-cell office:value-type="float" office:value="499655">
            <text:p>499655</text:p>
          </table:table-cell>
          <table:table-cell office:value-type="float" office:value="7863.82710670363">
            <text:p>7863.8271067036</text:p>
          </table:table-cell>
          <table:table-cell office:value-type="float" office:value="766">
            <text:p>766</text:p>
          </table:table-cell>
          <table:table-cell office:value-type="float" office:value="10163080">
            <text:p>10163080</text:p>
          </table:table-cell>
          <table:table-cell table:formula="of:=1000*14" office:value-type="float" office:value="14000">
            <text:p>14000</text:p>
          </table:table-cell>
          <table:table-cell office:value-type="float" office:value="25">
            <text:p>25</text:p>
          </table:table-cell>
          <table:table-cell office:value-type="float" office:value="1000000">
            <text:p>1000000</text:p>
          </table:table-cell>
          <table:table-cell office:value-type="float" office:value="3861.382125">
            <text:p>3861.382125</text:p>
          </table:table-cell>
          <table:table-cell office:value-type="float" office:value="311">
            <text:p>311</text:p>
          </table:table-cell>
          <table:table-cell office:value-type="float" office:value="8232232">
            <text:p>8232232</text:p>
          </table:table-cell>
          <table:table-cell table:formula="of:=1000*9" office:value-type="float" office:value="9000">
            <text:p>9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table:number-columns-repeated="2" office:value-type="float" office:value="10">
            <text:p>10</text:p>
          </table:table-cell>
          <table:table-cell office:value-type="float" office:value="172052">
            <text:p>172052</text:p>
          </table:table-cell>
          <table:table-cell office:value-type="float" office:value="5812.19631274266">
            <text:p>5812.1963127427</text:p>
          </table:table-cell>
          <table:table-cell office:value-type="float" office:value="499783">
            <text:p>499783</text:p>
          </table:table-cell>
          <table:table-cell office:value-type="float" office:value="1145.13192525556">
            <text:p>1145.1319252556</text:p>
          </table:table-cell>
          <table:table-cell office:value-type="float" office:value="294">
            <text:p>294</text:p>
          </table:table-cell>
          <table:table-cell office:value-type="float" office:value="1260902">
            <text:p>1260902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499783">
            <text:p>499783</text:p>
          </table:table-cell>
          <table:table-cell office:value-type="float" office:value="2262.24274735235">
            <text:p>2262.2427473524</text:p>
          </table:table-cell>
          <table:table-cell office:value-type="float" office:value="725">
            <text:p>725</text:p>
          </table:table-cell>
          <table:table-cell office:value-type="float" office:value="1263528">
            <text:p>1263528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1107.424045">
            <text:p>1107.424045</text:p>
          </table:table-cell>
          <table:table-cell office:value-type="float" office:value="230">
            <text:p>230</text:p>
          </table:table-cell>
          <table:table-cell office:value-type="float" office:value="1262414">
            <text:p>1262414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table:number-columns-repeated="2" office:value-type="float" office:value="10">
            <text:p>10</text:p>
          </table:table-cell>
          <table:table-cell office:value-type="float" office:value="163599">
            <text:p>163599</text:p>
          </table:table-cell>
          <table:table-cell office:value-type="float" office:value="6112.50680016382">
            <text:p>6112.5068001638</text:p>
          </table:table-cell>
          <table:table-cell office:value-type="float" office:value="500564">
            <text:p>500564</text:p>
          </table:table-cell>
          <table:table-cell office:value-type="float" office:value="1108.57121966422">
            <text:p>1108.5712196642</text:p>
          </table:table-cell>
          <table:table-cell office:value-type="float" office:value="240">
            <text:p>240</text:p>
          </table:table-cell>
          <table:table-cell office:value-type="float" office:value="1777633">
            <text:p>1777633</text:p>
          </table:table-cell>
          <table:table-cell table:formula="of:=1000*2"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500564">
            <text:p>500564</text:p>
          </table:table-cell>
          <table:table-cell office:value-type="float" office:value="2173.37185255032">
            <text:p>2173.3718525503</text:p>
          </table:table-cell>
          <table:table-cell office:value-type="float" office:value="653">
            <text:p>653</text:p>
          </table:table-cell>
          <table:table-cell office:value-type="float" office:value="2233992">
            <text:p>2233992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1000000">
            <text:p>1000000</text:p>
          </table:table-cell>
          <table:table-cell office:value-type="float" office:value="1073.62271">
            <text:p>1073.62271</text:p>
          </table:table-cell>
          <table:table-cell office:value-type="float" office:value="228">
            <text:p>228</text:p>
          </table:table-cell>
          <table:table-cell office:value-type="float" office:value="1793948">
            <text:p>1793948</text:p>
          </table:table-cell>
          <table:table-cell table:formula="of:=1000*1" office:value-type="float" office:value="1000">
            <text:p>1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3593">
            <text:p>163593</text:p>
          </table:table-cell>
          <table:table-cell office:value-type="float" office:value="6112.66985751224">
            <text:p>6112.6698575122</text:p>
          </table:table-cell>
          <table:table-cell office:value-type="float" office:value="499652">
            <text:p>499652</text:p>
          </table:table-cell>
          <table:table-cell office:value-type="float" office:value="1702.12271941271">
            <text:p>1702.1227194127</text:p>
          </table:table-cell>
          <table:table-cell office:value-type="float" office:value="304">
            <text:p>304</text:p>
          </table:table-cell>
          <table:table-cell office:value-type="float" office:value="2886360">
            <text:p>2886360</text:p>
          </table:table-cell>
          <table:table-cell table:formula="of:=1000*3"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499652">
            <text:p>499652</text:p>
          </table:table-cell>
          <table:table-cell office:value-type="float" office:value="3287.17263815616">
            <text:p>3287.1726381562</text:p>
          </table:table-cell>
          <table:table-cell office:value-type="float" office:value="695">
            <text:p>695</text:p>
          </table:table-cell>
          <table:table-cell office:value-type="float" office:value="2890767">
            <text:p>2890767</text:p>
          </table:table-cell>
          <table:table-cell table:formula="of:=1000*5"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float" office:value="999990">
            <text:p>999990</text:p>
          </table:table-cell>
          <table:table-cell office:value-type="float" office:value="1578.6488494885">
            <text:p>1578.6488494885</text:p>
          </table:table-cell>
          <table:table-cell office:value-type="float" office:value="217">
            <text:p>217</text:p>
          </table:table-cell>
          <table:table-cell office:value-type="float" office:value="2883947">
            <text:p>2883947</text:p>
          </table:table-cell>
          <table:table-cell table:formula="of:=1000*2"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1329">
            <text:p>131329</text:p>
          </table:table-cell>
          <table:table-cell office:value-type="float" office:value="7614.38829199948">
            <text:p>7614.3882919995</text:p>
          </table:table-cell>
          <table:table-cell office:value-type="float" office:value="500147">
            <text:p>500147</text:p>
          </table:table-cell>
          <table:table-cell office:value-type="float" office:value="1395.66735379798">
            <text:p>1395.667353798</text:p>
          </table:table-cell>
          <table:table-cell office:value-type="float" office:value="239">
            <text:p>239</text:p>
          </table:table-cell>
          <table:table-cell office:value-type="float" office:value="1127644">
            <text:p>1127644</text:p>
          </table:table-cell>
          <table:table-cell table:formula="of:=1000*2"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500147">
            <text:p>500147</text:p>
          </table:table-cell>
          <table:table-cell office:value-type="float" office:value="2661.10120824478">
            <text:p>2661.1012082448</text:p>
          </table:table-cell>
          <table:table-cell office:value-type="float" office:value="626">
            <text:p>626</text:p>
          </table:table-cell>
          <table:table-cell office:value-type="float" office:value="1132245">
            <text:p>1132245</text:p>
          </table:table-cell>
          <table:table-cell table:formula="of:=1000*4"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999990">
            <text:p>999990</text:p>
          </table:table-cell>
          <table:table-cell office:value-type="float" office:value="1262.38206182062">
            <text:p>1262.3820618206</text:p>
          </table:table-cell>
          <table:table-cell office:value-type="float" office:value="229">
            <text:p>229</text:p>
          </table:table-cell>
          <table:table-cell office:value-type="float" office:value="1127155">
            <text:p>1127155</text:p>
          </table:table-cell>
          <table:table-cell table:formula="of:=1000*2"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76283">
            <text:p>176283</text:p>
          </table:table-cell>
          <table:table-cell office:value-type="float" office:value="5672.6967433048">
            <text:p>5672.6967433048</text:p>
          </table:table-cell>
          <table:table-cell office:value-type="float" office:value="500121">
            <text:p>500121</text:p>
          </table:table-cell>
          <table:table-cell office:value-type="float" office:value="2362.13148418083">
            <text:p>2362.1314841808</text:p>
          </table:table-cell>
          <table:table-cell office:value-type="float" office:value="318">
            <text:p>318</text:p>
          </table:table-cell>
          <table:table-cell office:value-type="float" office:value="3409024">
            <text:p>3409024</text:p>
          </table:table-cell>
          <table:table-cell table:formula="of:=1000*5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500121">
            <text:p>500121</text:p>
          </table:table-cell>
          <table:table-cell office:value-type="float" office:value="4707.8806648791">
            <text:p>4707.8806648791</text:p>
          </table:table-cell>
          <table:table-cell office:value-type="float" office:value="736">
            <text:p>736</text:p>
          </table:table-cell>
          <table:table-cell office:value-type="float" office:value="3419254">
            <text:p>3419254</text:p>
          </table:table-cell>
          <table:table-cell table:formula="of:=1000*9" office:value-type="float" office:value="9000">
            <text:p>9000</text:p>
          </table:table-cell>
          <table:table-cell office:value-type="float" office:value="18">
            <text:p>18</text:p>
          </table:table-cell>
          <table:table-cell office:value-type="float" office:value="1000000">
            <text:p>1000000</text:p>
          </table:table-cell>
          <table:table-cell office:value-type="float" office:value="2317.833599">
            <text:p>2317.833599</text:p>
          </table:table-cell>
          <table:table-cell office:value-type="float" office:value="242">
            <text:p>242</text:p>
          </table:table-cell>
          <table:table-cell office:value-type="float" office:value="3415013">
            <text:p>3415013</text:p>
          </table:table-cell>
          <table:table-cell table:formula="of:=1000*5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37110">
            <text:p>137110</text:p>
          </table:table-cell>
          <table:table-cell office:value-type="float" office:value="7293.41404711546">
            <text:p>7293.4140471155</text:p>
          </table:table-cell>
          <table:table-cell office:value-type="float" office:value="500051">
            <text:p>500051</text:p>
          </table:table-cell>
          <table:table-cell office:value-type="float" office:value="1815.56823603992">
            <text:p>1815.5682360399</text:p>
          </table:table-cell>
          <table:table-cell office:value-type="float" office:value="225">
            <text:p>225</text:p>
          </table:table-cell>
          <table:table-cell office:value-type="float" office:value="1728941">
            <text:p>1728941</text:p>
          </table:table-cell>
          <table:table-cell table:formula="of:=1000*3"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500051">
            <text:p>500051</text:p>
          </table:table-cell>
          <table:table-cell office:value-type="float" office:value="3654.51934102722">
            <text:p>3654.5193410272</text:p>
          </table:table-cell>
          <table:table-cell office:value-type="float" office:value="652">
            <text:p>652</text:p>
          </table:table-cell>
          <table:table-cell office:value-type="float" office:value="1880636">
            <text:p>1880636</text:p>
          </table:table-cell>
          <table:table-cell table:formula="of:=1000*6" office:value-type="float" office:value="6000">
            <text:p>6000</text:p>
          </table:table-cell>
          <table:table-cell office:value-type="float" office:value="13">
            <text:p>13</text:p>
          </table:table-cell>
          <table:table-cell office:value-type="float" office:value="1000000">
            <text:p>1000000</text:p>
          </table:table-cell>
          <table:table-cell office:value-type="float" office:value="1823.065152">
            <text:p>1823.065152</text:p>
          </table:table-cell>
          <table:table-cell office:value-type="float" office:value="240">
            <text:p>240</text:p>
          </table:table-cell>
          <table:table-cell office:value-type="float" office:value="1875831">
            <text:p>1875831</text:p>
          </table:table-cell>
          <table:table-cell table:formula="of:=1000*3" office:value-type="float" office:value="3000">
            <text:p>3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3109">
            <text:p>163109</text:p>
          </table:table-cell>
          <table:table-cell office:value-type="float" office:value="6130.80823253162">
            <text:p>6130.8082325316</text:p>
          </table:table-cell>
          <table:table-cell office:value-type="float" office:value="499180">
            <text:p>499180</text:p>
          </table:table-cell>
          <table:table-cell office:value-type="float" office:value="3244.74487559598">
            <text:p>3244.744875596</text:p>
          </table:table-cell>
          <table:table-cell office:value-type="float" office:value="293">
            <text:p>293</text:p>
          </table:table-cell>
          <table:table-cell office:value-type="float" office:value="2617971">
            <text:p>2617971</text:p>
          </table:table-cell>
          <table:table-cell table:formula="of:=1000*9" office:value-type="float" office:value="9000">
            <text:p>9000</text:p>
          </table:table-cell>
          <table:table-cell office:value-type="float" office:value="18">
            <text:p>18</text:p>
          </table:table-cell>
          <table:table-cell office:value-type="float" office:value="499180">
            <text:p>499180</text:p>
          </table:table-cell>
          <table:table-cell office:value-type="float" office:value="6537.65511839417">
            <text:p>6537.6551183942</text:p>
          </table:table-cell>
          <table:table-cell office:value-type="float" office:value="669">
            <text:p>669</text:p>
          </table:table-cell>
          <table:table-cell office:value-type="float" office:value="2652863">
            <text:p>2652863</text:p>
          </table:table-cell>
          <table:table-cell table:formula="of:=1000*15" office:value-type="float" office:value="15000">
            <text:p>15000</text:p>
          </table:table-cell>
          <table:table-cell office:value-type="float" office:value="29">
            <text:p>29</text:p>
          </table:table-cell>
          <table:table-cell office:value-type="float" office:value="999990">
            <text:p>999990</text:p>
          </table:table-cell>
          <table:table-cell office:value-type="float" office:value="3233.26902369024">
            <text:p>3233.2690236902</text:p>
          </table:table-cell>
          <table:table-cell office:value-type="float" office:value="212">
            <text:p>212</text:p>
          </table:table-cell>
          <table:table-cell office:value-type="float" office:value="2648728">
            <text:p>2648728</text:p>
          </table:table-cell>
          <table:table-cell table:formula="of:=1000*9" office:value-type="float" office:value="9000">
            <text:p>9000</text:p>
          </table:table-cell>
          <table:table-cell office:value-type="float" office:value="17">
            <text:p>17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6065">
            <text:p>106065</text:p>
          </table:table-cell>
          <table:table-cell office:value-type="float" office:value="9428.08655070004">
            <text:p>9428.0865507</text:p>
          </table:table-cell>
          <table:table-cell office:value-type="float" office:value="500622">
            <text:p>500622</text:p>
          </table:table-cell>
          <table:table-cell office:value-type="float" office:value="2233.649701771">
            <text:p>2233.649701771</text:p>
          </table:table-cell>
          <table:table-cell office:value-type="float" office:value="263">
            <text:p>263</text:p>
          </table:table-cell>
          <table:table-cell office:value-type="float" office:value="5976881">
            <text:p>5976881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500622">
            <text:p>500622</text:p>
          </table:table-cell>
          <table:table-cell office:value-type="float" office:value="4284.03628286412">
            <text:p>4284.0362828641</text:p>
          </table:table-cell>
          <table:table-cell office:value-type="float" office:value="701">
            <text:p>701</text:p>
          </table:table-cell>
          <table:table-cell office:value-type="float" office:value="5980504">
            <text:p>5980504</text:p>
          </table:table-cell>
          <table:table-cell table:formula="of:=1000*6" office:value-type="float" office:value="6000">
            <text:p>6000</text:p>
          </table:table-cell>
          <table:table-cell office:value-type="float" office:value="11">
            <text:p>11</text:p>
          </table:table-cell>
          <table:table-cell office:value-type="float" office:value="999990">
            <text:p>999990</text:p>
          </table:table-cell>
          <table:table-cell office:value-type="float" office:value="2049.98805788058">
            <text:p>2049.9880578806</text:p>
          </table:table-cell>
          <table:table-cell office:value-type="float" office:value="257">
            <text:p>257</text:p>
          </table:table-cell>
          <table:table-cell office:value-type="float" office:value="5976916">
            <text:p>5976916</text:p>
          </table:table-cell>
          <table:table-cell table:formula="of:=1000*3" office:value-type="float" office:value="3000">
            <text:p>3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59703">
            <text:p>159703</text:p>
          </table:table-cell>
          <table:table-cell office:value-type="float" office:value="6261.62313794982">
            <text:p>6261.6231379498</text:p>
          </table:table-cell>
          <table:table-cell office:value-type="float" office:value="500751">
            <text:p>500751</text:p>
          </table:table-cell>
          <table:table-cell office:value-type="float" office:value="4205.4964403466">
            <text:p>4205.4964403466</text:p>
          </table:table-cell>
          <table:table-cell office:value-type="float" office:value="330">
            <text:p>330</text:p>
          </table:table-cell>
          <table:table-cell office:value-type="float" office:value="5947103">
            <text:p>5947103</text:p>
          </table:table-cell>
          <table:table-cell table:formula="of:=1000*15" office:value-type="float" office:value="15000">
            <text:p>15000</text:p>
          </table:table-cell>
          <table:table-cell office:value-type="float" office:value="33">
            <text:p>33</text:p>
          </table:table-cell>
          <table:table-cell office:value-type="float" office:value="500751">
            <text:p>500751</text:p>
          </table:table-cell>
          <table:table-cell office:value-type="float" office:value="8488.47633454551">
            <text:p>8488.4763345455</text:p>
          </table:table-cell>
          <table:table-cell office:value-type="float" office:value="720">
            <text:p>720</text:p>
          </table:table-cell>
          <table:table-cell office:value-type="float" office:value="6583721">
            <text:p>6583721</text:p>
          </table:table-cell>
          <table:table-cell table:formula="of:=1000*25" office:value-type="float" office:value="25000">
            <text:p>25000</text:p>
          </table:table-cell>
          <table:table-cell office:value-type="float" office:value="51">
            <text:p>51</text:p>
          </table:table-cell>
          <table:table-cell office:value-type="float" office:value="1000000">
            <text:p>1000000</text:p>
          </table:table-cell>
          <table:table-cell office:value-type="float" office:value="4231.90544">
            <text:p>4231.90544</text:p>
          </table:table-cell>
          <table:table-cell office:value-type="float" office:value="244">
            <text:p>244</text:p>
          </table:table-cell>
          <table:table-cell office:value-type="float" office:value="6571149">
            <text:p>6571149</text:p>
          </table:table-cell>
          <table:table-cell table:formula="of:=1000*15" office:value-type="float" office:value="15000">
            <text:p>15000</text:p>
          </table:table-cell>
          <table:table-cell office:value-type="float" office:value="33">
            <text:p>33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6195">
            <text:p>96195</text:p>
          </table:table-cell>
          <table:table-cell office:value-type="float" office:value="10395.5507042986">
            <text:p>10395.5507042986</text:p>
          </table:table-cell>
          <table:table-cell office:value-type="float" office:value="499590">
            <text:p>499590</text:p>
          </table:table-cell>
          <table:table-cell office:value-type="float" office:value="2734.16605616606">
            <text:p>2734.1660561661</text:p>
          </table:table-cell>
          <table:table-cell office:value-type="float" office:value="272">
            <text:p>272</text:p>
          </table:table-cell>
          <table:table-cell office:value-type="float" office:value="4623135">
            <text:p>4623135</text:p>
          </table:table-cell>
          <table:table-cell table:formula="of:=1000*5"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499590">
            <text:p>499590</text:p>
          </table:table-cell>
          <table:table-cell office:value-type="float" office:value="5212.78209331652">
            <text:p>5212.7820933165</text:p>
          </table:table-cell>
          <table:table-cell office:value-type="float" office:value="753">
            <text:p>753</text:p>
          </table:table-cell>
          <table:table-cell office:value-type="float" office:value="4627625">
            <text:p>4627625</text:p>
          </table:table-cell>
          <table:table-cell table:formula="of:=1000*8" office:value-type="float" office:value="8000">
            <text:p>8000</text:p>
          </table:table-cell>
          <table:table-cell office:value-type="float" office:value="19">
            <text:p>19</text:p>
          </table:table-cell>
          <table:table-cell office:value-type="float" office:value="1000000">
            <text:p>1000000</text:p>
          </table:table-cell>
          <table:table-cell office:value-type="float" office:value="2462.319651">
            <text:p>2462.319651</text:p>
          </table:table-cell>
          <table:table-cell office:value-type="float" office:value="234">
            <text:p>234</text:p>
          </table:table-cell>
          <table:table-cell office:value-type="float" office:value="4622181">
            <text:p>4622181</text:p>
          </table:table-cell>
          <table:table-cell table:formula="of:=1000*4" office:value-type="float" office:value="4000">
            <text:p>4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70410">
            <text:p>170410</text:p>
          </table:table-cell>
          <table:table-cell office:value-type="float" office:value="5868.20022299161">
            <text:p>5868.2002229916</text:p>
          </table:table-cell>
          <table:table-cell office:value-type="float" office:value="499917">
            <text:p>499917</text:p>
          </table:table-cell>
          <table:table-cell office:value-type="float" office:value="5684.84623847559">
            <text:p>5684.8462384756</text:p>
          </table:table-cell>
          <table:table-cell office:value-type="float" office:value="297">
            <text:p>297</text:p>
          </table:table-cell>
          <table:table-cell office:value-type="float" office:value="6790532">
            <text:p>6790532</text:p>
          </table:table-cell>
          <table:table-cell table:formula="of:=1000*21" office:value-type="float" office:value="21000">
            <text:p>21000</text:p>
          </table:table-cell>
          <table:table-cell office:value-type="float" office:value="49">
            <text:p>49</text:p>
          </table:table-cell>
          <table:table-cell office:value-type="float" office:value="499917">
            <text:p>499917</text:p>
          </table:table-cell>
          <table:table-cell office:value-type="float" office:value="11349.4870648528">
            <text:p>11349.4870648528</text:p>
          </table:table-cell>
          <table:table-cell office:value-type="float" office:value="716">
            <text:p>716</text:p>
          </table:table-cell>
          <table:table-cell office:value-type="float" office:value="6790971">
            <text:p>6790971</text:p>
          </table:table-cell>
          <table:table-cell table:formula="of:=1000*36" office:value-type="float" office:value="36000">
            <text:p>36000</text:p>
          </table:table-cell>
          <table:table-cell office:value-type="float" office:value="81">
            <text:p>81</text:p>
          </table:table-cell>
          <table:table-cell office:value-type="float" office:value="1000000">
            <text:p>1000000</text:p>
          </table:table-cell>
          <table:table-cell office:value-type="float" office:value="5607.524333">
            <text:p>5607.524333</text:p>
          </table:table-cell>
          <table:table-cell office:value-type="float" office:value="217">
            <text:p>217</text:p>
          </table:table-cell>
          <table:table-cell office:value-type="float" office:value="7026351">
            <text:p>7026351</text:p>
          </table:table-cell>
          <table:table-cell table:formula="of:=1000*21" office:value-type="float" office:value="21000">
            <text:p>21000</text:p>
          </table:table-cell>
          <table:table-cell office:value-type="float" office:value="49">
            <text:p>49</text:p>
          </table:table-cell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95269">
            <text:p>95269</text:p>
          </table:table-cell>
          <table:table-cell office:value-type="float" office:value="10496.593855294">
            <text:p>10496.593855294</text:p>
          </table:table-cell>
          <table:table-cell office:value-type="float" office:value="499853">
            <text:p>499853</text:p>
          </table:table-cell>
          <table:table-cell office:value-type="float" office:value="3373.88919142228">
            <text:p>3373.8891914223</text:p>
          </table:table-cell>
          <table:table-cell office:value-type="float" office:value="277">
            <text:p>277</text:p>
          </table:table-cell>
          <table:table-cell office:value-type="float" office:value="1839285">
            <text:p>1839285</text:p>
          </table:table-cell>
          <table:table-cell table:formula="of:=1000*6" office:value-type="float" office:value="6000">
            <text:p>6000</text:p>
          </table:table-cell>
          <table:table-cell office:value-type="float" office:value="11">
            <text:p>11</text:p>
          </table:table-cell>
          <table:table-cell office:value-type="float" office:value="499853">
            <text:p>499853</text:p>
          </table:table-cell>
          <table:table-cell office:value-type="float" office:value="6447.70861433261">
            <text:p>6447.7086143326</text:p>
          </table:table-cell>
          <table:table-cell office:value-type="float" office:value="757">
            <text:p>757</text:p>
          </table:table-cell>
          <table:table-cell office:value-type="float" office:value="1880447">
            <text:p>1880447</text:p>
          </table:table-cell>
          <table:table-cell table:formula="of:=1000*10" office:value-type="float" office:value="10000">
            <text:p>10000</text:p>
          </table:table-cell>
          <table:table-cell office:value-type="float" office:value="21">
            <text:p>21</text:p>
          </table:table-cell>
          <table:table-cell office:value-type="float" office:value="1000000">
            <text:p>1000000</text:p>
          </table:table-cell>
          <table:table-cell office:value-type="float" office:value="3059.316117">
            <text:p>3059.316117</text:p>
          </table:table-cell>
          <table:table-cell office:value-type="float" office:value="261">
            <text:p>261</text:p>
          </table:table-cell>
          <table:table-cell office:value-type="float" office:value="1841464">
            <text:p>1841464</text:p>
          </table:table-cell>
          <table:table-cell table:formula="of:=1000*5" office:value-type="float" office:value="5000">
            <text:p>5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20"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99116">
            <text:p>99116</text:p>
          </table:table-cell>
          <table:table-cell office:value-type="float" office:value="10088.9361959724">
            <text:p>10088.9361959724</text:p>
          </table:table-cell>
          <table:table-cell office:value-type="float" office:value="500056">
            <text:p>500056</text:p>
          </table:table-cell>
          <table:table-cell office:value-type="float" office:value="5243.7112803366">
            <text:p>5243.7112803366</text:p>
          </table:table-cell>
          <table:table-cell office:value-type="float" office:value="302">
            <text:p>302</text:p>
          </table:table-cell>
          <table:table-cell office:value-type="float" office:value="3026892">
            <text:p>3026892</text:p>
          </table:table-cell>
          <table:table-cell table:formula="of:=1000*9" office:value-type="float" office:value="9000">
            <text:p>9000</text:p>
          </table:table-cell>
          <table:table-cell office:value-type="float" office:value="23">
            <text:p>23</text:p>
          </table:table-cell>
          <table:table-cell office:value-type="float" office:value="500056">
            <text:p>500056</text:p>
          </table:table-cell>
          <table:table-cell office:value-type="float" office:value="9985.127285744">
            <text:p>9985.127285744</text:p>
          </table:table-cell>
          <table:table-cell office:value-type="float" office:value="740">
            <text:p>740</text:p>
          </table:table-cell>
          <table:table-cell office:value-type="float" office:value="3462463">
            <text:p>3462463</text:p>
          </table:table-cell>
          <table:table-cell table:formula="of:=1000*16" office:value-type="float" office:value="16000">
            <text:p>16000</text:p>
          </table:table-cell>
          <table:table-cell office:value-type="float" office:value="50">
            <text:p>50</text:p>
          </table:table-cell>
          <table:table-cell office:value-type="float" office:value="999975">
            <text:p>999975</text:p>
          </table:table-cell>
          <table:table-cell office:value-type="float" office:value="4779.11000475012">
            <text:p>4779.1100047501</text:p>
          </table:table-cell>
          <table:table-cell office:value-type="float" office:value="252">
            <text:p>252</text:p>
          </table:table-cell>
          <table:table-cell office:value-type="float" office:value="3249857">
            <text:p>3249857</text:p>
          </table:table-cell>
          <table:table-cell table:formula="of:=1000*9" office:value-type="float" office:value="9000">
            <text:p>9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0"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4726">
            <text:p>104726</text:p>
          </table:table-cell>
          <table:table-cell office:value-type="float" office:value="9548.72715467028">
            <text:p>9548.7271546703</text:p>
          </table:table-cell>
          <table:table-cell office:value-type="float" office:value="500226">
            <text:p>500226</text:p>
          </table:table-cell>
          <table:table-cell office:value-type="float" office:value="7377.68768116811">
            <text:p>7377.6876811681</text:p>
          </table:table-cell>
          <table:table-cell office:value-type="float" office:value="229">
            <text:p>229</text:p>
          </table:table-cell>
          <table:table-cell office:value-type="float" office:value="6135354">
            <text:p>6135354</text:p>
          </table:table-cell>
          <table:table-cell table:formula="of:=1000*13" office:value-type="float" office:value="13000">
            <text:p>13000</text:p>
          </table:table-cell>
          <table:table-cell office:value-type="float" office:value="29">
            <text:p>29</text:p>
          </table:table-cell>
          <table:table-cell office:value-type="float" office:value="500226">
            <text:p>500226</text:p>
          </table:table-cell>
          <table:table-cell office:value-type="float" office:value="14059.8456397708">
            <text:p>14059.8456397708</text:p>
          </table:table-cell>
          <table:table-cell office:value-type="float" office:value="647">
            <text:p>647</text:p>
          </table:table-cell>
          <table:table-cell office:value-type="float" office:value="6404749">
            <text:p>6404749</text:p>
          </table:table-cell>
          <table:table-cell table:formula="of:=1000*23" office:value-type="float" office:value="23000">
            <text:p>23000</text:p>
          </table:table-cell>
          <table:table-cell office:value-type="float" office:value="58">
            <text:p>58</text:p>
          </table:table-cell>
          <table:table-cell office:value-type="float" office:value="1000000">
            <text:p>1000000</text:p>
          </table:table-cell>
          <table:table-cell office:value-type="float" office:value="6737.058176">
            <text:p>6737.058176</text:p>
          </table:table-cell>
          <table:table-cell office:value-type="float" office:value="239">
            <text:p>239</text:p>
          </table:table-cell>
          <table:table-cell office:value-type="float" office:value="6134597">
            <text:p>6134597</text:p>
          </table:table-cell>
          <table:table-cell table:formula="of:=1000*12" office:value-type="float" office:value="12000">
            <text:p>12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orkloadf</text:p>
          </table:table-cell>
          <table:table-cell office:value-type="string">
            <text:p><text:s/>mongodb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20"/>
          <table:table-cell office:value-type="string">
            <text:p>workloadf</text:p>
          </table:table-cell>
          <table:table-cell office:value-type="string">
            <text:p><text:s/>mongodb-async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99492">
            <text:p>99492</text:p>
          </table:table-cell>
          <table:table-cell office:value-type="float" office:value="10051.0593816588">
            <text:p>10051.0593816588</text:p>
          </table:table-cell>
          <table:table-cell office:value-type="float" office:value="499719">
            <text:p>499719</text:p>
          </table:table-cell>
          <table:table-cell office:value-type="float" office:value="8563.90868668191">
            <text:p>8563.9086866819</text:p>
          </table:table-cell>
          <table:table-cell office:value-type="float" office:value="276">
            <text:p>276</text:p>
          </table:table-cell>
          <table:table-cell office:value-type="float" office:value="5756887">
            <text:p>5756887</text:p>
          </table:table-cell>
          <table:table-cell table:formula="of:=1000*15" office:value-type="float" office:value="15000">
            <text:p>15000</text:p>
          </table:table-cell>
          <table:table-cell office:value-type="float" office:value="41">
            <text:p>41</text:p>
          </table:table-cell>
          <table:table-cell office:value-type="float" office:value="499719">
            <text:p>499719</text:p>
          </table:table-cell>
          <table:table-cell office:value-type="float" office:value="16635.9086806785">
            <text:p>16635.9086806785</text:p>
          </table:table-cell>
          <table:table-cell office:value-type="float" office:value="749">
            <text:p>749</text:p>
          </table:table-cell>
          <table:table-cell office:value-type="float" office:value="5778882">
            <text:p>5778882</text:p>
          </table:table-cell>
          <table:table-cell table:formula="of:=1000*28" office:value-type="float" office:value="28000">
            <text:p>28000</text:p>
          </table:table-cell>
          <table:table-cell office:value-type="float" office:value="87">
            <text:p>87</text:p>
          </table:table-cell>
          <table:table-cell office:value-type="float" office:value="1000000">
            <text:p>1000000</text:p>
          </table:table-cell>
          <table:table-cell office:value-type="float" office:value="8077.50802">
            <text:p>8077.50802</text:p>
          </table:table-cell>
          <table:table-cell office:value-type="float" office:value="271">
            <text:p>271</text:p>
          </table:table-cell>
          <table:table-cell office:value-type="float" office:value="5757605">
            <text:p>5757605</text:p>
          </table:table-cell>
          <table:table-cell table:formula="of:=1000*15" office:value-type="float" office:value="15000">
            <text:p>15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6"/>
          <table:table-cell table:style-name="ce1"/>
          <table:table-cell/>
        </table:table-row>
      </table:table>
      <table:named-expressions/>
      <table:database-ranges>
        <table:database-range table:name="__Anonymous_Sheet_DB__0" table:target-range-address="'Workload A'.A1:'Workload A'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Workload B'.A1:'Workload B'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4" table:target-range-address="'Workload C'.A1:'Workload C'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6" table:target-range-address="'Workload D'.A1:'Workload D'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8" table:target-range-address="'Workload E'.A1:'Workload E'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0" table:target-range-address="'Workload F'.A1:'Workload F'.AMJ104857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oore</meta:initial-creator>
    <meta:creation-date>2012-09-08T14:20:52</meta:creation-date>
    <dc:date>2012-09-09T13:26:02</dc:date>
    <dc:creator>Robert Moore</dc:creator>
    <meta:editing-duration>PT3H48M9S</meta:editing-duration>
    <meta:editing-cycles>19</meta:editing-cycles>
    <meta:generator>LibreOffice/3.5$Linux_X86_64 LibreOffice_project/350m1$Build-2</meta:generator>
    <meta:document-statistic meta:table-count="12" meta:cell-count="762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graphic-properties draw:fill-color="#ffffff"/>
    </style:style>
    <style:style style:name="ch13" style:family="chart">
      <style:graphic-properties svg:stroke-color="#b3b3b3" draw:fill-color="#000000"/>
    </style:style>
    <style:style style:name="ch14" style:family="chart">
      <style:graphic-properties svg:stroke-width="0.051cm" svg:stroke-color="#ff9966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Update Latency
YCSB - Workload A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A Charts'.A1:'Workload A Charts'.B1 'Workload A Charts'.C2:'Workload A Charts'.D19 'Workload A Charts'.L1:'Workload A Charts'.M1 'Workload A Charts'.Z2:'Workload A Charts'.AA19 'Workload A Charts'.AC2:'Workload A Charts'.AC19 'Workload A Charts'.T2:'Workload A Charts'.T2 'Workload A Charts'.H1:'Workload A Charts'.I1 'Workload A Charts'.H2:'Workload A Charts'.I19 'Workload A Charts'.K2:'Workload A Charts'.K19 'Workload A Charts'.B2:'Workload A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A Charts'.C2:'Workload A Charts'.D19"/>
          </chart:axis>
          <chart:axis chart:dimension="y" chart:name="primary-y" chart:style-name="ch8">
            <chart:title svg:x="0.451cm" svg:y="8.433cm" chart:style-name="ch9">
              <text:p>micro seconds</text:p>
            </chart:title>
            <chart:grid chart:style-name="ch10" chart:class="major"/>
          </chart:axis>
          <chart:axis chart:dimension="y" chart:name="secondary-y" chart:style-name="ch11"/>
          <chart:series chart:values-cell-range-address="'Workload A Charts'.AA2:'Workload A Charts'.AA19" chart:label-cell-address="'Workload A Charts'.L1:'Workload A Charts'.L1" chart:attached-axis="secondary-y">
            <chart:data-point chart:repeated="18"/>
          </chart:series>
          <chart:series chart:values-cell-range-address="'Workload A Charts'.AC2:'Workload A Charts'.AC19" chart:label-cell-address="'Workload A Charts'.M1:'Workload A Charts'.M1" chart:attached-axis="secondary-y">
            <chart:data-point chart:repeated="18"/>
          </chart:series>
          <chart:series chart:values-cell-range-address="'Workload A Charts'.Z2:'Workload A Charts'.Z19" chart:label-cell-address="'Workload A Charts'.T2:'Workload A Charts'.T2" chart:attached-axis="secondary-y">
            <chart:data-point chart:repeated="18"/>
          </chart:series>
          <chart:series chart:values-cell-range-address="'Workload A Charts'.I2:'Workload A Charts'.I19" chart:label-cell-address="'Workload A Charts'.H1:'Workload A Charts'.H1" chart:attached-axis="secondary-y">
            <chart:data-point chart:repeated="18"/>
          </chart:series>
          <chart:series chart:values-cell-range-address="'Workload A Charts'.K2:'Workload A Charts'.K19" chart:label-cell-address="'Workload A Charts'.I1:'Workload A Charts'.I1" chart:attached-axis="secondary-y">
            <chart:data-point chart:repeated="18"/>
          </chart:series>
          <chart:series chart:values-cell-range-address="'Workload A Charts'.H2:'Workload A Charts'.H19" chart:label-cell-address="'Workload A Charts'.B2:'Workload A Charts'.B2" chart:attached-axis="secondary-y">
            <chart:data-point chart:repeated="18"/>
          </chart:series>
          <chart:stock-gain-marker chart:style-name="ch12"/>
          <chart:stock-loss-marker chart:style-name="ch13"/>
          <chart:stock-range-line chart:style-name="ch14"/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A Charts'.L1:'Workload A Charts'.L1</svg:desc>
                </draw:g>
              </table:table-cell>
              <table:table-cell office:value-type="string">
                <text:p> Read Operations</text:p>
                <draw:g>
                  <svg:desc>'Workload A Charts'.M1:'Workload A Charts'.M1</svg:desc>
                </draw:g>
              </table:table-cell>
              <table:table-cell office:value-type="string">
                <text:p> mongodb-async</text:p>
                <draw:g>
                  <svg:desc>'Workload A Charts'.T2:'Workload A Charts'.T2</svg:desc>
                </draw:g>
              </table:table-cell>
              <table:table-cell office:value-type="string">
                <text:p> Update Average Latency (us)</text:p>
                <draw:g>
                  <svg:desc>'Workload A Charts'.H1:'Workload A Charts'.H1</svg:desc>
                </draw:g>
              </table:table-cell>
              <table:table-cell office:value-type="string">
                <text:p> Update Min Latency (us)</text:p>
                <draw:g>
                  <svg:desc>'Workload A Charts'.I1:'Workload A Charts'.I1</svg:desc>
                </draw:g>
              </table:table-cell>
              <table:table-cell office:value-type="string">
                <text:p> mongodb-legacy</text:p>
                <draw:g>
                  <svg:desc>'Workload A Charts'.B2:'Workload A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A Charts'.C2:'Workload A Charts'.D19</svg:desc>
                </draw:g>
              </table:table-cell>
              <table:table-cell office:value-type="float" office:value="212">
                <text:p>212</text:p>
                <draw:g>
                  <svg:desc>'Workload A Charts'.AA2:'Workload A Charts'.AA19</svg:desc>
                </draw:g>
              </table:table-cell>
              <table:table-cell office:value-type="float" office:value="0">
                <text:p>0</text:p>
                <draw:g>
                  <svg:desc>'Workload A Charts'.AC2:'Workload A Charts'.AC19</svg:desc>
                </draw:g>
              </table:table-cell>
              <table:table-cell office:value-type="float" office:value="466.239346168136">
                <text:p>466.239346168136</text:p>
                <draw:g>
                  <svg:desc>'Workload A Charts'.Z2:'Workload A Charts'.Z19</svg:desc>
                </draw:g>
              </table:table-cell>
              <table:table-cell office:value-type="float" office:value="284">
                <text:p>284</text:p>
                <draw:g>
                  <svg:desc>'Workload A Charts'.I2:'Workload A Charts'.I19</svg:desc>
                </draw:g>
              </table:table-cell>
              <table:table-cell office:value-type="float" office:value="0">
                <text:p>0</text:p>
                <draw:g>
                  <svg:desc>'Workload A Charts'.K2:'Workload A Charts'.K19</svg:desc>
                </draw:g>
              </table:table-cell>
              <table:table-cell office:value-type="float" office:value="575.319176738322">
                <text:p>575.319176738322</text:p>
                <draw:g>
                  <svg:desc>'Workload A Charts'.H2:'Workload A Charts'.H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493.611460921844">
                <text:p>493.611460921844</text:p>
              </table:table-cell>
              <table:table-cell office:value-type="float" office:value="303">
                <text:p>303</text:p>
              </table:table-cell>
              <table:table-cell office:value-type="float" office:value="3000">
                <text:p>3000</text:p>
              </table:table-cell>
              <table:table-cell office:value-type="float" office:value="1271.55951229573">
                <text:p>1271.55951229573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476.780123811409">
                <text:p>476.780123811409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706.169175709027">
                <text:p>706.169175709027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4">
                <text:p>214</text:p>
              </table:table-cell>
              <table:table-cell office:value-type="float" office:value="1000">
                <text:p>1000</text:p>
              </table:table-cell>
              <table:table-cell office:value-type="float" office:value="772.761761585427">
                <text:p>772.761761585427</text:p>
              </table:table-cell>
              <table:table-cell office:value-type="float" office:value="293">
                <text:p>293</text:p>
              </table:table-cell>
              <table:table-cell office:value-type="float" office:value="5000">
                <text:p>5000</text:p>
              </table:table-cell>
              <table:table-cell office:value-type="float" office:value="2062.56365080886">
                <text:p>2062.5636508088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  <table:table-cell office:value-type="float" office:value="1000">
                <text:p>1000</text:p>
              </table:table-cell>
              <table:table-cell office:value-type="float" office:value="1000.13664592546">
                <text:p>1000.13664592546</text:p>
              </table:table-cell>
              <table:table-cell office:value-type="float" office:value="301">
                <text:p>301</text:p>
              </table:table-cell>
              <table:table-cell office:value-type="float" office:value="12000">
                <text:p>12000</text:p>
              </table:table-cell>
              <table:table-cell office:value-type="float" office:value="3975.73475979249">
                <text:p>3975.73475979249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3">
                <text:p>223</text:p>
              </table:table-cell>
              <table:table-cell office:value-type="float" office:value="2000">
                <text:p>2000</text:p>
              </table:table-cell>
              <table:table-cell office:value-type="float" office:value="1326.3866021243">
                <text:p>1326.386602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0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794.82947419006">
                <text:p>1794.8294741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6">
                <text:p>296</text:p>
              </table:table-cell>
              <table:table-cell office:value-type="float" office:value="7000">
                <text:p>7000</text:p>
              </table:table-cell>
              <table:table-cell office:value-type="float" office:value="2627.1466797425">
                <text:p>2627.146679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6">
                <text:p>346</text:p>
              </table:table-cell>
              <table:table-cell office:value-type="float" office:value="10000">
                <text:p>10000</text:p>
              </table:table-cell>
              <table:table-cell office:value-type="float" office:value="4334.61997502522">
                <text:p>4334.6199750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2000">
                <text:p>2000</text:p>
              </table:table-cell>
              <table:table-cell office:value-type="float" office:value="1234.59898399046">
                <text:p>1234.59898399046</text:p>
              </table:table-cell>
              <table:table-cell office:value-type="float" office:value="310">
                <text:p>310</text:p>
              </table:table-cell>
              <table:table-cell office:value-type="float" office:value="2000">
                <text:p>2000</text:p>
              </table:table-cell>
              <table:table-cell office:value-type="float" office:value="1274.86274196288">
                <text:p>1274.8627419628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3">
                <text:p>243</text:p>
              </table:table-cell>
              <table:table-cell office:value-type="float" office:value="3000">
                <text:p>3000</text:p>
              </table:table-cell>
              <table:table-cell office:value-type="float" office:value="1799.51829231723">
                <text:p>1799.51829231723</text:p>
              </table:table-cell>
              <table:table-cell office:value-type="float" office:value="307">
                <text:p>307</text:p>
              </table:table-cell>
              <table:table-cell office:value-type="float" office:value="4000">
                <text:p>4000</text:p>
              </table:table-cell>
              <table:table-cell office:value-type="float" office:value="2017.07930672899">
                <text:p>2017.0793067289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7">
                <text:p>257</text:p>
              </table:table-cell>
              <table:table-cell office:value-type="float" office:value="3000">
                <text:p>3000</text:p>
              </table:table-cell>
              <table:table-cell office:value-type="float" office:value="1854.28212772509">
                <text:p>1854.28212772509</text:p>
              </table:table-cell>
              <table:table-cell office:value-type="float" office:value="291">
                <text:p>291</text:p>
              </table:table-cell>
              <table:table-cell office:value-type="float" office:value="5000">
                <text:p>5000</text:p>
              </table:table-cell>
              <table:table-cell office:value-type="float" office:value="2414.28272887394">
                <text:p>2414.28272887394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2">
                <text:p>272</text:p>
              </table:table-cell>
              <table:table-cell office:value-type="float" office:value="4000">
                <text:p>4000</text:p>
              </table:table-cell>
              <table:table-cell office:value-type="float" office:value="2530.16678093487">
                <text:p>2530.16678093487</text:p>
              </table:table-cell>
              <table:table-cell office:value-type="float" office:value="318">
                <text:p>318</text:p>
              </table:table-cell>
              <table:table-cell office:value-type="float" office:value="10000">
                <text:p>10000</text:p>
              </table:table-cell>
              <table:table-cell office:value-type="float" office:value="3574.62584748473">
                <text:p>3574.62584748473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3">
                <text:p>283</text:p>
              </table:table-cell>
              <table:table-cell office:value-type="float" office:value="6000">
                <text:p>6000</text:p>
              </table:table-cell>
              <table:table-cell office:value-type="float" office:value="3216.5625353956">
                <text:p>3216.5625353956</text:p>
              </table:table-cell>
              <table:table-cell office:value-type="float" office:value="326">
                <text:p>326</text:p>
              </table:table-cell>
              <table:table-cell office:value-type="float" office:value="17000">
                <text:p>17000</text:p>
              </table:table-cell>
              <table:table-cell office:value-type="float" office:value="4844.84988582421">
                <text:p>4844.8498858242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4">
                <text:p>284</text:p>
              </table:table-cell>
              <table:table-cell office:value-type="float" office:value="7000">
                <text:p>7000</text:p>
              </table:table-cell>
              <table:table-cell office:value-type="float" office:value="4529.30481974132">
                <text:p>4529.30481974132</text:p>
              </table:table-cell>
              <table:table-cell office:value-type="float" office:value="300">
                <text:p>300</text:p>
              </table:table-cell>
              <table:table-cell office:value-type="float" office:value="23000">
                <text:p>23000</text:p>
              </table:table-cell>
              <table:table-cell office:value-type="float" office:value="5997.47351560486">
                <text:p>5997.47351560486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5">
                <text:p>315</text:p>
              </table:table-cell>
              <table:table-cell office:value-type="float" office:value="11000">
                <text:p>11000</text:p>
              </table:table-cell>
              <table:table-cell office:value-type="float" office:value="5937.84665024404">
                <text:p>5937.8466502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6">
                <text:p>296</text:p>
              </table:table-cell>
              <table:table-cell office:value-type="float" office:value="14000">
                <text:p>14000</text:p>
              </table:table-cell>
              <table:table-cell office:value-type="float" office:value="8698.21235913689">
                <text:p>8698.2123591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5">
                <text:p>355</text:p>
              </table:table-cell>
              <table:table-cell office:value-type="float" office:value="18000">
                <text:p>18000</text:p>
              </table:table-cell>
              <table:table-cell office:value-type="float" office:value="11236.5355326037">
                <text:p>11236.535532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389cm" svg:y="0.389cm" chart:style-name="ch2">
          <text:p>Read Latency
YCSB - Workload D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D Charts'.C2:'Workload D Charts'.D19 'Workload D Charts'.L1:'Workload D Charts'.M1 'Workload D Charts'.AF2:'Workload D Charts'.AG19 'Workload D Charts'.AI2:'Workload D Charts'.AI19 'Workload D Charts'.T2:'Workload D Charts'.T2 'Workload D Charts'.H1:'Workload D Charts'.I1 'Workload D Charts'.N2:'Workload D Charts'.O19 'Workload D Charts'.Q2:'Workload D Charts'.Q19 'Workload D Charts'.B2:'Workload D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D Charts'.C2:'Workload D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D Charts'.AG2:'Workload D Charts'.AG19" chart:label-cell-address="'Workload D Charts'.L1:'Workload D Charts'.L1" chart:attached-axis="secondary-y">
            <chart:data-point chart:repeated="18"/>
          </chart:series>
          <chart:series chart:values-cell-range-address="'Workload D Charts'.AI2:'Workload D Charts'.AI19" chart:label-cell-address="'Workload D Charts'.M1:'Workload D Charts'.M1" chart:attached-axis="secondary-y">
            <chart:data-point chart:repeated="18"/>
          </chart:series>
          <chart:series chart:values-cell-range-address="'Workload D Charts'.AF2:'Workload D Charts'.AF19" chart:label-cell-address="'Workload D Charts'.T2:'Workload D Charts'.T2" chart:attached-axis="secondary-y">
            <chart:data-point chart:repeated="18"/>
          </chart:series>
          <chart:series chart:values-cell-range-address="'Workload D Charts'.O2:'Workload D Charts'.O19" chart:label-cell-address="'Workload D Charts'.H1:'Workload D Charts'.H1" chart:attached-axis="secondary-y">
            <chart:data-point chart:repeated="18"/>
          </chart:series>
          <chart:series chart:values-cell-range-address="'Workload D Charts'.Q2:'Workload D Charts'.Q19" chart:label-cell-address="'Workload D Charts'.I1:'Workload D Charts'.I1" chart:attached-axis="secondary-y">
            <chart:data-point chart:repeated="18"/>
          </chart:series>
          <chart:series chart:values-cell-range-address="'Workload D Charts'.N2:'Workload D Charts'.N19" chart:label-cell-address="'Workload D Charts'.B2:'Workload D Charts'.B2" chart:attached-axis="secondary-y">
            <chart:data-point chart:repeated="18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 99th Percentile Latency (ms)</text:p>
                <draw:g>
                  <svg:desc>'Workload D Charts'.L1:'Workload D Charts'.L1</svg:desc>
                </draw:g>
              </table:table-cell>
              <table:table-cell office:value-type="string">
                <text:p> Read Operations</text:p>
                <draw:g>
                  <svg:desc>'Workload D Charts'.M1:'Workload D Charts'.M1</svg:desc>
                </draw:g>
              </table:table-cell>
              <table:table-cell office:value-type="string">
                <text:p> mongodb-async</text:p>
                <draw:g>
                  <svg:desc>'Workload D Charts'.T2:'Workload D Charts'.T2</svg:desc>
                </draw:g>
              </table:table-cell>
              <table:table-cell office:value-type="string">
                <text:p> Insert Average Latency (us)</text:p>
                <draw:g>
                  <svg:desc>'Workload D Charts'.H1:'Workload D Charts'.H1</svg:desc>
                </draw:g>
              </table:table-cell>
              <table:table-cell office:value-type="string">
                <text:p> Insert Min Latency (us)</text:p>
                <draw:g>
                  <svg:desc>'Workload D Charts'.I1:'Workload D Charts'.I1</svg:desc>
                </draw:g>
              </table:table-cell>
              <table:table-cell office:value-type="string">
                <text:p> mongodb-legacy</text:p>
                <draw:g>
                  <svg:desc>'Workload D Charts'.B2:'Workload D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D Charts'.C2:'Workload D Charts'.D19</svg:desc>
                </draw:g>
              </table:table-cell>
              <table:table-cell office:value-type="float" office:value="212">
                <text:p>212</text:p>
                <draw:g>
                  <svg:desc>'Workload D Charts'.AG2:'Workload D Charts'.AG19</svg:desc>
                </draw:g>
              </table:table-cell>
              <table:table-cell office:value-type="float" office:value="0">
                <text:p>0</text:p>
                <draw:g>
                  <svg:desc>'Workload D Charts'.AI2:'Workload D Charts'.AI19</svg:desc>
                </draw:g>
              </table:table-cell>
              <table:table-cell office:value-type="float" office:value="415.816459173621">
                <text:p>415.816459173621</text:p>
                <draw:g>
                  <svg:desc>'Workload D Charts'.AF2:'Workload D Charts'.AF19</svg:desc>
                </draw:g>
              </table:table-cell>
              <table:table-cell office:value-type="float" office:value="216">
                <text:p>216</text:p>
                <draw:g>
                  <svg:desc>'Workload D Charts'.O2:'Workload D Charts'.O19</svg:desc>
                </draw:g>
              </table:table-cell>
              <table:table-cell office:value-type="float" office:value="0">
                <text:p>0</text:p>
                <draw:g>
                  <svg:desc>'Workload D Charts'.Q2:'Workload D Charts'.Q19</svg:desc>
                </draw:g>
              </table:table-cell>
              <table:table-cell office:value-type="float" office:value="417.743807149494">
                <text:p>417.743807149494</text:p>
                <draw:g>
                  <svg:desc>'Workload D Charts'.N2:'Workload D Charts'.N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429.865257986603">
                <text:p>429.865257986603</text:p>
              </table:table-cell>
              <table:table-cell office:value-type="float" office:value="194">
                <text:p>194</text:p>
              </table:table-cell>
              <table:table-cell office:value-type="float" office:value="1000">
                <text:p>1000</text:p>
              </table:table-cell>
              <table:table-cell office:value-type="float" office:value="707.041385690725">
                <text:p>707.041385690725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424.952764392461">
                <text:p>424.952764392461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462.455442281103">
                <text:p>462.45544228110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722.030254919476">
                <text:p>722.030254919476</text:p>
              </table:table-cell>
              <table:table-cell office:value-type="float" office:value="191">
                <text:p>191</text:p>
              </table:table-cell>
              <table:table-cell office:value-type="float" office:value="4000">
                <text:p>4000</text:p>
              </table:table-cell>
              <table:table-cell office:value-type="float" office:value="1281.53145869096">
                <text:p>1281.5314586909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">
                <text:p>207</text:p>
              </table:table-cell>
              <table:table-cell office:value-type="float" office:value="1000">
                <text:p>1000</text:p>
              </table:table-cell>
              <table:table-cell office:value-type="float" office:value="814.798411366749">
                <text:p>814.798411366749</text:p>
              </table:table-cell>
              <table:table-cell office:value-type="float" office:value="188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2649.39751025903">
                <text:p>2649.39751025903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  <table:table-cell office:value-type="float" office:value="1000">
                <text:p>1000</text:p>
              </table:table-cell>
              <table:table-cell office:value-type="float" office:value="1007.29772602131">
                <text:p>1007.2977260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7">
                <text:p>237</text:p>
              </table:table-cell>
              <table:table-cell office:value-type="float" office:value="1000">
                <text:p>1000</text:p>
              </table:table-cell>
              <table:table-cell office:value-type="float" office:value="1253.25240503505">
                <text:p>1253.2524050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1">
                <text:p>261</text:p>
              </table:table-cell>
              <table:table-cell office:value-type="float" office:value="2000">
                <text:p>2000</text:p>
              </table:table-cell>
              <table:table-cell office:value-type="float" office:value="1459.32650627142">
                <text:p>1459.32650627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4">
                <text:p>264</text:p>
              </table:table-cell>
              <table:table-cell office:value-type="float" office:value="5000">
                <text:p>5000</text:p>
              </table:table-cell>
              <table:table-cell office:value-type="float" office:value="2720.51609718411">
                <text:p>2720.5160971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0">
                <text:p>220</text:p>
              </table:table-cell>
              <table:table-cell office:value-type="float" office:value="1000">
                <text:p>1000</text:p>
              </table:table-cell>
              <table:table-cell office:value-type="float" office:value="889.482041285466">
                <text:p>889.482041285466</text:p>
              </table:table-cell>
              <table:table-cell office:value-type="float" office:value="220">
                <text:p>220</text:p>
              </table:table-cell>
              <table:table-cell office:value-type="float" office:value="1000">
                <text:p>1000</text:p>
              </table:table-cell>
              <table:table-cell office:value-type="float" office:value="937.728982154173">
                <text:p>937.728982154173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">
                <text:p>190</text:p>
              </table:table-cell>
              <table:table-cell office:value-type="float" office:value="2000">
                <text:p>2000</text:p>
              </table:table-cell>
              <table:table-cell office:value-type="float" office:value="1164.91591381076">
                <text:p>1164.91591381076</text:p>
              </table:table-cell>
              <table:table-cell office:value-type="float" office:value="195">
                <text:p>195</text:p>
              </table:table-cell>
              <table:table-cell office:value-type="float" office:value="2000">
                <text:p>2000</text:p>
              </table:table-cell>
              <table:table-cell office:value-type="float" office:value="1405.80202909414">
                <text:p>1405.8020290941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  <table:table-cell office:value-type="float" office:value="2000">
                <text:p>2000</text:p>
              </table:table-cell>
              <table:table-cell office:value-type="float" office:value="1291.36606902244">
                <text:p>1291.36606902244</text:p>
              </table:table-cell>
              <table:table-cell office:value-type="float" office:value="226">
                <text:p>226</text:p>
              </table:table-cell>
              <table:table-cell office:value-type="float" office:value="4000">
                <text:p>4000</text:p>
              </table:table-cell>
              <table:table-cell office:value-type="float" office:value="1826.25740620699">
                <text:p>1826.25740620699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4">
                <text:p>224</text:p>
              </table:table-cell>
              <table:table-cell office:value-type="float" office:value="2000">
                <text:p>2000</text:p>
              </table:table-cell>
              <table:table-cell office:value-type="float" office:value="1351.95515410481">
                <text:p>1351.95515410481</text:p>
              </table:table-cell>
              <table:table-cell office:value-type="float" office:value="213">
                <text:p>213</text:p>
              </table:table-cell>
              <table:table-cell office:value-type="float" office:value="8000">
                <text:p>8000</text:p>
              </table:table-cell>
              <table:table-cell office:value-type="float" office:value="2777.23852972504">
                <text:p>2777.23852972504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  <table:table-cell office:value-type="float" office:value="3000">
                <text:p>3000</text:p>
              </table:table-cell>
              <table:table-cell office:value-type="float" office:value="1890.02206018616">
                <text:p>1890.02206018616</text:p>
              </table:table-cell>
              <table:table-cell office:value-type="float" office:value="185">
                <text:p>185</text:p>
              </table:table-cell>
              <table:table-cell office:value-type="float" office:value="13000">
                <text:p>13000</text:p>
              </table:table-cell>
              <table:table-cell office:value-type="float" office:value="3835.55717002558">
                <text:p>3835.55717002558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">
                <text:p>248</text:p>
              </table:table-cell>
              <table:table-cell office:value-type="float" office:value="3000">
                <text:p>3000</text:p>
              </table:table-cell>
              <table:table-cell office:value-type="float" office:value="2234.75821479105">
                <text:p>2234.75821479105</text:p>
              </table:table-cell>
              <table:table-cell office:value-type="float" office:value="206">
                <text:p>206</text:p>
              </table:table-cell>
              <table:table-cell office:value-type="float" office:value="19000">
                <text:p>19000</text:p>
              </table:table-cell>
              <table:table-cell office:value-type="float" office:value="4867.86722932179">
                <text:p>4867.8672293217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6000">
                <text:p>6000</text:p>
              </table:table-cell>
              <table:table-cell office:value-type="float" office:value="2963.72986547331">
                <text:p>2963.7298654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  <table:table-cell office:value-type="float" office:value="9000">
                <text:p>9000</text:p>
              </table:table-cell>
              <table:table-cell office:value-type="float" office:value="4480.41988374517">
                <text:p>4480.41988374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7">
                <text:p>267</text:p>
              </table:table-cell>
              <table:table-cell office:value-type="float" office:value="12000">
                <text:p>12000</text:p>
              </table:table-cell>
              <table:table-cell office:value-type="float" office:value="5331.03736017167">
                <text:p>5331.0373601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389cm" svg:y="0.389cm" chart:style-name="ch2">
          <text:p>Throughput
YCSB - Workload D</text:p>
        </chart:title>
        <chart:subtitle svg:x="10.037cm" svg:y="1.926cm" chart:style-name="ch3">
          <text:p>Higher is Better</text:p>
        </chart:subtitle>
        <chart:legend chart:legend-position="end" svg:x="19.486cm" svg:y="5.802cm" style:legend-expansion="high" chart:style-name="ch4"/>
        <chart:plot-area chart:style-name="ch5" table:cell-range-address="'Workload D Charts'.C2:'Workload D Charts'.D19 'Workload D Charts'.T2:'Workload D Charts'.T2 'Workload D Charts'.X2:'Workload D Charts'.X19 'Workload D Charts'.B2:'Workload D Charts'.B2 'Workload D Charts'.F2:'Workload D Charts'.F19" chart:data-source-has-labels="both" svg:x="1.468cm" svg:y="3.117cm" svg:width="17.104cm" svg:height="8.349cm">
          <chartooo:coordinate-region svg:x="2.645cm" svg:y="3.316cm" svg:width="15.927cm" svg:height="7.105cm"/>
          <chart:axis chart:dimension="x" chart:name="primary-x" chart:style-name="ch6" chartooo:axis-type="auto">
            <chartooo:date-scale/>
            <chart:title svg:x="7.29cm" svg:y="11.72cm" chart:style-name="ch7">
              <text:p>Threads (top) / Connections (bottom)</text:p>
            </chart:title>
            <chart:categories table:cell-range-address="'Workload D Charts'.C2:'Workload D Charts'.D19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D Charts'.X2:'Workload D Charts'.X19" chart:label-cell-address="'Workload D Charts'.T2:'Workload D Charts'.T2" chart:class="chart:bar">
            <chart:data-point chart:repeated="18"/>
          </chart:series>
          <chart:series chart:style-name="ch12" chart:values-cell-range-address="'Workload D Charts'.F2:'Workload D Charts'.F19" chart:label-cell-address="'Workload D Charts'.B2:'Workload D Charts'.B2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ongodb-async</text:p>
                <draw:g>
                  <svg:desc>'Workload D Charts'.T2:'Workload D Charts'.T2</svg:desc>
                </draw:g>
              </table:table-cell>
              <table:table-cell office:value-type="string">
                <text:p> mongodb-legacy</text:p>
                <draw:g>
                  <svg:desc>'Workload D Charts'.B2:'Workload D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D Charts'.C2:'Workload D Charts'.D19</svg:desc>
                </draw:g>
              </table:table-cell>
              <table:table-cell office:value-type="float" office:value="2366.83589543319">
                <text:p>2366.83589543319</text:p>
                <draw:g>
                  <svg:desc>'Workload D Charts'.X2:'Workload D Charts'.X19</svg:desc>
                </draw:g>
              </table:table-cell>
              <table:table-cell office:value-type="float" office:value="2275.8151400878">
                <text:p>2275.8151400878</text:p>
                <draw:g>
                  <svg:desc>'Workload D Charts'.F2:'Workload D Charts'.F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56.45216408696">
                <text:p>4556.45216408696</text:p>
              </table:table-cell>
              <table:table-cell office:value-type="float" office:value="2256.87783520278">
                <text:p>2256.87783520278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93.9415099367">
                <text:p>4593.9415099367</text:p>
              </table:table-cell>
              <table:table-cell office:value-type="float" office:value="4099.65439913415">
                <text:p>4099.6543991341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53.06082481885">
                <text:p>6753.06082481885</text:p>
              </table:table-cell>
              <table:table-cell office:value-type="float" office:value="3609.97797913433">
                <text:p>3609.9779791343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037.1707833791">
                <text:p>12037.1707833791</text:p>
              </table:table-cell>
              <table:table-cell office:value-type="float" office:value="3517.16375914463">
                <text:p>3517.16375914463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04.870301747">
                <text:p>14704.87030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87.5049023453">
                <text:p>15687.5049023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928.4940411701">
                <text:p>16928.4940411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220.9103166794">
                <text:p>18220.910316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64.2723581284">
                <text:p>11064.2723581284</text:p>
              </table:table-cell>
              <table:table-cell office:value-type="float" office:value="10122.5844982741">
                <text:p>10122.584498274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551.0204081633">
                <text:p>12551.0204081633</text:p>
              </table:table-cell>
              <table:table-cell office:value-type="float" office:value="10368.5001814506">
                <text:p>10368.500181450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274.1713762028">
                <text:p>15274.1713762028</text:p>
              </table:table-cell>
              <table:table-cell office:value-type="float" office:value="10666.2115749728">
                <text:p>10666.2115749728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18.1223136168">
                <text:p>21818.1223136168</text:p>
              </table:table-cell>
              <table:table-cell office:value-type="float" office:value="10502.2212420051">
                <text:p>10502.221242005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724.9590682058">
                <text:p>20724.9590682058</text:p>
              </table:table-cell>
              <table:table-cell office:value-type="float" office:value="10103.459424507">
                <text:p>10103.459424507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01.0074463425">
                <text:p>21901.0074463425</text:p>
              </table:table-cell>
              <table:table-cell office:value-type="float" office:value="9920.24126026745">
                <text:p>9920.2412602674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60.1581145585">
                <text:p>24860.1581145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84.7113406574">
                <text:p>21884.7113406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56.8411386593">
                <text:p>22956.8411386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Insert Latency
YCSB - Workload E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E Charts'.C2:'Workload E Charts'.D23 'Workload E Charts'.L1:'Workload E Charts'.M1 'Workload E Charts'.Y2:'Workload E Charts'.Z23 'Workload E Charts'.AB2:'Workload E Charts'.AB23 'Workload E Charts'.S2:'Workload E Charts'.S2 'Workload E Charts'.H1:'Workload E Charts'.I1 'Workload E Charts'.H2:'Workload E Charts'.I23 'Workload E Charts'.K2:'Workload E Charts'.K23 'Workload E Charts'.B2:'Workload E Charts'.B2" chart:data-source-has-labels="both" svg:x="1.468cm" svg:y="3.117cm" svg:width="16.515cm" svg:height="8.349cm">
          <chartooo:coordinate-region svg:x="2.83cm" svg:y="3.316cm" svg:width="15.153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E Charts'.C2:'Workload E Charts'.D23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E Charts'.Z2:'Workload E Charts'.Z23" chart:label-cell-address="'Workload E Charts'.L1:'Workload E Charts'.L1" chart:attached-axis="secondary-y">
            <chart:data-point chart:repeated="22"/>
          </chart:series>
          <chart:series chart:values-cell-range-address="'Workload E Charts'.AB2:'Workload E Charts'.AB23" chart:label-cell-address="'Workload E Charts'.M1:'Workload E Charts'.M1" chart:attached-axis="secondary-y">
            <chart:data-point chart:repeated="22"/>
          </chart:series>
          <chart:series chart:values-cell-range-address="'Workload E Charts'.Y2:'Workload E Charts'.Y23" chart:label-cell-address="'Workload E Charts'.S2:'Workload E Charts'.S2" chart:attached-axis="secondary-y">
            <chart:data-point chart:repeated="22"/>
          </chart:series>
          <chart:series chart:values-cell-range-address="'Workload E Charts'.I2:'Workload E Charts'.I23" chart:label-cell-address="'Workload E Charts'.H1:'Workload E Charts'.H1" chart:attached-axis="secondary-y">
            <chart:data-point chart:repeated="22"/>
          </chart:series>
          <chart:series chart:values-cell-range-address="'Workload E Charts'.K2:'Workload E Charts'.K23" chart:label-cell-address="'Workload E Charts'.I1:'Workload E Charts'.I1" chart:attached-axis="secondary-y">
            <chart:data-point chart:repeated="22"/>
          </chart:series>
          <chart:series chart:values-cell-range-address="'Workload E Charts'.H2:'Workload E Charts'.H23" chart:label-cell-address="'Workload E Charts'.B2:'Workload E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 99th Percentile Latency (ms)</text:p>
                <draw:g>
                  <svg:desc>'Workload E Charts'.L1:'Workload E Charts'.L1</svg:desc>
                </draw:g>
              </table:table-cell>
              <table:table-cell office:value-type="string">
                <text:p> Scan Operations</text:p>
                <draw:g>
                  <svg:desc>'Workload E Charts'.M1:'Workload E Charts'.M1</svg:desc>
                </draw:g>
              </table:table-cell>
              <table:table-cell office:value-type="string">
                <text:p> mongodb-async</text:p>
                <draw:g>
                  <svg:desc>'Workload E Charts'.S2:'Workload E Charts'.S2</svg:desc>
                </draw:g>
              </table:table-cell>
              <table:table-cell office:value-type="string">
                <text:p> Insert Average Latency (us)</text:p>
                <draw:g>
                  <svg:desc>'Workload E Charts'.H1:'Workload E Charts'.H1</svg:desc>
                </draw:g>
              </table:table-cell>
              <table:table-cell office:value-type="string">
                <text:p> Insert Min Latency (us)</text:p>
                <draw:g>
                  <svg:desc>'Workload E Charts'.I1:'Workload E Charts'.I1</svg:desc>
                </draw:g>
              </table:table-cell>
              <table:table-cell office:value-type="string">
                <text:p> mongodb-legacy</text:p>
                <draw:g>
                  <svg:desc>'Workload E Charts'.B2:'Workload E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E Charts'.C2:'Workload E Charts'.D23</svg:desc>
                </draw:g>
              </table:table-cell>
              <table:table-cell office:value-type="float" office:value="420">
                <text:p>420</text:p>
                <draw:g>
                  <svg:desc>'Workload E Charts'.Z2:'Workload E Charts'.Z23</svg:desc>
                </draw:g>
              </table:table-cell>
              <table:table-cell office:value-type="float" office:value="1000">
                <text:p>1000</text:p>
                <draw:g>
                  <svg:desc>'Workload E Charts'.AB2:'Workload E Charts'.AB23</svg:desc>
                </draw:g>
              </table:table-cell>
              <table:table-cell office:value-type="float" office:value="1033.19463943842">
                <text:p>1033.19463943842</text:p>
                <draw:g>
                  <svg:desc>'Workload E Charts'.Y2:'Workload E Charts'.Y23</svg:desc>
                </draw:g>
              </table:table-cell>
              <table:table-cell office:value-type="float" office:value="367">
                <text:p>367</text:p>
                <draw:g>
                  <svg:desc>'Workload E Charts'.I2:'Workload E Charts'.I23</svg:desc>
                </draw:g>
              </table:table-cell>
              <table:table-cell office:value-type="float" office:value="1000">
                <text:p>1000</text:p>
                <draw:g>
                  <svg:desc>'Workload E Charts'.K2:'Workload E Charts'.K23</svg:desc>
                </draw:g>
              </table:table-cell>
              <table:table-cell office:value-type="float" office:value="1045.62084257206">
                <text:p>1045.62084257206</text:p>
                <draw:g>
                  <svg:desc>'Workload E Charts'.H2:'Workload E Charts'.H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5">
                <text:p>405</text:p>
              </table:table-cell>
              <table:table-cell office:value-type="float" office:value="2000">
                <text:p>2000</text:p>
              </table:table-cell>
              <table:table-cell office:value-type="float" office:value="1552.023968471">
                <text:p>1552.023968471</text:p>
              </table:table-cell>
              <table:table-cell office:value-type="float" office:value="381">
                <text:p>381</text:p>
              </table:table-cell>
              <table:table-cell office:value-type="float" office:value="53000">
                <text:p>53000</text:p>
              </table:table-cell>
              <table:table-cell office:value-type="float" office:value="18455.5434277007">
                <text:p>18455.5434277007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9">
                <text:p>439</text:p>
              </table:table-cell>
              <table:table-cell office:value-type="float" office:value="3000">
                <text:p>3000</text:p>
              </table:table-cell>
              <table:table-cell office:value-type="float" office:value="2525.17102713178">
                <text:p>2525.17102713178</text:p>
              </table:table-cell>
              <table:table-cell office:value-type="float" office:value="359">
                <text:p>359</text:p>
              </table:table-cell>
              <table:table-cell office:value-type="float" office:value="44000">
                <text:p>44000</text:p>
              </table:table-cell>
              <table:table-cell office:value-type="float" office:value="15307.914696814">
                <text:p>15307.914696814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9">
                <text:p>1149</text:p>
              </table:table-cell>
              <table:table-cell office:value-type="float" office:value="6000">
                <text:p>6000</text:p>
              </table:table-cell>
              <table:table-cell office:value-type="float" office:value="5214.10072234397">
                <text:p>5214.1007223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21">
                <text:p>3921</text:p>
              </table:table-cell>
              <table:table-cell office:value-type="float" office:value="12000">
                <text:p>12000</text:p>
              </table:table-cell>
              <table:table-cell office:value-type="float" office:value="10098.1521427433">
                <text:p>10098.1521427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9">
                <text:p>1729</text:p>
              </table:table-cell>
              <table:table-cell office:value-type="float" office:value="15000">
                <text:p>15000</text:p>
              </table:table-cell>
              <table:table-cell office:value-type="float" office:value="12630.2291699605">
                <text:p>12630.229169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5">
                <text:p>405</text:p>
              </table:table-cell>
              <table:table-cell office:value-type="float" office:value="1000">
                <text:p>1000</text:p>
              </table:table-cell>
              <table:table-cell office:value-type="float" office:value="1216.89126105313">
                <text:p>1216.89126105313</text:p>
              </table:table-cell>
              <table:table-cell office:value-type="float" office:value="344">
                <text:p>344</text:p>
              </table:table-cell>
              <table:table-cell office:value-type="float" office:value="1000">
                <text:p>1000</text:p>
              </table:table-cell>
              <table:table-cell office:value-type="float" office:value="1303.16348448687">
                <text:p>1303.16348448687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39">
                <text:p>439</text:p>
              </table:table-cell>
              <table:table-cell office:value-type="float" office:value="3000">
                <text:p>3000</text:p>
              </table:table-cell>
              <table:table-cell office:value-type="float" office:value="2448.60868870787">
                <text:p>2448.60868870787</text:p>
              </table:table-cell>
              <table:table-cell office:value-type="float" office:value="350">
                <text:p>350</text:p>
              </table:table-cell>
              <table:table-cell office:value-type="float" office:value="13000">
                <text:p>13000</text:p>
              </table:table-cell>
              <table:table-cell office:value-type="float" office:value="6798.68282115061">
                <text:p>6798.68282115061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41">
                <text:p>441</text:p>
              </table:table-cell>
              <table:table-cell office:value-type="float" office:value="6000">
                <text:p>6000</text:p>
              </table:table-cell>
              <table:table-cell office:value-type="float" office:value="5429.60908800511">
                <text:p>5429.60908800511</text:p>
              </table:table-cell>
              <table:table-cell office:value-type="float" office:value="405">
                <text:p>405</text:p>
              </table:table-cell>
              <table:table-cell office:value-type="float" office:value="34000">
                <text:p>34000</text:p>
              </table:table-cell>
              <table:table-cell office:value-type="float" office:value="13134.6275972724">
                <text:p>13134.627597272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2">
                <text:p>712</text:p>
              </table:table-cell>
              <table:table-cell office:value-type="float" office:value="9000">
                <text:p>9000</text:p>
              </table:table-cell>
              <table:table-cell office:value-type="float" office:value="7583.59833772876">
                <text:p>7583.5983377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4">
                <text:p>854</text:p>
              </table:table-cell>
              <table:table-cell office:value-type="float" office:value="11000">
                <text:p>11000</text:p>
              </table:table-cell>
              <table:table-cell office:value-type="float" office:value="9812.99589127686">
                <text:p>9812.9958912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7">
                <text:p>557</text:p>
              </table:table-cell>
              <table:table-cell office:value-type="float" office:value="14000">
                <text:p>14000</text:p>
              </table:table-cell>
              <table:table-cell office:value-type="float" office:value="11886.5385553929">
                <text:p>11886.538555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71">
                <text:p>2771</text:p>
              </table:table-cell>
              <table:table-cell office:value-type="float" office:value="27000">
                <text:p>27000</text:p>
              </table:table-cell>
              <table:table-cell office:value-type="float" office:value="24196.0652678786">
                <text:p>24196.065267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1">
                <text:p>601</text:p>
              </table:table-cell>
              <table:table-cell office:value-type="float" office:value="6000">
                <text:p>6000</text:p>
              </table:table-cell>
              <table:table-cell office:value-type="float" office:value="4686.0816016624">
                <text:p>4686.0816016624</text:p>
              </table:table-cell>
              <table:table-cell office:value-type="float" office:value="693">
                <text:p>693</text:p>
              </table:table-cell>
              <table:table-cell office:value-type="float" office:value="6000">
                <text:p>6000</text:p>
              </table:table-cell>
              <table:table-cell office:value-type="float" office:value="6238.80222398729">
                <text:p>6238.8022239872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9">
                <text:p>719</text:p>
              </table:table-cell>
              <table:table-cell office:value-type="float" office:value="9000">
                <text:p>9000</text:p>
              </table:table-cell>
              <table:table-cell office:value-type="float" office:value="7605.6669868716">
                <text:p>7605.6669868716</text:p>
              </table:table-cell>
              <table:table-cell office:value-type="float" office:value="629">
                <text:p>629</text:p>
              </table:table-cell>
              <table:table-cell office:value-type="float" office:value="13000">
                <text:p>13000</text:p>
              </table:table-cell>
              <table:table-cell office:value-type="float" office:value="10349.4744865719">
                <text:p>10349.474486571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1">
                <text:p>711</text:p>
              </table:table-cell>
              <table:table-cell office:value-type="float" office:value="11000">
                <text:p>11000</text:p>
              </table:table-cell>
              <table:table-cell office:value-type="float" office:value="9074.48640316206">
                <text:p>9074.48640316206</text:p>
              </table:table-cell>
              <table:table-cell office:value-type="float" office:value="606">
                <text:p>606</text:p>
              </table:table-cell>
              <table:table-cell office:value-type="float" office:value="25000">
                <text:p>25000</text:p>
              </table:table-cell>
              <table:table-cell office:value-type="float" office:value="14690.0508610977">
                <text:p>14690.050861097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2">
                <text:p>702</text:p>
              </table:table-cell>
              <table:table-cell office:value-type="float" office:value="17000">
                <text:p>17000</text:p>
              </table:table-cell>
              <table:table-cell office:value-type="float" office:value="14783.6207362646">
                <text:p>14783.6207362646</text:p>
              </table:table-cell>
              <table:table-cell office:value-type="float" office:value="601">
                <text:p>601</text:p>
              </table:table-cell>
              <table:table-cell office:value-type="float" office:value="60000">
                <text:p>60000</text:p>
              </table:table-cell>
              <table:table-cell office:value-type="float" office:value="21789.6841431201">
                <text:p>21789.684143120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7">
                <text:p>807</text:p>
              </table:table-cell>
              <table:table-cell office:value-type="float" office:value="22000">
                <text:p>22000</text:p>
              </table:table-cell>
              <table:table-cell office:value-type="float" office:value="22025.5325415296">
                <text:p>22025.5325415296</text:p>
              </table:table-cell>
              <table:table-cell office:value-type="float" office:value="719">
                <text:p>719</text:p>
              </table:table-cell>
              <table:table-cell office:value-type="float" office:value="104000">
                <text:p>104000</text:p>
              </table:table-cell>
              <table:table-cell office:value-type="float" office:value="31684.4887182329">
                <text:p>31684.4887182329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15">
                <text:p>1715</text:p>
              </table:table-cell>
              <table:table-cell office:value-type="float" office:value="27000">
                <text:p>27000</text:p>
              </table:table-cell>
              <table:table-cell office:value-type="float" office:value="25948.444275542">
                <text:p>25948.444275542</text:p>
              </table:table-cell>
              <table:table-cell office:value-type="float" office:value="553">
                <text:p>553</text:p>
              </table:table-cell>
              <table:table-cell office:value-type="float" office:value="174000">
                <text:p>174000</text:p>
              </table:table-cell>
              <table:table-cell office:value-type="float" office:value="40524.8388522746">
                <text:p>40524.8388522746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68">
                <text:p>1468</text:p>
              </table:table-cell>
              <table:table-cell office:value-type="float" office:value="40000">
                <text:p>40000</text:p>
              </table:table-cell>
              <table:table-cell office:value-type="float" office:value="37022.6122400381">
                <text:p>37022.6122400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682">
                <text:p>3682</text:p>
              </table:table-cell>
              <table:table-cell office:value-type="float" office:value="53000">
                <text:p>53000</text:p>
              </table:table-cell>
              <table:table-cell office:value-type="float" office:value="49022.1150724176">
                <text:p>49022.115072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55">
                <text:p>2655</text:p>
              </table:table-cell>
              <table:table-cell office:value-type="float" office:value="66000">
                <text:p>66000</text:p>
              </table:table-cell>
              <table:table-cell office:value-type="float" office:value="61535.9754203363">
                <text:p>61535.975420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Scan Latency
YCSB - Workload E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E Charts'.C2:'Workload E Charts'.D19 'Workload E Charts'.L1:'Workload E Charts'.M1 'Workload E Charts'.AE2:'Workload E Charts'.AF23 'Workload E Charts'.AH2:'Workload E Charts'.AH23 'Workload E Charts'.S2:'Workload E Charts'.S2 'Workload E Charts'.H1:'Workload E Charts'.I1 'Workload E Charts'.N2:'Workload E Charts'.O23 'Workload E Charts'.Q2:'Workload E Charts'.Q23 'Workload E Charts'.B2:'Workload E Charts'.B2" chart:data-source-has-labels="both" svg:x="1.468cm" svg:y="3.117cm" svg:width="16.515cm" svg:height="8.349cm">
          <chartooo:coordinate-region svg:x="2.83cm" svg:y="3.316cm" svg:width="15.153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E Charts'.C2:'Workload E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E Charts'.AF2:'Workload E Charts'.AF23" chart:label-cell-address="'Workload E Charts'.L1:'Workload E Charts'.L1" chart:attached-axis="secondary-y">
            <chart:data-point chart:repeated="22"/>
          </chart:series>
          <chart:series chart:values-cell-range-address="'Workload E Charts'.AH2:'Workload E Charts'.AH23" chart:label-cell-address="'Workload E Charts'.M1:'Workload E Charts'.M1" chart:attached-axis="secondary-y">
            <chart:data-point chart:repeated="22"/>
          </chart:series>
          <chart:series chart:values-cell-range-address="'Workload E Charts'.AE2:'Workload E Charts'.AE23" chart:label-cell-address="'Workload E Charts'.S2:'Workload E Charts'.S2" chart:attached-axis="secondary-y">
            <chart:data-point chart:repeated="22"/>
          </chart:series>
          <chart:series chart:values-cell-range-address="'Workload E Charts'.O2:'Workload E Charts'.O23" chart:label-cell-address="'Workload E Charts'.H1:'Workload E Charts'.H1" chart:attached-axis="secondary-y">
            <chart:data-point chart:repeated="22"/>
          </chart:series>
          <chart:series chart:values-cell-range-address="'Workload E Charts'.Q2:'Workload E Charts'.Q23" chart:label-cell-address="'Workload E Charts'.I1:'Workload E Charts'.I1" chart:attached-axis="secondary-y">
            <chart:data-point chart:repeated="22"/>
          </chart:series>
          <chart:series chart:values-cell-range-address="'Workload E Charts'.N2:'Workload E Charts'.N23" chart:label-cell-address="'Workload E Charts'.B2:'Workload E Charts'.B2" chart:attached-axis="secondary-y">
            <chart:data-point chart:repeated="22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 99th Percentile Latency (ms)</text:p>
                <draw:g>
                  <svg:desc>'Workload E Charts'.L1:'Workload E Charts'.L1</svg:desc>
                </draw:g>
              </table:table-cell>
              <table:table-cell office:value-type="string">
                <text:p> Scan Operations</text:p>
                <draw:g>
                  <svg:desc>'Workload E Charts'.M1:'Workload E Charts'.M1</svg:desc>
                </draw:g>
              </table:table-cell>
              <table:table-cell office:value-type="string">
                <text:p> mongodb-async</text:p>
                <draw:g>
                  <svg:desc>'Workload E Charts'.S2:'Workload E Charts'.S2</svg:desc>
                </draw:g>
              </table:table-cell>
              <table:table-cell office:value-type="string">
                <text:p> Insert Average Latency (us)</text:p>
                <draw:g>
                  <svg:desc>'Workload E Charts'.H1:'Workload E Charts'.H1</svg:desc>
                </draw:g>
              </table:table-cell>
              <table:table-cell office:value-type="string">
                <text:p> Insert Min Latency (us)</text:p>
                <draw:g>
                  <svg:desc>'Workload E Charts'.I1:'Workload E Charts'.I1</svg:desc>
                </draw:g>
              </table:table-cell>
              <table:table-cell office:value-type="string">
                <text:p> mongodb-legacy</text:p>
                <draw:g>
                  <svg:desc>'Workload E Charts'.B2:'Workload E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E Charts'.C2:'Workload E Charts'.D19</svg:desc>
                </draw:g>
              </table:table-cell>
              <table:table-cell office:value-type="float" office:value="385">
                <text:p>385</text:p>
                <draw:g>
                  <svg:desc>'Workload E Charts'.AF2:'Workload E Charts'.AF23</svg:desc>
                </draw:g>
              </table:table-cell>
              <table:table-cell office:value-type="float" office:value="4000">
                <text:p>4000</text:p>
                <draw:g>
                  <svg:desc>'Workload E Charts'.AH2:'Workload E Charts'.AH23</svg:desc>
                </draw:g>
              </table:table-cell>
              <table:table-cell office:value-type="float" office:value="2576.2251330728">
                <text:p>2576.2251330728</text:p>
                <draw:g>
                  <svg:desc>'Workload E Charts'.AE2:'Workload E Charts'.AE23</svg:desc>
                </draw:g>
              </table:table-cell>
              <table:table-cell office:value-type="float" office:value="368">
                <text:p>368</text:p>
                <draw:g>
                  <svg:desc>'Workload E Charts'.O2:'Workload E Charts'.O23</svg:desc>
                </draw:g>
              </table:table-cell>
              <table:table-cell office:value-type="float" office:value="3000">
                <text:p>3000</text:p>
                <draw:g>
                  <svg:desc>'Workload E Charts'.Q2:'Workload E Charts'.Q23</svg:desc>
                </draw:g>
              </table:table-cell>
              <table:table-cell office:value-type="float" office:value="2155.02007818951">
                <text:p>2155.02007818951</text:p>
                <draw:g>
                  <svg:desc>'Workload E Charts'.N2:'Workload E Charts'.N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1">
                <text:p>391</text:p>
              </table:table-cell>
              <table:table-cell office:value-type="float" office:value="4000">
                <text:p>4000</text:p>
              </table:table-cell>
              <table:table-cell office:value-type="float" office:value="2832.19591525759">
                <text:p>2832.19591525759</text:p>
              </table:table-cell>
              <table:table-cell office:value-type="float" office:value="418">
                <text:p>418</text:p>
              </table:table-cell>
              <table:table-cell office:value-type="float" office:value="6000">
                <text:p>6000</text:p>
              </table:table-cell>
              <table:table-cell office:value-type="float" office:value="3617.16884111969">
                <text:p>3617.16884111969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0">
                <text:p>490</text:p>
              </table:table-cell>
              <table:table-cell office:value-type="float" office:value="4000">
                <text:p>4000</text:p>
              </table:table-cell>
              <table:table-cell office:value-type="float" office:value="2803.410755168">
                <text:p>2803.410755168</text:p>
              </table:table-cell>
              <table:table-cell office:value-type="float" office:value="421">
                <text:p>421</text:p>
              </table:table-cell>
              <table:table-cell office:value-type="float" office:value="35000">
                <text:p>35000</text:p>
              </table:table-cell>
              <table:table-cell office:value-type="float" office:value="10737.6050617019">
                <text:p>10737.6050617019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0">
                <text:p>800</text:p>
              </table:table-cell>
              <table:table-cell office:value-type="float" office:value="6000">
                <text:p>6000</text:p>
              </table:table-cell>
              <table:table-cell office:value-type="float" office:value="5275.89171108933">
                <text:p>5275.89171108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58">
                <text:p>1458</text:p>
              </table:table-cell>
              <table:table-cell office:value-type="float" office:value="12000">
                <text:p>12000</text:p>
              </table:table-cell>
              <table:table-cell office:value-type="float" office:value="10388.9172822452">
                <text:p>10388.917282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1">
                <text:p>611</text:p>
              </table:table-cell>
              <table:table-cell office:value-type="float" office:value="16000">
                <text:p>16000</text:p>
              </table:table-cell>
              <table:table-cell office:value-type="float" office:value="13048.5946113335">
                <text:p>13048.5946113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6">
                <text:p>346</text:p>
              </table:table-cell>
              <table:table-cell office:value-type="float" office:value="4000">
                <text:p>4000</text:p>
              </table:table-cell>
              <table:table-cell office:value-type="float" office:value="2708.16061268409">
                <text:p>2708.16061268409</text:p>
              </table:table-cell>
              <table:table-cell office:value-type="float" office:value="417">
                <text:p>417</text:p>
              </table:table-cell>
              <table:table-cell office:value-type="float" office:value="3000">
                <text:p>3000</text:p>
              </table:table-cell>
              <table:table-cell office:value-type="float" office:value="2671.6158193994">
                <text:p>2671.615819399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4">
                <text:p>464</text:p>
              </table:table-cell>
              <table:table-cell office:value-type="float" office:value="4000">
                <text:p>4000</text:p>
              </table:table-cell>
              <table:table-cell office:value-type="float" office:value="2903.53424738292">
                <text:p>2903.53424738292</text:p>
              </table:table-cell>
              <table:table-cell office:value-type="float" office:value="437">
                <text:p>437</text:p>
              </table:table-cell>
              <table:table-cell office:value-type="float" office:value="13000">
                <text:p>13000</text:p>
              </table:table-cell>
              <table:table-cell office:value-type="float" office:value="6729.73234485575">
                <text:p>6729.7323448557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9">
                <text:p>609</text:p>
              </table:table-cell>
              <table:table-cell office:value-type="float" office:value="7000">
                <text:p>7000</text:p>
              </table:table-cell>
              <table:table-cell office:value-type="float" office:value="5110.04285870691">
                <text:p>5110.04285870691</text:p>
              </table:table-cell>
              <table:table-cell office:value-type="float" office:value="418">
                <text:p>418</text:p>
              </table:table-cell>
              <table:table-cell office:value-type="float" office:value="35000">
                <text:p>35000</text:p>
              </table:table-cell>
              <table:table-cell office:value-type="float" office:value="13260.7226808681">
                <text:p>13260.722680868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1">
                <text:p>691</text:p>
              </table:table-cell>
              <table:table-cell office:value-type="float" office:value="9000">
                <text:p>9000</text:p>
              </table:table-cell>
              <table:table-cell office:value-type="float" office:value="7471.17978583189">
                <text:p>7471.1797858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6">
                <text:p>856</text:p>
              </table:table-cell>
              <table:table-cell office:value-type="float" office:value="12000">
                <text:p>12000</text:p>
              </table:table-cell>
              <table:table-cell office:value-type="float" office:value="10007.0083507483">
                <text:p>10007.008350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1">
                <text:p>751</text:p>
              </table:table-cell>
              <table:table-cell office:value-type="float" office:value="15000">
                <text:p>15000</text:p>
              </table:table-cell>
              <table:table-cell office:value-type="float" office:value="12219.1941768403">
                <text:p>12219.194176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35">
                <text:p>735</text:p>
              </table:table-cell>
              <table:table-cell office:value-type="float" office:value="28000">
                <text:p>28000</text:p>
              </table:table-cell>
              <table:table-cell office:value-type="float" office:value="24459.266600144">
                <text:p>24459.26660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1">
                <text:p>581</text:p>
              </table:table-cell>
              <table:table-cell office:value-type="float" office:value="7000">
                <text:p>7000</text:p>
              </table:table-cell>
              <table:table-cell office:value-type="float" office:value="4955.76825355386">
                <text:p>4955.76825355386</text:p>
              </table:table-cell>
              <table:table-cell office:value-type="float" office:value="579">
                <text:p>579</text:p>
              </table:table-cell>
              <table:table-cell office:value-type="float" office:value="35000">
                <text:p>35000</text:p>
              </table:table-cell>
              <table:table-cell office:value-type="float" office:value="6671.31669264142">
                <text:p>6671.3166926414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27">
                <text:p>527</text:p>
              </table:table-cell>
              <table:table-cell office:value-type="float" office:value="11000">
                <text:p>11000</text:p>
              </table:table-cell>
              <table:table-cell office:value-type="float" office:value="7435.09717976572">
                <text:p>7435.09717976572</text:p>
              </table:table-cell>
              <table:table-cell office:value-type="float" office:value="641">
                <text:p>641</text:p>
              </table:table-cell>
              <table:table-cell office:value-type="float" office:value="13000">
                <text:p>13000</text:p>
              </table:table-cell>
              <table:table-cell office:value-type="float" office:value="10093.5921248894">
                <text:p>10093.592124889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4">
                <text:p>824</text:p>
              </table:table-cell>
              <table:table-cell office:value-type="float" office:value="14000">
                <text:p>14000</text:p>
              </table:table-cell>
              <table:table-cell office:value-type="float" office:value="9782.89987781757">
                <text:p>9782.89987781757</text:p>
              </table:table-cell>
              <table:table-cell office:value-type="float" office:value="641">
                <text:p>641</text:p>
              </table:table-cell>
              <table:table-cell office:value-type="float" office:value="24000">
                <text:p>24000</text:p>
              </table:table-cell>
              <table:table-cell office:value-type="float" office:value="13369.1722705347">
                <text:p>13369.172270534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9">
                <text:p>669</text:p>
              </table:table-cell>
              <table:table-cell office:value-type="float" office:value="20000">
                <text:p>20000</text:p>
              </table:table-cell>
              <table:table-cell office:value-type="float" office:value="15494.7393150333">
                <text:p>15494.7393150333</text:p>
              </table:table-cell>
              <table:table-cell office:value-type="float" office:value="571">
                <text:p>571</text:p>
              </table:table-cell>
              <table:table-cell office:value-type="float" office:value="54000">
                <text:p>54000</text:p>
              </table:table-cell>
              <table:table-cell office:value-type="float" office:value="19717.7323671457">
                <text:p>19717.7323671457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6">
                <text:p>806</text:p>
              </table:table-cell>
              <table:table-cell office:value-type="float" office:value="25000">
                <text:p>25000</text:p>
              </table:table-cell>
              <table:table-cell office:value-type="float" office:value="20650.4190132989">
                <text:p>20650.4190132989</text:p>
              </table:table-cell>
              <table:table-cell office:value-type="float" office:value="491">
                <text:p>491</text:p>
              </table:table-cell>
              <table:table-cell office:value-type="float" office:value="91000">
                <text:p>91000</text:p>
              </table:table-cell>
              <table:table-cell office:value-type="float" office:value="26359.7525203375">
                <text:p>26359.7525203375</text:p>
              </table:table-cell>
            </table:table-row>
            <table:table-row>
              <table:table-cell office:value-type="string"/>
              <table:table-cell office:value-type="float" office:value="1333">
                <text:p>1333</text:p>
              </table:table-cell>
              <table:table-cell office:value-type="float" office:value="29000">
                <text:p>29000</text:p>
              </table:table-cell>
              <table:table-cell office:value-type="float" office:value="24980.5603176408">
                <text:p>24980.5603176408</text:p>
              </table:table-cell>
              <table:table-cell office:value-type="float" office:value="546">
                <text:p>546</text:p>
              </table:table-cell>
              <table:table-cell office:value-type="float" office:value="133000">
                <text:p>133000</text:p>
              </table:table-cell>
              <table:table-cell office:value-type="float" office:value="32759.2996783943">
                <text:p>32759.2996783943</text:p>
              </table:table-cell>
            </table:table-row>
            <table:table-row>
              <table:table-cell office:value-type="string"/>
              <table:table-cell office:value-type="float" office:value="1150">
                <text:p>1150</text:p>
              </table:table-cell>
              <table:table-cell office:value-type="float" office:value="41000">
                <text:p>41000</text:p>
              </table:table-cell>
              <table:table-cell office:value-type="float" office:value="37504.946464906">
                <text:p>37504.94646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2">
                <text:p>832</text:p>
              </table:table-cell>
              <table:table-cell office:value-type="float" office:value="54000">
                <text:p>54000</text:p>
              </table:table-cell>
              <table:table-cell office:value-type="float" office:value="49438.739043271">
                <text:p>49438.73904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9">
                <text:p>1249</text:p>
              </table:table-cell>
              <table:table-cell office:value-type="float" office:value="67000">
                <text:p>67000</text:p>
              </table:table-cell>
              <table:table-cell office:value-type="float" office:value="61115.5039366764">
                <text:p>61115.5039366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02cm" svg:y="0.389cm" chart:style-name="ch2">
          <text:p>Throughput
YCSB - Workload E</text:p>
        </chart:title>
        <chart:subtitle svg:x="10.037cm" svg:y="1.926cm" chart:style-name="ch3">
          <text:p>Higher is Better</text:p>
        </chart:subtitle>
        <chart:legend chart:legend-position="end" svg:x="19.486cm" svg:y="5.802cm" style:legend-expansion="high" chart:style-name="ch4"/>
        <chart:plot-area chart:style-name="ch5" table:cell-range-address="'Workload E Charts'.C2:'Workload E Charts'.D23 'Workload E Charts'.S2:'Workload E Charts'.S2 'Workload E Charts'.W2:'Workload E Charts'.W23 'Workload E Charts'.B2:'Workload E Charts'.B2 'Workload E Charts'.F2:'Workload E Charts'.F23" chart:data-source-has-labels="both" svg:x="1.468cm" svg:y="3.117cm" svg:width="17.104cm" svg:height="8.349cm">
          <chartooo:coordinate-region svg:x="2.46cm" svg:y="3.316cm" svg:width="16.112cm" svg:height="7.105cm"/>
          <chart:axis chart:dimension="x" chart:name="primary-x" chart:style-name="ch6" chartooo:axis-type="auto">
            <chartooo:date-scale/>
            <chart:title svg:x="7.29cm" svg:y="11.72cm" chart:style-name="ch7">
              <text:p>Threads (top) / Connections (bottom)</text:p>
            </chart:title>
            <chart:categories table:cell-range-address="'Workload E Charts'.C2:'Workload E Charts'.D23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E Charts'.W2:'Workload E Charts'.W23" chart:label-cell-address="'Workload E Charts'.S2:'Workload E Charts'.S2" chart:class="chart:bar">
            <chart:data-point chart:repeated="22"/>
          </chart:series>
          <chart:series chart:style-name="ch12" chart:values-cell-range-address="'Workload E Charts'.F2:'Workload E Charts'.F23" chart:label-cell-address="'Workload E Charts'.B2:'Workload E Charts'.B2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ongodb-async</text:p>
                <draw:g>
                  <svg:desc>'Workload E Charts'.S2:'Workload E Charts'.S2</svg:desc>
                </draw:g>
              </table:table-cell>
              <table:table-cell office:value-type="string">
                <text:p> mongodb-legacy</text:p>
                <draw:g>
                  <svg:desc>'Workload E Charts'.B2:'Workload E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E Charts'.C2:'Workload E Charts'.D23</svg:desc>
                </draw:g>
              </table:table-cell>
              <table:table-cell office:value-type="float" office:value="397.599769710213">
                <text:p>397.599769710213</text:p>
                <draw:g>
                  <svg:desc>'Workload E Charts'.W2:'Workload E Charts'.W23</svg:desc>
                </draw:g>
              </table:table-cell>
              <table:table-cell office:value-type="float" office:value="473.767493864711">
                <text:p>473.767493864711</text:p>
                <draw:g>
                  <svg:desc>'Workload E Charts'.F2:'Workload E Charts'.F23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18.033850987871">
                <text:p>718.033850987871</text:p>
              </table:table-cell>
              <table:table-cell office:value-type="float" office:value="455.60328253053">
                <text:p>455.60328253053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87.65516846862">
                <text:p>1787.65516846862</text:p>
              </table:table-cell>
              <table:table-cell office:value-type="float" office:value="453.741095331004">
                <text:p>453.741095331004</text:p>
              </table:table-cell>
            </table:table-row>
            <table:table-row>
              <table:table-cell office:value-type="float" office:value="1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93.76723328182">
                <text:p>1893.7672332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5.921360779">
                <text:p>1925.921360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17.28083562768">
                <text:p>1917.2808356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4.742044264111">
                <text:p>754.742044264111</text:p>
              </table:table-cell>
              <table:table-cell office:value-type="float" office:value="763.121104266763">
                <text:p>763.12110426676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28.919287132">
                <text:p>1728.919287132</text:p>
              </table:table-cell>
              <table:table-cell office:value-type="float" office:value="739.142003961801">
                <text:p>739.142003961801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6.37351686338">
                <text:p>1946.37351686338</text:p>
              </table:table-cell>
              <table:table-cell office:value-type="float" office:value="751.649118165255">
                <text:p>751.649118165255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1.32893557064">
                <text:p>2001.32893557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6.21517602625">
                <text:p>1996.215176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5.15706806283">
                <text:p>2045.1570680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2.2500694365">
                <text:p>2042.2500694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6.35668543223">
                <text:p>2016.35668543223</text:p>
              </table:table-cell>
              <table:table-cell office:value-type="float" office:value="1498.944742901">
                <text:p>1498.94474290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05.37461896358">
                <text:p>2005.37461896358</text:p>
              </table:table-cell>
              <table:table-cell office:value-type="float" office:value="1478.34725992159">
                <text:p>1478.3472599215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6.14465424248">
                <text:p>2046.14465424248</text:p>
              </table:table-cell>
              <table:table-cell office:value-type="float" office:value="1479.96424406386">
                <text:p>1479.96424406386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36.0459713144">
                <text:p>1936.0459713144</text:p>
              </table:table-cell>
              <table:table-cell office:value-type="float" office:value="1502.10904546165">
                <text:p>1502.10904546165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6.84167527323">
                <text:p>1926.84167527323</text:p>
              </table:table-cell>
              <table:table-cell office:value-type="float" office:value="1483.86445788496">
                <text:p>1483.86445788496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4.1770031508">
                <text:p>1994.1770031508</text:p>
              </table:table-cell>
              <table:table-cell office:value-type="float" office:value="1490.17971567371">
                <text:p>1490.17971567371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6.87657269757">
                <text:p>1996.87657269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19.76134499947">
                <text:p>2019.76134499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9.91709776915">
                <text:p>2039.917097769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15cm" svg:y="0.389cm" chart:style-name="ch2">
          <text:p>Update Latency
YCSB - Workload F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f Charts'.C2:'Workload f Charts'.D18 'Workload f Charts'.L1:'Workload f Charts'.M1 'Workload f Charts'.AF2:'Workload f Charts'.AG18 'Workload f Charts'.AI2:'Workload f Charts'.AI18 'Workload f Charts'.Z2:'Workload f Charts'.Z2 'Workload f Charts'.H1:'Workload f Charts'.I1 'Workload f Charts'.H2:'Workload f Charts'.I18 'Workload f Charts'.K2:'Workload f Charts'.K18 'Workload f Charts'.B2:'Workload f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f Charts'.C2:'Workload f Charts'.D18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f Charts'.AG2:'Workload f Charts'.AG18" chart:label-cell-address="'Workload f Charts'.L1:'Workload f Charts'.L1" chart:attached-axis="secondary-y">
            <chart:data-point chart:repeated="17"/>
          </chart:series>
          <chart:series chart:values-cell-range-address="'Workload f Charts'.AI2:'Workload f Charts'.AI18" chart:label-cell-address="'Workload f Charts'.M1:'Workload f Charts'.M1" chart:attached-axis="secondary-y">
            <chart:data-point chart:repeated="17"/>
          </chart:series>
          <chart:series chart:values-cell-range-address="'Workload f Charts'.AF2:'Workload f Charts'.AF18" chart:label-cell-address="'Workload f Charts'.Z2:'Workload f Charts'.Z2" chart:attached-axis="secondary-y">
            <chart:data-point chart:repeated="17"/>
          </chart:series>
          <chart:series chart:values-cell-range-address="'Workload f Charts'.I2:'Workload f Charts'.I18" chart:label-cell-address="'Workload f Charts'.H1:'Workload f Charts'.H1" chart:attached-axis="secondary-y">
            <chart:data-point chart:repeated="17"/>
          </chart:series>
          <chart:series chart:values-cell-range-address="'Workload f Charts'.K2:'Workload f Charts'.K18" chart:label-cell-address="'Workload f Charts'.I1:'Workload f Charts'.I1" chart:attached-axis="secondary-y">
            <chart:data-point chart:repeated="17"/>
          </chart:series>
          <chart:series chart:values-cell-range-address="'Workload f Charts'.H2:'Workload f Charts'.H18" chart:label-cell-address="'Workload f Charts'.B2:'Workload f Charts'.B2" chart:attached-axis="secondary-y">
            <chart:data-point chart:repeated="17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f Charts'.L1:'Workload f Charts'.L1</svg:desc>
                </draw:g>
              </table:table-cell>
              <table:table-cell office:value-type="string">
                <text:p> Read/Modify/Write Operations</text:p>
                <draw:g>
                  <svg:desc>'Workload f Charts'.M1:'Workload f Charts'.M1</svg:desc>
                </draw:g>
              </table:table-cell>
              <table:table-cell office:value-type="string">
                <text:p> mongodb-async</text:p>
                <draw:g>
                  <svg:desc>'Workload f Charts'.Z2:'Workload f Charts'.Z2</svg:desc>
                </draw:g>
              </table:table-cell>
              <table:table-cell office:value-type="string">
                <text:p> Update Average Latency (us)</text:p>
                <draw:g>
                  <svg:desc>'Workload f Charts'.H1:'Workload f Charts'.H1</svg:desc>
                </draw:g>
              </table:table-cell>
              <table:table-cell office:value-type="string">
                <text:p> Update Min Latency (us)</text:p>
                <draw:g>
                  <svg:desc>'Workload f Charts'.I1:'Workload f Charts'.I1</svg:desc>
                </draw:g>
              </table:table-cell>
              <table:table-cell office:value-type="string">
                <text:p> 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18</svg:desc>
                </draw:g>
              </table:table-cell>
              <table:table-cell office:value-type="float" office:value="215">
                <text:p>215</text:p>
                <draw:g>
                  <svg:desc>'Workload f Charts'.AG2:'Workload f Charts'.AG18</svg:desc>
                </draw:g>
              </table:table-cell>
              <table:table-cell office:value-type="float" office:value="0">
                <text:p>0</text:p>
                <draw:g>
                  <svg:desc>'Workload f Charts'.AI2:'Workload f Charts'.AI18</svg:desc>
                </draw:g>
              </table:table-cell>
              <table:table-cell office:value-type="float" office:value="439.049613860533">
                <text:p>439.049613860533</text:p>
                <draw:g>
                  <svg:desc>'Workload f Charts'.AF2:'Workload f Charts'.AF18</svg:desc>
                </draw:g>
              </table:table-cell>
              <table:table-cell office:value-type="float" office:value="293">
                <text:p>293</text:p>
                <draw:g>
                  <svg:desc>'Workload f Charts'.I2:'Workload f Charts'.I18</svg:desc>
                </draw:g>
              </table:table-cell>
              <table:table-cell office:value-type="float" office:value="0">
                <text:p>0</text:p>
                <draw:g>
                  <svg:desc>'Workload f Charts'.K2:'Workload f Charts'.K18</svg:desc>
                </draw:g>
              </table:table-cell>
              <table:table-cell office:value-type="float" office:value="505.727890952187">
                <text:p>505.727890952187</text:p>
                <draw:g>
                  <svg:desc>'Workload f Charts'.H2:'Workload f Charts'.H18</svg:desc>
                </draw:g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463.640582099946">
                <text:p>463.640582099946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690.413978150258">
                <text:p>690.413978150258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  <table:table-cell office:value-type="float" office:value="1000">
                <text:p>1000</text:p>
              </table:table-cell>
              <table:table-cell office:value-type="float" office:value="779.501751164949">
                <text:p>779.501751164949</text:p>
              </table:table-cell>
              <table:table-cell office:value-type="float" office:value="293">
                <text:p>293</text:p>
              </table:table-cell>
              <table:table-cell office:value-type="float" office:value="5000">
                <text:p>5000</text:p>
              </table:table-cell>
              <table:table-cell office:value-type="float" office:value="1786.09307409526">
                <text:p>1786.0930740952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886.764676899906">
                <text:p>886.764676899906</text:p>
              </table:table-cell>
              <table:table-cell office:value-type="float" office:value="290">
                <text:p>290</text:p>
              </table:table-cell>
              <table:table-cell office:value-type="float" office:value="12000">
                <text:p>12000</text:p>
              </table:table-cell>
              <table:table-cell office:value-type="float" office:value="3517.46746477775">
                <text:p>3517.46746477775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  <table:table-cell office:value-type="float" office:value="1000">
                <text:p>1000</text:p>
              </table:table-cell>
              <table:table-cell office:value-type="float" office:value="1321.71025443084">
                <text:p>1321.7102544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4">
                <text:p>254</text:p>
              </table:table-cell>
              <table:table-cell office:value-type="float" office:value="3000">
                <text:p>3000</text:p>
              </table:table-cell>
              <table:table-cell office:value-type="float" office:value="1669.11841870944">
                <text:p>1669.1184187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5">
                <text:p>235</text:p>
              </table:table-cell>
              <table:table-cell office:value-type="float" office:value="5000">
                <text:p>5000</text:p>
              </table:table-cell>
              <table:table-cell office:value-type="float" office:value="2108.45544502963">
                <text:p>2108.455445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7">
                <text:p>307</text:p>
              </table:table-cell>
              <table:table-cell office:value-type="float" office:value="9000">
                <text:p>9000</text:p>
              </table:table-cell>
              <table:table-cell office:value-type="float" office:value="3961.53536139937">
                <text:p>3961.5353613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2000">
                <text:p>2000</text:p>
              </table:table-cell>
              <table:table-cell office:value-type="float" office:value="1108.57121966422">
                <text:p>1108.57121966422</text:p>
              </table:table-cell>
              <table:table-cell office:value-type="float" office:value="294">
                <text:p>294</text:p>
              </table:table-cell>
              <table:table-cell office:value-type="float" office:value="1000">
                <text:p>1000</text:p>
              </table:table-cell>
              <table:table-cell office:value-type="float" office:value="1145.13192525556">
                <text:p>1145.1319252555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9">
                <text:p>239</text:p>
              </table:table-cell>
              <table:table-cell office:value-type="float" office:value="2000">
                <text:p>2000</text:p>
              </table:table-cell>
              <table:table-cell office:value-type="float" office:value="1395.66735379798">
                <text:p>1395.66735379798</text:p>
              </table:table-cell>
              <table:table-cell office:value-type="float" office:value="304">
                <text:p>304</text:p>
              </table:table-cell>
              <table:table-cell office:value-type="float" office:value="3000">
                <text:p>3000</text:p>
              </table:table-cell>
              <table:table-cell office:value-type="float" office:value="1702.12271941271">
                <text:p>1702.1227194127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5">
                <text:p>225</text:p>
              </table:table-cell>
              <table:table-cell office:value-type="float" office:value="3000">
                <text:p>3000</text:p>
              </table:table-cell>
              <table:table-cell office:value-type="float" office:value="1815.56823603992">
                <text:p>1815.56823603992</text:p>
              </table:table-cell>
              <table:table-cell office:value-type="float" office:value="318">
                <text:p>318</text:p>
              </table:table-cell>
              <table:table-cell office:value-type="float" office:value="5000">
                <text:p>5000</text:p>
              </table:table-cell>
              <table:table-cell office:value-type="float" office:value="2362.13148418083">
                <text:p>2362.13148418083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3">
                <text:p>263</text:p>
              </table:table-cell>
              <table:table-cell office:value-type="float" office:value="3000">
                <text:p>3000</text:p>
              </table:table-cell>
              <table:table-cell office:value-type="float" office:value="2233.649701771">
                <text:p>2233.649701771</text:p>
              </table:table-cell>
              <table:table-cell office:value-type="float" office:value="293">
                <text:p>293</text:p>
              </table:table-cell>
              <table:table-cell office:value-type="float" office:value="9000">
                <text:p>9000</text:p>
              </table:table-cell>
              <table:table-cell office:value-type="float" office:value="3244.74487559598">
                <text:p>3244.74487559598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2">
                <text:p>272</text:p>
              </table:table-cell>
              <table:table-cell office:value-type="float" office:value="5000">
                <text:p>5000</text:p>
              </table:table-cell>
              <table:table-cell office:value-type="float" office:value="2734.16605616606">
                <text:p>2734.16605616606</text:p>
              </table:table-cell>
              <table:table-cell office:value-type="float" office:value="330">
                <text:p>330</text:p>
              </table:table-cell>
              <table:table-cell office:value-type="float" office:value="15000">
                <text:p>15000</text:p>
              </table:table-cell>
              <table:table-cell office:value-type="float" office:value="4205.4964403466">
                <text:p>4205.4964403466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7">
                <text:p>277</text:p>
              </table:table-cell>
              <table:table-cell office:value-type="float" office:value="6000">
                <text:p>6000</text:p>
              </table:table-cell>
              <table:table-cell office:value-type="float" office:value="3373.88919142228">
                <text:p>3373.88919142228</text:p>
              </table:table-cell>
              <table:table-cell office:value-type="float" office:value="297">
                <text:p>297</text:p>
              </table:table-cell>
              <table:table-cell office:value-type="float" office:value="21000">
                <text:p>21000</text:p>
              </table:table-cell>
              <table:table-cell office:value-type="float" office:value="5684.84623847559">
                <text:p>5684.8462384755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2">
                <text:p>302</text:p>
              </table:table-cell>
              <table:table-cell office:value-type="float" office:value="9000">
                <text:p>9000</text:p>
              </table:table-cell>
              <table:table-cell office:value-type="float" office:value="5243.7112803366">
                <text:p>5243.711280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  <table:table-cell office:value-type="float" office:value="13000">
                <text:p>13000</text:p>
              </table:table-cell>
              <table:table-cell office:value-type="float" office:value="7377.68768116811">
                <text:p>7377.6876811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6">
                <text:p>276</text:p>
              </table:table-cell>
              <table:table-cell office:value-type="float" office:value="15000">
                <text:p>15000</text:p>
              </table:table-cell>
              <table:table-cell office:value-type="float" office:value="8563.90868668191">
                <text:p>8563.90868668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8.701cm" svg:y="0.389cm" chart:style-name="ch2">
          <text:p>Read/Modify/Write Latency
YCSB - Workload F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f Charts'.C2:'Workload f Charts'.D18 'Workload f Charts'.L1:'Workload f Charts'.M1 'Workload f Charts'.AL2:'Workload f Charts'.AM18 'Workload f Charts'.AO2:'Workload f Charts'.AO18 'Workload f Charts'.Z2:'Workload f Charts'.Z2 'Workload f Charts'.H1:'Workload f Charts'.I1 'Workload f Charts'.N2:'Workload f Charts'.O18 'Workload f Charts'.Q2:'Workload f Charts'.Q18 'Workload f Charts'.B2:'Workload f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f Charts'.C2:'Workload f Charts'.D18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f Charts'.AM2:'Workload f Charts'.AM18" chart:label-cell-address="'Workload f Charts'.L1:'Workload f Charts'.L1" chart:attached-axis="secondary-y">
            <chart:data-point chart:repeated="17"/>
          </chart:series>
          <chart:series chart:values-cell-range-address="'Workload f Charts'.AO2:'Workload f Charts'.AO18" chart:label-cell-address="'Workload f Charts'.M1:'Workload f Charts'.M1" chart:attached-axis="secondary-y">
            <chart:data-point chart:repeated="17"/>
          </chart:series>
          <chart:series chart:values-cell-range-address="'Workload f Charts'.AL2:'Workload f Charts'.AL18" chart:label-cell-address="'Workload f Charts'.Z2:'Workload f Charts'.Z2" chart:attached-axis="secondary-y">
            <chart:data-point chart:repeated="17"/>
          </chart:series>
          <chart:series chart:values-cell-range-address="'Workload f Charts'.O2:'Workload f Charts'.O18" chart:label-cell-address="'Workload f Charts'.H1:'Workload f Charts'.H1" chart:attached-axis="secondary-y">
            <chart:data-point chart:repeated="17"/>
          </chart:series>
          <chart:series chart:values-cell-range-address="'Workload f Charts'.Q2:'Workload f Charts'.Q18" chart:label-cell-address="'Workload f Charts'.I1:'Workload f Charts'.I1" chart:attached-axis="secondary-y">
            <chart:data-point chart:repeated="17"/>
          </chart:series>
          <chart:series chart:values-cell-range-address="'Workload f Charts'.N2:'Workload f Charts'.N18" chart:label-cell-address="'Workload f Charts'.B2:'Workload f Charts'.B2" chart:attached-axis="secondary-y">
            <chart:data-point chart:repeated="17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f Charts'.L1:'Workload f Charts'.L1</svg:desc>
                </draw:g>
              </table:table-cell>
              <table:table-cell office:value-type="string">
                <text:p> Read/Modify/Write Operations</text:p>
                <draw:g>
                  <svg:desc>'Workload f Charts'.M1:'Workload f Charts'.M1</svg:desc>
                </draw:g>
              </table:table-cell>
              <table:table-cell office:value-type="string">
                <text:p> mongodb-async</text:p>
                <draw:g>
                  <svg:desc>'Workload f Charts'.Z2:'Workload f Charts'.Z2</svg:desc>
                </draw:g>
              </table:table-cell>
              <table:table-cell office:value-type="string">
                <text:p> Update Average Latency (us)</text:p>
                <draw:g>
                  <svg:desc>'Workload f Charts'.H1:'Workload f Charts'.H1</svg:desc>
                </draw:g>
              </table:table-cell>
              <table:table-cell office:value-type="string">
                <text:p> Update Min Latency (us)</text:p>
                <draw:g>
                  <svg:desc>'Workload f Charts'.I1:'Workload f Charts'.I1</svg:desc>
                </draw:g>
              </table:table-cell>
              <table:table-cell office:value-type="string">
                <text:p> 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18</svg:desc>
                </draw:g>
              </table:table-cell>
              <table:table-cell office:value-type="float" office:value="503">
                <text:p>503</text:p>
                <draw:g>
                  <svg:desc>'Workload f Charts'.AM2:'Workload f Charts'.AM18</svg:desc>
                </draw:g>
              </table:table-cell>
              <table:table-cell office:value-type="float" office:value="0">
                <text:p>0</text:p>
                <draw:g>
                  <svg:desc>'Workload f Charts'.AO2:'Workload f Charts'.AO18</svg:desc>
                </draw:g>
              </table:table-cell>
              <table:table-cell office:value-type="float" office:value="862.275891788749">
                <text:p>862.275891788749</text:p>
                <draw:g>
                  <svg:desc>'Workload f Charts'.AL2:'Workload f Charts'.AL18</svg:desc>
                </draw:g>
              </table:table-cell>
              <table:table-cell office:value-type="float" office:value="614">
                <text:p>614</text:p>
                <draw:g>
                  <svg:desc>'Workload f Charts'.O2:'Workload f Charts'.O18</svg:desc>
                </draw:g>
              </table:table-cell>
              <table:table-cell office:value-type="float" office:value="1000">
                <text:p>1000</text:p>
                <draw:g>
                  <svg:desc>'Workload f Charts'.Q2:'Workload f Charts'.Q18</svg:desc>
                </draw:g>
              </table:table-cell>
              <table:table-cell office:value-type="float" office:value="936.38536686926">
                <text:p>936.38536686926</text:p>
                <draw:g>
                  <svg:desc>'Workload f Charts'.N2:'Workload f Charts'.N18</svg:desc>
                </draw:g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95">
                <text:p>495</text:p>
              </table:table-cell>
              <table:table-cell office:value-type="float" office:value="1000">
                <text:p>1000</text:p>
              </table:table-cell>
              <table:table-cell office:value-type="float" office:value="907.835219768345">
                <text:p>907.835219768345</text:p>
              </table:table-cell>
              <table:table-cell office:value-type="float" office:value="616">
                <text:p>616</text:p>
              </table:table-cell>
              <table:table-cell office:value-type="float" office:value="1000">
                <text:p>1000</text:p>
              </table:table-cell>
              <table:table-cell office:value-type="float" office:value="1210.26819977822">
                <text:p>1210.26819977822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9">
                <text:p>559</text:p>
              </table:table-cell>
              <table:table-cell office:value-type="float" office:value="2000">
                <text:p>2000</text:p>
              </table:table-cell>
              <table:table-cell office:value-type="float" office:value="1493.98216306289">
                <text:p>1493.98216306289</text:p>
              </table:table-cell>
              <table:table-cell office:value-type="float" office:value="650">
                <text:p>650</text:p>
              </table:table-cell>
              <table:table-cell office:value-type="float" office:value="7000">
                <text:p>7000</text:p>
              </table:table-cell>
              <table:table-cell office:value-type="float" office:value="3366.77881426783">
                <text:p>3366.7788142678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5">
                <text:p>585</text:p>
              </table:table-cell>
              <table:table-cell office:value-type="float" office:value="2000">
                <text:p>2000</text:p>
              </table:table-cell>
              <table:table-cell office:value-type="float" office:value="1766.92963580138">
                <text:p>1766.92963580138</text:p>
              </table:table-cell>
              <table:table-cell office:value-type="float" office:value="636">
                <text:p>636</text:p>
              </table:table-cell>
              <table:table-cell office:value-type="float" office:value="18000">
                <text:p>18000</text:p>
              </table:table-cell>
              <table:table-cell office:value-type="float" office:value="6764.33762577947">
                <text:p>6764.33762577947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4">
                <text:p>724</text:p>
              </table:table-cell>
              <table:table-cell office:value-type="float" office:value="3000">
                <text:p>3000</text:p>
              </table:table-cell>
              <table:table-cell office:value-type="float" office:value="2604.22263198525">
                <text:p>2604.2226319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1">
                <text:p>771</text:p>
              </table:table-cell>
              <table:table-cell office:value-type="float" office:value="5000">
                <text:p>5000</text:p>
              </table:table-cell>
              <table:table-cell office:value-type="float" office:value="3234.74228893749">
                <text:p>3234.7422889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5">
                <text:p>705</text:p>
              </table:table-cell>
              <table:table-cell office:value-type="float" office:value="8000">
                <text:p>8000</text:p>
              </table:table-cell>
              <table:table-cell office:value-type="float" office:value="4109.40312801916">
                <text:p>4109.4031280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6">
                <text:p>766</text:p>
              </table:table-cell>
              <table:table-cell office:value-type="float" office:value="14000">
                <text:p>14000</text:p>
              </table:table-cell>
              <table:table-cell office:value-type="float" office:value="7863.82710670363">
                <text:p>7863.8271067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3">
                <text:p>653</text:p>
              </table:table-cell>
              <table:table-cell office:value-type="float" office:value="3000">
                <text:p>3000</text:p>
              </table:table-cell>
              <table:table-cell office:value-type="float" office:value="2173.37185255032">
                <text:p>2173.37185255032</text:p>
              </table:table-cell>
              <table:table-cell office:value-type="float" office:value="725">
                <text:p>725</text:p>
              </table:table-cell>
              <table:table-cell office:value-type="float" office:value="3000">
                <text:p>3000</text:p>
              </table:table-cell>
              <table:table-cell office:value-type="float" office:value="2262.24274735235">
                <text:p>2262.24274735235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26">
                <text:p>626</text:p>
              </table:table-cell>
              <table:table-cell office:value-type="float" office:value="4000">
                <text:p>4000</text:p>
              </table:table-cell>
              <table:table-cell office:value-type="float" office:value="2661.10120824478">
                <text:p>2661.10120824478</text:p>
              </table:table-cell>
              <table:table-cell office:value-type="float" office:value="695">
                <text:p>695</text:p>
              </table:table-cell>
              <table:table-cell office:value-type="float" office:value="5000">
                <text:p>5000</text:p>
              </table:table-cell>
              <table:table-cell office:value-type="float" office:value="3287.17263815616">
                <text:p>3287.1726381561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2">
                <text:p>652</text:p>
              </table:table-cell>
              <table:table-cell office:value-type="float" office:value="6000">
                <text:p>6000</text:p>
              </table:table-cell>
              <table:table-cell office:value-type="float" office:value="3654.51934102722">
                <text:p>3654.51934102722</text:p>
              </table:table-cell>
              <table:table-cell office:value-type="float" office:value="736">
                <text:p>736</text:p>
              </table:table-cell>
              <table:table-cell office:value-type="float" office:value="9000">
                <text:p>9000</text:p>
              </table:table-cell>
              <table:table-cell office:value-type="float" office:value="4707.8806648791">
                <text:p>4707.8806648791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01">
                <text:p>701</text:p>
              </table:table-cell>
              <table:table-cell office:value-type="float" office:value="6000">
                <text:p>6000</text:p>
              </table:table-cell>
              <table:table-cell office:value-type="float" office:value="4284.03628286412">
                <text:p>4284.03628286412</text:p>
              </table:table-cell>
              <table:table-cell office:value-type="float" office:value="669">
                <text:p>669</text:p>
              </table:table-cell>
              <table:table-cell office:value-type="float" office:value="15000">
                <text:p>15000</text:p>
              </table:table-cell>
              <table:table-cell office:value-type="float" office:value="6537.65511839417">
                <text:p>6537.65511839417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3">
                <text:p>753</text:p>
              </table:table-cell>
              <table:table-cell office:value-type="float" office:value="8000">
                <text:p>8000</text:p>
              </table:table-cell>
              <table:table-cell office:value-type="float" office:value="5212.78209331652">
                <text:p>5212.78209331652</text:p>
              </table:table-cell>
              <table:table-cell office:value-type="float" office:value="720">
                <text:p>720</text:p>
              </table:table-cell>
              <table:table-cell office:value-type="float" office:value="25000">
                <text:p>25000</text:p>
              </table:table-cell>
              <table:table-cell office:value-type="float" office:value="8488.47633454551">
                <text:p>8488.4763345455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7">
                <text:p>757</text:p>
              </table:table-cell>
              <table:table-cell office:value-type="float" office:value="10000">
                <text:p>10000</text:p>
              </table:table-cell>
              <table:table-cell office:value-type="float" office:value="6447.70861433261">
                <text:p>6447.70861433261</text:p>
              </table:table-cell>
              <table:table-cell office:value-type="float" office:value="716">
                <text:p>716</text:p>
              </table:table-cell>
              <table:table-cell office:value-type="float" office:value="36000">
                <text:p>36000</text:p>
              </table:table-cell>
              <table:table-cell office:value-type="float" office:value="11349.4870648528">
                <text:p>11349.4870648528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0">
                <text:p>740</text:p>
              </table:table-cell>
              <table:table-cell office:value-type="float" office:value="16000">
                <text:p>16000</text:p>
              </table:table-cell>
              <table:table-cell office:value-type="float" office:value="9985.127285744">
                <text:p>9985.12728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7">
                <text:p>647</text:p>
              </table:table-cell>
              <table:table-cell office:value-type="float" office:value="23000">
                <text:p>23000</text:p>
              </table:table-cell>
              <table:table-cell office:value-type="float" office:value="14059.8456397708">
                <text:p>14059.845639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9">
                <text:p>749</text:p>
              </table:table-cell>
              <table:table-cell office:value-type="float" office:value="28000">
                <text:p>28000</text:p>
              </table:table-cell>
              <table:table-cell office:value-type="float" office:value="16635.9086806785">
                <text:p>16635.908680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15cm" svg:y="0.389cm" chart:style-name="ch2">
          <text:p>Throughput
YCSB - Workload F</text:p>
        </chart:title>
        <chart:subtitle svg:x="10.037cm" svg:y="1.926cm" chart:style-name="ch3">
          <text:p>Higher is Better</text:p>
        </chart:subtitle>
        <chart:legend chart:legend-position="end" svg:x="19.486cm" svg:y="5.802cm" style:legend-expansion="high" chart:style-name="ch4"/>
        <chart:plot-area chart:style-name="ch5" table:cell-range-address="'Workload f Charts'.C2:'Workload f Charts'.D18 'Workload f Charts'.Z2:'Workload f Charts'.Z2 'Workload f Charts'.AD2:'Workload f Charts'.AD18 'Workload f Charts'.B2:'Workload f Charts'.B2 'Workload f Charts'.F2:'Workload f Charts'.F18" chart:data-source-has-labels="both" svg:x="1.468cm" svg:y="3.117cm" svg:width="17.104cm" svg:height="8.349cm">
          <chartooo:coordinate-region svg:x="2.645cm" svg:y="3.317cm" svg:width="15.927cm" svg:height="7.104cm"/>
          <chart:axis chart:dimension="x" chart:name="primary-x" chart:style-name="ch6" chartooo:axis-type="auto">
            <chartooo:date-scale/>
            <chart:title svg:x="7.29cm" svg:y="11.72cm" chart:style-name="ch7">
              <text:p>Threads (top) / Connections (bottom)</text:p>
            </chart:title>
            <chart:categories table:cell-range-address="'Workload f Charts'.C2:'Workload f Charts'.D18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f Charts'.AD2:'Workload f Charts'.AD18" chart:label-cell-address="'Workload f Charts'.Z2:'Workload f Charts'.Z2" chart:class="chart:bar">
            <chart:data-point chart:repeated="17"/>
          </chart:series>
          <chart:series chart:style-name="ch12" chart:values-cell-range-address="'Workload f Charts'.F2:'Workload f Charts'.F18" chart:label-cell-address="'Workload f Charts'.B2:'Workload f Charts'.B2" chart:class="chart:ba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ongodb-async</text:p>
                <draw:g>
                  <svg:desc>'Workload f Charts'.Z2:'Workload f Charts'.Z2</svg:desc>
                </draw:g>
              </table:table-cell>
              <table:table-cell office:value-type="string">
                <text:p> 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18</svg:desc>
                </draw:g>
              </table:table-cell>
              <table:table-cell office:value-type="float" office:value="1550.5462574465">
                <text:p>1550.5462574465</text:p>
                <draw:g>
                  <svg:desc>'Workload f Charts'.AD2:'Workload f Charts'.AD18</svg:desc>
                </draw:g>
              </table:table-cell>
              <table:table-cell office:value-type="float" office:value="1447.86317113887">
                <text:p>1447.86317113887</text:p>
                <draw:g>
                  <svg:desc>'Workload f Charts'.F2:'Workload f Charts'.F18</svg:desc>
                </draw:g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43.08081699923">
                <text:p>2943.08081699923</text:p>
              </table:table-cell>
              <table:table-cell office:value-type="float" office:value="2286.54528159948">
                <text:p>2286.54528159948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503.93644044895">
                <text:p>4503.93644044895</text:p>
              </table:table-cell>
              <table:table-cell office:value-type="float" office:value="2102.29339186118">
                <text:p>2102.29339186118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563.3811339021">
                <text:p>7563.3811339021</text:p>
              </table:table-cell>
              <table:table-cell office:value-type="float" office:value="2060.44097557759">
                <text:p>2060.44097557759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23.00396966374">
                <text:p>7723.00396966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58.86589253564">
                <text:p>8258.8658925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64.26501204229">
                <text:p>8164.26501204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533.44256139812">
                <text:p>8533.4425613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112.50680016382">
                <text:p>6112.50680016382</text:p>
              </table:table-cell>
              <table:table-cell office:value-type="float" office:value="5812.19631274266">
                <text:p>5812.1963127426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614.38829199948">
                <text:p>7614.38829199948</text:p>
              </table:table-cell>
              <table:table-cell office:value-type="float" office:value="6112.66985751224">
                <text:p>6112.6698575122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93.41404711546">
                <text:p>7293.41404711546</text:p>
              </table:table-cell>
              <table:table-cell office:value-type="float" office:value="5672.6967433048">
                <text:p>5672.6967433048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28.08655070004">
                <text:p>9428.08655070004</text:p>
              </table:table-cell>
              <table:table-cell office:value-type="float" office:value="6130.80823253162">
                <text:p>6130.80823253162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95.5507042986">
                <text:p>10395.5507042986</text:p>
              </table:table-cell>
              <table:table-cell office:value-type="float" office:value="6261.62313794982">
                <text:p>6261.62313794982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496.593855294">
                <text:p>10496.593855294</text:p>
              </table:table-cell>
              <table:table-cell office:value-type="float" office:value="5868.20022299161">
                <text:p>5868.20022299161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88.9361959724">
                <text:p>10088.936195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48.72715467028">
                <text:p>9548.72715467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1.0593816588">
                <text:p>10051.05938165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15cm" svg:y="0.389cm" chart:style-name="ch2">
          <text:p>Read Latency
YCSB - Workload F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f Charts'.C2:'Workload f Charts'.D18 'Workload f Charts'.L1:'Workload f Charts'.M1 'Workload f Charts'.AR2:'Workload f Charts'.AS18 'Workload f Charts'.AU2:'Workload f Charts'.AU18 'Workload f Charts'.Z2:'Workload f Charts'.Z2 'Workload f Charts'.H1:'Workload f Charts'.I1 'Workload f Charts'.T2:'Workload f Charts'.U18 'Workload f Charts'.W2:'Workload f Charts'.W18 'Workload f Charts'.B2:'Workload f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f Charts'.C2:'Workload f Charts'.D18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f Charts'.AS2:'Workload f Charts'.AS18" chart:label-cell-address="'Workload f Charts'.L1:'Workload f Charts'.L1" chart:attached-axis="secondary-y">
            <chart:data-point chart:repeated="17"/>
          </chart:series>
          <chart:series chart:values-cell-range-address="'Workload f Charts'.AU2:'Workload f Charts'.AU18" chart:label-cell-address="'Workload f Charts'.M1:'Workload f Charts'.M1" chart:attached-axis="secondary-y">
            <chart:data-point chart:repeated="17"/>
          </chart:series>
          <chart:series chart:values-cell-range-address="'Workload f Charts'.AR2:'Workload f Charts'.AR18" chart:label-cell-address="'Workload f Charts'.Z2:'Workload f Charts'.Z2" chart:attached-axis="secondary-y">
            <chart:data-point chart:repeated="17"/>
          </chart:series>
          <chart:series chart:values-cell-range-address="'Workload f Charts'.U2:'Workload f Charts'.U18" chart:label-cell-address="'Workload f Charts'.H1:'Workload f Charts'.H1" chart:attached-axis="secondary-y">
            <chart:data-point chart:repeated="17"/>
          </chart:series>
          <chart:series chart:values-cell-range-address="'Workload f Charts'.W2:'Workload f Charts'.W18" chart:label-cell-address="'Workload f Charts'.I1:'Workload f Charts'.I1" chart:attached-axis="secondary-y">
            <chart:data-point chart:repeated="17"/>
          </chart:series>
          <chart:series chart:values-cell-range-address="'Workload f Charts'.T2:'Workload f Charts'.T18" chart:label-cell-address="'Workload f Charts'.B2:'Workload f Charts'.B2" chart:attached-axis="secondary-y">
            <chart:data-point chart:repeated="17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f Charts'.L1:'Workload f Charts'.L1</svg:desc>
                </draw:g>
              </table:table-cell>
              <table:table-cell office:value-type="string">
                <text:p> Read/Modify/Write Operations</text:p>
                <draw:g>
                  <svg:desc>'Workload f Charts'.M1:'Workload f Charts'.M1</svg:desc>
                </draw:g>
              </table:table-cell>
              <table:table-cell office:value-type="string">
                <text:p> mongodb-async</text:p>
                <draw:g>
                  <svg:desc>'Workload f Charts'.Z2:'Workload f Charts'.Z2</svg:desc>
                </draw:g>
              </table:table-cell>
              <table:table-cell office:value-type="string">
                <text:p> Update Average Latency (us)</text:p>
                <draw:g>
                  <svg:desc>'Workload f Charts'.H1:'Workload f Charts'.H1</svg:desc>
                </draw:g>
              </table:table-cell>
              <table:table-cell office:value-type="string">
                <text:p> Update Min Latency (us)</text:p>
                <draw:g>
                  <svg:desc>'Workload f Charts'.I1:'Workload f Charts'.I1</svg:desc>
                </draw:g>
              </table:table-cell>
              <table:table-cell office:value-type="string">
                <text:p> mongodb-legacy</text:p>
                <draw:g>
                  <svg:desc>'Workload f Charts'.B2:'Workload f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f Charts'.C2:'Workload f Charts'.D18</svg:desc>
                </draw:g>
              </table:table-cell>
              <table:table-cell office:value-type="float" office:value="223">
                <text:p>223</text:p>
                <draw:g>
                  <svg:desc>'Workload f Charts'.AS2:'Workload f Charts'.AS18</svg:desc>
                </draw:g>
              </table:table-cell>
              <table:table-cell office:value-type="float" office:value="0">
                <text:p>0</text:p>
                <draw:g>
                  <svg:desc>'Workload f Charts'.AU2:'Workload f Charts'.AU18</svg:desc>
                </draw:g>
              </table:table-cell>
              <table:table-cell office:value-type="float" office:value="421.521307">
                <text:p>421.521307</text:p>
                <draw:g>
                  <svg:desc>'Workload f Charts'.AR2:'Workload f Charts'.AR18</svg:desc>
                </draw:g>
              </table:table-cell>
              <table:table-cell office:value-type="float" office:value="187">
                <text:p>187</text:p>
                <draw:g>
                  <svg:desc>'Workload f Charts'.U2:'Workload f Charts'.U18</svg:desc>
                </draw:g>
              </table:table-cell>
              <table:table-cell office:value-type="float" office:value="0">
                <text:p>0</text:p>
                <draw:g>
                  <svg:desc>'Workload f Charts'.W2:'Workload f Charts'.W18</svg:desc>
                </draw:g>
              </table:table-cell>
              <table:table-cell office:value-type="float" office:value="426.394283">
                <text:p>426.394283</text:p>
                <draw:g>
                  <svg:desc>'Workload f Charts'.T2:'Workload f Charts'.T18</svg:desc>
                </draw:g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443.051007">
                <text:p>443.051007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13.485314">
                <text:p>513.48531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712.248539">
                <text:p>712.248539</text:p>
              </table:table-cell>
              <table:table-cell office:value-type="float" office:value="200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1465.827975">
                <text:p>1465.82797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8">
                <text:p>208</text:p>
              </table:table-cell>
              <table:table-cell office:value-type="float" office:value="1000">
                <text:p>1000</text:p>
              </table:table-cell>
              <table:table-cell office:value-type="float" office:value="871.348092">
                <text:p>871.348092</text:p>
              </table:table-cell>
              <table:table-cell office:value-type="float" office:value="213">
                <text:p>213</text:p>
              </table:table-cell>
              <table:table-cell office:value-type="float" office:value="11000">
                <text:p>11000</text:p>
              </table:table-cell>
              <table:table-cell office:value-type="float" office:value="3068.503794">
                <text:p>3068.50379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8">
                <text:p>218</text:p>
              </table:table-cell>
              <table:table-cell office:value-type="float" office:value="1000">
                <text:p>1000</text:p>
              </table:table-cell>
              <table:table-cell office:value-type="float" office:value="1271.31035810358">
                <text:p>1271.3103581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9">
                <text:p>259</text:p>
              </table:table-cell>
              <table:table-cell office:value-type="float" office:value="2000">
                <text:p>2000</text:p>
              </table:table-cell>
              <table:table-cell office:value-type="float" office:value="1576.639942">
                <text:p>1576.63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5">
                <text:p>265</text:p>
              </table:table-cell>
              <table:table-cell office:value-type="float" office:value="4000">
                <text:p>4000</text:p>
              </table:table-cell>
              <table:table-cell office:value-type="float" office:value="1993.915538">
                <text:p>1993.91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1">
                <text:p>311</text:p>
              </table:table-cell>
              <table:table-cell office:value-type="float" office:value="9000">
                <text:p>9000</text:p>
              </table:table-cell>
              <table:table-cell office:value-type="float" office:value="3861.382125">
                <text:p>3861.38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8">
                <text:p>228</text:p>
              </table:table-cell>
              <table:table-cell office:value-type="float" office:value="1000">
                <text:p>1000</text:p>
              </table:table-cell>
              <table:table-cell office:value-type="float" office:value="1073.62271">
                <text:p>1073.62271</text:p>
              </table:table-cell>
              <table:table-cell office:value-type="float" office:value="230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1107.424045">
                <text:p>1107.424045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9">
                <text:p>229</text:p>
              </table:table-cell>
              <table:table-cell office:value-type="float" office:value="2000">
                <text:p>2000</text:p>
              </table:table-cell>
              <table:table-cell office:value-type="float" office:value="1262.38206182062">
                <text:p>1262.38206182062</text:p>
              </table:table-cell>
              <table:table-cell office:value-type="float" office:value="217">
                <text:p>217</text:p>
              </table:table-cell>
              <table:table-cell office:value-type="float" office:value="2000">
                <text:p>2000</text:p>
              </table:table-cell>
              <table:table-cell office:value-type="float" office:value="1578.6488494885">
                <text:p>1578.6488494885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3000">
                <text:p>3000</text:p>
              </table:table-cell>
              <table:table-cell office:value-type="float" office:value="1823.065152">
                <text:p>1823.065152</text:p>
              </table:table-cell>
              <table:table-cell office:value-type="float" office:value="242">
                <text:p>242</text:p>
              </table:table-cell>
              <table:table-cell office:value-type="float" office:value="5000">
                <text:p>5000</text:p>
              </table:table-cell>
              <table:table-cell office:value-type="float" office:value="2317.833599">
                <text:p>2317.833599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7">
                <text:p>257</text:p>
              </table:table-cell>
              <table:table-cell office:value-type="float" office:value="3000">
                <text:p>3000</text:p>
              </table:table-cell>
              <table:table-cell office:value-type="float" office:value="2049.98805788058">
                <text:p>2049.98805788058</text:p>
              </table:table-cell>
              <table:table-cell office:value-type="float" office:value="212">
                <text:p>212</text:p>
              </table:table-cell>
              <table:table-cell office:value-type="float" office:value="9000">
                <text:p>9000</text:p>
              </table:table-cell>
              <table:table-cell office:value-type="float" office:value="3233.26902369024">
                <text:p>3233.26902369024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4">
                <text:p>234</text:p>
              </table:table-cell>
              <table:table-cell office:value-type="float" office:value="4000">
                <text:p>4000</text:p>
              </table:table-cell>
              <table:table-cell office:value-type="float" office:value="2462.319651">
                <text:p>2462.319651</text:p>
              </table:table-cell>
              <table:table-cell office:value-type="float" office:value="244">
                <text:p>244</text:p>
              </table:table-cell>
              <table:table-cell office:value-type="float" office:value="15000">
                <text:p>15000</text:p>
              </table:table-cell>
              <table:table-cell office:value-type="float" office:value="4231.90544">
                <text:p>4231.90544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1">
                <text:p>261</text:p>
              </table:table-cell>
              <table:table-cell office:value-type="float" office:value="5000">
                <text:p>5000</text:p>
              </table:table-cell>
              <table:table-cell office:value-type="float" office:value="3059.316117">
                <text:p>3059.316117</text:p>
              </table:table-cell>
              <table:table-cell office:value-type="float" office:value="217">
                <text:p>217</text:p>
              </table:table-cell>
              <table:table-cell office:value-type="float" office:value="21000">
                <text:p>21000</text:p>
              </table:table-cell>
              <table:table-cell office:value-type="float" office:value="5607.524333">
                <text:p>5607.524333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2">
                <text:p>252</text:p>
              </table:table-cell>
              <table:table-cell office:value-type="float" office:value="9000">
                <text:p>9000</text:p>
              </table:table-cell>
              <table:table-cell office:value-type="float" office:value="4779.11000475012">
                <text:p>4779.11000475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9">
                <text:p>239</text:p>
              </table:table-cell>
              <table:table-cell office:value-type="float" office:value="12000">
                <text:p>12000</text:p>
              </table:table-cell>
              <table:table-cell office:value-type="float" office:value="6737.058176">
                <text:p>6737.05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1">
                <text:p>271</text:p>
              </table:table-cell>
              <table:table-cell office:value-type="float" office:value="15000">
                <text:p>15000</text:p>
              </table:table-cell>
              <table:table-cell office:value-type="float" office:value="8077.50802">
                <text:p>8077.5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Read Latency
YCSB - Workload A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A Charts'.C2:'Workload A Charts'.D19 'Workload A Charts'.L1:'Workload A Charts'.M1 'Workload A Charts'.AF2:'Workload A Charts'.AG19 'Workload A Charts'.AI2:'Workload A Charts'.AI19 'Workload A Charts'.T2:'Workload A Charts'.T2 'Workload A Charts'.H1:'Workload A Charts'.I1 'Workload A Charts'.N2:'Workload A Charts'.O19 'Workload A Charts'.Q2:'Workload A Charts'.Q19 'Workload A Charts'.B2:'Workload A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A Charts'.C2:'Workload A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A Charts'.AG2:'Workload A Charts'.AG19" chart:label-cell-address="'Workload A Charts'.L1:'Workload A Charts'.L1" chart:attached-axis="secondary-y">
            <chart:data-point chart:repeated="18"/>
          </chart:series>
          <chart:series chart:values-cell-range-address="'Workload A Charts'.AI2:'Workload A Charts'.AI19" chart:label-cell-address="'Workload A Charts'.M1:'Workload A Charts'.M1" chart:attached-axis="secondary-y">
            <chart:data-point chart:repeated="18"/>
          </chart:series>
          <chart:series chart:values-cell-range-address="'Workload A Charts'.AF2:'Workload A Charts'.AF19" chart:label-cell-address="'Workload A Charts'.T2:'Workload A Charts'.T2" chart:attached-axis="secondary-y">
            <chart:data-point chart:repeated="18"/>
          </chart:series>
          <chart:series chart:values-cell-range-address="'Workload A Charts'.O2:'Workload A Charts'.O19" chart:label-cell-address="'Workload A Charts'.H1:'Workload A Charts'.H1" chart:attached-axis="secondary-y">
            <chart:data-point chart:repeated="18"/>
          </chart:series>
          <chart:series chart:values-cell-range-address="'Workload A Charts'.Q2:'Workload A Charts'.Q19" chart:label-cell-address="'Workload A Charts'.I1:'Workload A Charts'.I1" chart:attached-axis="secondary-y">
            <chart:data-point chart:repeated="18"/>
          </chart:series>
          <chart:series chart:values-cell-range-address="'Workload A Charts'.N2:'Workload A Charts'.N19" chart:label-cell-address="'Workload A Charts'.B2:'Workload A Charts'.B2" chart:attached-axis="secondary-y">
            <chart:data-point chart:repeated="18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A Charts'.L1:'Workload A Charts'.L1</svg:desc>
                </draw:g>
              </table:table-cell>
              <table:table-cell office:value-type="string">
                <text:p> Read Operations</text:p>
                <draw:g>
                  <svg:desc>'Workload A Charts'.M1:'Workload A Charts'.M1</svg:desc>
                </draw:g>
              </table:table-cell>
              <table:table-cell office:value-type="string">
                <text:p> mongodb-async</text:p>
                <draw:g>
                  <svg:desc>'Workload A Charts'.T2:'Workload A Charts'.T2</svg:desc>
                </draw:g>
              </table:table-cell>
              <table:table-cell office:value-type="string">
                <text:p> Update Average Latency (us)</text:p>
                <draw:g>
                  <svg:desc>'Workload A Charts'.H1:'Workload A Charts'.H1</svg:desc>
                </draw:g>
              </table:table-cell>
              <table:table-cell office:value-type="string">
                <text:p> Update Min Latency (us)</text:p>
                <draw:g>
                  <svg:desc>'Workload A Charts'.I1:'Workload A Charts'.I1</svg:desc>
                </draw:g>
              </table:table-cell>
              <table:table-cell office:value-type="string">
                <text:p> mongodb-legacy</text:p>
                <draw:g>
                  <svg:desc>'Workload A Charts'.B2:'Workload A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A Charts'.C2:'Workload A Charts'.D19</svg:desc>
                </draw:g>
              </table:table-cell>
              <table:table-cell office:value-type="float" office:value="228">
                <text:p>228</text:p>
                <draw:g>
                  <svg:desc>'Workload A Charts'.AG2:'Workload A Charts'.AG19</svg:desc>
                </draw:g>
              </table:table-cell>
              <table:table-cell office:value-type="float" office:value="0">
                <text:p>0</text:p>
                <draw:g>
                  <svg:desc>'Workload A Charts'.AI2:'Workload A Charts'.AI19</svg:desc>
                </draw:g>
              </table:table-cell>
              <table:table-cell office:value-type="float" office:value="426.283324188697">
                <text:p>426.283324188697</text:p>
                <draw:g>
                  <svg:desc>'Workload A Charts'.AF2:'Workload A Charts'.AF19</svg:desc>
                </draw:g>
              </table:table-cell>
              <table:table-cell office:value-type="float" office:value="229">
                <text:p>229</text:p>
                <draw:g>
                  <svg:desc>'Workload A Charts'.O2:'Workload A Charts'.O19</svg:desc>
                </draw:g>
              </table:table-cell>
              <table:table-cell office:value-type="float" office:value="0">
                <text:p>0</text:p>
                <draw:g>
                  <svg:desc>'Workload A Charts'.Q2:'Workload A Charts'.Q19</svg:desc>
                </draw:g>
              </table:table-cell>
              <table:table-cell office:value-type="float" office:value="429.178137068246">
                <text:p>429.178137068246</text:p>
                <draw:g>
                  <svg:desc>'Workload A Charts'.N2:'Workload A Charts'.N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455.200083832335">
                <text:p>455.200083832335</text:p>
              </table:table-cell>
              <table:table-cell office:value-type="float" office:value="239">
                <text:p>239</text:p>
              </table:table-cell>
              <table:table-cell office:value-type="float" office:value="1000">
                <text:p>1000</text:p>
              </table:table-cell>
              <table:table-cell office:value-type="float" office:value="851.138673868705">
                <text:p>851.138673868705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451.878136487614">
                <text:p>451.878136487614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533.012443870689">
                <text:p>533.01244387068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9">
                <text:p>219</text:p>
              </table:table-cell>
              <table:table-cell office:value-type="float" office:value="1000">
                <text:p>1000</text:p>
              </table:table-cell>
              <table:table-cell office:value-type="float" office:value="725.713206114497">
                <text:p>725.713206114497</text:p>
              </table:table-cell>
              <table:table-cell office:value-type="float" office:value="207">
                <text:p>207</text:p>
              </table:table-cell>
              <table:table-cell office:value-type="float" office:value="3000">
                <text:p>3000</text:p>
              </table:table-cell>
              <table:table-cell office:value-type="float" office:value="1286.79515597698">
                <text:p>1286.79515597698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3">
                <text:p>233</text:p>
              </table:table-cell>
              <table:table-cell office:value-type="float" office:value="1000">
                <text:p>1000</text:p>
              </table:table-cell>
              <table:table-cell office:value-type="float" office:value="979.404958512406">
                <text:p>979.404958512406</text:p>
              </table:table-cell>
              <table:table-cell office:value-type="float" office:value="212">
                <text:p>212</text:p>
              </table:table-cell>
              <table:table-cell office:value-type="float" office:value="10000">
                <text:p>10000</text:p>
              </table:table-cell>
              <table:table-cell office:value-type="float" office:value="2845.46760431542">
                <text:p>2845.4676043154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4">
                <text:p>224</text:p>
              </table:table-cell>
              <table:table-cell office:value-type="float" office:value="2000">
                <text:p>2000</text:p>
              </table:table-cell>
              <table:table-cell office:value-type="float" office:value="1286.58710954685">
                <text:p>1286.5871095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9">
                <text:p>239</text:p>
              </table:table-cell>
              <table:table-cell office:value-type="float" office:value="3000">
                <text:p>3000</text:p>
              </table:table-cell>
              <table:table-cell office:value-type="float" office:value="1754.27417595589">
                <text:p>1754.27417595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3">
                <text:p>283</text:p>
              </table:table-cell>
              <table:table-cell office:value-type="float" office:value="7000">
                <text:p>7000</text:p>
              </table:table-cell>
              <table:table-cell office:value-type="float" office:value="2550.11828626702">
                <text:p>2550.1182862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5">
                <text:p>315</text:p>
              </table:table-cell>
              <table:table-cell office:value-type="float" office:value="10000">
                <text:p>10000</text:p>
              </table:table-cell>
              <table:table-cell office:value-type="float" office:value="4317.1061731455">
                <text:p>4317.106173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2000">
                <text:p>2000</text:p>
              </table:table-cell>
              <table:table-cell office:value-type="float" office:value="1169.10883667493">
                <text:p>1169.10883667493</text:p>
              </table:table-cell>
              <table:table-cell office:value-type="float" office:value="225">
                <text:p>225</text:p>
              </table:table-cell>
              <table:table-cell office:value-type="float" office:value="2000">
                <text:p>2000</text:p>
              </table:table-cell>
              <table:table-cell office:value-type="float" office:value="1186.55285241112">
                <text:p>1186.5528524111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5">
                <text:p>235</text:p>
              </table:table-cell>
              <table:table-cell office:value-type="float" office:value="3000">
                <text:p>3000</text:p>
              </table:table-cell>
              <table:table-cell office:value-type="float" office:value="1638.36877225979">
                <text:p>1638.36877225979</text:p>
              </table:table-cell>
              <table:table-cell office:value-type="float" office:value="255">
                <text:p>255</text:p>
              </table:table-cell>
              <table:table-cell office:value-type="float" office:value="3000">
                <text:p>3000</text:p>
              </table:table-cell>
              <table:table-cell office:value-type="float" office:value="1831.25071561071">
                <text:p>1831.2507156107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0">
                <text:p>230</text:p>
              </table:table-cell>
              <table:table-cell office:value-type="float" office:value="2000">
                <text:p>2000</text:p>
              </table:table-cell>
              <table:table-cell office:value-type="float" office:value="1673.32970978977">
                <text:p>1673.32970978977</text:p>
              </table:table-cell>
              <table:table-cell office:value-type="float" office:value="210">
                <text:p>210</text:p>
              </table:table-cell>
              <table:table-cell office:value-type="float" office:value="5000">
                <text:p>5000</text:p>
              </table:table-cell>
              <table:table-cell office:value-type="float" office:value="2215.77368200168">
                <text:p>2215.77368200168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  <table:table-cell office:value-type="float" office:value="4000">
                <text:p>4000</text:p>
              </table:table-cell>
              <table:table-cell office:value-type="float" office:value="2401.27864640138">
                <text:p>2401.27864640138</text:p>
              </table:table-cell>
              <table:table-cell office:value-type="float" office:value="243">
                <text:p>243</text:p>
              </table:table-cell>
              <table:table-cell office:value-type="float" office:value="10000">
                <text:p>10000</text:p>
              </table:table-cell>
              <table:table-cell office:value-type="float" office:value="3252.25475798802">
                <text:p>3252.25475798802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5000">
                <text:p>5000</text:p>
              </table:table-cell>
              <table:table-cell office:value-type="float" office:value="2866.58619483461">
                <text:p>2866.58619483461</text:p>
              </table:table-cell>
              <table:table-cell office:value-type="float" office:value="242">
                <text:p>242</text:p>
              </table:table-cell>
              <table:table-cell office:value-type="float" office:value="15000">
                <text:p>15000</text:p>
              </table:table-cell>
              <table:table-cell office:value-type="float" office:value="4381.1787518954">
                <text:p>4381.1787518954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3">
                <text:p>253</text:p>
              </table:table-cell>
              <table:table-cell office:value-type="float" office:value="7000">
                <text:p>7000</text:p>
              </table:table-cell>
              <table:table-cell office:value-type="float" office:value="4182.89074919702">
                <text:p>4182.89074919702</text:p>
              </table:table-cell>
              <table:table-cell office:value-type="float" office:value="237">
                <text:p>237</text:p>
              </table:table-cell>
              <table:table-cell office:value-type="float" office:value="21000">
                <text:p>21000</text:p>
              </table:table-cell>
              <table:table-cell office:value-type="float" office:value="5280.59803527144">
                <text:p>5280.59803527144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10000">
                <text:p>10000</text:p>
              </table:table-cell>
              <table:table-cell office:value-type="float" office:value="5512.70575397541">
                <text:p>5512.7057539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5">
                <text:p>295</text:p>
              </table:table-cell>
              <table:table-cell office:value-type="float" office:value="13000">
                <text:p>13000</text:p>
              </table:table-cell>
              <table:table-cell office:value-type="float" office:value="8101.22289614253">
                <text:p>8101.2228961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7">
                <text:p>357</text:p>
              </table:table-cell>
              <table:table-cell office:value-type="float" office:value="17000">
                <text:p>17000</text:p>
              </table:table-cell>
              <table:table-cell office:value-type="float" office:value="10612.0356003285">
                <text:p>10612.035600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02cm" svg:y="0.389cm" chart:style-name="ch2">
          <text:p>Throughput
YCSB - Workload A</text:p>
        </chart:title>
        <chart:subtitle svg:x="10.037cm" svg:y="1.926cm" chart:style-name="ch3">
          <text:p>Higher is Better</text:p>
        </chart:subtitle>
        <chart:legend chart:legend-position="end" svg:x="19.486cm" svg:y="5.802cm" style:legend-expansion="high" chart:style-name="ch4"/>
        <chart:plot-area chart:style-name="ch5" table:cell-range-address="'Workload A Charts'.A54:'Workload A Charts'.A54 'Workload A Charts'.C2:'Workload A Charts'.D19 'Workload A Charts'.T2:'Workload A Charts'.T2 'Workload A Charts'.X2:'Workload A Charts'.X19 'Workload A Charts'.B2:'Workload A Charts'.B2 'Workload A Charts'.F2:'Workload A Charts'.F19" chart:data-source-has-labels="both" svg:x="1.468cm" svg:y="3.117cm" svg:width="17.104cm" svg:height="8.349cm">
          <chartooo:coordinate-region svg:x="2.645cm" svg:y="3.317cm" svg:width="15.927cm" svg:height="7.104cm"/>
          <chart:axis chart:dimension="x" chart:name="primary-x" chart:style-name="ch6" chartooo:axis-type="auto">
            <chartooo:date-scale/>
            <chart:title svg:x="7.29cm" svg:y="11.72cm" chart:style-name="ch7">
              <text:p>Threads (top) / Connections (bottom)</text:p>
            </chart:title>
            <chart:categories table:cell-range-address="'Workload A Charts'.C2:'Workload A Charts'.D19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A Charts'.X2:'Workload A Charts'.X19" chart:label-cell-address="'Workload A Charts'.T2:'Workload A Charts'.T2" chart:class="chart:bar">
            <chart:data-point chart:repeated="18"/>
          </chart:series>
          <chart:series chart:style-name="ch12" chart:values-cell-range-address="'Workload A Charts'.F2:'Workload A Charts'.F19" chart:label-cell-address="'Workload A Charts'.B2:'Workload A Charts'.B2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ongodb-async</text:p>
                <draw:g>
                  <svg:desc>'Workload A Charts'.T2:'Workload A Charts'.T2</svg:desc>
                </draw:g>
              </table:table-cell>
              <table:table-cell office:value-type="string">
                <text:p> mongodb-legacy</text:p>
                <draw:g>
                  <svg:desc>'Workload A Charts'.B2:'Workload A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A Charts'.C2:'Workload A Charts'.D19</svg:desc>
                </draw:g>
              </table:table-cell>
              <table:table-cell office:value-type="float" office:value="2222.09877229043">
                <text:p>2222.09877229043</text:p>
                <draw:g>
                  <svg:desc>'Workload A Charts'.X2:'Workload A Charts'.X19</svg:desc>
                </draw:g>
              </table:table-cell>
              <table:table-cell office:value-type="float" office:value="1951.06723377688">
                <text:p>1951.06723377688</text:p>
                <draw:g>
                  <svg:desc>'Workload A Charts'.F2:'Workload A Charts'.F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180.09522256917">
                <text:p>4180.09522256917</text:p>
              </table:table-cell>
              <table:table-cell office:value-type="float" office:value="1859.93568342407">
                <text:p>1859.93568342407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68.87054223194">
                <text:p>4268.87054223194</text:p>
              </table:table-cell>
              <table:table-cell office:value-type="float" office:value="3173.27342193113">
                <text:p>3173.27342193113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19.09741987583">
                <text:p>6619.09741987583</text:p>
              </table:table-cell>
              <table:table-cell office:value-type="float" office:value="2956.68165704267">
                <text:p>2956.68165704267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0.3522648469">
                <text:p>10050.3522648469</text:p>
              </table:table-cell>
              <table:table-cell office:value-type="float" office:value="2915.17142665574">
                <text:p>2915.17142665574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25.1928020566">
                <text:p>11425.1928020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01.0932266989">
                <text:p>11201.093226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604.85621530246">
                <text:p>9604.85621530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511.4538966271">
                <text:p>11511.4538966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272.53023609801">
                <text:p>8272.53023609801</text:p>
              </table:table-cell>
              <table:table-cell office:value-type="float" office:value="7986.58254133056">
                <text:p>7986.58254133056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75.19736271363">
                <text:p>8675.19736271363</text:p>
              </table:table-cell>
              <table:table-cell office:value-type="float" office:value="7724.55506117909">
                <text:p>7724.55506117909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77.7715123492">
                <text:p>11277.7715123492</text:p>
              </table:table-cell>
              <table:table-cell office:value-type="float" office:value="8557.39444453953">
                <text:p>8557.39444453953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16.6848418757">
                <text:p>12116.6848418757</text:p>
              </table:table-cell>
              <table:table-cell office:value-type="float" office:value="8698.43948435135">
                <text:p>8698.43948435135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87.806091065">
                <text:p>13087.806091065</text:p>
              </table:table-cell>
              <table:table-cell office:value-type="float" office:value="8595.42207820115">
                <text:p>8595.42207820115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426.4820147173">
                <text:p>11426.4820147173</text:p>
              </table:table-cell>
              <table:table-cell office:value-type="float" office:value="8745.76923413299">
                <text:p>8745.7692341329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047.350016962">
                <text:p>13047.350016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860.0045068017">
                <text:p>11860.0045068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39.0255241465">
                <text:p>11339.02552414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Update Latency
YCSB - Workload B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B Charts'.C2:'Workload B Charts'.D19 'Workload B Charts'.L1:'Workload B Charts'.M1 'Workload B Charts'.Z2:'Workload B Charts'.AA19 'Workload B Charts'.AC2:'Workload B Charts'.AC19 'Workload B Charts'.T2:'Workload B Charts'.T2 'Workload B Charts'.H1:'Workload B Charts'.I1 'Workload B Charts'.H2:'Workload B Charts'.I19 'Workload B Charts'.K2:'Workload B Charts'.K19 'Workload B Charts'.B2:'Workload B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B Charts'.C2:'Workload B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B Charts'.AA2:'Workload B Charts'.AA19" chart:label-cell-address="'Workload B Charts'.L1:'Workload B Charts'.L1" chart:attached-axis="secondary-y">
            <chart:data-point chart:repeated="18"/>
          </chart:series>
          <chart:series chart:values-cell-range-address="'Workload B Charts'.AC2:'Workload B Charts'.AC19" chart:label-cell-address="'Workload B Charts'.M1:'Workload B Charts'.M1" chart:attached-axis="secondary-y">
            <chart:data-point chart:repeated="18"/>
          </chart:series>
          <chart:series chart:values-cell-range-address="'Workload B Charts'.Z2:'Workload B Charts'.Z19" chart:label-cell-address="'Workload B Charts'.T2:'Workload B Charts'.T2" chart:attached-axis="secondary-y">
            <chart:data-point chart:repeated="18"/>
          </chart:series>
          <chart:series chart:values-cell-range-address="'Workload B Charts'.I2:'Workload B Charts'.I19" chart:label-cell-address="'Workload B Charts'.H1:'Workload B Charts'.H1" chart:attached-axis="secondary-y">
            <chart:data-point chart:repeated="18"/>
          </chart:series>
          <chart:series chart:values-cell-range-address="'Workload B Charts'.K2:'Workload B Charts'.K19" chart:label-cell-address="'Workload B Charts'.I1:'Workload B Charts'.I1" chart:attached-axis="secondary-y">
            <chart:data-point chart:repeated="18"/>
          </chart:series>
          <chart:series chart:values-cell-range-address="'Workload B Charts'.H2:'Workload B Charts'.H19" chart:label-cell-address="'Workload B Charts'.B2:'Workload B Charts'.B2" chart:attached-axis="secondary-y">
            <chart:data-point chart:repeated="18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B Charts'.L1:'Workload B Charts'.L1</svg:desc>
                </draw:g>
              </table:table-cell>
              <table:table-cell office:value-type="string">
                <text:p> Read Operations</text:p>
                <draw:g>
                  <svg:desc>'Workload B Charts'.M1:'Workload B Charts'.M1</svg:desc>
                </draw:g>
              </table:table-cell>
              <table:table-cell office:value-type="string">
                <text:p> mongodb-async</text:p>
                <draw:g>
                  <svg:desc>'Workload B Charts'.T2:'Workload B Charts'.T2</svg:desc>
                </draw:g>
              </table:table-cell>
              <table:table-cell office:value-type="string">
                <text:p> Update Average Latency (us)</text:p>
                <draw:g>
                  <svg:desc>'Workload B Charts'.H1:'Workload B Charts'.H1</svg:desc>
                </draw:g>
              </table:table-cell>
              <table:table-cell office:value-type="string">
                <text:p> Update Min Latency (us)</text:p>
                <draw:g>
                  <svg:desc>'Workload B Charts'.I1:'Workload B Charts'.I1</svg:desc>
                </draw:g>
              </table:table-cell>
              <table:table-cell office:value-type="string">
                <text:p> mongodb-legacy</text:p>
                <draw:g>
                  <svg:desc>'Workload B Charts'.B2:'Workload B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B Charts'.C2:'Workload B Charts'.D19</svg:desc>
                </draw:g>
              </table:table-cell>
              <table:table-cell office:value-type="float" office:value="251">
                <text:p>251</text:p>
                <draw:g>
                  <svg:desc>'Workload B Charts'.AA2:'Workload B Charts'.AA19</svg:desc>
                </draw:g>
              </table:table-cell>
              <table:table-cell office:value-type="float" office:value="0">
                <text:p>0</text:p>
                <draw:g>
                  <svg:desc>'Workload B Charts'.AC2:'Workload B Charts'.AC19</svg:desc>
                </draw:g>
              </table:table-cell>
              <table:table-cell office:value-type="float" office:value="453.38471948574">
                <text:p>453.38471948574</text:p>
                <draw:g>
                  <svg:desc>'Workload B Charts'.Z2:'Workload B Charts'.Z19</svg:desc>
                </draw:g>
              </table:table-cell>
              <table:table-cell office:value-type="float" office:value="323">
                <text:p>323</text:p>
                <draw:g>
                  <svg:desc>'Workload B Charts'.I2:'Workload B Charts'.I19</svg:desc>
                </draw:g>
              </table:table-cell>
              <table:table-cell office:value-type="float" office:value="0">
                <text:p>0</text:p>
                <draw:g>
                  <svg:desc>'Workload B Charts'.K2:'Workload B Charts'.K19</svg:desc>
                </draw:g>
              </table:table-cell>
              <table:table-cell office:value-type="float" office:value="616.823711052674">
                <text:p>616.823711052674</text:p>
                <draw:g>
                  <svg:desc>'Workload B Charts'.H2:'Workload B Charts'.H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456.966870723803">
                <text:p>456.966870723803</text:p>
              </table:table-cell>
              <table:table-cell office:value-type="float" office:value="347">
                <text:p>347</text:p>
              </table:table-cell>
              <table:table-cell office:value-type="float" office:value="10000">
                <text:p>10000</text:p>
              </table:table-cell>
              <table:table-cell office:value-type="float" office:value="2347.04502464634">
                <text:p>2347.04502464634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67.945563057632">
                <text:p>467.945563057632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731.932394983951">
                <text:p>731.932394983951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810.961304854994">
                <text:p>810.961304854994</text:p>
              </table:table-cell>
              <table:table-cell office:value-type="float" office:value="348">
                <text:p>348</text:p>
              </table:table-cell>
              <table:table-cell office:value-type="float" office:value="5000">
                <text:p>5000</text:p>
              </table:table-cell>
              <table:table-cell office:value-type="float" office:value="2373.79463374617">
                <text:p>2373.79463374617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9">
                <text:p>269</text:p>
              </table:table-cell>
              <table:table-cell office:value-type="float" office:value="1000">
                <text:p>1000</text:p>
              </table:table-cell>
              <table:table-cell office:value-type="float" office:value="950.877241929055">
                <text:p>950.877241929055</text:p>
              </table:table-cell>
              <table:table-cell office:value-type="float" office:value="352">
                <text:p>352</text:p>
              </table:table-cell>
              <table:table-cell office:value-type="float" office:value="13000">
                <text:p>13000</text:p>
              </table:table-cell>
              <table:table-cell office:value-type="float" office:value="4842.56122939011">
                <text:p>4842.56122939011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1">
                <text:p>241</text:p>
              </table:table-cell>
              <table:table-cell office:value-type="float" office:value="1000">
                <text:p>1000</text:p>
              </table:table-cell>
              <table:table-cell office:value-type="float" office:value="1080.22144182613">
                <text:p>1080.2214418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1">
                <text:p>321</text:p>
              </table:table-cell>
              <table:table-cell office:value-type="float" office:value="2000">
                <text:p>2000</text:p>
              </table:table-cell>
              <table:table-cell office:value-type="float" office:value="1446.53701482992">
                <text:p>1446.5370148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7">
                <text:p>317</text:p>
              </table:table-cell>
              <table:table-cell office:value-type="float" office:value="3000">
                <text:p>3000</text:p>
              </table:table-cell>
              <table:table-cell office:value-type="float" office:value="1785.90258800198">
                <text:p>1785.90258800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6">
                <text:p>386</text:p>
              </table:table-cell>
              <table:table-cell office:value-type="float" office:value="5000">
                <text:p>5000</text:p>
              </table:table-cell>
              <table:table-cell office:value-type="float" office:value="2499.69409763906">
                <text:p>2499.6940976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1000">
                <text:p>1000</text:p>
              </table:table-cell>
              <table:table-cell office:value-type="float" office:value="986.674684377431">
                <text:p>986.674684377431</text:p>
              </table:table-cell>
              <table:table-cell office:value-type="float" office:value="357">
                <text:p>357</text:p>
              </table:table-cell>
              <table:table-cell office:value-type="float" office:value="1000">
                <text:p>1000</text:p>
              </table:table-cell>
              <table:table-cell office:value-type="float" office:value="1083.04930820132">
                <text:p>1083.04930820132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2">
                <text:p>272</text:p>
              </table:table-cell>
              <table:table-cell office:value-type="float" office:value="3000">
                <text:p>3000</text:p>
              </table:table-cell>
              <table:table-cell office:value-type="float" office:value="1817.49969022923">
                <text:p>1817.49969022923</text:p>
              </table:table-cell>
              <table:table-cell office:value-type="float" office:value="376">
                <text:p>376</text:p>
              </table:table-cell>
              <table:table-cell office:value-type="float" office:value="3000">
                <text:p>3000</text:p>
              </table:table-cell>
              <table:table-cell office:value-type="float" office:value="1854.02510100404">
                <text:p>1854.0251010040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5">
                <text:p>315</text:p>
              </table:table-cell>
              <table:table-cell office:value-type="float" office:value="2000">
                <text:p>2000</text:p>
              </table:table-cell>
              <table:table-cell office:value-type="float" office:value="1378.49739808322">
                <text:p>1378.49739808322</text:p>
              </table:table-cell>
              <table:table-cell office:value-type="float" office:value="345">
                <text:p>345</text:p>
              </table:table-cell>
              <table:table-cell office:value-type="float" office:value="5000">
                <text:p>5000</text:p>
              </table:table-cell>
              <table:table-cell office:value-type="float" office:value="2278.75665770342">
                <text:p>2278.75665770342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8">
                <text:p>338</text:p>
              </table:table-cell>
              <table:table-cell office:value-type="float" office:value="2000">
                <text:p>2000</text:p>
              </table:table-cell>
              <table:table-cell office:value-type="float" office:value="1984.21316102498">
                <text:p>1984.21316102498</text:p>
              </table:table-cell>
              <table:table-cell office:value-type="float" office:value="358">
                <text:p>358</text:p>
              </table:table-cell>
              <table:table-cell office:value-type="float" office:value="9000">
                <text:p>9000</text:p>
              </table:table-cell>
              <table:table-cell office:value-type="float" office:value="3212.40560837261">
                <text:p>3212.4056083726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3000">
                <text:p>3000</text:p>
              </table:table-cell>
              <table:table-cell office:value-type="float" office:value="2729.8826384293">
                <text:p>2729.8826384293</text:p>
              </table:table-cell>
              <table:table-cell office:value-type="float" office:value="363">
                <text:p>363</text:p>
              </table:table-cell>
              <table:table-cell office:value-type="float" office:value="15000">
                <text:p>15000</text:p>
              </table:table-cell>
              <table:table-cell office:value-type="float" office:value="4374.98428275092">
                <text:p>4374.98428275092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3">
                <text:p>343</text:p>
              </table:table-cell>
              <table:table-cell office:value-type="float" office:value="4000">
                <text:p>4000</text:p>
              </table:table-cell>
              <table:table-cell office:value-type="float" office:value="2799.94304304304">
                <text:p>2799.94304304304</text:p>
              </table:table-cell>
              <table:table-cell office:value-type="float" office:value="367">
                <text:p>367</text:p>
              </table:table-cell>
              <table:table-cell office:value-type="float" office:value="22000">
                <text:p>22000</text:p>
              </table:table-cell>
              <table:table-cell office:value-type="float" office:value="5795.59381810185">
                <text:p>5795.5938181018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7">
                <text:p>347</text:p>
              </table:table-cell>
              <table:table-cell office:value-type="float" office:value="6000">
                <text:p>6000</text:p>
              </table:table-cell>
              <table:table-cell office:value-type="float" office:value="3939.43083659922">
                <text:p>3939.4308365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4">
                <text:p>314</text:p>
              </table:table-cell>
              <table:table-cell office:value-type="float" office:value="10000">
                <text:p>10000</text:p>
              </table:table-cell>
              <table:table-cell office:value-type="float" office:value="5253.81915664105">
                <text:p>5253.81915664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0">
                <text:p>320</text:p>
              </table:table-cell>
              <table:table-cell office:value-type="float" office:value="13000">
                <text:p>13000</text:p>
              </table:table-cell>
              <table:table-cell office:value-type="float" office:value="7866.66981622054">
                <text:p>7866.6698162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402cm" svg:y="0.389cm" chart:style-name="ch2">
          <text:p>Read Latency
YCSB - Workload B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B Charts'.C2:'Workload B Charts'.D19 'Workload B Charts'.L1:'Workload B Charts'.M1 'Workload B Charts'.AF2:'Workload B Charts'.AG19 'Workload B Charts'.AI2:'Workload B Charts'.AI19 'Workload B Charts'.T2:'Workload B Charts'.T2 'Workload B Charts'.H1:'Workload B Charts'.I1 'Workload B Charts'.N2:'Workload B Charts'.O19 'Workload B Charts'.Q2:'Workload B Charts'.Q19 'Workload B Charts'.B2:'Workload B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B Charts'.C2:'Workload B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B Charts'.AG2:'Workload B Charts'.AG19" chart:label-cell-address="'Workload B Charts'.L1:'Workload B Charts'.L1" chart:attached-axis="secondary-y">
            <chart:data-point chart:repeated="18"/>
          </chart:series>
          <chart:series chart:values-cell-range-address="'Workload B Charts'.AI2:'Workload B Charts'.AI19" chart:label-cell-address="'Workload B Charts'.M1:'Workload B Charts'.M1" chart:attached-axis="secondary-y">
            <chart:data-point chart:repeated="18"/>
          </chart:series>
          <chart:series chart:values-cell-range-address="'Workload B Charts'.AF2:'Workload B Charts'.AF19" chart:label-cell-address="'Workload B Charts'.T2:'Workload B Charts'.T2" chart:attached-axis="secondary-y">
            <chart:data-point chart:repeated="18"/>
          </chart:series>
          <chart:series chart:values-cell-range-address="'Workload B Charts'.O2:'Workload B Charts'.O19" chart:label-cell-address="'Workload B Charts'.H1:'Workload B Charts'.H1" chart:attached-axis="secondary-y">
            <chart:data-point chart:repeated="18"/>
          </chart:series>
          <chart:series chart:values-cell-range-address="'Workload B Charts'.Q2:'Workload B Charts'.Q19" chart:label-cell-address="'Workload B Charts'.I1:'Workload B Charts'.I1" chart:attached-axis="secondary-y">
            <chart:data-point chart:repeated="18"/>
          </chart:series>
          <chart:series chart:values-cell-range-address="'Workload B Charts'.N2:'Workload B Charts'.N19" chart:label-cell-address="'Workload B Charts'.B2:'Workload B Charts'.B2" chart:attached-axis="secondary-y">
            <chart:data-point chart:repeated="18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pdate 99th Percentile Latency (ms)</text:p>
                <draw:g>
                  <svg:desc>'Workload B Charts'.L1:'Workload B Charts'.L1</svg:desc>
                </draw:g>
              </table:table-cell>
              <table:table-cell office:value-type="string">
                <text:p> Read Operations</text:p>
                <draw:g>
                  <svg:desc>'Workload B Charts'.M1:'Workload B Charts'.M1</svg:desc>
                </draw:g>
              </table:table-cell>
              <table:table-cell office:value-type="string">
                <text:p> mongodb-async</text:p>
                <draw:g>
                  <svg:desc>'Workload B Charts'.T2:'Workload B Charts'.T2</svg:desc>
                </draw:g>
              </table:table-cell>
              <table:table-cell office:value-type="string">
                <text:p> Update Average Latency (us)</text:p>
                <draw:g>
                  <svg:desc>'Workload B Charts'.H1:'Workload B Charts'.H1</svg:desc>
                </draw:g>
              </table:table-cell>
              <table:table-cell office:value-type="string">
                <text:p> Update Min Latency (us)</text:p>
                <draw:g>
                  <svg:desc>'Workload B Charts'.I1:'Workload B Charts'.I1</svg:desc>
                </draw:g>
              </table:table-cell>
              <table:table-cell office:value-type="string">
                <text:p> mongodb-legacy</text:p>
                <draw:g>
                  <svg:desc>'Workload B Charts'.B2:'Workload B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B Charts'.C2:'Workload B Charts'.D19</svg:desc>
                </draw:g>
              </table:table-cell>
              <table:table-cell office:value-type="float" office:value="215">
                <text:p>215</text:p>
                <draw:g>
                  <svg:desc>'Workload B Charts'.AG2:'Workload B Charts'.AG19</svg:desc>
                </draw:g>
              </table:table-cell>
              <table:table-cell office:value-type="float" office:value="0">
                <text:p>0</text:p>
                <draw:g>
                  <svg:desc>'Workload B Charts'.AI2:'Workload B Charts'.AI19</svg:desc>
                </draw:g>
              </table:table-cell>
              <table:table-cell office:value-type="float" office:value="417.035141768439">
                <text:p>417.035141768439</text:p>
                <draw:g>
                  <svg:desc>'Workload B Charts'.AF2:'Workload B Charts'.AF19</svg:desc>
                </draw:g>
              </table:table-cell>
              <table:table-cell office:value-type="float" office:value="226">
                <text:p>226</text:p>
                <draw:g>
                  <svg:desc>'Workload B Charts'.O2:'Workload B Charts'.O19</svg:desc>
                </draw:g>
              </table:table-cell>
              <table:table-cell office:value-type="float" office:value="0">
                <text:p>0</text:p>
                <draw:g>
                  <svg:desc>'Workload B Charts'.Q2:'Workload B Charts'.Q19</svg:desc>
                </draw:g>
              </table:table-cell>
              <table:table-cell office:value-type="float" office:value="418.848148670673">
                <text:p>418.848148670673</text:p>
                <draw:g>
                  <svg:desc>'Workload B Charts'.N2:'Workload B Charts'.N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427.177081600903">
                <text:p>427.17708160090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793.406788170434">
                <text:p>793.406788170434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425.972267941859">
                <text:p>425.97226794185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452.234960377579">
                <text:p>452.23496037757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658.437909748516">
                <text:p>658.437909748516</text:p>
              </table:table-cell>
              <table:table-cell office:value-type="float" office:value="210">
                <text:p>210</text:p>
              </table:table-cell>
              <table:table-cell office:value-type="float" office:value="4000">
                <text:p>4000</text:p>
              </table:table-cell>
              <table:table-cell office:value-type="float" office:value="1281.55557403468">
                <text:p>1281.55557403468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2">
                <text:p>202</text:p>
              </table:table-cell>
              <table:table-cell office:value-type="float" office:value="1000">
                <text:p>1000</text:p>
              </table:table-cell>
              <table:table-cell office:value-type="float" office:value="804.674384620244">
                <text:p>804.674384620244</text:p>
              </table:table-cell>
              <table:table-cell office:value-type="float" office:value="187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2713.0385421842">
                <text:p>2713.038542184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">
                <text:p>231</text:p>
              </table:table-cell>
              <table:table-cell office:value-type="float" office:value="1000">
                <text:p>1000</text:p>
              </table:table-cell>
              <table:table-cell office:value-type="float" office:value="1008.62107881791">
                <text:p>1008.6210788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6">
                <text:p>236</text:p>
              </table:table-cell>
              <table:table-cell office:value-type="float" office:value="2000">
                <text:p>2000</text:p>
              </table:table-cell>
              <table:table-cell office:value-type="float" office:value="1345.56531286383">
                <text:p>1345.56531286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7">
                <text:p>237</text:p>
              </table:table-cell>
              <table:table-cell office:value-type="float" office:value="2000">
                <text:p>2000</text:p>
              </table:table-cell>
              <table:table-cell office:value-type="float" office:value="1537.46432456625">
                <text:p>1537.4643245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7">
                <text:p>287</text:p>
              </table:table-cell>
              <table:table-cell office:value-type="float" office:value="5000">
                <text:p>5000</text:p>
              </table:table-cell>
              <table:table-cell office:value-type="float" office:value="2349.01554177807">
                <text:p>2349.0155417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  <table:table-cell office:value-type="float" office:value="1000">
                <text:p>1000</text:p>
              </table:table-cell>
              <table:table-cell office:value-type="float" office:value="876.016347655078">
                <text:p>876.016347655078</text:p>
              </table:table-cell>
              <table:table-cell office:value-type="float" office:value="203">
                <text:p>203</text:p>
              </table:table-cell>
              <table:table-cell office:value-type="float" office:value="1000">
                <text:p>1000</text:p>
              </table:table-cell>
              <table:table-cell office:value-type="float" office:value="890.590270805048">
                <text:p>890.59027080504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1">
                <text:p>211</text:p>
              </table:table-cell>
              <table:table-cell office:value-type="float" office:value="2000">
                <text:p>2000</text:p>
              </table:table-cell>
              <table:table-cell office:value-type="float" office:value="1278.6905194257">
                <text:p>1278.6905194257</text:p>
              </table:table-cell>
              <table:table-cell office:value-type="float" office:value="221">
                <text:p>221</text:p>
              </table:table-cell>
              <table:table-cell office:value-type="float" office:value="3000">
                <text:p>3000</text:p>
              </table:table-cell>
              <table:table-cell office:value-type="float" office:value="1517.36850205054">
                <text:p>1517.3685020505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  <table:table-cell office:value-type="float" office:value="2000">
                <text:p>2000</text:p>
              </table:table-cell>
              <table:table-cell office:value-type="float" office:value="1235.78775852979">
                <text:p>1235.78775852979</text:p>
              </table:table-cell>
              <table:table-cell office:value-type="float" office:value="237">
                <text:p>237</text:p>
              </table:table-cell>
              <table:table-cell office:value-type="float" office:value="4000">
                <text:p>4000</text:p>
              </table:table-cell>
              <table:table-cell office:value-type="float" office:value="1921.72248748414">
                <text:p>1921.72248748414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2">
                <text:p>212</text:p>
              </table:table-cell>
              <table:table-cell office:value-type="float" office:value="2000">
                <text:p>2000</text:p>
              </table:table-cell>
              <table:table-cell office:value-type="float" office:value="1680.61615822574">
                <text:p>1680.61615822574</text:p>
              </table:table-cell>
              <table:table-cell office:value-type="float" office:value="223">
                <text:p>223</text:p>
              </table:table-cell>
              <table:table-cell office:value-type="float" office:value="8000">
                <text:p>8000</text:p>
              </table:table-cell>
              <table:table-cell office:value-type="float" office:value="2722.59515623388">
                <text:p>2722.59515623388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5">
                <text:p>235</text:p>
              </table:table-cell>
              <table:table-cell office:value-type="float" office:value="2000">
                <text:p>2000</text:p>
              </table:table-cell>
              <table:table-cell office:value-type="float" office:value="2049.82013856949">
                <text:p>2049.82013856949</text:p>
              </table:table-cell>
              <table:table-cell office:value-type="float" office:value="209">
                <text:p>209</text:p>
              </table:table-cell>
              <table:table-cell office:value-type="float" office:value="13000">
                <text:p>13000</text:p>
              </table:table-cell>
              <table:table-cell office:value-type="float" office:value="3636.05265280082">
                <text:p>3636.05265280082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2">
                <text:p>252</text:p>
              </table:table-cell>
              <table:table-cell office:value-type="float" office:value="3000">
                <text:p>3000</text:p>
              </table:table-cell>
              <table:table-cell office:value-type="float" office:value="2213.67888111152">
                <text:p>2213.67888111152</text:p>
              </table:table-cell>
              <table:table-cell office:value-type="float" office:value="199">
                <text:p>199</text:p>
              </table:table-cell>
              <table:table-cell office:value-type="float" office:value="19000">
                <text:p>19000</text:p>
              </table:table-cell>
              <table:table-cell office:value-type="float" office:value="4648.75393454409">
                <text:p>4648.7539345440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8">
                <text:p>248</text:p>
              </table:table-cell>
              <table:table-cell office:value-type="float" office:value="5000">
                <text:p>5000</text:p>
              </table:table-cell>
              <table:table-cell office:value-type="float" office:value="3341.17187300979">
                <text:p>3341.1718730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6">
                <text:p>276</text:p>
              </table:table-cell>
              <table:table-cell office:value-type="float" office:value="9000">
                <text:p>9000</text:p>
              </table:table-cell>
              <table:table-cell office:value-type="float" office:value="4237.70091045508">
                <text:p>4237.7009104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0">
                <text:p>260</text:p>
              </table:table-cell>
              <table:table-cell office:value-type="float" office:value="12000">
                <text:p>12000</text:p>
              </table:table-cell>
              <table:table-cell office:value-type="float" office:value="6134.51595469188">
                <text:p>6134.5159546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402cm" svg:y="0.389cm" chart:style-name="ch2">
          <text:p>Throughput
YCSB - Workload B</text:p>
        </chart:title>
        <chart:subtitle svg:x="10.037cm" svg:y="1.926cm" chart:style-name="ch3">
          <text:p>Higher is Better</text:p>
        </chart:subtitle>
        <chart:legend chart:legend-position="end" svg:x="19.486cm" svg:y="5.802cm" style:legend-expansion="high" chart:style-name="ch4"/>
        <chart:plot-area chart:style-name="ch5" table:cell-range-address="'Workload B Charts'.C2:'Workload B Charts'.D19 'Workload B Charts'.T2:'Workload B Charts'.T2 'Workload B Charts'.X2:'Workload B Charts'.X19 'Workload B Charts'.B2:'Workload B Charts'.B2 'Workload B Charts'.F2:'Workload B Charts'.F19" chart:data-source-has-labels="both" svg:x="1.468cm" svg:y="3.117cm" svg:width="17.104cm" svg:height="8.349cm">
          <chartooo:coordinate-region svg:x="2.645cm" svg:y="3.316cm" svg:width="15.927cm" svg:height="7.105cm"/>
          <chart:axis chart:dimension="x" chart:name="primary-x" chart:style-name="ch6" chartooo:axis-type="auto">
            <chartooo:date-scale/>
            <chart:title svg:x="7.29cm" svg:y="11.72cm" chart:style-name="ch7">
              <text:p>Threads (top) / Connections (bottom)</text:p>
            </chart:title>
            <chart:categories table:cell-range-address="'Workload B Charts'.C2:'Workload B Charts'.D19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B Charts'.X2:'Workload B Charts'.X19" chart:label-cell-address="'Workload B Charts'.T2:'Workload B Charts'.T2" chart:class="chart:bar">
            <chart:data-point chart:repeated="18"/>
          </chart:series>
          <chart:series chart:style-name="ch12" chart:values-cell-range-address="'Workload B Charts'.F2:'Workload B Charts'.F19" chart:label-cell-address="'Workload B Charts'.B2:'Workload B Charts'.B2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ongodb-async</text:p>
                <draw:g>
                  <svg:desc>'Workload B Charts'.T2:'Workload B Charts'.T2</svg:desc>
                </draw:g>
              </table:table-cell>
              <table:table-cell office:value-type="string">
                <text:p> mongodb-legacy</text:p>
                <draw:g>
                  <svg:desc>'Workload B Charts'.B2:'Workload B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B Charts'.C2:'Workload B Charts'.D19</svg:desc>
                </draw:g>
              </table:table-cell>
              <table:table-cell office:value-type="float" office:value="2369.48856958714">
                <text:p>2369.48856958714</text:p>
                <draw:g>
                  <svg:desc>'Workload B Charts'.X2:'Workload B Charts'.X19</svg:desc>
                </draw:g>
              </table:table-cell>
              <table:table-cell office:value-type="float" office:value="2282.79231155549">
                <text:p>2282.79231155549</text:p>
                <draw:g>
                  <svg:desc>'Workload B Charts'.F2:'Workload B Charts'.F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28.12977275883">
                <text:p>4628.12977275883</text:p>
              </table:table-cell>
              <table:table-cell office:value-type="float" office:value="2265.33917790841">
                <text:p>2265.33917790841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34.88679289008">
                <text:p>4634.88679289008</text:p>
              </table:table-cell>
              <table:table-cell office:value-type="float" office:value="4172.0033542907">
                <text:p>4172.0033542907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50.84306289257">
                <text:p>7450.84306289257</text:p>
              </table:table-cell>
              <table:table-cell office:value-type="float" office:value="3698.77200769345">
                <text:p>3698.7720076934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40.5013709362">
                <text:p>12240.5013709362</text:p>
              </table:table-cell>
              <table:table-cell office:value-type="float" office:value="3511.7908377377">
                <text:p>3511.7908377377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42.5917735515">
                <text:p>14742.5917735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745.5652712447">
                <text:p>14745.5652712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039.7786510546">
                <text:p>16039.7786510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091.7067409095">
                <text:p>21091.7067409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270.7805015497">
                <text:p>11270.7805015497</text:p>
              </table:table-cell>
              <table:table-cell office:value-type="float" office:value="10781.3224370101">
                <text:p>10781.322437010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91.3538759469">
                <text:p>11391.3538759469</text:p>
              </table:table-cell>
              <table:table-cell office:value-type="float" office:value="9661.92583431564">
                <text:p>9661.92583431564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988.2326607617">
                <text:p>15988.2326607617</text:p>
              </table:table-cell>
              <table:table-cell office:value-type="float" office:value="10187.1377199148">
                <text:p>10187.1377199148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590.9018945591">
                <text:p>17590.9018945591</text:p>
              </table:table-cell>
              <table:table-cell office:value-type="float" office:value="10810.235233071">
                <text:p>10810.235233071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087.6121397213">
                <text:p>19087.6121397213</text:p>
              </table:table-cell>
              <table:table-cell office:value-type="float" office:value="10784.3454441533">
                <text:p>10784.3454441533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53.791621436">
                <text:p>22153.791621436</text:p>
              </table:table-cell>
              <table:table-cell office:value-type="float" office:value="10521.8855218855">
                <text:p>10521.885521885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23.3407079646">
                <text:p>22123.3407079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176.0452396403">
                <text:p>23176.045239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961.2751262551">
                <text:p>19961.27512625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389cm" svg:y="0.389cm" chart:style-name="ch2">
          <text:p>Insert Latency
YCSB - Workload D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D Charts'.C2:'Workload D Charts'.D19 'Workload D Charts'.L1:'Workload D Charts'.M1 'Workload D Charts'.Z2:'Workload D Charts'.AA19 'Workload D Charts'.AC2:'Workload D Charts'.AC19 'Workload D Charts'.T2:'Workload D Charts'.T2 'Workload D Charts'.H1:'Workload D Charts'.I1 'Workload D Charts'.H2:'Workload D Charts'.I19 'Workload D Charts'.K2:'Workload D Charts'.K19 'Workload D Charts'.B2:'Workload D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D Charts'.C2:'Workload D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D Charts'.AA2:'Workload D Charts'.AA19" chart:label-cell-address="'Workload D Charts'.L1:'Workload D Charts'.L1" chart:attached-axis="secondary-y">
            <chart:data-point chart:repeated="18"/>
          </chart:series>
          <chart:series chart:values-cell-range-address="'Workload D Charts'.AC2:'Workload D Charts'.AC19" chart:label-cell-address="'Workload D Charts'.M1:'Workload D Charts'.M1" chart:attached-axis="secondary-y">
            <chart:data-point chart:repeated="18"/>
          </chart:series>
          <chart:series chart:values-cell-range-address="'Workload D Charts'.Z2:'Workload D Charts'.Z19" chart:label-cell-address="'Workload D Charts'.T2:'Workload D Charts'.T2" chart:attached-axis="secondary-y">
            <chart:data-point chart:repeated="18"/>
          </chart:series>
          <chart:series chart:values-cell-range-address="'Workload D Charts'.I2:'Workload D Charts'.I19" chart:label-cell-address="'Workload D Charts'.H1:'Workload D Charts'.H1" chart:attached-axis="secondary-y">
            <chart:data-point chart:repeated="18"/>
          </chart:series>
          <chart:series chart:values-cell-range-address="'Workload D Charts'.K2:'Workload D Charts'.K19" chart:label-cell-address="'Workload D Charts'.I1:'Workload D Charts'.I1" chart:attached-axis="secondary-y">
            <chart:data-point chart:repeated="18"/>
          </chart:series>
          <chart:series chart:values-cell-range-address="'Workload D Charts'.H2:'Workload D Charts'.H19" chart:label-cell-address="'Workload D Charts'.B2:'Workload D Charts'.B2" chart:attached-axis="secondary-y">
            <chart:data-point chart:repeated="18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 99th Percentile Latency (ms)</text:p>
                <draw:g>
                  <svg:desc>'Workload D Charts'.L1:'Workload D Charts'.L1</svg:desc>
                </draw:g>
              </table:table-cell>
              <table:table-cell office:value-type="string">
                <text:p> Read Operations</text:p>
                <draw:g>
                  <svg:desc>'Workload D Charts'.M1:'Workload D Charts'.M1</svg:desc>
                </draw:g>
              </table:table-cell>
              <table:table-cell office:value-type="string">
                <text:p> mongodb-async</text:p>
                <draw:g>
                  <svg:desc>'Workload D Charts'.T2:'Workload D Charts'.T2</svg:desc>
                </draw:g>
              </table:table-cell>
              <table:table-cell office:value-type="string">
                <text:p> Insert Average Latency (us)</text:p>
                <draw:g>
                  <svg:desc>'Workload D Charts'.H1:'Workload D Charts'.H1</svg:desc>
                </draw:g>
              </table:table-cell>
              <table:table-cell office:value-type="string">
                <text:p> Insert Min Latency (us)</text:p>
                <draw:g>
                  <svg:desc>'Workload D Charts'.I1:'Workload D Charts'.I1</svg:desc>
                </draw:g>
              </table:table-cell>
              <table:table-cell office:value-type="string">
                <text:p> mongodb-legacy</text:p>
                <draw:g>
                  <svg:desc>'Workload D Charts'.B2:'Workload D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D Charts'.C2:'Workload D Charts'.D19</svg:desc>
                </draw:g>
              </table:table-cell>
              <table:table-cell office:value-type="float" office:value="294">
                <text:p>294</text:p>
                <draw:g>
                  <svg:desc>'Workload D Charts'.AA2:'Workload D Charts'.AA19</svg:desc>
                </draw:g>
              </table:table-cell>
              <table:table-cell office:value-type="float" office:value="0">
                <text:p>0</text:p>
                <draw:g>
                  <svg:desc>'Workload D Charts'.AC2:'Workload D Charts'.AC19</svg:desc>
                </draw:g>
              </table:table-cell>
              <table:table-cell office:value-type="float" office:value="487.757330556001">
                <text:p>487.757330556001</text:p>
                <draw:g>
                  <svg:desc>'Workload D Charts'.Z2:'Workload D Charts'.Z19</svg:desc>
                </draw:g>
              </table:table-cell>
              <table:table-cell office:value-type="float" office:value="319">
                <text:p>319</text:p>
                <draw:g>
                  <svg:desc>'Workload D Charts'.I2:'Workload D Charts'.I19</svg:desc>
                </draw:g>
              </table:table-cell>
              <table:table-cell office:value-type="float" office:value="0">
                <text:p>0</text:p>
                <draw:g>
                  <svg:desc>'Workload D Charts'.K2:'Workload D Charts'.K19</svg:desc>
                </draw:g>
              </table:table-cell>
              <table:table-cell office:value-type="float" office:value="682.284677694921">
                <text:p>682.284677694921</text:p>
                <draw:g>
                  <svg:desc>'Workload D Charts'.H2:'Workload D Charts'.H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541.950201107085">
                <text:p>541.950201107085</text:p>
              </table:table-cell>
              <table:table-cell office:value-type="float" office:value="352">
                <text:p>352</text:p>
              </table:table-cell>
              <table:table-cell office:value-type="float" office:value="12000">
                <text:p>12000</text:p>
              </table:table-cell>
              <table:table-cell office:value-type="float" office:value="4093.90901802001">
                <text:p>4093.90901802001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567.58141490171">
                <text:p>567.58141490171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740.443271348906">
                <text:p>740.443271348906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1">
                <text:p>271</text:p>
              </table:table-cell>
              <table:table-cell office:value-type="float" office:value="1000">
                <text:p>1000</text:p>
              </table:table-cell>
              <table:table-cell office:value-type="float" office:value="995.868094382658">
                <text:p>995.868094382658</text:p>
              </table:table-cell>
              <table:table-cell office:value-type="float" office:value="363">
                <text:p>363</text:p>
              </table:table-cell>
              <table:table-cell office:value-type="float" office:value="6000">
                <text:p>6000</text:p>
              </table:table-cell>
              <table:table-cell office:value-type="float" office:value="3033.35125598925">
                <text:p>3033.35125598925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0">
                <text:p>310</text:p>
              </table:table-cell>
              <table:table-cell office:value-type="float" office:value="1000">
                <text:p>1000</text:p>
              </table:table-cell>
              <table:table-cell office:value-type="float" office:value="1046.14395712086">
                <text:p>1046.14395712086</text:p>
              </table:table-cell>
              <table:table-cell office:value-type="float" office:value="337">
                <text:p>337</text:p>
              </table:table-cell>
              <table:table-cell office:value-type="float" office:value="14000">
                <text:p>14000</text:p>
              </table:table-cell>
              <table:table-cell office:value-type="float" office:value="6078.34552054712">
                <text:p>6078.34552054712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3">
                <text:p>333</text:p>
              </table:table-cell>
              <table:table-cell office:value-type="float" office:value="1000">
                <text:p>1000</text:p>
              </table:table-cell>
              <table:table-cell office:value-type="float" office:value="1163.00370835576">
                <text:p>1163.0037083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9">
                <text:p>359</text:p>
              </table:table-cell>
              <table:table-cell office:value-type="float" office:value="2000">
                <text:p>2000</text:p>
              </table:table-cell>
              <table:table-cell office:value-type="float" office:value="1455.08307512776">
                <text:p>1455.0830751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2">
                <text:p>342</text:p>
              </table:table-cell>
              <table:table-cell office:value-type="float" office:value="3000">
                <text:p>3000</text:p>
              </table:table-cell>
              <table:table-cell office:value-type="float" office:value="1653.45717710518">
                <text:p>1653.4571771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7">
                <text:p>397</text:p>
              </table:table-cell>
              <table:table-cell office:value-type="float" office:value="6000">
                <text:p>6000</text:p>
              </table:table-cell>
              <table:table-cell office:value-type="float" office:value="2897.43363310433">
                <text:p>2897.4336331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6">
                <text:p>306</text:p>
              </table:table-cell>
              <table:table-cell office:value-type="float" office:value="1000">
                <text:p>1000</text:p>
              </table:table-cell>
              <table:table-cell office:value-type="float" office:value="1085.7314547785">
                <text:p>1085.7314547785</text:p>
              </table:table-cell>
              <table:table-cell office:value-type="float" office:value="345">
                <text:p>345</text:p>
              </table:table-cell>
              <table:table-cell office:value-type="float" office:value="1000">
                <text:p>1000</text:p>
              </table:table-cell>
              <table:table-cell office:value-type="float" office:value="1237.94685236323">
                <text:p>1237.94685236323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2">
                <text:p>302</text:p>
              </table:table-cell>
              <table:table-cell office:value-type="float" office:value="3000">
                <text:p>3000</text:p>
              </table:table-cell>
              <table:table-cell office:value-type="float" office:value="1599.18351654953">
                <text:p>1599.18351654953</text:p>
              </table:table-cell>
              <table:table-cell office:value-type="float" office:value="359">
                <text:p>359</text:p>
              </table:table-cell>
              <table:table-cell office:value-type="float" office:value="2000">
                <text:p>2000</text:p>
              </table:table-cell>
              <table:table-cell office:value-type="float" office:value="1907.31436098028">
                <text:p>1907.3143609802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1">
                <text:p>331</text:p>
              </table:table-cell>
              <table:table-cell office:value-type="float" office:value="2000">
                <text:p>2000</text:p>
              </table:table-cell>
              <table:table-cell office:value-type="float" office:value="1516.64254315857">
                <text:p>1516.64254315857</text:p>
              </table:table-cell>
              <table:table-cell office:value-type="float" office:value="370">
                <text:p>370</text:p>
              </table:table-cell>
              <table:table-cell office:value-type="float" office:value="4000">
                <text:p>4000</text:p>
              </table:table-cell>
              <table:table-cell office:value-type="float" office:value="2420.31354091238">
                <text:p>2420.31354091238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6">
                <text:p>356</text:p>
              </table:table-cell>
              <table:table-cell office:value-type="float" office:value="2000">
                <text:p>2000</text:p>
              </table:table-cell>
              <table:table-cell office:value-type="float" office:value="1605.24052182639">
                <text:p>1605.24052182639</text:p>
              </table:table-cell>
              <table:table-cell office:value-type="float" office:value="381">
                <text:p>381</text:p>
              </table:table-cell>
              <table:table-cell office:value-type="float" office:value="9000">
                <text:p>9000</text:p>
              </table:table-cell>
              <table:table-cell office:value-type="float" office:value="3852.05962070486">
                <text:p>3852.05962070486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47">
                <text:p>347</text:p>
              </table:table-cell>
              <table:table-cell office:value-type="float" office:value="3000">
                <text:p>3000</text:p>
              </table:table-cell>
              <table:table-cell office:value-type="float" office:value="2428.38040970565">
                <text:p>2428.38040970565</text:p>
              </table:table-cell>
              <table:table-cell office:value-type="float" office:value="377">
                <text:p>377</text:p>
              </table:table-cell>
              <table:table-cell office:value-type="float" office:value="16000">
                <text:p>16000</text:p>
              </table:table-cell>
              <table:table-cell office:value-type="float" office:value="5360.85683044761">
                <text:p>5360.85683044761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6">
                <text:p>396</text:p>
              </table:table-cell>
              <table:table-cell office:value-type="float" office:value="4000">
                <text:p>4000</text:p>
              </table:table-cell>
              <table:table-cell office:value-type="float" office:value="2894.64133817427">
                <text:p>2894.64133817427</text:p>
              </table:table-cell>
              <table:table-cell office:value-type="float" office:value="389">
                <text:p>389</text:p>
              </table:table-cell>
              <table:table-cell office:value-type="float" office:value="25000">
                <text:p>25000</text:p>
              </table:table-cell>
              <table:table-cell office:value-type="float" office:value="7223.37605541029">
                <text:p>7223.37605541029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7">
                <text:p>377</text:p>
              </table:table-cell>
              <table:table-cell office:value-type="float" office:value="7000">
                <text:p>7000</text:p>
              </table:table-cell>
              <table:table-cell office:value-type="float" office:value="3592.30304483337">
                <text:p>3592.303044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74">
                <text:p>374</text:p>
              </table:table-cell>
              <table:table-cell office:value-type="float" office:value="10000">
                <text:p>10000</text:p>
              </table:table-cell>
              <table:table-cell office:value-type="float" office:value="5710.98672477908">
                <text:p>5710.9867247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9">
                <text:p>389</text:p>
              </table:table-cell>
              <table:table-cell office:value-type="float" office:value="13000">
                <text:p>13000</text:p>
              </table:table-cell>
              <table:table-cell office:value-type="float" office:value="6949.25784370797">
                <text:p>6949.2578437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51cm" svg:stroke-color="#ff99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stock" chart:style-name="ch1">
        <chart:title svg:x="9.389cm" svg:y="0.389cm" chart:style-name="ch2">
          <text:p>Read Latency
YCSB - Workload C</text:p>
        </chart:title>
        <chart:subtitle svg:x="10.063cm" svg:y="1.926cm" chart:style-name="ch3">
          <text:p>Lower is Better</text:p>
        </chart:subtitle>
        <chart:legend chart:legend-position="end" svg:x="18.897cm" svg:y="5.802cm" style:legend-expansion="high" chart:style-name="ch4"/>
        <chart:plot-area chart:style-name="ch5" table:cell-range-address="'Workload C Charts'.C2:'Workload C Charts'.D19 'Workload C Charts'.L1:'Workload C Charts'.M1 'Workload C Charts'.T2:'Workload C Charts'.U19 'Workload C Charts'.W2:'Workload C Charts'.W19 'Workload C Charts'.N2:'Workload C Charts'.N2 'Workload C Charts'.H1:'Workload C Charts'.I1 'Workload C Charts'.H2:'Workload C Charts'.I19 'Workload C Charts'.K2:'Workload C Charts'.K19 'Workload C Charts'.B2:'Workload C Charts'.B2" chart:data-source-has-labels="both" svg:x="1.468cm" svg:y="3.117cm" svg:width="16.515cm" svg:height="8.349cm">
          <chartooo:coordinate-region svg:x="2.645cm" svg:y="3.316cm" svg:width="15.338cm" svg:height="7.105cm"/>
          <chart:axis chart:dimension="x" chart:name="primary-x" chart:style-name="ch6" chartooo:axis-type="auto">
            <chartooo:date-scale/>
            <chart:title svg:x="6.956cm" svg:y="11.72cm" chart:style-name="ch7">
              <text:p>Threads (top)  / Connections (bottom)</text:p>
            </chart:title>
            <chart:categories table:cell-range-address="'Workload C Charts'.C2:'Workload C Charts'.D19"/>
          </chart:axis>
          <chart:axis chart:dimension="y" chart:name="primary-y" chart:style-name="ch6">
            <chart:title svg:x="0.451cm" svg:y="8.433cm" chart:style-name="ch8">
              <text:p>micro second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Workload C Charts'.U2:'Workload C Charts'.U19" chart:label-cell-address="'Workload C Charts'.L1:'Workload C Charts'.L1" chart:attached-axis="secondary-y">
            <chart:data-point chart:repeated="18"/>
          </chart:series>
          <chart:series chart:values-cell-range-address="'Workload C Charts'.W2:'Workload C Charts'.W19" chart:label-cell-address="'Workload C Charts'.M1:'Workload C Charts'.M1" chart:attached-axis="secondary-y">
            <chart:data-point chart:repeated="18"/>
          </chart:series>
          <chart:series chart:values-cell-range-address="'Workload C Charts'.T2:'Workload C Charts'.T19" chart:label-cell-address="'Workload C Charts'.N2:'Workload C Charts'.N2" chart:attached-axis="secondary-y">
            <chart:data-point chart:repeated="18"/>
          </chart:series>
          <chart:series chart:values-cell-range-address="'Workload C Charts'.I2:'Workload C Charts'.I19" chart:label-cell-address="'Workload C Charts'.H1:'Workload C Charts'.H1" chart:attached-axis="secondary-y">
            <chart:data-point chart:repeated="18"/>
          </chart:series>
          <chart:series chart:values-cell-range-address="'Workload C Charts'.K2:'Workload C Charts'.K19" chart:label-cell-address="'Workload C Charts'.I1:'Workload C Charts'.I1" chart:attached-axis="secondary-y">
            <chart:data-point chart:repeated="18"/>
          </chart:series>
          <chart:series chart:values-cell-range-address="'Workload C Charts'.H2:'Workload C Charts'.H19" chart:label-cell-address="'Workload C Charts'.B2:'Workload C Charts'.B2" chart:attached-axis="secondary-y">
            <chart:data-point chart:repeated="18"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ead 99th Percentile Latency (ms)</text:p>
                <draw:g>
                  <svg:desc>'Workload C Charts'.L1:'Workload C Charts'.L1</svg:desc>
                </draw:g>
              </table:table-cell>
              <table:table-cell office:value-type="string">
                <text:p>Workload</text:p>
                <draw:g>
                  <svg:desc>'Workload C Charts'.M1:'Workload C Charts'.M1</svg:desc>
                </draw:g>
              </table:table-cell>
              <table:table-cell office:value-type="string">
                <text:p> mongodb-async</text:p>
                <draw:g>
                  <svg:desc>'Workload C Charts'.N2:'Workload C Charts'.N2</svg:desc>
                </draw:g>
              </table:table-cell>
              <table:table-cell office:value-type="string">
                <text:p> Read Average Latency (us)</text:p>
                <draw:g>
                  <svg:desc>'Workload C Charts'.H1:'Workload C Charts'.H1</svg:desc>
                </draw:g>
              </table:table-cell>
              <table:table-cell office:value-type="string">
                <text:p> Read Min Latency (us)</text:p>
                <draw:g>
                  <svg:desc>'Workload C Charts'.I1:'Workload C Charts'.I1</svg:desc>
                </draw:g>
              </table:table-cell>
              <table:table-cell office:value-type="string">
                <text:p> mongodb-legacy</text:p>
                <draw:g>
                  <svg:desc>'Workload C Charts'.B2:'Workload C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C Charts'.C2:'Workload C Charts'.D19</svg:desc>
                </draw:g>
              </table:table-cell>
              <table:table-cell office:value-type="float" office:value="212">
                <text:p>212</text:p>
                <draw:g>
                  <svg:desc>'Workload C Charts'.U2:'Workload C Charts'.U19</svg:desc>
                </draw:g>
              </table:table-cell>
              <table:table-cell office:value-type="float" office:value="0">
                <text:p>0</text:p>
                <draw:g>
                  <svg:desc>'Workload C Charts'.W2:'Workload C Charts'.W19</svg:desc>
                </draw:g>
              </table:table-cell>
              <table:table-cell office:value-type="float" office:value="414.47427">
                <text:p>414.47427</text:p>
                <draw:g>
                  <svg:desc>'Workload C Charts'.T2:'Workload C Charts'.T19</svg:desc>
                </draw:g>
              </table:table-cell>
              <table:table-cell office:value-type="float" office:value="227">
                <text:p>227</text:p>
                <draw:g>
                  <svg:desc>'Workload C Charts'.I2:'Workload C Charts'.I19</svg:desc>
                </draw:g>
              </table:table-cell>
              <table:table-cell office:value-type="float" office:value="0">
                <text:p>0</text:p>
                <draw:g>
                  <svg:desc>'Workload C Charts'.K2:'Workload C Charts'.K19</svg:desc>
                </draw:g>
              </table:table-cell>
              <table:table-cell office:value-type="float" office:value="418.451049">
                <text:p>418.451049</text:p>
                <draw:g>
                  <svg:desc>'Workload C Charts'.H2:'Workload C Charts'.H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423.438678">
                <text:p>423.43867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848.250156">
                <text:p>848.250156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419.726533">
                <text:p>419.726533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452.965932">
                <text:p>452.965932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635.860625">
                <text:p>635.860625</text:p>
              </table:table-cell>
              <table:table-cell office:value-type="float" office:value="196">
                <text:p>196</text:p>
              </table:table-cell>
              <table:table-cell office:value-type="float" office:value="4000">
                <text:p>4000</text:p>
              </table:table-cell>
              <table:table-cell office:value-type="float" office:value="1304.36864">
                <text:p>1304.36864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721.523895">
                <text:p>721.523895</text:p>
              </table:table-cell>
              <table:table-cell office:value-type="float" office:value="206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2741.503855">
                <text:p>2741.503855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  <table:table-cell office:value-type="float" office:value="1000">
                <text:p>1000</text:p>
              </table:table-cell>
              <table:table-cell office:value-type="float" office:value="902.044324443244">
                <text:p>902.04432444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0">
                <text:p>240</text:p>
              </table:table-cell>
              <table:table-cell office:value-type="float" office:value="1000">
                <text:p>1000</text:p>
              </table:table-cell>
              <table:table-cell office:value-type="float" office:value="1158.699118">
                <text:p>1158.69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2">
                <text:p>242</text:p>
              </table:table-cell>
              <table:table-cell office:value-type="float" office:value="2000">
                <text:p>2000</text:p>
              </table:table-cell>
              <table:table-cell office:value-type="float" office:value="1252.258714">
                <text:p>1252.25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0">
                <text:p>280</text:p>
              </table:table-cell>
              <table:table-cell office:value-type="float" office:value="3000">
                <text:p>3000</text:p>
              </table:table-cell>
              <table:table-cell office:value-type="float" office:value="1939.445426">
                <text:p>1939.445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6">
                <text:p>206</text:p>
              </table:table-cell>
              <table:table-cell office:value-type="float" office:value="1000">
                <text:p>1000</text:p>
              </table:table-cell>
              <table:table-cell office:value-type="float" office:value="820.214143">
                <text:p>820.214143</text:p>
              </table:table-cell>
              <table:table-cell office:value-type="float" office:value="218">
                <text:p>218</text:p>
              </table:table-cell>
              <table:table-cell office:value-type="float" office:value="1000">
                <text:p>1000</text:p>
              </table:table-cell>
              <table:table-cell office:value-type="float" office:value="846.758768">
                <text:p>846.75876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5">
                <text:p>205</text:p>
              </table:table-cell>
              <table:table-cell office:value-type="float" office:value="2000">
                <text:p>2000</text:p>
              </table:table-cell>
              <table:table-cell office:value-type="float" office:value="1066.34988849889">
                <text:p>1066.34988849889</text:p>
              </table:table-cell>
              <table:table-cell office:value-type="float" office:value="235">
                <text:p>235</text:p>
              </table:table-cell>
              <table:table-cell office:value-type="float" office:value="2000">
                <text:p>2000</text:p>
              </table:table-cell>
              <table:table-cell office:value-type="float" office:value="1297.27032770328">
                <text:p>1297.27032770328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9">
                <text:p>209</text:p>
              </table:table-cell>
              <table:table-cell office:value-type="float" office:value="1000">
                <text:p>1000</text:p>
              </table:table-cell>
              <table:table-cell office:value-type="float" office:value="1096.147577">
                <text:p>1096.147577</text:p>
              </table:table-cell>
              <table:table-cell office:value-type="float" office:value="211">
                <text:p>211</text:p>
              </table:table-cell>
              <table:table-cell office:value-type="float" office:value="4000">
                <text:p>4000</text:p>
              </table:table-cell>
              <table:table-cell office:value-type="float" office:value="1721.419787">
                <text:p>1721.419787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4">
                <text:p>204</text:p>
              </table:table-cell>
              <table:table-cell office:value-type="float" office:value="1000">
                <text:p>1000</text:p>
              </table:table-cell>
              <table:table-cell office:value-type="float" office:value="1147.81674516745">
                <text:p>1147.81674516745</text:p>
              </table:table-cell>
              <table:table-cell office:value-type="float" office:value="198">
                <text:p>198</text:p>
              </table:table-cell>
              <table:table-cell office:value-type="float" office:value="8000">
                <text:p>8000</text:p>
              </table:table-cell>
              <table:table-cell office:value-type="float" office:value="2639.39113591136">
                <text:p>2639.39113591136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7">
                <text:p>227</text:p>
              </table:table-cell>
              <table:table-cell office:value-type="float" office:value="2000">
                <text:p>2000</text:p>
              </table:table-cell>
              <table:table-cell office:value-type="float" office:value="1457.062812">
                <text:p>1457.062812</text:p>
              </table:table-cell>
              <table:table-cell office:value-type="float" office:value="239">
                <text:p>239</text:p>
              </table:table-cell>
              <table:table-cell office:value-type="float" office:value="13000">
                <text:p>13000</text:p>
              </table:table-cell>
              <table:table-cell office:value-type="float" office:value="3534.355607">
                <text:p>3534.355607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9">
                <text:p>259</text:p>
              </table:table-cell>
              <table:table-cell office:value-type="float" office:value="3000">
                <text:p>3000</text:p>
              </table:table-cell>
              <table:table-cell office:value-type="float" office:value="1737.643423">
                <text:p>1737.643423</text:p>
              </table:table-cell>
              <table:table-cell office:value-type="float" office:value="242">
                <text:p>242</text:p>
              </table:table-cell>
              <table:table-cell office:value-type="float" office:value="18000">
                <text:p>18000</text:p>
              </table:table-cell>
              <table:table-cell office:value-type="float" office:value="4464.410355">
                <text:p>4464.410355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4">
                <text:p>274</text:p>
              </table:table-cell>
              <table:table-cell office:value-type="float" office:value="4000">
                <text:p>4000</text:p>
              </table:table-cell>
              <table:table-cell office:value-type="float" office:value="2462.3547398685">
                <text:p>2462.354739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3">
                <text:p>263</text:p>
              </table:table-cell>
              <table:table-cell office:value-type="float" office:value="6000">
                <text:p>6000</text:p>
              </table:table-cell>
              <table:table-cell office:value-type="float" office:value="3238.686088">
                <text:p>3238.68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1">
                <text:p>251</text:p>
              </table:table-cell>
              <table:table-cell office:value-type="float" office:value="11000">
                <text:p>11000</text:p>
              </table:table-cell>
              <table:table-cell office:value-type="float" office:value="3932.285567">
                <text:p>3932.28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svg:stroke-color="#808080" draw:fill-color="#ff996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701cm" xlink:href=".." xlink:type="simple" chart:class="chart:bar" chart:style-name="ch1">
        <chart:title svg:x="9.389cm" svg:y="0.389cm" chart:style-name="ch2">
          <text:p>Throughput
YCSB - Workload C</text:p>
        </chart:title>
        <chart:subtitle svg:x="10.037cm" svg:y="1.926cm" chart:style-name="ch3">
          <text:p>Higher is Better</text:p>
        </chart:subtitle>
        <chart:legend chart:legend-position="end" svg:x="19.486cm" svg:y="5.802cm" style:legend-expansion="high" chart:style-name="ch4"/>
        <chart:plot-area chart:style-name="ch5" table:cell-range-address="'Workload C Charts'.C2:'Workload C Charts'.D19 'Workload C Charts'.N2:'Workload C Charts'.N2 'Workload C Charts'.R2:'Workload C Charts'.R19 'Workload C Charts'.B2:'Workload C Charts'.B2 'Workload C Charts'.F2:'Workload C Charts'.F19" chart:data-source-has-labels="both" svg:x="1.468cm" svg:y="3.117cm" svg:width="17.104cm" svg:height="8.349cm">
          <chartooo:coordinate-region svg:x="2.645cm" svg:y="3.316cm" svg:width="15.927cm" svg:height="7.105cm"/>
          <chart:axis chart:dimension="x" chart:name="primary-x" chart:style-name="ch6" chartooo:axis-type="auto">
            <chartooo:date-scale/>
            <chart:title svg:x="7.29cm" svg:y="11.72cm" chart:style-name="ch7">
              <text:p>Threads (top) / Connections (bottom)</text:p>
            </chart:title>
            <chart:categories table:cell-range-address="'Workload C Charts'.C2:'Workload C Charts'.D19"/>
          </chart:axis>
          <chart:axis chart:dimension="y" chart:name="primary-y" chart:style-name="ch8">
            <chart:title svg:x="0.451cm" svg:y="8.79cm" chart:style-name="ch9">
              <text:p>operations / second</text:p>
            </chart:title>
            <chart:grid chart:style-name="ch10" chart:class="major"/>
          </chart:axis>
          <chart:series chart:style-name="ch11" chart:values-cell-range-address="'Workload C Charts'.R2:'Workload C Charts'.R19" chart:label-cell-address="'Workload C Charts'.N2:'Workload C Charts'.N2" chart:class="chart:bar">
            <chart:data-point chart:repeated="18"/>
          </chart:series>
          <chart:series chart:style-name="ch12" chart:values-cell-range-address="'Workload C Charts'.F2:'Workload C Charts'.F19" chart:label-cell-address="'Workload C Charts'.B2:'Workload C Charts'.B2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ongodb-async</text:p>
                <draw:g>
                  <svg:desc>'Workload C Charts'.N2:'Workload C Charts'.N2</svg:desc>
                </draw:g>
              </table:table-cell>
              <table:table-cell office:value-type="string">
                <text:p> mongodb-legacy</text:p>
                <draw:g>
                  <svg:desc>'Workload C Charts'.B2:'Workload C Charts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Workload C Charts'.C2:'Workload C Charts'.D19</svg:desc>
                </draw:g>
              </table:table-cell>
              <table:table-cell office:value-type="float" office:value="2395.54811338608">
                <text:p>2395.54811338608</text:p>
                <draw:g>
                  <svg:desc>'Workload C Charts'.R2:'Workload C Charts'.R19</svg:desc>
                </draw:g>
              </table:table-cell>
              <table:table-cell office:value-type="float" office:value="2342.52383518002">
                <text:p>2342.52383518002</text:p>
                <draw:g>
                  <svg:desc>'Workload C Charts'.F2:'Workload C Charts'.F19</svg:desc>
                </draw:g>
              </table:table-cell>
            </table:table-row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88.38639805338">
                <text:p>4688.38639805338</text:p>
              </table:table-cell>
              <table:table-cell office:value-type="float" office:value="2324.39757425869">
                <text:p>2324.39757425869</text:p>
              </table:table-cell>
            </table:table-row>
            <table:table-row>
              <table:table-cell office:value-type="float" office:value="2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30.39134527599">
                <text:p>4730.39134527599</text:p>
              </table:table-cell>
              <table:table-cell office:value-type="float" office:value="4297.96963914247">
                <text:p>4297.96963914247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804.87804878049">
                <text:p>7804.87804878049</text:p>
              </table:table-cell>
              <table:table-cell office:value-type="float" office:value="3772.92998196539">
                <text:p>3772.92998196539</text:p>
              </table:table-cell>
            </table:table-row>
            <table:table-row>
              <table:table-cell office:value-type="float" office:value="2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777.3307799347">
                <text:p>13777.3307799347</text:p>
              </table:table-cell>
              <table:table-cell office:value-type="float" office:value="3616.80657680108">
                <text:p>3616.80657680108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539.1485561179">
                <text:p>16539.148556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7186.855492919">
                <text:p>17186.85549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9864.1293552104">
                <text:p>19864.129355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61.0653852053">
                <text:p>25561.065385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121.5059759024">
                <text:p>12121.5059759024</text:p>
              </table:table-cell>
              <table:table-cell office:value-type="float" office:value="11373.7176133391">
                <text:p>11373.7176133391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956.5945568737">
                <text:p>13956.5945568737</text:p>
              </table:table-cell>
              <table:table-cell office:value-type="float" office:value="11411.2424685047">
                <text:p>11411.2424685047</text:p>
              </table:table-cell>
            </table:table-row>
            <table:table-row>
              <table:table-cell office:value-type="float" office:value="10">
                <text:p>10 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134.6680449014">
                <text:p>18134.6680449014</text:p>
              </table:table-cell>
              <table:table-cell office:value-type="float" office:value="11491.4790682709">
                <text:p>11491.4790682709</text:p>
              </table:table-cell>
            </table:table-row>
            <table:table-row>
              <table:table-cell office:value-type="float" office:value="10">
                <text:p>10 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901.1085785329">
                <text:p>25901.1085785329</text:p>
              </table:table-cell>
              <table:table-cell office:value-type="float" office:value="11247.8488274">
                <text:p>11247.8488274</text:p>
              </table:table-cell>
            </table:table-row>
            <table:table-row>
              <table:table-cell office:value-type="float" office:value="10">
                <text:p>10 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227.1836201263">
                <text:p>27227.1836201263</text:p>
              </table:table-cell>
              <table:table-cell office:value-type="float" office:value="11181.8049669578">
                <text:p>11181.8049669578</text:p>
              </table:table-cell>
            </table:table-row>
            <table:table-row>
              <table:table-cell office:value-type="float" office:value="10">
                <text:p>10 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529.8564948218">
                <text:p>28529.8564948218</text:p>
              </table:table-cell>
              <table:table-cell office:value-type="float" office:value="11077.2639158128">
                <text:p>11077.2639158128</text:p>
              </table:table-cell>
            </table:table-row>
            <table:table-row>
              <table:table-cell office:value-type="float" office:value="10">
                <text:p>1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225.3355096119">
                <text:p>30225.335509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649.4621019401">
                <text:p>30649.4621019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 1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504.9935414763">
                <text:p>31504.99354147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